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08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oster">
      <style:table-properties table:display="true" style:writing-mode="lr-tb"/>
    </style:style>
    <style:style style:name="ta2" style:family="table" style:master-page-name="PageStyle_5f_HomeWork">
      <style:table-properties table:display="true" style:writing-mode="lr-tb"/>
    </style:style>
    <style:style style:name="ta3" style:family="table" style:master-page-name="PageStyle_5f_Attendanc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-is-between(61,79.99)" style:apply-style-name="ConditionalStyle_5f_1" style:base-cell-address="Roster.G2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7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oster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Attendance</text:p>
          </table:table-cell>
          <table:table-cell table:style-name="ce1" office:value-type="string" calcext:value-type="string">
            <text:p>Coding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ange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Parker</text:p>
          </table:table-cell>
          <table:table-cell table:style-name="ce2" table:formula="of:=VLOOKUP([.A$1:.A$1048576];[$HomeWork.A$1:.P$1048576];16)" office:value-type="string" office:string-value="80.42" calcext:value-type="string">
            <text:p>80.42</text:p>
          </table:table-cell>
          <table:table-cell table:formula="of:=INDEX([.$J$2:.$J$13];MATCH([.D2];[.$K$2:.$K$13];1))" office:value-type="string" office:string-value="" calcext:value-type="error">
            <text:p>#N/A</text:p>
          </table:table-cell>
          <table:table-cell table:style-name="ce3" table:formula="of:=VLOOKUP([.A$1:.A$1048576];[$Attendance.$A1:.$AMJ1000];18)" office:value-type="string" office:string-value="100.00%" calcext:value-type="string">
            <text:p>100.00%</text:p>
          </table:table-cell>
          <table:table-cell table:style-name="ce4" table:formula="of:=[.D2]" office:value-type="string" office:string-value="80.42" calcext:value-type="string">
            <text:p>80.42</text:p>
          </table:table-cell>
          <table:table-cell table:number-columns-repeated="2"/>
          <table:table-cell table:style-name="ce1" office:value-type="string" calcext:value-type="string">
            <text:p>F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olph</text:p>
          </table:table-cell>
          <table:table-cell table:style-name="ce1" office:value-type="string" calcext:value-type="string">
            <text:p>Lindstrom</text:p>
          </table:table-cell>
          <table:table-cell table:style-name="ce2" table:formula="of:=VLOOKUP([.A$1:.A$1048576];[$HomeWork.A$1:.P$1048576];16)" office:value-type="string" office:string-value="86.42" calcext:value-type="string">
            <text:p>86.42</text:p>
          </table:table-cell>
          <table:table-cell table:formula="of:=INDEX([.$J$2:.$J$13];MATCH([.D3];[.$K$2:.$K$13];1))" office:value-type="string" office:string-value="" calcext:value-type="error">
            <text:p>#N/A</text:p>
          </table:table-cell>
          <table:table-cell table:style-name="ce3" table:formula="of:=VLOOKUP([.A$1:.A$1048576];[$Attendance.$A2:.$AMJ1001];18)" office:value-type="string" office:string-value="91.67%" calcext:value-type="string">
            <text:p>91.67%</text:p>
          </table:table-cell>
          <table:table-cell table:style-name="ce4" table:formula="of:=[.D3]" office:value-type="string" office:string-value="86.42" calcext:value-type="string">
            <text:p>86.42</text:p>
          </table:table-cell>
          <table:table-cell table:number-columns-repeated="2"/>
          <table:table-cell table:style-name="ce1" office:value-type="string" calcext:value-type="string">
            <text:p>D-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drian</text:p>
          </table:table-cell>
          <table:table-cell table:style-name="ce1" office:value-type="string" calcext:value-type="string">
            <text:p>Medina</text:p>
          </table:table-cell>
          <table:table-cell table:style-name="ce2" table:formula="of:=VLOOKUP([.A$1:.A$1048576];[$HomeWork.A$1:.P$1048576];16)" office:value-type="string" office:string-value="82.17" calcext:value-type="string">
            <text:p>82.17</text:p>
          </table:table-cell>
          <table:table-cell table:formula="of:=INDEX([.$J$2:.$J$13];MATCH([.D4];[.$K$2:.$K$13];1))" office:value-type="string" office:string-value="" calcext:value-type="error">
            <text:p>#N/A</text:p>
          </table:table-cell>
          <table:table-cell table:style-name="ce3" table:formula="of:=VLOOKUP([.A$1:.A$1048576];[$Attendance.$A3:.$AMJ1002];18)" office:value-type="string" office:string-value="91.67%" calcext:value-type="string">
            <text:p>91.67%</text:p>
          </table:table-cell>
          <table:table-cell table:style-name="ce4" table:formula="of:=[.D4]" office:value-type="string" office:string-value="82.17" calcext:value-type="string">
            <text:p>82.17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ejandro</text:p>
          </table:table-cell>
          <table:table-cell table:style-name="ce1" office:value-type="string" calcext:value-type="string">
            <text:p>Elliott</text:p>
          </table:table-cell>
          <table:table-cell table:style-name="ce2" table:formula="of:=VLOOKUP([.A$1:.A$1048576];[$HomeWork.A$1:.P$1048576];16)" office:value-type="string" office:string-value="84.08" calcext:value-type="string">
            <text:p>84.08</text:p>
          </table:table-cell>
          <table:table-cell table:formula="of:=INDEX([.$J$2:.$J$13];MATCH([.D5];[.$K$2:.$K$13];1))" office:value-type="string" office:string-value="" calcext:value-type="error">
            <text:p>#N/A</text:p>
          </table:table-cell>
          <table:table-cell table:style-name="ce3" table:formula="of:=VLOOKUP([.A$1:.A$1048576];[$Attendance.$A4:.$AMJ1003];18)" office:value-type="string" office:string-value="83.33%" calcext:value-type="string">
            <text:p>83.33%</text:p>
          </table:table-cell>
          <table:table-cell table:style-name="ce4" table:formula="of:=[.D5]" office:value-type="string" office:string-value="84.08" calcext:value-type="string">
            <text:p>84.08</text:p>
          </table:table-cell>
          <table:table-cell table:number-columns-repeated="2"/>
          <table:table-cell table:style-name="ce1" office:value-type="string" calcext:value-type="string">
            <text:p>D+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Brewer</text:p>
          </table:table-cell>
          <table:table-cell table:style-name="ce2" table:formula="of:=VLOOKUP([.A$1:.A$1048576];[$HomeWork.A$1:.P$1048576];16)" office:value-type="string" office:string-value="83.50" calcext:value-type="string">
            <text:p>83.50</text:p>
          </table:table-cell>
          <table:table-cell table:formula="of:=INDEX([.$J$2:.$J$13];MATCH([.D6];[.$K$2:.$K$13];1))" office:value-type="string" office:string-value="" calcext:value-type="error">
            <text:p>#N/A</text:p>
          </table:table-cell>
          <table:table-cell table:style-name="ce3" table:formula="of:=VLOOKUP([.A$1:.A$1048576];[$Attendance.$A5:.$AMJ1004];18)" office:value-type="string" office:string-value="91.67%" calcext:value-type="string">
            <text:p>91.67%</text:p>
          </table:table-cell>
          <table:table-cell table:style-name="ce4" table:formula="of:=[.D6]" office:value-type="string" office:string-value="83.50" calcext:value-type="string">
            <text:p>83.50</text:p>
          </table:table-cell>
          <table:table-cell table:number-columns-repeated="2"/>
          <table:table-cell table:style-name="ce1" office:value-type="string" calcext:value-type="string">
            <text:p>C-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llen</text:p>
          </table:table-cell>
          <table:table-cell table:style-name="ce1" office:value-type="string" calcext:value-type="string">
            <text:p>Lindsey</text:p>
          </table:table-cell>
          <table:table-cell table:style-name="ce2" table:formula="of:=VLOOKUP([.A$1:.A$1048576];[$HomeWork.A$1:.P$1048576];16)" office:value-type="string" office:string-value="69.17" calcext:value-type="string">
            <text:p>69.17</text:p>
          </table:table-cell>
          <table:table-cell table:formula="of:=INDEX([.$J$2:.$J$13];MATCH([.D7];[.$K$2:.$K$13];1))" office:value-type="string" office:string-value="" calcext:value-type="error">
            <text:p>#N/A</text:p>
          </table:table-cell>
          <table:table-cell table:style-name="ce3" table:formula="of:=VLOOKUP([.A$1:.A$1048576];[$Attendance.$A6:.$AMJ1005];18)" office:value-type="string" office:string-value="100.00%" calcext:value-type="string">
            <text:p>100.00%</text:p>
          </table:table-cell>
          <table:table-cell table:style-name="ce4" table:formula="of:=[.D7]" office:value-type="string" office:string-value="69.17" calcext:value-type="string">
            <text:p>69.17</text:p>
          </table:table-cell>
          <table:table-cell table:style-name="ce1"/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lphonso</text:p>
          </table:table-cell>
          <table:table-cell table:style-name="ce1" office:value-type="string" calcext:value-type="string">
            <text:p>Ruff</text:p>
          </table:table-cell>
          <table:table-cell table:style-name="ce2" table:formula="of:=VLOOKUP([.A$1:.A$1048576];[$HomeWork.A$1:.P$1048576];16)" office:value-type="string" office:string-value="58.42" calcext:value-type="string">
            <text:p>58.42</text:p>
          </table:table-cell>
          <table:table-cell table:formula="of:=INDEX([.$J$2:.$J$13];MATCH([.D8];[.$K$2:.$K$13];1))" office:value-type="string" office:string-value="" calcext:value-type="error">
            <text:p>#N/A</text:p>
          </table:table-cell>
          <table:table-cell table:style-name="ce3" table:formula="of:=VLOOKUP([.A$1:.A$1048576];[$Attendance.$A7:.$AMJ1006];18)" office:value-type="string" office:string-value="100.00%" calcext:value-type="string">
            <text:p>100.00%</text:p>
          </table:table-cell>
          <table:table-cell table:style-name="ce4" table:formula="of:=[.D8]" office:value-type="string" office:string-value="58.42" calcext:value-type="string">
            <text:p>58.42</text:p>
          </table:table-cell>
          <table:table-cell table:number-columns-repeated="2"/>
          <table:table-cell table:style-name="ce1" office:value-type="string" calcext:value-type="string">
            <text:p>C+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Fitzgerald</text:p>
          </table:table-cell>
          <table:table-cell table:style-name="ce2" table:formula="of:=VLOOKUP([.A$1:.A$1048576];[$HomeWork.A$1:.P$1048576];16)" office:value-type="string" office:string-value="81.25" calcext:value-type="string">
            <text:p>81.25</text:p>
          </table:table-cell>
          <table:table-cell table:formula="of:=INDEX([.$J$2:.$J$13];MATCH([.D9];[.$K$2:.$K$13];1))" office:value-type="string" office:string-value="" calcext:value-type="error">
            <text:p>#N/A</text:p>
          </table:table-cell>
          <table:table-cell table:style-name="ce3" table:formula="of:=VLOOKUP([.A$1:.A$1048576];[$Attendance.$A8:.$AMJ1007];18)" office:value-type="string" office:string-value="100.00%" calcext:value-type="string">
            <text:p>100.00%</text:p>
          </table:table-cell>
          <table:table-cell table:style-name="ce4" table:formula="of:=[.D9]" office:value-type="string" office:string-value="81.25" calcext:value-type="string">
            <text:p>81.25</text:p>
          </table:table-cell>
          <table:table-cell table:number-columns-repeated="2"/>
          <table:table-cell table:style-name="ce1" office:value-type="string" calcext:value-type="string">
            <text:p>B-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1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ngelina</text:p>
          </table:table-cell>
          <table:table-cell table:style-name="ce1" office:value-type="string" calcext:value-type="string">
            <text:p>Castillo</text:p>
          </table:table-cell>
          <table:table-cell table:style-name="ce2" table:formula="of:=VLOOKUP([.A$1:.A$1048576];[$HomeWork.A$1:.P$1048576];16)" office:value-type="string" office:string-value="81.83" calcext:value-type="string">
            <text:p>81.83</text:p>
          </table:table-cell>
          <table:table-cell table:formula="of:=INDEX([.$J$2:.$J$13];MATCH([.D10];[.$K$2:.$K$13];1))" office:value-type="string" office:string-value="" calcext:value-type="error">
            <text:p>#N/A</text:p>
          </table:table-cell>
          <table:table-cell table:style-name="ce3" table:formula="of:=VLOOKUP([.A$1:.A$1048576];[$Attendance.$A9:.$AMJ1008];18)" office:value-type="string" office:string-value="91.67%" calcext:value-type="string">
            <text:p>91.67%</text:p>
          </table:table-cell>
          <table:table-cell table:style-name="ce4" table:formula="of:=[.D10]" office:value-type="string" office:string-value="81.83" calcext:value-type="string">
            <text:p>81.83</text:p>
          </table:table-cell>
          <table:table-cell table:number-columns-repeated="2"/>
          <table:table-cell table:style-name="ce1" office:value-type="string" calcext:value-type="string">
            <text:p>B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101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jelica</text:p>
          </table:table-cell>
          <table:table-cell table:style-name="ce1" office:value-type="string" calcext:value-type="string">
            <text:p>Muniz</text:p>
          </table:table-cell>
          <table:table-cell table:style-name="ce2" table:formula="of:=VLOOKUP([.A$1:.A$1048576];[$HomeWork.A$1:.P$1048576];16)" office:value-type="string" office:string-value="93.00" calcext:value-type="string">
            <text:p>93.00</text:p>
          </table:table-cell>
          <table:table-cell table:formula="of:=INDEX([.$J$2:.$J$13];MATCH([.D11];[.$K$2:.$K$13];1))" office:value-type="string" office:string-value="" calcext:value-type="error">
            <text:p>#N/A</text:p>
          </table:table-cell>
          <table:table-cell table:style-name="ce3" table:formula="of:=VLOOKUP([.A$1:.A$1048576];[$Attendance.$A10:.$AMJ1009];18)" office:value-type="string" office:string-value="100.00%" calcext:value-type="string">
            <text:p>100.00%</text:p>
          </table:table-cell>
          <table:table-cell table:style-name="ce4" table:formula="of:=[.D11]" office:value-type="string" office:string-value="93.00" calcext:value-type="string">
            <text:p>93.00</text:p>
          </table:table-cell>
          <table:table-cell table:number-columns-repeated="2"/>
          <table:table-cell table:style-name="ce1" office:value-type="string" calcext:value-type="string">
            <text:p>B+</text:p>
          </table:table-cell>
          <table:table-cell table:style-name="ce1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nn</text:p>
          </table:table-cell>
          <table:table-cell table:style-name="ce1" office:value-type="string" calcext:value-type="string">
            <text:p>Richards</text:p>
          </table:table-cell>
          <table:table-cell table:style-name="ce2" table:formula="of:=VLOOKUP([.A$1:.A$1048576];[$HomeWork.A$1:.P$1048576];16)" office:value-type="string" office:string-value="78.92" calcext:value-type="string">
            <text:p>78.92</text:p>
          </table:table-cell>
          <table:table-cell table:formula="of:=INDEX([.$J$2:.$J$13];MATCH([.D12];[.$K$2:.$K$13];1))" office:value-type="string" office:string-value="" calcext:value-type="error">
            <text:p>#N/A</text:p>
          </table:table-cell>
          <table:table-cell table:style-name="ce3" table:formula="of:=VLOOKUP([.A$1:.A$1048576];[$Attendance.$A11:.$AMJ1010];18)" office:value-type="string" office:string-value="91.67%" calcext:value-type="string">
            <text:p>91.67%</text:p>
          </table:table-cell>
          <table:table-cell table:style-name="ce4" table:formula="of:=[.D12]" office:value-type="string" office:string-value="78.92" calcext:value-type="string">
            <text:p>78.92</text:p>
          </table:table-cell>
          <table:table-cell table:number-columns-repeated="2"/>
          <table:table-cell table:style-name="ce1" office:value-type="string" calcext:value-type="string">
            <text:p>A-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Flowers</text:p>
          </table:table-cell>
          <table:table-cell table:style-name="ce2" table:formula="of:=VLOOKUP([.A$1:.A$1048576];[$HomeWork.A$1:.P$1048576];16)" office:value-type="string" office:string-value="78.75" calcext:value-type="string">
            <text:p>78.75</text:p>
          </table:table-cell>
          <table:table-cell table:formula="of:=INDEX([.$J$2:.$J$13];MATCH([.D13];[.$K$2:.$K$13];1))" office:value-type="string" office:string-value="" calcext:value-type="error">
            <text:p>#N/A</text:p>
          </table:table-cell>
          <table:table-cell table:style-name="ce3" table:formula="of:=VLOOKUP([.A$1:.A$1048576];[$Attendance.$A12:.$AMJ1011];18)" office:value-type="string" office:string-value="83.33%" calcext:value-type="string">
            <text:p>83.33%</text:p>
          </table:table-cell>
          <table:table-cell table:style-name="ce4" table:formula="of:=[.D13]" office:value-type="string" office:string-value="78.75" calcext:value-type="string">
            <text:p>78.75</text:p>
          </table:table-cell>
          <table:table-cell table:number-columns-repeated="2"/>
          <table:table-cell table:style-name="ce1" office:value-type="string" calcext:value-type="string">
            <text:p>A+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101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nnalisa</text:p>
          </table:table-cell>
          <table:table-cell table:style-name="ce1" office:value-type="string" calcext:value-type="string">
            <text:p>Hollis</text:p>
          </table:table-cell>
          <table:table-cell table:style-name="ce2" table:formula="of:=VLOOKUP([.A$1:.A$1048576];[$HomeWork.A$1:.P$1048576];16)" office:value-type="string" office:string-value="85.58" calcext:value-type="string">
            <text:p>85.58</text:p>
          </table:table-cell>
          <table:table-cell table:formula="of:=INDEX([.$J$2:.$J$13];MATCH([.D14];[.$K$2:.$K$13];1))" office:value-type="string" office:string-value="" calcext:value-type="error">
            <text:p>#N/A</text:p>
          </table:table-cell>
          <table:table-cell table:style-name="ce3" table:formula="of:=VLOOKUP([.A$1:.A$1048576];[$Attendance.$A13:.$AMJ1012];18)" office:value-type="string" office:string-value="91.67%" calcext:value-type="string">
            <text:p>91.67%</text:p>
          </table:table-cell>
          <table:table-cell table:style-name="ce4" table:formula="of:=[.D14]" office:value-type="string" office:string-value="85.58" calcext:value-type="string">
            <text:p>85.58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nneliese</text:p>
          </table:table-cell>
          <table:table-cell table:style-name="ce1" office:value-type="string" calcext:value-type="string">
            <text:p>Cahill</text:p>
          </table:table-cell>
          <table:table-cell table:style-name="ce2" table:formula="of:=VLOOKUP([.A$1:.A$1048576];[$HomeWork.A$1:.P$1048576];16)" office:value-type="string" office:string-value="81.08" calcext:value-type="string">
            <text:p>81.08</text:p>
          </table:table-cell>
          <table:table-cell table:formula="of:=INDEX([.$J$2:.$J$13];MATCH([.D15];[.$K$2:.$K$13];1))" office:value-type="string" office:string-value="" calcext:value-type="error">
            <text:p>#N/A</text:p>
          </table:table-cell>
          <table:table-cell table:style-name="ce3" table:formula="of:=VLOOKUP([.A$1:.A$1048576];[$Attendance.$A14:.$AMJ1013];18)" office:value-type="string" office:string-value="91.67%" calcext:value-type="string">
            <text:p>91.67%</text:p>
          </table:table-cell>
          <table:table-cell table:style-name="ce4" table:formula="of:=[.D15]" office:value-type="string" office:string-value="81.08" calcext:value-type="string">
            <text:p>81.08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nnette</text:p>
          </table:table-cell>
          <table:table-cell table:style-name="ce1" office:value-type="string" calcext:value-type="string">
            <text:p>Higgins</text:p>
          </table:table-cell>
          <table:table-cell table:style-name="ce2" table:formula="of:=VLOOKUP([.A$1:.A$1048576];[$HomeWork.A$1:.P$1048576];16)" office:value-type="string" office:string-value="86.00" calcext:value-type="string">
            <text:p>86.00</text:p>
          </table:table-cell>
          <table:table-cell table:formula="of:=INDEX([.$J$2:.$J$13];MATCH([.D16];[.$K$2:.$K$13];1))" office:value-type="string" office:string-value="" calcext:value-type="error">
            <text:p>#N/A</text:p>
          </table:table-cell>
          <table:table-cell table:style-name="ce3" table:formula="of:=VLOOKUP([.A$1:.A$1048576];[$Attendance.$A15:.$AMJ1014];18)" office:value-type="string" office:string-value="91.67%" calcext:value-type="string">
            <text:p>91.67%</text:p>
          </table:table-cell>
          <table:table-cell table:style-name="ce4" table:formula="of:=[.D16]" office:value-type="string" office:string-value="86.00" calcext:value-type="string">
            <text:p>86.00</text:p>
          </table:table-cell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ntoinette</text:p>
          </table:table-cell>
          <table:table-cell table:style-name="ce1" office:value-type="string" calcext:value-type="string">
            <text:p>Parks</text:p>
          </table:table-cell>
          <table:table-cell table:style-name="ce2" table:formula="of:=VLOOKUP([.A$1:.A$1048576];[$HomeWork.A$1:.P$1048576];16)" office:value-type="string" office:string-value="78.33" calcext:value-type="string">
            <text:p>78.33</text:p>
          </table:table-cell>
          <table:table-cell table:formula="of:=INDEX([.$J$2:.$J$13];MATCH([.D17];[.$K$2:.$K$13];1))" office:value-type="string" office:string-value="" calcext:value-type="error">
            <text:p>#N/A</text:p>
          </table:table-cell>
          <table:table-cell table:style-name="ce3" table:formula="of:=VLOOKUP([.A$1:.A$1048576];[$Attendance.$A16:.$AMJ1015];18)" office:value-type="string" office:string-value="100.00%" calcext:value-type="string">
            <text:p>100.00%</text:p>
          </table:table-cell>
          <table:table-cell table:style-name="ce4" table:formula="of:=[.D17]" office:value-type="string" office:string-value="78.33" calcext:value-type="string">
            <text:p>78.33</text:p>
          </table:table-cell>
          <table:table-cell table:number-columns-repeated="2"/>
          <table:table-cell table:style-name="ce5" office:value-type="string" calcext:value-type="string">
            <text:p>Note: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ntonio</text:p>
          </table:table-cell>
          <table:table-cell table:style-name="ce1" office:value-type="string" calcext:value-type="string">
            <text:p>Owens</text:p>
          </table:table-cell>
          <table:table-cell table:style-name="ce2" table:formula="of:=VLOOKUP([.A$1:.A$1048576];[$HomeWork.A$1:.P$1048576];16)" office:value-type="string" office:string-value="83.58" calcext:value-type="string">
            <text:p>83.58</text:p>
          </table:table-cell>
          <table:table-cell table:formula="of:=INDEX([.$J$2:.$J$13];MATCH([.D18];[.$K$2:.$K$13];1))" office:value-type="string" office:string-value="" calcext:value-type="error">
            <text:p>#N/A</text:p>
          </table:table-cell>
          <table:table-cell table:style-name="ce3" table:formula="of:=VLOOKUP([.A$1:.A$1048576];[$Attendance.$A17:.$AMJ1016];18)" office:value-type="string" office:string-value="91.67%" calcext:value-type="string">
            <text:p>91.67%</text:p>
          </table:table-cell>
          <table:table-cell table:style-name="ce4" table:formula="of:=[.D18]" office:value-type="string" office:string-value="83.58" calcext:value-type="string">
            <text:p>83.58</text:p>
          </table:table-cell>
          <table:table-cell table:number-columns-repeated="2"/>
          <table:table-cell table:style-name="ce6" office:value-type="string" calcext:value-type="string">
            <text:p>This is a static sheet. The column values are based on "Homework" sheet and "Attendance" sheet values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dell</text:p>
          </table:table-cell>
          <table:table-cell table:style-name="ce1" office:value-type="string" calcext:value-type="string">
            <text:p>Lear</text:p>
          </table:table-cell>
          <table:table-cell table:style-name="ce2" table:formula="of:=VLOOKUP([.A$1:.A$1048576];[$HomeWork.A$1:.P$1048576];16)" office:value-type="string" office:string-value="84.00" calcext:value-type="string">
            <text:p>84.00</text:p>
          </table:table-cell>
          <table:table-cell table:formula="of:=INDEX([.$J$2:.$J$13];MATCH([.D19];[.$K$2:.$K$13];1))" office:value-type="string" office:string-value="" calcext:value-type="error">
            <text:p>#N/A</text:p>
          </table:table-cell>
          <table:table-cell table:style-name="ce3" table:formula="of:=VLOOKUP([.A$1:.A$1048576];[$Attendance.$A18:.$AMJ1017];18)" office:value-type="string" office:string-value="100.00%" calcext:value-type="string">
            <text:p>100.00%</text:p>
          </table:table-cell>
          <table:table-cell table:style-name="ce4" table:formula="of:=[.D19]" office:value-type="string" office:string-value="84.00" calcext:value-type="string">
            <text:p>84.00</text:p>
          </table:table-cell>
          <table:table-cell table:number-columns-repeated="2"/>
          <table:table-cell table:style-name="ce5" office:value-type="string" calcext:value-type="string">
            <text:p>"Roster"</text:p>
          </table:table-cell>
          <table:table-cell table:style-name="ce5" office:value-type="string" calcext:value-type="string">
            <text:p>Gathers data from two other worksheets, "Homework" and "Attendance"</text:p>
          </table:table-cell>
          <table:table-cell table:number-columns-repeated="101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minda</text:p>
          </table:table-cell>
          <table:table-cell table:style-name="ce1" office:value-type="string" calcext:value-type="string">
            <text:p>Flanagan</text:p>
          </table:table-cell>
          <table:table-cell table:style-name="ce2" table:formula="of:=VLOOKUP([.A$1:.A$1048576];[$HomeWork.A$1:.P$1048576];16)" office:value-type="string" office:string-value="83.17" calcext:value-type="string">
            <text:p>83.17</text:p>
          </table:table-cell>
          <table:table-cell table:formula="of:=INDEX([.$J$2:.$J$13];MATCH([.D20];[.$K$2:.$K$13];1))" office:value-type="string" office:string-value="" calcext:value-type="error">
            <text:p>#N/A</text:p>
          </table:table-cell>
          <table:table-cell table:style-name="ce3" table:formula="of:=VLOOKUP([.A$1:.A$1048576];[$Attendance.$A19:.$AMJ1018];18)" office:value-type="string" office:string-value="91.67%" calcext:value-type="string">
            <text:p>91.67%</text:p>
          </table:table-cell>
          <table:table-cell table:style-name="ce4" table:formula="of:=[.D20]" office:value-type="string" office:string-value="83.17" calcext:value-type="string">
            <text:p>83.17</text:p>
          </table:table-cell>
          <table:table-cell table:number-columns-repeated="2"/>
          <table:table-cell table:style-name="ce5" office:value-type="string" calcext:value-type="string">
            <text:p>"Homework"</text:p>
          </table:table-cell>
          <table:table-cell table:style-name="ce5" office:value-type="string" calcext:value-type="string">
            <text:p>Pre-generated scores from 50 to 100</text:p>
          </table:table-cell>
          <table:table-cell table:number-columns-repeated="101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nold</text:p>
          </table:table-cell>
          <table:table-cell table:style-name="ce1" office:value-type="string" calcext:value-type="string">
            <text:p>Myers</text:p>
          </table:table-cell>
          <table:table-cell table:style-name="ce2" table:formula="of:=VLOOKUP([.A$1:.A$1048576];[$HomeWork.A$1:.P$1048576];16)" office:value-type="string" office:string-value="80.08" calcext:value-type="string">
            <text:p>80.08</text:p>
          </table:table-cell>
          <table:table-cell table:formula="of:=INDEX([.$J$2:.$J$13];MATCH([.D21];[.$K$2:.$K$13];1))" office:value-type="string" office:string-value="" calcext:value-type="error">
            <text:p>#N/A</text:p>
          </table:table-cell>
          <table:table-cell table:style-name="ce3" table:formula="of:=VLOOKUP([.A$1:.A$1048576];[$Attendance.$A20:.$AMJ1019];18)" office:value-type="string" office:string-value="100.00%" calcext:value-type="string">
            <text:p>100.00%</text:p>
          </table:table-cell>
          <table:table-cell table:style-name="ce4" table:formula="of:=[.D21]" office:value-type="string" office:string-value="80.08" calcext:value-type="string">
            <text:p>80.08</text:p>
          </table:table-cell>
          <table:table-cell table:number-columns-repeated="2"/>
          <table:table-cell table:style-name="ce5" office:value-type="string" calcext:value-type="string">
            <text:p>"Attendance"</text:p>
          </table:table-cell>
          <table:table-cell table:style-name="ce5" office:value-type="string" calcext:value-type="string">
            <text:p>Pre-generated value between 0 and 1. 1 = Present 0 = Absent</text:p>
          </table:table-cell>
          <table:table-cell table:number-columns-repeated="101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turo</text:p>
          </table:table-cell>
          <table:table-cell table:style-name="ce1" office:value-type="string" calcext:value-type="string">
            <text:p>Scott</text:p>
          </table:table-cell>
          <table:table-cell table:style-name="ce2" table:formula="of:=VLOOKUP([.A$1:.A$1048576];[$HomeWork.A$1:.P$1048576];16)" office:value-type="string" office:string-value="82.42" calcext:value-type="string">
            <text:p>82.42</text:p>
          </table:table-cell>
          <table:table-cell table:formula="of:=INDEX([.$J$2:.$J$13];MATCH([.D22];[.$K$2:.$K$13];1))" office:value-type="string" office:string-value="" calcext:value-type="error">
            <text:p>#N/A</text:p>
          </table:table-cell>
          <table:table-cell table:style-name="ce3" table:formula="of:=VLOOKUP([.A$1:.A$1048576];[$Attendance.$A21:.$AMJ1020];18)" office:value-type="string" office:string-value="91.67%" calcext:value-type="string">
            <text:p>91.67%</text:p>
          </table:table-cell>
          <table:table-cell table:style-name="ce4" table:formula="of:=[.D22]" office:value-type="string" office:string-value="82.42" calcext:value-type="string">
            <text:p>82.42</text:p>
          </table:table-cell>
          <table:table-cell table:number-columns-repeated="101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Cheney</text:p>
          </table:table-cell>
          <table:table-cell table:style-name="ce2" table:formula="of:=VLOOKUP([.A$1:.A$1048576];[$HomeWork.A$1:.P$1048576];16)" office:value-type="string" office:string-value="86.83" calcext:value-type="string">
            <text:p>86.83</text:p>
          </table:table-cell>
          <table:table-cell table:formula="of:=INDEX([.$J$2:.$J$13];MATCH([.D23];[.$K$2:.$K$13];1))" office:value-type="string" office:string-value="" calcext:value-type="error">
            <text:p>#N/A</text:p>
          </table:table-cell>
          <table:table-cell table:style-name="ce3" table:formula="of:=VLOOKUP([.A$1:.A$1048576];[$Attendance.$A22:.$AMJ1021];18)" office:value-type="string" office:string-value="100.00%" calcext:value-type="string">
            <text:p>100.00%</text:p>
          </table:table-cell>
          <table:table-cell table:style-name="ce4" table:formula="of:=[.D23]" office:value-type="string" office:string-value="86.83" calcext:value-type="string">
            <text:p>86.83</text:p>
          </table:table-cell>
          <table:table-cell table:number-columns-repeated="101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arney</text:p>
          </table:table-cell>
          <table:table-cell table:style-name="ce1" office:value-type="string" calcext:value-type="string">
            <text:p>Schmitt</text:p>
          </table:table-cell>
          <table:table-cell table:style-name="ce2" table:formula="of:=VLOOKUP([.A$1:.A$1048576];[$HomeWork.A$1:.P$1048576];16)" office:value-type="string" office:string-value="83.75" calcext:value-type="string">
            <text:p>83.75</text:p>
          </table:table-cell>
          <table:table-cell table:formula="of:=INDEX([.$J$2:.$J$13];MATCH([.D24];[.$K$2:.$K$13];1))" office:value-type="string" office:string-value="" calcext:value-type="error">
            <text:p>#N/A</text:p>
          </table:table-cell>
          <table:table-cell table:style-name="ce3" table:formula="of:=VLOOKUP([.A$1:.A$1048576];[$Attendance.$A23:.$AMJ1022];18)" office:value-type="string" office:string-value="91.67%" calcext:value-type="string">
            <text:p>91.67%</text:p>
          </table:table-cell>
          <table:table-cell table:style-name="ce4" table:formula="of:=[.D24]" office:value-type="string" office:string-value="83.75" calcext:value-type="string">
            <text:p>83.75</text:p>
          </table:table-cell>
          <table:table-cell table:number-columns-repeated="101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enita</text:p>
          </table:table-cell>
          <table:table-cell table:style-name="ce1" office:value-type="string" calcext:value-type="string">
            <text:p>Bostick</text:p>
          </table:table-cell>
          <table:table-cell table:style-name="ce2" table:formula="of:=VLOOKUP([.A$1:.A$1048576];[$HomeWork.A$1:.P$1048576];16)" office:value-type="string" office:string-value="79.83" calcext:value-type="string">
            <text:p>79.83</text:p>
          </table:table-cell>
          <table:table-cell table:formula="of:=INDEX([.$J$2:.$J$13];MATCH([.D25];[.$K$2:.$K$13];1))" office:value-type="string" office:string-value="" calcext:value-type="error">
            <text:p>#N/A</text:p>
          </table:table-cell>
          <table:table-cell table:style-name="ce3" table:formula="of:=VLOOKUP([.A$1:.A$1048576];[$Attendance.$A24:.$AMJ1023];18)" office:value-type="string" office:string-value="91.67%" calcext:value-type="string">
            <text:p>91.67%</text:p>
          </table:table-cell>
          <table:table-cell table:style-name="ce4" table:formula="of:=[.D25]" office:value-type="string" office:string-value="79.83" calcext:value-type="string">
            <text:p>79.83</text:p>
          </table:table-cell>
          <table:table-cell table:number-columns-repeated="101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enjamin</text:p>
          </table:table-cell>
          <table:table-cell table:style-name="ce1" office:value-type="string" calcext:value-type="string">
            <text:p>Patrick</text:p>
          </table:table-cell>
          <table:table-cell table:style-name="ce2" table:formula="of:=VLOOKUP([.A$1:.A$1048576];[$HomeWork.A$1:.P$1048576];16)" office:value-type="string" office:string-value="82.08" calcext:value-type="string">
            <text:p>82.08</text:p>
          </table:table-cell>
          <table:table-cell table:formula="of:=INDEX([.$J$2:.$J$13];MATCH([.D26];[.$K$2:.$K$13];1))" office:value-type="string" office:string-value="" calcext:value-type="error">
            <text:p>#N/A</text:p>
          </table:table-cell>
          <table:table-cell table:style-name="ce3" table:formula="of:=VLOOKUP([.A$1:.A$1048576];[$Attendance.$A25:.$AMJ1024];18)" office:value-type="string" office:string-value="91.67%" calcext:value-type="string">
            <text:p>91.67%</text:p>
          </table:table-cell>
          <table:table-cell table:style-name="ce4" table:formula="of:=[.D26]" office:value-type="string" office:string-value="82.08" calcext:value-type="string">
            <text:p>82.08</text:p>
          </table:table-cell>
          <table:table-cell table:number-columns-repeated="101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ennie</text:p>
          </table:table-cell>
          <table:table-cell table:style-name="ce1" office:value-type="string" calcext:value-type="string">
            <text:p>Curtis</text:p>
          </table:table-cell>
          <table:table-cell table:style-name="ce2" table:formula="of:=VLOOKUP([.A$1:.A$1048576];[$HomeWork.A$1:.P$1048576];16)" office:value-type="string" office:string-value="84.33" calcext:value-type="string">
            <text:p>84.33</text:p>
          </table:table-cell>
          <table:table-cell table:formula="of:=INDEX([.$J$2:.$J$13];MATCH([.D27];[.$K$2:.$K$13];1))" office:value-type="string" office:string-value="" calcext:value-type="error">
            <text:p>#N/A</text:p>
          </table:table-cell>
          <table:table-cell table:style-name="ce3" table:formula="of:=VLOOKUP([.A$1:.A$1048576];[$Attendance.$A26:.$AMJ1025];18)" office:value-type="string" office:string-value="100.00%" calcext:value-type="string">
            <text:p>100.00%</text:p>
          </table:table-cell>
          <table:table-cell table:style-name="ce4" table:formula="of:=[.D27]" office:value-type="string" office:string-value="84.33" calcext:value-type="string">
            <text:p>84.33</text:p>
          </table:table-cell>
          <table:table-cell table:number-columns-repeated="101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ernadette</text:p>
          </table:table-cell>
          <table:table-cell table:style-name="ce1" office:value-type="string" calcext:value-type="string">
            <text:p>Hamilton</text:p>
          </table:table-cell>
          <table:table-cell table:style-name="ce2" table:formula="of:=VLOOKUP([.A$1:.A$1048576];[$HomeWork.A$1:.P$1048576];16)" office:value-type="string" office:string-value="79.83" calcext:value-type="string">
            <text:p>79.83</text:p>
          </table:table-cell>
          <table:table-cell table:formula="of:=INDEX([.$J$2:.$J$13];MATCH([.D28];[.$K$2:.$K$13];1))" office:value-type="string" office:string-value="" calcext:value-type="error">
            <text:p>#N/A</text:p>
          </table:table-cell>
          <table:table-cell table:style-name="ce3" table:formula="of:=VLOOKUP([.A$1:.A$1048576];[$Attendance.$A27:.$AMJ1026];18)" office:value-type="string" office:string-value="91.67%" calcext:value-type="string">
            <text:p>91.67%</text:p>
          </table:table-cell>
          <table:table-cell table:style-name="ce4" table:formula="of:=[.D28]" office:value-type="string" office:string-value="79.83" calcext:value-type="string">
            <text:p>79.83</text:p>
          </table:table-cell>
          <table:table-cell table:number-columns-repeated="101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ernetta</text:p>
          </table:table-cell>
          <table:table-cell table:style-name="ce1" office:value-type="string" calcext:value-type="string">
            <text:p>Simone</text:p>
          </table:table-cell>
          <table:table-cell table:style-name="ce2" table:formula="of:=VLOOKUP([.A$1:.A$1048576];[$HomeWork.A$1:.P$1048576];16)" office:value-type="string" office:string-value="82.58" calcext:value-type="string">
            <text:p>82.58</text:p>
          </table:table-cell>
          <table:table-cell table:formula="of:=INDEX([.$J$2:.$J$13];MATCH([.D29];[.$K$2:.$K$13];1))" office:value-type="string" office:string-value="" calcext:value-type="error">
            <text:p>#N/A</text:p>
          </table:table-cell>
          <table:table-cell table:style-name="ce3" table:formula="of:=VLOOKUP([.A$1:.A$1048576];[$Attendance.$A28:.$AMJ1027];18)" office:value-type="string" office:string-value="91.67%" calcext:value-type="string">
            <text:p>91.67%</text:p>
          </table:table-cell>
          <table:table-cell table:style-name="ce4" table:formula="of:=[.D29]" office:value-type="string" office:string-value="82.58" calcext:value-type="string">
            <text:p>82.58</text:p>
          </table:table-cell>
          <table:table-cell table:number-columns-repeated="101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Beryl</text:p>
          </table:table-cell>
          <table:table-cell table:style-name="ce1" office:value-type="string" calcext:value-type="string">
            <text:p>Blanco</text:p>
          </table:table-cell>
          <table:table-cell table:style-name="ce2" table:formula="of:=VLOOKUP([.A$1:.A$1048576];[$HomeWork.A$1:.P$1048576];16)" office:value-type="string" office:string-value="83.58" calcext:value-type="string">
            <text:p>83.58</text:p>
          </table:table-cell>
          <table:table-cell table:formula="of:=INDEX([.$J$2:.$J$13];MATCH([.D30];[.$K$2:.$K$13];1))" office:value-type="string" office:string-value="" calcext:value-type="error">
            <text:p>#N/A</text:p>
          </table:table-cell>
          <table:table-cell table:style-name="ce3" table:formula="of:=VLOOKUP([.A$1:.A$1048576];[$Attendance.$A29:.$AMJ1028];18)" office:value-type="string" office:string-value="91.67%" calcext:value-type="string">
            <text:p>91.67%</text:p>
          </table:table-cell>
          <table:table-cell table:style-name="ce4" table:formula="of:=[.D30]" office:value-type="string" office:string-value="83.58" calcext:value-type="string">
            <text:p>83.58</text:p>
          </table:table-cell>
          <table:table-cell table:number-columns-repeated="101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Bessie</text:p>
          </table:table-cell>
          <table:table-cell table:style-name="ce1" office:value-type="string" calcext:value-type="string">
            <text:p>Peterson</text:p>
          </table:table-cell>
          <table:table-cell table:style-name="ce2" table:formula="of:=VLOOKUP([.A$1:.A$1048576];[$HomeWork.A$1:.P$1048576];16)" office:value-type="string" office:string-value="82.08" calcext:value-type="string">
            <text:p>82.08</text:p>
          </table:table-cell>
          <table:table-cell table:formula="of:=INDEX([.$J$2:.$J$13];MATCH([.D31];[.$K$2:.$K$13];1))" office:value-type="string" office:string-value="" calcext:value-type="error">
            <text:p>#N/A</text:p>
          </table:table-cell>
          <table:table-cell table:style-name="ce3" table:formula="of:=VLOOKUP([.A$1:.A$1048576];[$Attendance.$A30:.$AMJ1029];18)" office:value-type="string" office:string-value="91.67%" calcext:value-type="string">
            <text:p>91.67%</text:p>
          </table:table-cell>
          <table:table-cell table:style-name="ce4" table:formula="of:=[.D31]" office:value-type="string" office:string-value="82.08" calcext:value-type="string">
            <text:p>82.08</text:p>
          </table:table-cell>
          <table:table-cell table:number-columns-repeated="101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Obrien</text:p>
          </table:table-cell>
          <table:table-cell table:style-name="ce2" table:formula="of:=VLOOKUP([.A$1:.A$1048576];[$HomeWork.A$1:.P$1048576];16)" office:value-type="string" office:string-value="75.92" calcext:value-type="string">
            <text:p>75.92</text:p>
          </table:table-cell>
          <table:table-cell table:formula="of:=INDEX([.$J$2:.$J$13];MATCH([.D32];[.$K$2:.$K$13];1))" office:value-type="string" office:string-value="" calcext:value-type="error">
            <text:p>#N/A</text:p>
          </table:table-cell>
          <table:table-cell table:style-name="ce3" table:formula="of:=VLOOKUP([.A$1:.A$1048576];[$Attendance.$A31:.$AMJ1030];18)" office:value-type="string" office:string-value="91.67%" calcext:value-type="string">
            <text:p>91.67%</text:p>
          </table:table-cell>
          <table:table-cell table:style-name="ce4" table:formula="of:=[.D32]" office:value-type="string" office:string-value="75.92" calcext:value-type="string">
            <text:p>75.92</text:p>
          </table:table-cell>
          <table:table-cell table:number-columns-repeated="101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etsy</text:p>
          </table:table-cell>
          <table:table-cell table:style-name="ce1" office:value-type="string" calcext:value-type="string">
            <text:p>Lopez</text:p>
          </table:table-cell>
          <table:table-cell table:style-name="ce2" table:formula="of:=VLOOKUP([.A$1:.A$1048576];[$HomeWork.A$1:.P$1048576];16)" office:value-type="string" office:string-value="77.75" calcext:value-type="string">
            <text:p>77.75</text:p>
          </table:table-cell>
          <table:table-cell table:formula="of:=INDEX([.$J$2:.$J$13];MATCH([.D33];[.$K$2:.$K$13];1))" office:value-type="string" office:string-value="" calcext:value-type="error">
            <text:p>#N/A</text:p>
          </table:table-cell>
          <table:table-cell table:style-name="ce3" table:formula="of:=VLOOKUP([.A$1:.A$1048576];[$Attendance.$A32:.$AMJ1031];18)" office:value-type="string" office:string-value="91.67%" calcext:value-type="string">
            <text:p>91.67%</text:p>
          </table:table-cell>
          <table:table-cell table:style-name="ce4" table:formula="of:=[.D33]" office:value-type="string" office:string-value="77.75" calcext:value-type="string">
            <text:p>77.75</text:p>
          </table:table-cell>
          <table:table-cell table:number-columns-repeated="101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Blair</text:p>
          </table:table-cell>
          <table:table-cell table:style-name="ce1" office:value-type="string" calcext:value-type="string">
            <text:p>Bynum</text:p>
          </table:table-cell>
          <table:table-cell table:style-name="ce2" table:formula="of:=VLOOKUP([.A$1:.A$1048576];[$HomeWork.A$1:.P$1048576];16)" office:value-type="string" office:string-value="81.58" calcext:value-type="string">
            <text:p>81.58</text:p>
          </table:table-cell>
          <table:table-cell table:formula="of:=INDEX([.$J$2:.$J$13];MATCH([.D34];[.$K$2:.$K$13];1))" office:value-type="string" office:string-value="" calcext:value-type="error">
            <text:p>#N/A</text:p>
          </table:table-cell>
          <table:table-cell table:style-name="ce3" table:formula="of:=VLOOKUP([.A$1:.A$1048576];[$Attendance.$A33:.$AMJ1032];18)" office:value-type="string" office:string-value="100.00%" calcext:value-type="string">
            <text:p>100.00%</text:p>
          </table:table-cell>
          <table:table-cell table:style-name="ce4" table:formula="of:=[.D34]" office:value-type="string" office:string-value="81.58" calcext:value-type="string">
            <text:p>81.58</text:p>
          </table:table-cell>
          <table:table-cell table:number-columns-repeated="101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Blake</text:p>
          </table:table-cell>
          <table:table-cell table:style-name="ce1" office:value-type="string" calcext:value-type="string">
            <text:p>Horton</text:p>
          </table:table-cell>
          <table:table-cell table:style-name="ce2" table:formula="of:=VLOOKUP([.A$1:.A$1048576];[$HomeWork.A$1:.P$1048576];16)" office:value-type="string" office:string-value="80.75" calcext:value-type="string">
            <text:p>80.75</text:p>
          </table:table-cell>
          <table:table-cell table:formula="of:=INDEX([.$J$2:.$J$13];MATCH([.D35];[.$K$2:.$K$13];1))" office:value-type="string" office:string-value="" calcext:value-type="error">
            <text:p>#N/A</text:p>
          </table:table-cell>
          <table:table-cell table:style-name="ce3" table:formula="of:=VLOOKUP([.A$1:.A$1048576];[$Attendance.$A34:.$AMJ1033];18)" office:value-type="string" office:string-value="91.67%" calcext:value-type="string">
            <text:p>91.67%</text:p>
          </table:table-cell>
          <table:table-cell table:style-name="ce4" table:formula="of:=[.D35]" office:value-type="string" office:string-value="80.75" calcext:value-type="string">
            <text:p>80.75</text:p>
          </table:table-cell>
          <table:table-cell table:number-columns-repeated="101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Blanche</text:p>
          </table:table-cell>
          <table:table-cell table:style-name="ce1" office:value-type="string" calcext:value-type="string">
            <text:p>Fields</text:p>
          </table:table-cell>
          <table:table-cell table:style-name="ce2" table:formula="of:=VLOOKUP([.A$1:.A$1048576];[$HomeWork.A$1:.P$1048576];16)" office:value-type="string" office:string-value="81.58" calcext:value-type="string">
            <text:p>81.58</text:p>
          </table:table-cell>
          <table:table-cell table:formula="of:=INDEX([.$J$2:.$J$13];MATCH([.D36];[.$K$2:.$K$13];1))" office:value-type="string" office:string-value="" calcext:value-type="error">
            <text:p>#N/A</text:p>
          </table:table-cell>
          <table:table-cell table:style-name="ce3" table:formula="of:=VLOOKUP([.A$1:.A$1048576];[$Attendance.$A35:.$AMJ1034];18)" office:value-type="string" office:string-value="91.67%" calcext:value-type="string">
            <text:p>91.67%</text:p>
          </table:table-cell>
          <table:table-cell table:style-name="ce4" table:formula="of:=[.D36]" office:value-type="string" office:string-value="81.58" calcext:value-type="string">
            <text:p>81.58</text:p>
          </table:table-cell>
          <table:table-cell table:number-columns-repeated="101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Bobbye</text:p>
          </table:table-cell>
          <table:table-cell table:style-name="ce1" office:value-type="string" calcext:value-type="string">
            <text:p>Ennis</text:p>
          </table:table-cell>
          <table:table-cell table:style-name="ce2" table:formula="of:=VLOOKUP([.A$1:.A$1048576];[$HomeWork.A$1:.P$1048576];16)" office:value-type="string" office:string-value="76.08" calcext:value-type="string">
            <text:p>76.08</text:p>
          </table:table-cell>
          <table:table-cell table:formula="of:=INDEX([.$J$2:.$J$13];MATCH([.D37];[.$K$2:.$K$13];1))" office:value-type="string" office:string-value="" calcext:value-type="error">
            <text:p>#N/A</text:p>
          </table:table-cell>
          <table:table-cell table:style-name="ce3" table:formula="of:=VLOOKUP([.A$1:.A$1048576];[$Attendance.$A36:.$AMJ1035];18)" office:value-type="string" office:string-value="100.00%" calcext:value-type="string">
            <text:p>100.00%</text:p>
          </table:table-cell>
          <table:table-cell table:style-name="ce4" table:formula="of:=[.D37]" office:value-type="string" office:string-value="76.08" calcext:value-type="string">
            <text:p>76.08</text:p>
          </table:table-cell>
          <table:table-cell table:number-columns-repeated="101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Boris</text:p>
          </table:table-cell>
          <table:table-cell table:style-name="ce1" office:value-type="string" calcext:value-type="string">
            <text:p>Pitts</text:p>
          </table:table-cell>
          <table:table-cell table:style-name="ce2" table:formula="of:=VLOOKUP([.A$1:.A$1048576];[$HomeWork.A$1:.P$1048576];16)" office:value-type="string" office:string-value="79.58" calcext:value-type="string">
            <text:p>79.58</text:p>
          </table:table-cell>
          <table:table-cell table:formula="of:=INDEX([.$J$2:.$J$13];MATCH([.D38];[.$K$2:.$K$13];1))" office:value-type="string" office:string-value="" calcext:value-type="error">
            <text:p>#N/A</text:p>
          </table:table-cell>
          <table:table-cell table:style-name="ce3" table:formula="of:=VLOOKUP([.A$1:.A$1048576];[$Attendance.$A37:.$AMJ1036];18)" office:value-type="string" office:string-value="83.33%" calcext:value-type="string">
            <text:p>83.33%</text:p>
          </table:table-cell>
          <table:table-cell table:style-name="ce4" table:formula="of:=[.D38]" office:value-type="string" office:string-value="79.58" calcext:value-type="string">
            <text:p>79.58</text:p>
          </table:table-cell>
          <table:table-cell table:number-columns-repeated="101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Bradley</text:p>
          </table:table-cell>
          <table:table-cell table:style-name="ce1" office:value-type="string" calcext:value-type="string">
            <text:p>Herrera</text:p>
          </table:table-cell>
          <table:table-cell table:style-name="ce2" table:formula="of:=VLOOKUP([.A$1:.A$1048576];[$HomeWork.A$1:.P$1048576];16)" office:value-type="string" office:string-value="83.83" calcext:value-type="string">
            <text:p>83.83</text:p>
          </table:table-cell>
          <table:table-cell table:formula="of:=INDEX([.$J$2:.$J$13];MATCH([.D39];[.$K$2:.$K$13];1))" office:value-type="string" office:string-value="" calcext:value-type="error">
            <text:p>#N/A</text:p>
          </table:table-cell>
          <table:table-cell table:style-name="ce3" table:formula="of:=VLOOKUP([.A$1:.A$1048576];[$Attendance.$A38:.$AMJ1037];18)" office:value-type="string" office:string-value="91.67%" calcext:value-type="string">
            <text:p>91.67%</text:p>
          </table:table-cell>
          <table:table-cell table:style-name="ce4" table:formula="of:=[.D39]" office:value-type="string" office:string-value="83.83" calcext:value-type="string">
            <text:p>83.83</text:p>
          </table:table-cell>
          <table:table-cell table:number-columns-repeated="101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Burke</text:p>
          </table:table-cell>
          <table:table-cell table:style-name="ce2" table:formula="of:=VLOOKUP([.A$1:.A$1048576];[$HomeWork.A$1:.P$1048576];16)" office:value-type="string" office:string-value="85.33" calcext:value-type="string">
            <text:p>85.33</text:p>
          </table:table-cell>
          <table:table-cell table:formula="of:=INDEX([.$J$2:.$J$13];MATCH([.D40];[.$K$2:.$K$13];1))" office:value-type="string" office:string-value="" calcext:value-type="error">
            <text:p>#N/A</text:p>
          </table:table-cell>
          <table:table-cell table:style-name="ce3" table:formula="of:=VLOOKUP([.A$1:.A$1048576];[$Attendance.$A39:.$AMJ1038];18)" office:value-type="string" office:string-value="83.33%" calcext:value-type="string">
            <text:p>83.33%</text:p>
          </table:table-cell>
          <table:table-cell table:style-name="ce4" table:formula="of:=[.D40]" office:value-type="string" office:string-value="85.33" calcext:value-type="string">
            <text:p>85.33</text:p>
          </table:table-cell>
          <table:table-cell table:number-columns-repeated="101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ameron</text:p>
          </table:table-cell>
          <table:table-cell table:style-name="ce1" office:value-type="string" calcext:value-type="string">
            <text:p>Patrick</text:p>
          </table:table-cell>
          <table:table-cell table:style-name="ce2" table:formula="of:=VLOOKUP([.A$1:.A$1048576];[$HomeWork.A$1:.P$1048576];16)" office:value-type="string" office:string-value="83.00" calcext:value-type="string">
            <text:p>83.00</text:p>
          </table:table-cell>
          <table:table-cell table:formula="of:=INDEX([.$J$2:.$J$13];MATCH([.D41];[.$K$2:.$K$13];1))" office:value-type="string" office:string-value="" calcext:value-type="error">
            <text:p>#N/A</text:p>
          </table:table-cell>
          <table:table-cell table:style-name="ce3" table:formula="of:=VLOOKUP([.A$1:.A$1048576];[$Attendance.$A40:.$AMJ1039];18)" office:value-type="string" office:string-value="91.67%" calcext:value-type="string">
            <text:p>91.67%</text:p>
          </table:table-cell>
          <table:table-cell table:style-name="ce4" table:formula="of:=[.D41]" office:value-type="string" office:string-value="83.00" calcext:value-type="string">
            <text:p>83.00</text:p>
          </table:table-cell>
          <table:table-cell table:number-columns-repeated="101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arroll</text:p>
          </table:table-cell>
          <table:table-cell table:style-name="ce1" office:value-type="string" calcext:value-type="string">
            <text:p>Hunt</text:p>
          </table:table-cell>
          <table:table-cell table:style-name="ce2" table:formula="of:=VLOOKUP([.A$1:.A$1048576];[$HomeWork.A$1:.P$1048576];16)" office:value-type="string" office:string-value="85.00" calcext:value-type="string">
            <text:p>85.00</text:p>
          </table:table-cell>
          <table:table-cell table:formula="of:=INDEX([.$J$2:.$J$13];MATCH([.D42];[.$K$2:.$K$13];1))" office:value-type="string" office:string-value="" calcext:value-type="error">
            <text:p>#N/A</text:p>
          </table:table-cell>
          <table:table-cell table:style-name="ce3" table:formula="of:=VLOOKUP([.A$1:.A$1048576];[$Attendance.$A41:.$AMJ1040];18)" office:value-type="string" office:string-value="91.67%" calcext:value-type="string">
            <text:p>91.67%</text:p>
          </table:table-cell>
          <table:table-cell table:style-name="ce4" table:formula="of:=[.D42]" office:value-type="string" office:string-value="85.00" calcext:value-type="string">
            <text:p>85.00</text:p>
          </table:table-cell>
          <table:table-cell table:number-columns-repeated="101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ary</text:p>
          </table:table-cell>
          <table:table-cell table:style-name="ce1" office:value-type="string" calcext:value-type="string">
            <text:p>Meyer</text:p>
          </table:table-cell>
          <table:table-cell table:style-name="ce2" table:formula="of:=VLOOKUP([.A$1:.A$1048576];[$HomeWork.A$1:.P$1048576];16)" office:value-type="string" office:string-value="84.33" calcext:value-type="string">
            <text:p>84.33</text:p>
          </table:table-cell>
          <table:table-cell table:formula="of:=INDEX([.$J$2:.$J$13];MATCH([.D43];[.$K$2:.$K$13];1))" office:value-type="string" office:string-value="" calcext:value-type="error">
            <text:p>#N/A</text:p>
          </table:table-cell>
          <table:table-cell table:style-name="ce3" table:formula="of:=VLOOKUP([.A$1:.A$1048576];[$Attendance.$A42:.$AMJ1041];18)" office:value-type="string" office:string-value="91.67%" calcext:value-type="string">
            <text:p>91.67%</text:p>
          </table:table-cell>
          <table:table-cell table:style-name="ce4" table:formula="of:=[.D43]" office:value-type="string" office:string-value="84.33" calcext:value-type="string">
            <text:p>84.33</text:p>
          </table:table-cell>
          <table:table-cell table:number-columns-repeated="101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asey</text:p>
          </table:table-cell>
          <table:table-cell table:style-name="ce1" office:value-type="string" calcext:value-type="string">
            <text:p>Osborne</text:p>
          </table:table-cell>
          <table:table-cell table:style-name="ce2" table:formula="of:=VLOOKUP([.A$1:.A$1048576];[$HomeWork.A$1:.P$1048576];16)" office:value-type="string" office:string-value="79.08" calcext:value-type="string">
            <text:p>79.08</text:p>
          </table:table-cell>
          <table:table-cell table:formula="of:=INDEX([.$J$2:.$J$13];MATCH([.D44];[.$K$2:.$K$13];1))" office:value-type="string" office:string-value="" calcext:value-type="error">
            <text:p>#N/A</text:p>
          </table:table-cell>
          <table:table-cell table:style-name="ce3" table:formula="of:=VLOOKUP([.A$1:.A$1048576];[$Attendance.$A43:.$AMJ1042];18)" office:value-type="string" office:string-value="100.00%" calcext:value-type="string">
            <text:p>100.00%</text:p>
          </table:table-cell>
          <table:table-cell table:style-name="ce4" table:formula="of:=[.D44]" office:value-type="string" office:string-value="79.08" calcext:value-type="string">
            <text:p>79.08</text:p>
          </table:table-cell>
          <table:table-cell table:number-columns-repeated="101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Catherine</text:p>
          </table:table-cell>
          <table:table-cell table:style-name="ce1" office:value-type="string" calcext:value-type="string">
            <text:p>Taylor</text:p>
          </table:table-cell>
          <table:table-cell table:style-name="ce2" table:formula="of:=VLOOKUP([.A$1:.A$1048576];[$HomeWork.A$1:.P$1048576];16)" office:value-type="string" office:string-value="85.67" calcext:value-type="string">
            <text:p>85.67</text:p>
          </table:table-cell>
          <table:table-cell table:formula="of:=INDEX([.$J$2:.$J$13];MATCH([.D45];[.$K$2:.$K$13];1))" office:value-type="string" office:string-value="" calcext:value-type="error">
            <text:p>#N/A</text:p>
          </table:table-cell>
          <table:table-cell table:style-name="ce3" table:formula="of:=VLOOKUP([.A$1:.A$1048576];[$Attendance.$A44:.$AMJ1043];18)" office:value-type="string" office:string-value="91.67%" calcext:value-type="string">
            <text:p>91.67%</text:p>
          </table:table-cell>
          <table:table-cell table:style-name="ce4" table:formula="of:=[.D45]" office:value-type="string" office:string-value="85.67" calcext:value-type="string">
            <text:p>85.67</text:p>
          </table:table-cell>
          <table:table-cell table:number-columns-repeated="101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atherine</text:p>
          </table:table-cell>
          <table:table-cell table:style-name="ce1" office:value-type="string" calcext:value-type="string">
            <text:p>Ortega</text:p>
          </table:table-cell>
          <table:table-cell table:style-name="ce2" table:formula="of:=VLOOKUP([.A$1:.A$1048576];[$HomeWork.A$1:.P$1048576];16)" office:value-type="string" office:string-value="81.17" calcext:value-type="string">
            <text:p>81.17</text:p>
          </table:table-cell>
          <table:table-cell table:formula="of:=INDEX([.$J$2:.$J$13];MATCH([.D46];[.$K$2:.$K$13];1))" office:value-type="string" office:string-value="" calcext:value-type="error">
            <text:p>#N/A</text:p>
          </table:table-cell>
          <table:table-cell table:style-name="ce3" table:formula="of:=VLOOKUP([.A$1:.A$1048576];[$Attendance.$A45:.$AMJ1044];18)" office:value-type="string" office:string-value="91.67%" calcext:value-type="string">
            <text:p>91.67%</text:p>
          </table:table-cell>
          <table:table-cell table:style-name="ce4" table:formula="of:=[.D46]" office:value-type="string" office:string-value="81.17" calcext:value-type="string">
            <text:p>81.17</text:p>
          </table:table-cell>
          <table:table-cell table:number-columns-repeated="101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ecelia</text:p>
          </table:table-cell>
          <table:table-cell table:style-name="ce1" office:value-type="string" calcext:value-type="string">
            <text:p>Baker</text:p>
          </table:table-cell>
          <table:table-cell table:style-name="ce2" table:formula="of:=VLOOKUP([.A$1:.A$1048576];[$HomeWork.A$1:.P$1048576];16)" office:value-type="string" office:string-value="84.33" calcext:value-type="string">
            <text:p>84.33</text:p>
          </table:table-cell>
          <table:table-cell table:formula="of:=INDEX([.$J$2:.$J$13];MATCH([.D47];[.$K$2:.$K$13];1))" office:value-type="string" office:string-value="" calcext:value-type="error">
            <text:p>#N/A</text:p>
          </table:table-cell>
          <table:table-cell table:style-name="ce3" table:formula="of:=VLOOKUP([.A$1:.A$1048576];[$Attendance.$A46:.$AMJ1045];18)" office:value-type="string" office:string-value="91.67%" calcext:value-type="string">
            <text:p>91.67%</text:p>
          </table:table-cell>
          <table:table-cell table:style-name="ce4" table:formula="of:=[.D47]" office:value-type="string" office:string-value="84.33" calcext:value-type="string">
            <text:p>84.33</text:p>
          </table:table-cell>
          <table:table-cell table:number-columns-repeated="101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ecelia</text:p>
          </table:table-cell>
          <table:table-cell table:style-name="ce1" office:value-type="string" calcext:value-type="string">
            <text:p>Washington</text:p>
          </table:table-cell>
          <table:table-cell table:style-name="ce2" table:formula="of:=VLOOKUP([.A$1:.A$1048576];[$HomeWork.A$1:.P$1048576];16)" office:value-type="string" office:string-value="85.08" calcext:value-type="string">
            <text:p>85.08</text:p>
          </table:table-cell>
          <table:table-cell table:formula="of:=INDEX([.$J$2:.$J$13];MATCH([.D48];[.$K$2:.$K$13];1))" office:value-type="string" office:string-value="" calcext:value-type="error">
            <text:p>#N/A</text:p>
          </table:table-cell>
          <table:table-cell table:style-name="ce3" table:formula="of:=VLOOKUP([.A$1:.A$1048576];[$Attendance.$A47:.$AMJ1046];18)" office:value-type="string" office:string-value="91.67%" calcext:value-type="string">
            <text:p>91.67%</text:p>
          </table:table-cell>
          <table:table-cell table:style-name="ce4" table:formula="of:=[.D48]" office:value-type="string" office:string-value="85.08" calcext:value-type="string">
            <text:p>85.08</text:p>
          </table:table-cell>
          <table:table-cell table:number-columns-repeated="101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harlena</text:p>
          </table:table-cell>
          <table:table-cell table:style-name="ce1" office:value-type="string" calcext:value-type="string">
            <text:p>Matson</text:p>
          </table:table-cell>
          <table:table-cell table:style-name="ce2" table:formula="of:=VLOOKUP([.A$1:.A$1048576];[$HomeWork.A$1:.P$1048576];16)" office:value-type="string" office:string-value="78.08" calcext:value-type="string">
            <text:p>78.08</text:p>
          </table:table-cell>
          <table:table-cell table:formula="of:=INDEX([.$J$2:.$J$13];MATCH([.D49];[.$K$2:.$K$13];1))" office:value-type="string" office:string-value="" calcext:value-type="error">
            <text:p>#N/A</text:p>
          </table:table-cell>
          <table:table-cell table:style-name="ce3" table:formula="of:=VLOOKUP([.A$1:.A$1048576];[$Attendance.$A48:.$AMJ1047];18)" office:value-type="string" office:string-value="83.33%" calcext:value-type="string">
            <text:p>83.33%</text:p>
          </table:table-cell>
          <table:table-cell table:style-name="ce4" table:formula="of:=[.D49]" office:value-type="string" office:string-value="78.08" calcext:value-type="string">
            <text:p>78.08</text:p>
          </table:table-cell>
          <table:table-cell table:number-columns-repeated="101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harmain</text:p>
          </table:table-cell>
          <table:table-cell table:style-name="ce1" office:value-type="string" calcext:value-type="string">
            <text:p>Geary</text:p>
          </table:table-cell>
          <table:table-cell table:style-name="ce2" table:formula="of:=VLOOKUP([.A$1:.A$1048576];[$HomeWork.A$1:.P$1048576];16)" office:value-type="string" office:string-value="84.42" calcext:value-type="string">
            <text:p>84.42</text:p>
          </table:table-cell>
          <table:table-cell table:formula="of:=INDEX([.$J$2:.$J$13];MATCH([.D50];[.$K$2:.$K$13];1))" office:value-type="string" office:string-value="" calcext:value-type="error">
            <text:p>#N/A</text:p>
          </table:table-cell>
          <table:table-cell table:style-name="ce3" table:formula="of:=VLOOKUP([.A$1:.A$1048576];[$Attendance.$A49:.$AMJ1048];18)" office:value-type="string" office:string-value="91.67%" calcext:value-type="string">
            <text:p>91.67%</text:p>
          </table:table-cell>
          <table:table-cell table:style-name="ce4" table:formula="of:=[.D50]" office:value-type="string" office:string-value="84.42" calcext:value-type="string">
            <text:p>84.42</text:p>
          </table:table-cell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herise</text:p>
          </table:table-cell>
          <table:table-cell table:style-name="ce1" office:value-type="string" calcext:value-type="string">
            <text:p>Ripley</text:p>
          </table:table-cell>
          <table:table-cell table:style-name="ce2" table:formula="of:=VLOOKUP([.A$1:.A$1048576];[$HomeWork.A$1:.P$1048576];16)" office:value-type="string" office:string-value="81.00" calcext:value-type="string">
            <text:p>81.00</text:p>
          </table:table-cell>
          <table:table-cell table:formula="of:=INDEX([.$J$2:.$J$13];MATCH([.D51];[.$K$2:.$K$13];1))" office:value-type="string" office:string-value="" calcext:value-type="error">
            <text:p>#N/A</text:p>
          </table:table-cell>
          <table:table-cell table:style-name="ce3" table:formula="of:=VLOOKUP([.A$1:.A$1048576];[$Attendance.$A50:.$AMJ1049];18)" office:value-type="string" office:string-value="91.67%" calcext:value-type="string">
            <text:p>91.67%</text:p>
          </table:table-cell>
          <table:table-cell table:style-name="ce4" table:formula="of:=[.D51]" office:value-type="string" office:string-value="81.00" calcext:value-type="string">
            <text:p>81.00</text:p>
          </table:table-cell>
          <table:table-cell table:number-columns-repeated="101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hun</text:p>
          </table:table-cell>
          <table:table-cell table:style-name="ce1" office:value-type="string" calcext:value-type="string">
            <text:p>Major</text:p>
          </table:table-cell>
          <table:table-cell table:style-name="ce2" table:formula="of:=VLOOKUP([.A$1:.A$1048576];[$HomeWork.A$1:.P$1048576];16)" office:value-type="string" office:string-value="78.92" calcext:value-type="string">
            <text:p>78.92</text:p>
          </table:table-cell>
          <table:table-cell table:formula="of:=INDEX([.$J$2:.$J$13];MATCH([.D52];[.$K$2:.$K$13];1))" office:value-type="string" office:string-value="" calcext:value-type="error">
            <text:p>#N/A</text:p>
          </table:table-cell>
          <table:table-cell table:style-name="ce3" table:formula="of:=VLOOKUP([.A$1:.A$1048576];[$Attendance.$A51:.$AMJ1050];18)" office:value-type="string" office:string-value="91.67%" calcext:value-type="string">
            <text:p>91.67%</text:p>
          </table:table-cell>
          <table:table-cell table:style-name="ce4" table:formula="of:=[.D52]" office:value-type="string" office:string-value="78.92" calcext:value-type="string">
            <text:p>78.92</text:p>
          </table:table-cell>
          <table:table-cell table:number-columns-repeated="101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Cindie</text:p>
          </table:table-cell>
          <table:table-cell table:style-name="ce1" office:value-type="string" calcext:value-type="string">
            <text:p>Armstead</text:p>
          </table:table-cell>
          <table:table-cell table:style-name="ce2" table:formula="of:=VLOOKUP([.A$1:.A$1048576];[$HomeWork.A$1:.P$1048576];16)" office:value-type="string" office:string-value="84.92" calcext:value-type="string">
            <text:p>84.92</text:p>
          </table:table-cell>
          <table:table-cell table:formula="of:=INDEX([.$J$2:.$J$13];MATCH([.D53];[.$K$2:.$K$13];1))" office:value-type="string" office:string-value="" calcext:value-type="error">
            <text:p>#N/A</text:p>
          </table:table-cell>
          <table:table-cell table:style-name="ce3" table:formula="of:=VLOOKUP([.A$1:.A$1048576];[$Attendance.$A52:.$AMJ1051];18)" office:value-type="string" office:string-value="91.67%" calcext:value-type="string">
            <text:p>91.67%</text:p>
          </table:table-cell>
          <table:table-cell table:style-name="ce4" table:formula="of:=[.D53]" office:value-type="string" office:string-value="84.92" calcext:value-type="string">
            <text:p>84.92</text:p>
          </table:table-cell>
          <table:table-cell table:number-columns-repeated="101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laire</text:p>
          </table:table-cell>
          <table:table-cell table:style-name="ce1" office:value-type="string" calcext:value-type="string">
            <text:p>Rios</text:p>
          </table:table-cell>
          <table:table-cell table:style-name="ce2" table:formula="of:=VLOOKUP([.A$1:.A$1048576];[$HomeWork.A$1:.P$1048576];16)" office:value-type="string" office:string-value="82.83" calcext:value-type="string">
            <text:p>82.83</text:p>
          </table:table-cell>
          <table:table-cell table:formula="of:=INDEX([.$J$2:.$J$13];MATCH([.D54];[.$K$2:.$K$13];1))" office:value-type="string" office:string-value="" calcext:value-type="error">
            <text:p>#N/A</text:p>
          </table:table-cell>
          <table:table-cell table:style-name="ce3" table:formula="of:=VLOOKUP([.A$1:.A$1048576];[$Attendance.$A53:.$AMJ1052];18)" office:value-type="string" office:string-value="91.67%" calcext:value-type="string">
            <text:p>91.67%</text:p>
          </table:table-cell>
          <table:table-cell table:style-name="ce4" table:formula="of:=[.D54]" office:value-type="string" office:string-value="82.83" calcext:value-type="string">
            <text:p>82.83</text:p>
          </table:table-cell>
          <table:table-cell table:number-columns-repeated="101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lara</text:p>
          </table:table-cell>
          <table:table-cell table:style-name="ce1" office:value-type="string" calcext:value-type="string">
            <text:p>Francis</text:p>
          </table:table-cell>
          <table:table-cell table:style-name="ce2" table:formula="of:=VLOOKUP([.A$1:.A$1048576];[$HomeWork.A$1:.P$1048576];16)" office:value-type="string" office:string-value="85.17" calcext:value-type="string">
            <text:p>85.17</text:p>
          </table:table-cell>
          <table:table-cell table:formula="of:=INDEX([.$J$2:.$J$13];MATCH([.D55];[.$K$2:.$K$13];1))" office:value-type="string" office:string-value="" calcext:value-type="error">
            <text:p>#N/A</text:p>
          </table:table-cell>
          <table:table-cell table:style-name="ce3" table:formula="of:=VLOOKUP([.A$1:.A$1048576];[$Attendance.$A54:.$AMJ1053];18)" office:value-type="string" office:string-value="91.67%" calcext:value-type="string">
            <text:p>91.67%</text:p>
          </table:table-cell>
          <table:table-cell table:style-name="ce4" table:formula="of:=[.D55]" office:value-type="string" office:string-value="85.17" calcext:value-type="string">
            <text:p>85.17</text:p>
          </table:table-cell>
          <table:table-cell table:number-columns-repeated="101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larinda</text:p>
          </table:table-cell>
          <table:table-cell table:style-name="ce1" office:value-type="string" calcext:value-type="string">
            <text:p>Velez</text:p>
          </table:table-cell>
          <table:table-cell table:style-name="ce2" table:formula="of:=VLOOKUP([.A$1:.A$1048576];[$HomeWork.A$1:.P$1048576];16)" office:value-type="string" office:string-value="82.92" calcext:value-type="string">
            <text:p>82.92</text:p>
          </table:table-cell>
          <table:table-cell table:formula="of:=INDEX([.$J$2:.$J$13];MATCH([.D56];[.$K$2:.$K$13];1))" office:value-type="string" office:string-value="" calcext:value-type="error">
            <text:p>#N/A</text:p>
          </table:table-cell>
          <table:table-cell table:style-name="ce3" table:formula="of:=VLOOKUP([.A$1:.A$1048576];[$Attendance.$A55:.$AMJ1054];18)" office:value-type="string" office:string-value="91.67%" calcext:value-type="string">
            <text:p>91.67%</text:p>
          </table:table-cell>
          <table:table-cell table:style-name="ce4" table:formula="of:=[.D56]" office:value-type="string" office:string-value="82.92" calcext:value-type="string">
            <text:p>82.92</text:p>
          </table:table-cell>
          <table:table-cell table:number-columns-repeated="101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layton</text:p>
          </table:table-cell>
          <table:table-cell table:style-name="ce1" office:value-type="string" calcext:value-type="string">
            <text:p>Washington</text:p>
          </table:table-cell>
          <table:table-cell table:style-name="ce2" table:formula="of:=VLOOKUP([.A$1:.A$1048576];[$HomeWork.A$1:.P$1048576];16)" office:value-type="string" office:string-value="86.42" calcext:value-type="string">
            <text:p>86.42</text:p>
          </table:table-cell>
          <table:table-cell table:formula="of:=INDEX([.$J$2:.$J$13];MATCH([.D57];[.$K$2:.$K$13];1))" office:value-type="string" office:string-value="" calcext:value-type="error">
            <text:p>#N/A</text:p>
          </table:table-cell>
          <table:table-cell table:style-name="ce3" table:formula="of:=VLOOKUP([.A$1:.A$1048576];[$Attendance.$A56:.$AMJ1055];18)" office:value-type="string" office:string-value="91.67%" calcext:value-type="string">
            <text:p>91.67%</text:p>
          </table:table-cell>
          <table:table-cell table:style-name="ce4" table:formula="of:=[.D57]" office:value-type="string" office:string-value="86.42" calcext:value-type="string">
            <text:p>86.42</text:p>
          </table:table-cell>
          <table:table-cell table:number-columns-repeated="101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lorinda</text:p>
          </table:table-cell>
          <table:table-cell table:style-name="ce1" office:value-type="string" calcext:value-type="string">
            <text:p>Dykes</text:p>
          </table:table-cell>
          <table:table-cell table:style-name="ce2" table:formula="of:=VLOOKUP([.A$1:.A$1048576];[$HomeWork.A$1:.P$1048576];16)" office:value-type="string" office:string-value="85.83" calcext:value-type="string">
            <text:p>85.83</text:p>
          </table:table-cell>
          <table:table-cell table:formula="of:=INDEX([.$J$2:.$J$13];MATCH([.D58];[.$K$2:.$K$13];1))" office:value-type="string" office:string-value="" calcext:value-type="error">
            <text:p>#N/A</text:p>
          </table:table-cell>
          <table:table-cell table:style-name="ce3" table:formula="of:=VLOOKUP([.A$1:.A$1048576];[$Attendance.$A57:.$AMJ1056];18)" office:value-type="string" office:string-value="83.33%" calcext:value-type="string">
            <text:p>83.33%</text:p>
          </table:table-cell>
          <table:table-cell table:style-name="ce4" table:formula="of:=[.D58]" office:value-type="string" office:string-value="85.83" calcext:value-type="string">
            <text:p>85.83</text:p>
          </table:table-cell>
          <table:table-cell table:number-columns-repeated="101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orey</text:p>
          </table:table-cell>
          <table:table-cell table:style-name="ce1" office:value-type="string" calcext:value-type="string">
            <text:p>Anderson</text:p>
          </table:table-cell>
          <table:table-cell table:style-name="ce2" table:formula="of:=VLOOKUP([.A$1:.A$1048576];[$HomeWork.A$1:.P$1048576];16)" office:value-type="string" office:string-value="74.75" calcext:value-type="string">
            <text:p>74.75</text:p>
          </table:table-cell>
          <table:table-cell table:formula="of:=INDEX([.$J$2:.$J$13];MATCH([.D59];[.$K$2:.$K$13];1))" office:value-type="string" office:string-value="" calcext:value-type="error">
            <text:p>#N/A</text:p>
          </table:table-cell>
          <table:table-cell table:style-name="ce3" table:formula="of:=VLOOKUP([.A$1:.A$1048576];[$Attendance.$A58:.$AMJ1057];18)" office:value-type="string" office:string-value="91.67%" calcext:value-type="string">
            <text:p>91.67%</text:p>
          </table:table-cell>
          <table:table-cell table:style-name="ce4" table:formula="of:=[.D59]" office:value-type="string" office:string-value="74.75" calcext:value-type="string">
            <text:p>74.75</text:p>
          </table:table-cell>
          <table:table-cell table:number-columns-repeated="101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raig</text:p>
          </table:table-cell>
          <table:table-cell table:style-name="ce1" office:value-type="string" calcext:value-type="string">
            <text:p>Wolfe</text:p>
          </table:table-cell>
          <table:table-cell table:style-name="ce2" table:formula="of:=VLOOKUP([.A$1:.A$1048576];[$HomeWork.A$1:.P$1048576];16)" office:value-type="string" office:string-value="85.33" calcext:value-type="string">
            <text:p>85.33</text:p>
          </table:table-cell>
          <table:table-cell table:formula="of:=INDEX([.$J$2:.$J$13];MATCH([.D60];[.$K$2:.$K$13];1))" office:value-type="string" office:string-value="" calcext:value-type="error">
            <text:p>#N/A</text:p>
          </table:table-cell>
          <table:table-cell table:style-name="ce3" table:formula="of:=VLOOKUP([.A$1:.A$1048576];[$Attendance.$A59:.$AMJ1058];18)" office:value-type="string" office:string-value="91.67%" calcext:value-type="string">
            <text:p>91.67%</text:p>
          </table:table-cell>
          <table:table-cell table:style-name="ce4" table:formula="of:=[.D60]" office:value-type="string" office:string-value="85.33" calcext:value-type="string">
            <text:p>85.33</text:p>
          </table:table-cell>
          <table:table-cell table:number-columns-repeated="101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urtis</text:p>
          </table:table-cell>
          <table:table-cell table:style-name="ce1" office:value-type="string" calcext:value-type="string">
            <text:p>Holmes</text:p>
          </table:table-cell>
          <table:table-cell table:style-name="ce2" table:formula="of:=VLOOKUP([.A$1:.A$1048576];[$HomeWork.A$1:.P$1048576];16)" office:value-type="string" office:string-value="81.83" calcext:value-type="string">
            <text:p>81.83</text:p>
          </table:table-cell>
          <table:table-cell table:formula="of:=INDEX([.$J$2:.$J$13];MATCH([.D61];[.$K$2:.$K$13];1))" office:value-type="string" office:string-value="" calcext:value-type="error">
            <text:p>#N/A</text:p>
          </table:table-cell>
          <table:table-cell table:style-name="ce3" table:formula="of:=VLOOKUP([.A$1:.A$1048576];[$Attendance.$A60:.$AMJ1059];18)" office:value-type="string" office:string-value="91.67%" calcext:value-type="string">
            <text:p>91.67%</text:p>
          </table:table-cell>
          <table:table-cell table:style-name="ce4" table:formula="of:=[.D61]" office:value-type="string" office:string-value="81.83" calcext:value-type="string">
            <text:p>81.83</text:p>
          </table:table-cell>
          <table:table-cell table:number-columns-repeated="101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Cynthia</text:p>
          </table:table-cell>
          <table:table-cell table:style-name="ce1" office:value-type="string" calcext:value-type="string">
            <text:p>Colon</text:p>
          </table:table-cell>
          <table:table-cell table:style-name="ce2" table:formula="of:=VLOOKUP([.A$1:.A$1048576];[$HomeWork.A$1:.P$1048576];16)" office:value-type="string" office:string-value="85.17" calcext:value-type="string">
            <text:p>85.17</text:p>
          </table:table-cell>
          <table:table-cell table:formula="of:=INDEX([.$J$2:.$J$13];MATCH([.D62];[.$K$2:.$K$13];1))" office:value-type="string" office:string-value="" calcext:value-type="error">
            <text:p>#N/A</text:p>
          </table:table-cell>
          <table:table-cell table:style-name="ce3" table:formula="of:=VLOOKUP([.A$1:.A$1048576];[$Attendance.$A61:.$AMJ1060];18)" office:value-type="string" office:string-value="91.67%" calcext:value-type="string">
            <text:p>91.67%</text:p>
          </table:table-cell>
          <table:table-cell table:style-name="ce4" table:formula="of:=[.D62]" office:value-type="string" office:string-value="85.17" calcext:value-type="string">
            <text:p>85.17</text:p>
          </table:table-cell>
          <table:table-cell table:number-columns-repeated="101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Daina</text:p>
          </table:table-cell>
          <table:table-cell table:style-name="ce1" office:value-type="string" calcext:value-type="string">
            <text:p>Slattery</text:p>
          </table:table-cell>
          <table:table-cell table:style-name="ce2" table:formula="of:=VLOOKUP([.A$1:.A$1048576];[$HomeWork.A$1:.P$1048576];16)" office:value-type="string" office:string-value="76.92" calcext:value-type="string">
            <text:p>76.92</text:p>
          </table:table-cell>
          <table:table-cell table:formula="of:=INDEX([.$J$2:.$J$13];MATCH([.D63];[.$K$2:.$K$13];1))" office:value-type="string" office:string-value="" calcext:value-type="error">
            <text:p>#N/A</text:p>
          </table:table-cell>
          <table:table-cell table:style-name="ce3" table:formula="of:=VLOOKUP([.A$1:.A$1048576];[$Attendance.$A62:.$AMJ1061];18)" office:value-type="string" office:string-value="91.67%" calcext:value-type="string">
            <text:p>91.67%</text:p>
          </table:table-cell>
          <table:table-cell table:style-name="ce4" table:formula="of:=[.D63]" office:value-type="string" office:string-value="76.92" calcext:value-type="string">
            <text:p>76.92</text:p>
          </table:table-cell>
          <table:table-cell table:number-columns-repeated="101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Dale</text:p>
          </table:table-cell>
          <table:table-cell table:style-name="ce1" office:value-type="string" calcext:value-type="string">
            <text:p>Jordan</text:p>
          </table:table-cell>
          <table:table-cell table:style-name="ce2" table:formula="of:=VLOOKUP([.A$1:.A$1048576];[$HomeWork.A$1:.P$1048576];16)" office:value-type="string" office:string-value="75.08" calcext:value-type="string">
            <text:p>75.08</text:p>
          </table:table-cell>
          <table:table-cell table:formula="of:=INDEX([.$J$2:.$J$13];MATCH([.D64];[.$K$2:.$K$13];1))" office:value-type="string" office:string-value="" calcext:value-type="error">
            <text:p>#N/A</text:p>
          </table:table-cell>
          <table:table-cell table:style-name="ce3" table:formula="of:=VLOOKUP([.A$1:.A$1048576];[$Attendance.$A63:.$AMJ1062];18)" office:value-type="string" office:string-value="100.00%" calcext:value-type="string">
            <text:p>100.00%</text:p>
          </table:table-cell>
          <table:table-cell table:style-name="ce4" table:formula="of:=[.D64]" office:value-type="string" office:string-value="75.08" calcext:value-type="string">
            <text:p>75.08</text:p>
          </table:table-cell>
          <table:table-cell table:number-columns-repeated="101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ana</text:p>
          </table:table-cell>
          <table:table-cell table:style-name="ce1" office:value-type="string" calcext:value-type="string">
            <text:p>Cruz</text:p>
          </table:table-cell>
          <table:table-cell table:style-name="ce2" table:formula="of:=VLOOKUP([.A$1:.A$1048576];[$HomeWork.A$1:.P$1048576];16)" office:value-type="string" office:string-value="81.00" calcext:value-type="string">
            <text:p>81.00</text:p>
          </table:table-cell>
          <table:table-cell table:formula="of:=INDEX([.$J$2:.$J$13];MATCH([.D65];[.$K$2:.$K$13];1))" office:value-type="string" office:string-value="" calcext:value-type="error">
            <text:p>#N/A</text:p>
          </table:table-cell>
          <table:table-cell table:style-name="ce3" table:formula="of:=VLOOKUP([.A$1:.A$1048576];[$Attendance.$A64:.$AMJ1063];18)" office:value-type="string" office:string-value="91.67%" calcext:value-type="string">
            <text:p>91.67%</text:p>
          </table:table-cell>
          <table:table-cell table:style-name="ce4" table:formula="of:=[.D65]" office:value-type="string" office:string-value="81.00" calcext:value-type="string">
            <text:p>81.00</text:p>
          </table:table-cell>
          <table:table-cell table:number-columns-repeated="101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Dana</text:p>
          </table:table-cell>
          <table:table-cell table:style-name="ce1" office:value-type="string" calcext:value-type="string">
            <text:p>Wallace</text:p>
          </table:table-cell>
          <table:table-cell table:style-name="ce2" table:formula="of:=VLOOKUP([.A$1:.A$1048576];[$HomeWork.A$1:.P$1048576];16)" office:value-type="string" office:string-value="75.75" calcext:value-type="string">
            <text:p>75.75</text:p>
          </table:table-cell>
          <table:table-cell table:formula="of:=INDEX([.$J$2:.$J$13];MATCH([.D66];[.$K$2:.$K$13];1))" office:value-type="string" office:string-value="" calcext:value-type="error">
            <text:p>#N/A</text:p>
          </table:table-cell>
          <table:table-cell table:style-name="ce3" table:formula="of:=VLOOKUP([.A$1:.A$1048576];[$Attendance.$A65:.$AMJ1064];18)" office:value-type="string" office:string-value="91.67%" calcext:value-type="string">
            <text:p>91.67%</text:p>
          </table:table-cell>
          <table:table-cell table:style-name="ce4" table:formula="of:=[.D66]" office:value-type="string" office:string-value="75.75" calcext:value-type="string">
            <text:p>75.75</text:p>
          </table:table-cell>
          <table:table-cell table:number-columns-repeated="101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Dannie</text:p>
          </table:table-cell>
          <table:table-cell table:style-name="ce1" office:value-type="string" calcext:value-type="string">
            <text:p>Dobbins</text:p>
          </table:table-cell>
          <table:table-cell table:style-name="ce2" table:formula="of:=VLOOKUP([.A$1:.A$1048576];[$HomeWork.A$1:.P$1048576];16)" office:value-type="string" office:string-value="75.50" calcext:value-type="string">
            <text:p>75.50</text:p>
          </table:table-cell>
          <table:table-cell table:formula="of:=INDEX([.$J$2:.$J$13];MATCH([.D67];[.$K$2:.$K$13];1))" office:value-type="string" office:string-value="" calcext:value-type="error">
            <text:p>#N/A</text:p>
          </table:table-cell>
          <table:table-cell table:style-name="ce3" table:formula="of:=VLOOKUP([.A$1:.A$1048576];[$Attendance.$A66:.$AMJ1065];18)" office:value-type="string" office:string-value="91.67%" calcext:value-type="string">
            <text:p>91.67%</text:p>
          </table:table-cell>
          <table:table-cell table:style-name="ce4" table:formula="of:=[.D67]" office:value-type="string" office:string-value="75.50" calcext:value-type="string">
            <text:p>75.50</text:p>
          </table:table-cell>
          <table:table-cell table:number-columns-repeated="1017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Danny</text:p>
          </table:table-cell>
          <table:table-cell table:style-name="ce1" office:value-type="string" calcext:value-type="string">
            <text:p>Hanson</text:p>
          </table:table-cell>
          <table:table-cell table:style-name="ce2" table:formula="of:=VLOOKUP([.A$1:.A$1048576];[$HomeWork.A$1:.P$1048576];16)" office:value-type="string" office:string-value="85.25" calcext:value-type="string">
            <text:p>85.25</text:p>
          </table:table-cell>
          <table:table-cell table:formula="of:=INDEX([.$J$2:.$J$13];MATCH([.D68];[.$K$2:.$K$13];1))" office:value-type="string" office:string-value="" calcext:value-type="error">
            <text:p>#N/A</text:p>
          </table:table-cell>
          <table:table-cell table:style-name="ce3" table:formula="of:=VLOOKUP([.A$1:.A$1048576];[$Attendance.$A67:.$AMJ1066];18)" office:value-type="string" office:string-value="91.67%" calcext:value-type="string">
            <text:p>91.67%</text:p>
          </table:table-cell>
          <table:table-cell table:style-name="ce4" table:formula="of:=[.D68]" office:value-type="string" office:string-value="85.25" calcext:value-type="string">
            <text:p>85.25</text:p>
          </table:table-cell>
          <table:table-cell table:number-columns-repeated="1017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Darin</text:p>
          </table:table-cell>
          <table:table-cell table:style-name="ce1" office:value-type="string" calcext:value-type="string">
            <text:p>Singleton</text:p>
          </table:table-cell>
          <table:table-cell table:style-name="ce2" table:formula="of:=VLOOKUP([.A$1:.A$1048576];[$HomeWork.A$1:.P$1048576];16)" office:value-type="string" office:string-value="75.42" calcext:value-type="string">
            <text:p>75.42</text:p>
          </table:table-cell>
          <table:table-cell table:formula="of:=INDEX([.$J$2:.$J$13];MATCH([.D69];[.$K$2:.$K$13];1))" office:value-type="string" office:string-value="" calcext:value-type="error">
            <text:p>#N/A</text:p>
          </table:table-cell>
          <table:table-cell table:style-name="ce3" table:formula="of:=VLOOKUP([.A$1:.A$1048576];[$Attendance.$A68:.$AMJ1067];18)" office:value-type="string" office:string-value="91.67%" calcext:value-type="string">
            <text:p>91.67%</text:p>
          </table:table-cell>
          <table:table-cell table:style-name="ce4" table:formula="of:=[.D69]" office:value-type="string" office:string-value="75.42" calcext:value-type="string">
            <text:p>75.42</text:p>
          </table:table-cell>
          <table:table-cell table:number-columns-repeated="1017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Darin</text:p>
          </table:table-cell>
          <table:table-cell table:style-name="ce1" office:value-type="string" calcext:value-type="string">
            <text:p>Barker</text:p>
          </table:table-cell>
          <table:table-cell table:style-name="ce2" table:formula="of:=VLOOKUP([.A$1:.A$1048576];[$HomeWork.A$1:.P$1048576];16)" office:value-type="string" office:string-value="84.75" calcext:value-type="string">
            <text:p>84.75</text:p>
          </table:table-cell>
          <table:table-cell table:formula="of:=INDEX([.$J$2:.$J$13];MATCH([.D70];[.$K$2:.$K$13];1))" office:value-type="string" office:string-value="" calcext:value-type="error">
            <text:p>#N/A</text:p>
          </table:table-cell>
          <table:table-cell table:style-name="ce3" table:formula="of:=VLOOKUP([.A$1:.A$1048576];[$Attendance.$A69:.$AMJ1068];18)" office:value-type="string" office:string-value="91.67%" calcext:value-type="string">
            <text:p>91.67%</text:p>
          </table:table-cell>
          <table:table-cell table:style-name="ce4" table:formula="of:=[.D70]" office:value-type="string" office:string-value="84.75" calcext:value-type="string">
            <text:p>84.75</text:p>
          </table:table-cell>
          <table:table-cell table:number-columns-repeated="1017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Darlena</text:p>
          </table:table-cell>
          <table:table-cell table:style-name="ce1" office:value-type="string" calcext:value-type="string">
            <text:p>Daly</text:p>
          </table:table-cell>
          <table:table-cell table:style-name="ce2" table:formula="of:=VLOOKUP([.A$1:.A$1048576];[$HomeWork.A$1:.P$1048576];16)" office:value-type="string" office:string-value="84.25" calcext:value-type="string">
            <text:p>84.25</text:p>
          </table:table-cell>
          <table:table-cell table:formula="of:=INDEX([.$J$2:.$J$13];MATCH([.D71];[.$K$2:.$K$13];1))" office:value-type="string" office:string-value="" calcext:value-type="error">
            <text:p>#N/A</text:p>
          </table:table-cell>
          <table:table-cell table:style-name="ce3" table:formula="of:=VLOOKUP([.A$1:.A$1048576];[$Attendance.$A70:.$AMJ1069];18)" office:value-type="string" office:string-value="91.67%" calcext:value-type="string">
            <text:p>91.67%</text:p>
          </table:table-cell>
          <table:table-cell table:style-name="ce4" table:formula="of:=[.D71]" office:value-type="string" office:string-value="84.25" calcext:value-type="string">
            <text:p>84.25</text:p>
          </table:table-cell>
          <table:table-cell table:number-columns-repeated="1017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Darlene</text:p>
          </table:table-cell>
          <table:table-cell table:style-name="ce1" office:value-type="string" calcext:value-type="string">
            <text:p>Guerrero</text:p>
          </table:table-cell>
          <table:table-cell table:style-name="ce2" table:formula="of:=VLOOKUP([.A$1:.A$1048576];[$HomeWork.A$1:.P$1048576];16)" office:value-type="string" office:string-value="89.58" calcext:value-type="string">
            <text:p>89.58</text:p>
          </table:table-cell>
          <table:table-cell table:formula="of:=INDEX([.$J$2:.$J$13];MATCH([.D72];[.$K$2:.$K$13];1))" office:value-type="string" office:string-value="" calcext:value-type="error">
            <text:p>#N/A</text:p>
          </table:table-cell>
          <table:table-cell table:style-name="ce3" table:formula="of:=VLOOKUP([.A$1:.A$1048576];[$Attendance.$A71:.$AMJ1070];18)" office:value-type="string" office:string-value="100.00%" calcext:value-type="string">
            <text:p>100.00%</text:p>
          </table:table-cell>
          <table:table-cell table:style-name="ce4" table:formula="of:=[.D72]" office:value-type="string" office:string-value="89.58" calcext:value-type="string">
            <text:p>89.58</text:p>
          </table:table-cell>
          <table:table-cell table:number-columns-repeated="1017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Darryl</text:p>
          </table:table-cell>
          <table:table-cell table:style-name="ce1" office:value-type="string" calcext:value-type="string">
            <text:p>Schmidt</text:p>
          </table:table-cell>
          <table:table-cell table:style-name="ce2" table:formula="of:=VLOOKUP([.A$1:.A$1048576];[$HomeWork.A$1:.P$1048576];16)" office:value-type="string" office:string-value="84.08" calcext:value-type="string">
            <text:p>84.08</text:p>
          </table:table-cell>
          <table:table-cell table:formula="of:=INDEX([.$J$2:.$J$13];MATCH([.D73];[.$K$2:.$K$13];1))" office:value-type="string" office:string-value="" calcext:value-type="error">
            <text:p>#N/A</text:p>
          </table:table-cell>
          <table:table-cell table:style-name="ce3" table:formula="of:=VLOOKUP([.A$1:.A$1048576];[$Attendance.$A72:.$AMJ1071];18)" office:value-type="string" office:string-value="83.33%" calcext:value-type="string">
            <text:p>83.33%</text:p>
          </table:table-cell>
          <table:table-cell table:style-name="ce4" table:formula="of:=[.D73]" office:value-type="string" office:string-value="84.08" calcext:value-type="string">
            <text:p>84.08</text:p>
          </table:table-cell>
          <table:table-cell table:number-columns-repeated="1017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Dave</text:p>
          </table:table-cell>
          <table:table-cell table:style-name="ce1" office:value-type="string" calcext:value-type="string">
            <text:p>Carpenter</text:p>
          </table:table-cell>
          <table:table-cell table:style-name="ce2" table:formula="of:=VLOOKUP([.A$1:.A$1048576];[$HomeWork.A$1:.P$1048576];16)" office:value-type="string" office:string-value="86.42" calcext:value-type="string">
            <text:p>86.42</text:p>
          </table:table-cell>
          <table:table-cell table:formula="of:=INDEX([.$J$2:.$J$13];MATCH([.D74];[.$K$2:.$K$13];1))" office:value-type="string" office:string-value="" calcext:value-type="error">
            <text:p>#N/A</text:p>
          </table:table-cell>
          <table:table-cell table:style-name="ce3" table:formula="of:=VLOOKUP([.A$1:.A$1048576];[$Attendance.$A73:.$AMJ1072];18)" office:value-type="string" office:string-value="91.67%" calcext:value-type="string">
            <text:p>91.67%</text:p>
          </table:table-cell>
          <table:table-cell table:style-name="ce4" table:formula="of:=[.D74]" office:value-type="string" office:string-value="86.42" calcext:value-type="string">
            <text:p>86.42</text:p>
          </table:table-cell>
          <table:table-cell table:number-columns-repeated="1017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Dean</text:p>
          </table:table-cell>
          <table:table-cell table:style-name="ce1" office:value-type="string" calcext:value-type="string">
            <text:p>Woods</text:p>
          </table:table-cell>
          <table:table-cell table:style-name="ce2" table:formula="of:=VLOOKUP([.A$1:.A$1048576];[$HomeWork.A$1:.P$1048576];16)" office:value-type="string" office:string-value="80.42" calcext:value-type="string">
            <text:p>80.42</text:p>
          </table:table-cell>
          <table:table-cell table:formula="of:=INDEX([.$J$2:.$J$13];MATCH([.D75];[.$K$2:.$K$13];1))" office:value-type="string" office:string-value="" calcext:value-type="error">
            <text:p>#N/A</text:p>
          </table:table-cell>
          <table:table-cell table:style-name="ce3" table:formula="of:=VLOOKUP([.A$1:.A$1048576];[$Attendance.$A74:.$AMJ1073];18)" office:value-type="string" office:string-value="83.33%" calcext:value-type="string">
            <text:p>83.33%</text:p>
          </table:table-cell>
          <table:table-cell table:style-name="ce4" table:formula="of:=[.D75]" office:value-type="string" office:string-value="80.42" calcext:value-type="string">
            <text:p>80.42</text:p>
          </table:table-cell>
          <table:table-cell table:number-columns-repeated="1017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Deann</text:p>
          </table:table-cell>
          <table:table-cell table:style-name="ce1" office:value-type="string" calcext:value-type="string">
            <text:p>Cowart</text:p>
          </table:table-cell>
          <table:table-cell table:style-name="ce2" table:formula="of:=VLOOKUP([.A$1:.A$1048576];[$HomeWork.A$1:.P$1048576];16)" office:value-type="string" office:string-value="83.58" calcext:value-type="string">
            <text:p>83.58</text:p>
          </table:table-cell>
          <table:table-cell table:formula="of:=INDEX([.$J$2:.$J$13];MATCH([.D76];[.$K$2:.$K$13];1))" office:value-type="string" office:string-value="" calcext:value-type="error">
            <text:p>#N/A</text:p>
          </table:table-cell>
          <table:table-cell table:style-name="ce3" table:formula="of:=VLOOKUP([.A$1:.A$1048576];[$Attendance.$A75:.$AMJ1074];18)" office:value-type="string" office:string-value="91.67%" calcext:value-type="string">
            <text:p>91.67%</text:p>
          </table:table-cell>
          <table:table-cell table:style-name="ce4" table:formula="of:=[.D76]" office:value-type="string" office:string-value="83.58" calcext:value-type="string">
            <text:p>83.58</text:p>
          </table:table-cell>
          <table:table-cell table:number-columns-repeated="1017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Delia</text:p>
          </table:table-cell>
          <table:table-cell table:style-name="ce1" office:value-type="string" calcext:value-type="string">
            <text:p>Santiago</text:p>
          </table:table-cell>
          <table:table-cell table:style-name="ce2" table:formula="of:=VLOOKUP([.A$1:.A$1048576];[$HomeWork.A$1:.P$1048576];16)" office:value-type="string" office:string-value="83.67" calcext:value-type="string">
            <text:p>83.67</text:p>
          </table:table-cell>
          <table:table-cell table:formula="of:=INDEX([.$J$2:.$J$13];MATCH([.D77];[.$K$2:.$K$13];1))" office:value-type="string" office:string-value="" calcext:value-type="error">
            <text:p>#N/A</text:p>
          </table:table-cell>
          <table:table-cell table:style-name="ce3" table:formula="of:=VLOOKUP([.A$1:.A$1048576];[$Attendance.$A76:.$AMJ1075];18)" office:value-type="string" office:string-value="91.67%" calcext:value-type="string">
            <text:p>91.67%</text:p>
          </table:table-cell>
          <table:table-cell table:style-name="ce4" table:formula="of:=[.D77]" office:value-type="string" office:string-value="83.67" calcext:value-type="string">
            <text:p>83.67</text:p>
          </table:table-cell>
          <table:table-cell table:number-columns-repeated="1017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Delora</text:p>
          </table:table-cell>
          <table:table-cell table:style-name="ce1" office:value-type="string" calcext:value-type="string">
            <text:p>Fortenberry</text:p>
          </table:table-cell>
          <table:table-cell table:style-name="ce2" table:formula="of:=VLOOKUP([.A$1:.A$1048576];[$HomeWork.A$1:.P$1048576];16)" office:value-type="string" office:string-value="82.75" calcext:value-type="string">
            <text:p>82.75</text:p>
          </table:table-cell>
          <table:table-cell table:formula="of:=INDEX([.$J$2:.$J$13];MATCH([.D78];[.$K$2:.$K$13];1))" office:value-type="string" office:string-value="" calcext:value-type="error">
            <text:p>#N/A</text:p>
          </table:table-cell>
          <table:table-cell table:style-name="ce3" table:formula="of:=VLOOKUP([.A$1:.A$1048576];[$Attendance.$A77:.$AMJ1076];18)" office:value-type="string" office:string-value="91.67%" calcext:value-type="string">
            <text:p>91.67%</text:p>
          </table:table-cell>
          <table:table-cell table:style-name="ce4" table:formula="of:=[.D78]" office:value-type="string" office:string-value="82.75" calcext:value-type="string">
            <text:p>82.75</text:p>
          </table:table-cell>
          <table:table-cell table:number-columns-repeated="1017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Deloris</text:p>
          </table:table-cell>
          <table:table-cell table:style-name="ce1" office:value-type="string" calcext:value-type="string">
            <text:p>Cortes</text:p>
          </table:table-cell>
          <table:table-cell table:style-name="ce2" table:formula="of:=VLOOKUP([.A$1:.A$1048576];[$HomeWork.A$1:.P$1048576];16)" office:value-type="string" office:string-value="73.75" calcext:value-type="string">
            <text:p>73.75</text:p>
          </table:table-cell>
          <table:table-cell table:formula="of:=INDEX([.$J$2:.$J$13];MATCH([.D79];[.$K$2:.$K$13];1))" office:value-type="string" office:string-value="" calcext:value-type="error">
            <text:p>#N/A</text:p>
          </table:table-cell>
          <table:table-cell table:style-name="ce3" table:formula="of:=VLOOKUP([.A$1:.A$1048576];[$Attendance.$A78:.$AMJ1077];18)" office:value-type="string" office:string-value="91.67%" calcext:value-type="string">
            <text:p>91.67%</text:p>
          </table:table-cell>
          <table:table-cell table:style-name="ce4" table:formula="of:=[.D79]" office:value-type="string" office:string-value="73.75" calcext:value-type="string">
            <text:p>73.75</text:p>
          </table:table-cell>
          <table:table-cell table:number-columns-repeated="1017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Copley</text:p>
          </table:table-cell>
          <table:table-cell table:style-name="ce2" table:formula="of:=VLOOKUP([.A$1:.A$1048576];[$HomeWork.A$1:.P$1048576];16)" office:value-type="string" office:string-value="81.08" calcext:value-type="string">
            <text:p>81.08</text:p>
          </table:table-cell>
          <table:table-cell table:formula="of:=INDEX([.$J$2:.$J$13];MATCH([.D80];[.$K$2:.$K$13];1))" office:value-type="string" office:string-value="" calcext:value-type="error">
            <text:p>#N/A</text:p>
          </table:table-cell>
          <table:table-cell table:style-name="ce3" table:formula="of:=VLOOKUP([.A$1:.A$1048576];[$Attendance.$A79:.$AMJ1078];18)" office:value-type="string" office:string-value="91.67%" calcext:value-type="string">
            <text:p>91.67%</text:p>
          </table:table-cell>
          <table:table-cell table:style-name="ce4" table:formula="of:=[.D80]" office:value-type="string" office:string-value="81.08" calcext:value-type="string">
            <text:p>81.08</text:p>
          </table:table-cell>
          <table:table-cell table:number-columns-repeated="1017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Derek</text:p>
          </table:table-cell>
          <table:table-cell table:style-name="ce1" office:value-type="string" calcext:value-type="string">
            <text:p>Peters</text:p>
          </table:table-cell>
          <table:table-cell table:style-name="ce2" table:formula="of:=VLOOKUP([.A$1:.A$1048576];[$HomeWork.A$1:.P$1048576];16)" office:value-type="string" office:string-value="80.67" calcext:value-type="string">
            <text:p>80.67</text:p>
          </table:table-cell>
          <table:table-cell table:formula="of:=INDEX([.$J$2:.$J$13];MATCH([.D81];[.$K$2:.$K$13];1))" office:value-type="string" office:string-value="" calcext:value-type="error">
            <text:p>#N/A</text:p>
          </table:table-cell>
          <table:table-cell table:style-name="ce3" table:formula="of:=VLOOKUP([.A$1:.A$1048576];[$Attendance.$A80:.$AMJ1079];18)" office:value-type="string" office:string-value="91.67%" calcext:value-type="string">
            <text:p>91.67%</text:p>
          </table:table-cell>
          <table:table-cell table:style-name="ce4" table:formula="of:=[.D81]" office:value-type="string" office:string-value="80.67" calcext:value-type="string">
            <text:p>80.67</text:p>
          </table:table-cell>
          <table:table-cell table:number-columns-repeated="1017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Derick</text:p>
          </table:table-cell>
          <table:table-cell table:style-name="ce1" office:value-type="string" calcext:value-type="string">
            <text:p>Seiler</text:p>
          </table:table-cell>
          <table:table-cell table:style-name="ce2" table:formula="of:=VLOOKUP([.A$1:.A$1048576];[$HomeWork.A$1:.P$1048576];16)" office:value-type="string" office:string-value="84.50" calcext:value-type="string">
            <text:p>84.50</text:p>
          </table:table-cell>
          <table:table-cell table:formula="of:=INDEX([.$J$2:.$J$13];MATCH([.D82];[.$K$2:.$K$13];1))" office:value-type="string" office:string-value="" calcext:value-type="error">
            <text:p>#N/A</text:p>
          </table:table-cell>
          <table:table-cell table:style-name="ce3" table:formula="of:=VLOOKUP([.A$1:.A$1048576];[$Attendance.$A81:.$AMJ1080];18)" office:value-type="string" office:string-value="91.67%" calcext:value-type="string">
            <text:p>91.67%</text:p>
          </table:table-cell>
          <table:table-cell table:style-name="ce4" table:formula="of:=[.D82]" office:value-type="string" office:string-value="84.50" calcext:value-type="string">
            <text:p>84.50</text:p>
          </table:table-cell>
          <table:table-cell table:number-columns-repeated="1017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Diane</text:p>
          </table:table-cell>
          <table:table-cell table:style-name="ce1" office:value-type="string" calcext:value-type="string">
            <text:p>Fox</text:p>
          </table:table-cell>
          <table:table-cell table:style-name="ce2" table:formula="of:=VLOOKUP([.A$1:.A$1048576];[$HomeWork.A$1:.P$1048576];16)" office:value-type="string" office:string-value="87.25" calcext:value-type="string">
            <text:p>87.25</text:p>
          </table:table-cell>
          <table:table-cell table:formula="of:=INDEX([.$J$2:.$J$13];MATCH([.D83];[.$K$2:.$K$13];1))" office:value-type="string" office:string-value="" calcext:value-type="error">
            <text:p>#N/A</text:p>
          </table:table-cell>
          <table:table-cell table:style-name="ce3" table:formula="of:=VLOOKUP([.A$1:.A$1048576];[$Attendance.$A82:.$AMJ1081];18)" office:value-type="string" office:string-value="91.67%" calcext:value-type="string">
            <text:p>91.67%</text:p>
          </table:table-cell>
          <table:table-cell table:style-name="ce4" table:formula="of:=[.D83]" office:value-type="string" office:string-value="87.25" calcext:value-type="string">
            <text:p>87.25</text:p>
          </table:table-cell>
          <table:table-cell table:number-columns-repeated="1017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Diane</text:p>
          </table:table-cell>
          <table:table-cell table:style-name="ce1" office:value-type="string" calcext:value-type="string">
            <text:p>Mccoy</text:p>
          </table:table-cell>
          <table:table-cell table:style-name="ce2" table:formula="of:=VLOOKUP([.A$1:.A$1048576];[$HomeWork.A$1:.P$1048576];16)" office:value-type="string" office:string-value="80.00" calcext:value-type="string">
            <text:p>80.00</text:p>
          </table:table-cell>
          <table:table-cell table:formula="of:=INDEX([.$J$2:.$J$13];MATCH([.D84];[.$K$2:.$K$13];1))" office:value-type="string" office:string-value="" calcext:value-type="error">
            <text:p>#N/A</text:p>
          </table:table-cell>
          <table:table-cell table:style-name="ce3" table:formula="of:=VLOOKUP([.A$1:.A$1048576];[$Attendance.$A83:.$AMJ1082];18)" office:value-type="string" office:string-value="83.33%" calcext:value-type="string">
            <text:p>83.33%</text:p>
          </table:table-cell>
          <table:table-cell table:style-name="ce4" table:formula="of:=[.D84]" office:value-type="string" office:string-value="80.00" calcext:value-type="string">
            <text:p>80.00</text:p>
          </table:table-cell>
          <table:table-cell table:number-columns-repeated="1017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Dianne</text:p>
          </table:table-cell>
          <table:table-cell table:style-name="ce1" office:value-type="string" calcext:value-type="string">
            <text:p>Barton</text:p>
          </table:table-cell>
          <table:table-cell table:style-name="ce2" table:formula="of:=VLOOKUP([.A$1:.A$1048576];[$HomeWork.A$1:.P$1048576];16)" office:value-type="string" office:string-value="82.83" calcext:value-type="string">
            <text:p>82.83</text:p>
          </table:table-cell>
          <table:table-cell table:formula="of:=INDEX([.$J$2:.$J$13];MATCH([.D85];[.$K$2:.$K$13];1))" office:value-type="string" office:string-value="" calcext:value-type="error">
            <text:p>#N/A</text:p>
          </table:table-cell>
          <table:table-cell table:style-name="ce3" table:formula="of:=VLOOKUP([.A$1:.A$1048576];[$Attendance.$A84:.$AMJ1083];18)" office:value-type="string" office:string-value="91.67%" calcext:value-type="string">
            <text:p>91.67%</text:p>
          </table:table-cell>
          <table:table-cell table:style-name="ce4" table:formula="of:=[.D85]" office:value-type="string" office:string-value="82.83" calcext:value-type="string">
            <text:p>82.83</text:p>
          </table:table-cell>
          <table:table-cell table:number-columns-repeated="1017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Dona</text:p>
          </table:table-cell>
          <table:table-cell table:style-name="ce1" office:value-type="string" calcext:value-type="string">
            <text:p>Snead</text:p>
          </table:table-cell>
          <table:table-cell table:style-name="ce2" table:formula="of:=VLOOKUP([.A$1:.A$1048576];[$HomeWork.A$1:.P$1048576];16)" office:value-type="string" office:string-value="85.83" calcext:value-type="string">
            <text:p>85.83</text:p>
          </table:table-cell>
          <table:table-cell table:formula="of:=INDEX([.$J$2:.$J$13];MATCH([.D86];[.$K$2:.$K$13];1))" office:value-type="string" office:string-value="" calcext:value-type="error">
            <text:p>#N/A</text:p>
          </table:table-cell>
          <table:table-cell table:style-name="ce3" table:formula="of:=VLOOKUP([.A$1:.A$1048576];[$Attendance.$A85:.$AMJ1084];18)" office:value-type="string" office:string-value="91.67%" calcext:value-type="string">
            <text:p>91.67%</text:p>
          </table:table-cell>
          <table:table-cell table:style-name="ce4" table:formula="of:=[.D86]" office:value-type="string" office:string-value="85.83" calcext:value-type="string">
            <text:p>85.83</text:p>
          </table:table-cell>
          <table:table-cell table:number-columns-repeated="1017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Donnetta</text:p>
          </table:table-cell>
          <table:table-cell table:style-name="ce1" office:value-type="string" calcext:value-type="string">
            <text:p>Gossett</text:p>
          </table:table-cell>
          <table:table-cell table:style-name="ce2" table:formula="of:=VLOOKUP([.A$1:.A$1048576];[$HomeWork.A$1:.P$1048576];16)" office:value-type="string" office:string-value="81.83" calcext:value-type="string">
            <text:p>81.83</text:p>
          </table:table-cell>
          <table:table-cell table:formula="of:=INDEX([.$J$2:.$J$13];MATCH([.D87];[.$K$2:.$K$13];1))" office:value-type="string" office:string-value="" calcext:value-type="error">
            <text:p>#N/A</text:p>
          </table:table-cell>
          <table:table-cell table:style-name="ce3" table:formula="of:=VLOOKUP([.A$1:.A$1048576];[$Attendance.$A86:.$AMJ1085];18)" office:value-type="string" office:string-value="91.67%" calcext:value-type="string">
            <text:p>91.67%</text:p>
          </table:table-cell>
          <table:table-cell table:style-name="ce4" table:formula="of:=[.D87]" office:value-type="string" office:string-value="81.83" calcext:value-type="string">
            <text:p>81.83</text:p>
          </table:table-cell>
          <table:table-cell table:number-columns-repeated="1017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Doreen</text:p>
          </table:table-cell>
          <table:table-cell table:style-name="ce1" office:value-type="string" calcext:value-type="string">
            <text:p>Holmes</text:p>
          </table:table-cell>
          <table:table-cell table:style-name="ce2" table:formula="of:=VLOOKUP([.A$1:.A$1048576];[$HomeWork.A$1:.P$1048576];16)" office:value-type="string" office:string-value="83.25" calcext:value-type="string">
            <text:p>83.25</text:p>
          </table:table-cell>
          <table:table-cell table:formula="of:=INDEX([.$J$2:.$J$13];MATCH([.D88];[.$K$2:.$K$13];1))" office:value-type="string" office:string-value="" calcext:value-type="error">
            <text:p>#N/A</text:p>
          </table:table-cell>
          <table:table-cell table:style-name="ce3" table:formula="of:=VLOOKUP([.A$1:.A$1048576];[$Attendance.$A87:.$AMJ1086];18)" office:value-type="string" office:string-value="91.67%" calcext:value-type="string">
            <text:p>91.67%</text:p>
          </table:table-cell>
          <table:table-cell table:style-name="ce4" table:formula="of:=[.D88]" office:value-type="string" office:string-value="83.25" calcext:value-type="string">
            <text:p>83.25</text:p>
          </table:table-cell>
          <table:table-cell table:number-columns-repeated="1017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Cortez</text:p>
          </table:table-cell>
          <table:table-cell table:style-name="ce2" table:formula="of:=VLOOKUP([.A$1:.A$1048576];[$HomeWork.A$1:.P$1048576];16)" office:value-type="string" office:string-value="85.00" calcext:value-type="string">
            <text:p>85.00</text:p>
          </table:table-cell>
          <table:table-cell table:formula="of:=INDEX([.$J$2:.$J$13];MATCH([.D89];[.$K$2:.$K$13];1))" office:value-type="string" office:string-value="" calcext:value-type="error">
            <text:p>#N/A</text:p>
          </table:table-cell>
          <table:table-cell table:style-name="ce3" table:formula="of:=VLOOKUP([.A$1:.A$1048576];[$Attendance.$A88:.$AMJ1087];18)" office:value-type="string" office:string-value="91.67%" calcext:value-type="string">
            <text:p>91.67%</text:p>
          </table:table-cell>
          <table:table-cell table:style-name="ce4" table:formula="of:=[.D89]" office:value-type="string" office:string-value="85.00" calcext:value-type="string">
            <text:p>85.00</text:p>
          </table:table-cell>
          <table:table-cell table:number-columns-repeated="1017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Doyle</text:p>
          </table:table-cell>
          <table:table-cell table:style-name="ce1" office:value-type="string" calcext:value-type="string">
            <text:p>Guzman</text:p>
          </table:table-cell>
          <table:table-cell table:style-name="ce2" table:formula="of:=VLOOKUP([.A$1:.A$1048576];[$HomeWork.A$1:.P$1048576];16)" office:value-type="string" office:string-value="85.67" calcext:value-type="string">
            <text:p>85.67</text:p>
          </table:table-cell>
          <table:table-cell table:formula="of:=INDEX([.$J$2:.$J$13];MATCH([.D90];[.$K$2:.$K$13];1))" office:value-type="string" office:string-value="" calcext:value-type="error">
            <text:p>#N/A</text:p>
          </table:table-cell>
          <table:table-cell table:style-name="ce3" table:formula="of:=VLOOKUP([.A$1:.A$1048576];[$Attendance.$A89:.$AMJ1088];18)" office:value-type="string" office:string-value="91.67%" calcext:value-type="string">
            <text:p>91.67%</text:p>
          </table:table-cell>
          <table:table-cell table:style-name="ce4" table:formula="of:=[.D90]" office:value-type="string" office:string-value="85.67" calcext:value-type="string">
            <text:p>85.67</text:p>
          </table:table-cell>
          <table:table-cell table:number-columns-repeated="1017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Dulcie</text:p>
          </table:table-cell>
          <table:table-cell table:style-name="ce1" office:value-type="string" calcext:value-type="string">
            <text:p>Burt</text:p>
          </table:table-cell>
          <table:table-cell table:style-name="ce2" table:formula="of:=VLOOKUP([.A$1:.A$1048576];[$HomeWork.A$1:.P$1048576];16)" office:value-type="string" office:string-value="87.50" calcext:value-type="string">
            <text:p>87.50</text:p>
          </table:table-cell>
          <table:table-cell table:formula="of:=INDEX([.$J$2:.$J$13];MATCH([.D91];[.$K$2:.$K$13];1))" office:value-type="string" office:string-value="" calcext:value-type="error">
            <text:p>#N/A</text:p>
          </table:table-cell>
          <table:table-cell table:style-name="ce3" table:formula="of:=VLOOKUP([.A$1:.A$1048576];[$Attendance.$A90:.$AMJ1089];18)" office:value-type="string" office:string-value="91.67%" calcext:value-type="string">
            <text:p>91.67%</text:p>
          </table:table-cell>
          <table:table-cell table:style-name="ce4" table:formula="of:=[.D91]" office:value-type="string" office:string-value="87.50" calcext:value-type="string">
            <text:p>87.50</text:p>
          </table:table-cell>
          <table:table-cell table:number-columns-repeated="1017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Dwight</text:p>
          </table:table-cell>
          <table:table-cell table:style-name="ce1" office:value-type="string" calcext:value-type="string">
            <text:p>Norris</text:p>
          </table:table-cell>
          <table:table-cell table:style-name="ce2" table:formula="of:=VLOOKUP([.A$1:.A$1048576];[$HomeWork.A$1:.P$1048576];16)" office:value-type="string" office:string-value="89.25" calcext:value-type="string">
            <text:p>89.25</text:p>
          </table:table-cell>
          <table:table-cell table:formula="of:=INDEX([.$J$2:.$J$13];MATCH([.D92];[.$K$2:.$K$13];1))" office:value-type="string" office:string-value="" calcext:value-type="error">
            <text:p>#N/A</text:p>
          </table:table-cell>
          <table:table-cell table:style-name="ce3" table:formula="of:=VLOOKUP([.A$1:.A$1048576];[$Attendance.$A91:.$AMJ1090];18)" office:value-type="string" office:string-value="91.67%" calcext:value-type="string">
            <text:p>91.67%</text:p>
          </table:table-cell>
          <table:table-cell table:style-name="ce4" table:formula="of:=[.D92]" office:value-type="string" office:string-value="89.25" calcext:value-type="string">
            <text:p>89.25</text:p>
          </table:table-cell>
          <table:table-cell table:number-columns-repeated="1017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Earl</text:p>
          </table:table-cell>
          <table:table-cell table:style-name="ce1" office:value-type="string" calcext:value-type="string">
            <text:p>Jones</text:p>
          </table:table-cell>
          <table:table-cell table:style-name="ce2" table:formula="of:=VLOOKUP([.A$1:.A$1048576];[$HomeWork.A$1:.P$1048576];16)" office:value-type="string" office:string-value="78.42" calcext:value-type="string">
            <text:p>78.42</text:p>
          </table:table-cell>
          <table:table-cell table:formula="of:=INDEX([.$J$2:.$J$13];MATCH([.D93];[.$K$2:.$K$13];1))" office:value-type="string" office:string-value="" calcext:value-type="error">
            <text:p>#N/A</text:p>
          </table:table-cell>
          <table:table-cell table:style-name="ce3" table:formula="of:=VLOOKUP([.A$1:.A$1048576];[$Attendance.$A92:.$AMJ1091];18)" office:value-type="string" office:string-value="83.33%" calcext:value-type="string">
            <text:p>83.33%</text:p>
          </table:table-cell>
          <table:table-cell table:style-name="ce4" table:formula="of:=[.D93]" office:value-type="string" office:string-value="78.42" calcext:value-type="string">
            <text:p>78.42</text:p>
          </table:table-cell>
          <table:table-cell table:number-columns-repeated="1017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Earl</text:p>
          </table:table-cell>
          <table:table-cell table:style-name="ce1" office:value-type="string" calcext:value-type="string">
            <text:p>Bell</text:p>
          </table:table-cell>
          <table:table-cell table:style-name="ce2" table:formula="of:=VLOOKUP([.A$1:.A$1048576];[$HomeWork.A$1:.P$1048576];16)" office:value-type="string" office:string-value="87.00" calcext:value-type="string">
            <text:p>87.00</text:p>
          </table:table-cell>
          <table:table-cell table:formula="of:=INDEX([.$J$2:.$J$13];MATCH([.D94];[.$K$2:.$K$13];1))" office:value-type="string" office:string-value="" calcext:value-type="error">
            <text:p>#N/A</text:p>
          </table:table-cell>
          <table:table-cell table:style-name="ce3" table:formula="of:=VLOOKUP([.A$1:.A$1048576];[$Attendance.$A93:.$AMJ1092];18)" office:value-type="string" office:string-value="91.67%" calcext:value-type="string">
            <text:p>91.67%</text:p>
          </table:table-cell>
          <table:table-cell table:style-name="ce4" table:formula="of:=[.D94]" office:value-type="string" office:string-value="87.00" calcext:value-type="string">
            <text:p>87.00</text:p>
          </table:table-cell>
          <table:table-cell table:number-columns-repeated="1017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Eddie</text:p>
          </table:table-cell>
          <table:table-cell table:style-name="ce1" office:value-type="string" calcext:value-type="string">
            <text:p>Bradley</text:p>
          </table:table-cell>
          <table:table-cell table:style-name="ce2" table:formula="of:=VLOOKUP([.A$1:.A$1048576];[$HomeWork.A$1:.P$1048576];16)" office:value-type="string" office:string-value="86.33" calcext:value-type="string">
            <text:p>86.33</text:p>
          </table:table-cell>
          <table:table-cell table:formula="of:=INDEX([.$J$2:.$J$13];MATCH([.D95];[.$K$2:.$K$13];1))" office:value-type="string" office:string-value="" calcext:value-type="error">
            <text:p>#N/A</text:p>
          </table:table-cell>
          <table:table-cell table:style-name="ce3" table:formula="of:=VLOOKUP([.A$1:.A$1048576];[$Attendance.$A94:.$AMJ1093];18)" office:value-type="string" office:string-value="91.67%" calcext:value-type="string">
            <text:p>91.67%</text:p>
          </table:table-cell>
          <table:table-cell table:style-name="ce4" table:formula="of:=[.D95]" office:value-type="string" office:string-value="86.33" calcext:value-type="string">
            <text:p>86.33</text:p>
          </table:table-cell>
          <table:table-cell table:number-columns-repeated="1017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Edith</text:p>
          </table:table-cell>
          <table:table-cell table:style-name="ce1" office:value-type="string" calcext:value-type="string">
            <text:p>Arnold</text:p>
          </table:table-cell>
          <table:table-cell table:style-name="ce2" table:formula="of:=VLOOKUP([.A$1:.A$1048576];[$HomeWork.A$1:.P$1048576];16)" office:value-type="string" office:string-value="80.33" calcext:value-type="string">
            <text:p>80.33</text:p>
          </table:table-cell>
          <table:table-cell table:formula="of:=INDEX([.$J$2:.$J$13];MATCH([.D96];[.$K$2:.$K$13];1))" office:value-type="string" office:string-value="" calcext:value-type="error">
            <text:p>#N/A</text:p>
          </table:table-cell>
          <table:table-cell table:style-name="ce3" table:formula="of:=VLOOKUP([.A$1:.A$1048576];[$Attendance.$A95:.$AMJ1094];18)" office:value-type="string" office:string-value="91.67%" calcext:value-type="string">
            <text:p>91.67%</text:p>
          </table:table-cell>
          <table:table-cell table:style-name="ce4" table:formula="of:=[.D96]" office:value-type="string" office:string-value="80.33" calcext:value-type="string">
            <text:p>80.33</text:p>
          </table:table-cell>
          <table:table-cell table:number-columns-repeated="1017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lias</text:p>
          </table:table-cell>
          <table:table-cell table:style-name="ce1" office:value-type="string" calcext:value-type="string">
            <text:p>Padilla</text:p>
          </table:table-cell>
          <table:table-cell table:style-name="ce2" table:formula="of:=VLOOKUP([.A$1:.A$1048576];[$HomeWork.A$1:.P$1048576];16)" office:value-type="string" office:string-value="89.33" calcext:value-type="string">
            <text:p>89.33</text:p>
          </table:table-cell>
          <table:table-cell table:formula="of:=INDEX([.$J$2:.$J$13];MATCH([.D97];[.$K$2:.$K$13];1))" office:value-type="string" office:string-value="" calcext:value-type="error">
            <text:p>#N/A</text:p>
          </table:table-cell>
          <table:table-cell table:style-name="ce3" table:formula="of:=VLOOKUP([.A$1:.A$1048576];[$Attendance.$A96:.$AMJ1095];18)" office:value-type="string" office:string-value="91.67%" calcext:value-type="string">
            <text:p>91.67%</text:p>
          </table:table-cell>
          <table:table-cell table:style-name="ce4" table:formula="of:=[.D97]" office:value-type="string" office:string-value="89.33" calcext:value-type="string">
            <text:p>89.33</text:p>
          </table:table-cell>
          <table:table-cell table:number-columns-repeated="1017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Rose</text:p>
          </table:table-cell>
          <table:table-cell table:style-name="ce2" table:formula="of:=VLOOKUP([.A$1:.A$1048576];[$HomeWork.A$1:.P$1048576];16)" office:value-type="string" office:string-value="82.17" calcext:value-type="string">
            <text:p>82.17</text:p>
          </table:table-cell>
          <table:table-cell table:formula="of:=INDEX([.$J$2:.$J$13];MATCH([.D98];[.$K$2:.$K$13];1))" office:value-type="string" office:string-value="" calcext:value-type="error">
            <text:p>#N/A</text:p>
          </table:table-cell>
          <table:table-cell table:style-name="ce3" table:formula="of:=VLOOKUP([.A$1:.A$1048576];[$Attendance.$A97:.$AMJ1096];18)" office:value-type="string" office:string-value="91.67%" calcext:value-type="string">
            <text:p>91.67%</text:p>
          </table:table-cell>
          <table:table-cell table:style-name="ce4" table:formula="of:=[.D98]" office:value-type="string" office:string-value="82.17" calcext:value-type="string">
            <text:p>82.17</text:p>
          </table:table-cell>
          <table:table-cell table:number-columns-repeated="1017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Ellie</text:p>
          </table:table-cell>
          <table:table-cell table:style-name="ce1" office:value-type="string" calcext:value-type="string">
            <text:p>Cuevas</text:p>
          </table:table-cell>
          <table:table-cell table:style-name="ce2" table:formula="of:=VLOOKUP([.A$1:.A$1048576];[$HomeWork.A$1:.P$1048576];16)" office:value-type="string" office:string-value="82.00" calcext:value-type="string">
            <text:p>82.00</text:p>
          </table:table-cell>
          <table:table-cell table:formula="of:=INDEX([.$J$2:.$J$13];MATCH([.D99];[.$K$2:.$K$13];1))" office:value-type="string" office:string-value="" calcext:value-type="error">
            <text:p>#N/A</text:p>
          </table:table-cell>
          <table:table-cell table:style-name="ce3" table:formula="of:=VLOOKUP([.A$1:.A$1048576];[$Attendance.$A98:.$AMJ1097];18)" office:value-type="string" office:string-value="91.67%" calcext:value-type="string">
            <text:p>91.67%</text:p>
          </table:table-cell>
          <table:table-cell table:style-name="ce4" table:formula="of:=[.D99]" office:value-type="string" office:string-value="82.00" calcext:value-type="string">
            <text:p>82.00</text:p>
          </table:table-cell>
          <table:table-cell table:number-columns-repeated="1017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Elmer</text:p>
          </table:table-cell>
          <table:table-cell table:style-name="ce1" office:value-type="string" calcext:value-type="string">
            <text:p>Jimenez</text:p>
          </table:table-cell>
          <table:table-cell table:style-name="ce2" table:formula="of:=VLOOKUP([.A$1:.A$1048576];[$HomeWork.A$1:.P$1048576];16)" office:value-type="string" office:string-value="84.25" calcext:value-type="string">
            <text:p>84.25</text:p>
          </table:table-cell>
          <table:table-cell table:formula="of:=INDEX([.$J$2:.$J$13];MATCH([.D100];[.$K$2:.$K$13];1))" office:value-type="string" office:string-value="" calcext:value-type="error">
            <text:p>#N/A</text:p>
          </table:table-cell>
          <table:table-cell table:style-name="ce3" table:formula="of:=VLOOKUP([.A$1:.A$1048576];[$Attendance.$A99:.$AMJ1098];18)" office:value-type="string" office:string-value="91.67%" calcext:value-type="string">
            <text:p>91.67%</text:p>
          </table:table-cell>
          <table:table-cell table:style-name="ce4" table:formula="of:=[.D100]" office:value-type="string" office:string-value="84.25" calcext:value-type="string">
            <text:p>84.25</text:p>
          </table:table-cell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Eloise</text:p>
          </table:table-cell>
          <table:table-cell table:style-name="ce1" office:value-type="string" calcext:value-type="string">
            <text:p>Santos</text:p>
          </table:table-cell>
          <table:table-cell table:style-name="ce2" table:formula="of:=VLOOKUP([.A$1:.A$1048576];[$HomeWork.A$1:.P$1048576];16)" office:value-type="string" office:string-value="78.75" calcext:value-type="string">
            <text:p>78.75</text:p>
          </table:table-cell>
          <table:table-cell table:formula="of:=INDEX([.$J$2:.$J$13];MATCH([.D101];[.$K$2:.$K$13];1))" office:value-type="string" office:string-value="" calcext:value-type="error">
            <text:p>#N/A</text:p>
          </table:table-cell>
          <table:table-cell table:style-name="ce3" table:formula="of:=VLOOKUP([.A$1:.A$1048576];[$Attendance.$A100:.$AMJ1099];18)" office:value-type="string" office:string-value="91.67%" calcext:value-type="string">
            <text:p>91.67%</text:p>
          </table:table-cell>
          <table:table-cell table:style-name="ce4" table:formula="of:=[.D101]" office:value-type="string" office:string-value="78.75" calcext:value-type="string">
            <text:p>78.75</text:p>
          </table:table-cell>
          <table:table-cell table:number-columns-repeated="1017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Elsa</text:p>
          </table:table-cell>
          <table:table-cell table:style-name="ce1" office:value-type="string" calcext:value-type="string">
            <text:p>Sparks</text:p>
          </table:table-cell>
          <table:table-cell table:style-name="ce2" table:formula="of:=VLOOKUP([.A$1:.A$1048576];[$HomeWork.A$1:.P$1048576];16)" office:value-type="string" office:string-value="83.25" calcext:value-type="string">
            <text:p>83.25</text:p>
          </table:table-cell>
          <table:table-cell table:formula="of:=INDEX([.$J$2:.$J$13];MATCH([.D102];[.$K$2:.$K$13];1))" office:value-type="string" office:string-value="" calcext:value-type="error">
            <text:p>#N/A</text:p>
          </table:table-cell>
          <table:table-cell table:style-name="ce3" table:formula="of:=VLOOKUP([.A$1:.A$1048576];[$Attendance.$A101:.$AMJ1100];18)" office:value-type="string" office:string-value="91.67%" calcext:value-type="string">
            <text:p>91.67%</text:p>
          </table:table-cell>
          <table:table-cell table:style-name="ce4" table:formula="of:=[.D102]" office:value-type="string" office:string-value="83.25" calcext:value-type="string">
            <text:p>83.25</text:p>
          </table:table-cell>
          <table:table-cell table:number-columns-repeated="1017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Elvira</text:p>
          </table:table-cell>
          <table:table-cell table:style-name="ce1" office:value-type="string" calcext:value-type="string">
            <text:p>Russell</text:p>
          </table:table-cell>
          <table:table-cell table:style-name="ce2" table:formula="of:=VLOOKUP([.A$1:.A$1048576];[$HomeWork.A$1:.P$1048576];16)" office:value-type="string" office:string-value="87.25" calcext:value-type="string">
            <text:p>87.25</text:p>
          </table:table-cell>
          <table:table-cell table:formula="of:=INDEX([.$J$2:.$J$13];MATCH([.D103];[.$K$2:.$K$13];1))" office:value-type="string" office:string-value="" calcext:value-type="error">
            <text:p>#N/A</text:p>
          </table:table-cell>
          <table:table-cell table:style-name="ce3" table:formula="of:=VLOOKUP([.A$1:.A$1048576];[$Attendance.$A102:.$AMJ1101];18)" office:value-type="string" office:string-value="91.67%" calcext:value-type="string">
            <text:p>91.67%</text:p>
          </table:table-cell>
          <table:table-cell table:style-name="ce4" table:formula="of:=[.D103]" office:value-type="string" office:string-value="87.25" calcext:value-type="string">
            <text:p>87.25</text:p>
          </table:table-cell>
          <table:table-cell table:number-columns-repeated="1017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Emanuel</text:p>
          </table:table-cell>
          <table:table-cell table:style-name="ce1" office:value-type="string" calcext:value-type="string">
            <text:p>Bass</text:p>
          </table:table-cell>
          <table:table-cell table:style-name="ce2" table:formula="of:=VLOOKUP([.A$1:.A$1048576];[$HomeWork.A$1:.P$1048576];16)" office:value-type="string" office:string-value="83.58" calcext:value-type="string">
            <text:p>83.58</text:p>
          </table:table-cell>
          <table:table-cell table:formula="of:=INDEX([.$J$2:.$J$13];MATCH([.D104];[.$K$2:.$K$13];1))" office:value-type="string" office:string-value="" calcext:value-type="error">
            <text:p>#N/A</text:p>
          </table:table-cell>
          <table:table-cell table:style-name="ce3" table:formula="of:=VLOOKUP([.A$1:.A$1048576];[$Attendance.$A103:.$AMJ1102];18)" office:value-type="string" office:string-value="91.67%" calcext:value-type="string">
            <text:p>91.67%</text:p>
          </table:table-cell>
          <table:table-cell table:style-name="ce4" table:formula="of:=[.D104]" office:value-type="string" office:string-value="83.58" calcext:value-type="string">
            <text:p>83.58</text:p>
          </table:table-cell>
          <table:table-cell table:number-columns-repeated="1017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nrique</text:p>
          </table:table-cell>
          <table:table-cell table:style-name="ce1" office:value-type="string" calcext:value-type="string">
            <text:p>Barnes</text:p>
          </table:table-cell>
          <table:table-cell table:style-name="ce2" table:formula="of:=VLOOKUP([.A$1:.A$1048576];[$HomeWork.A$1:.P$1048576];16)" office:value-type="string" office:string-value="85.25" calcext:value-type="string">
            <text:p>85.25</text:p>
          </table:table-cell>
          <table:table-cell table:formula="of:=INDEX([.$J$2:.$J$13];MATCH([.D105];[.$K$2:.$K$13];1))" office:value-type="string" office:string-value="" calcext:value-type="error">
            <text:p>#N/A</text:p>
          </table:table-cell>
          <table:table-cell table:style-name="ce3" table:formula="of:=VLOOKUP([.A$1:.A$1048576];[$Attendance.$A104:.$AMJ1103];18)" office:value-type="string" office:string-value="91.67%" calcext:value-type="string">
            <text:p>91.67%</text:p>
          </table:table-cell>
          <table:table-cell table:style-name="ce4" table:formula="of:=[.D105]" office:value-type="string" office:string-value="85.25" calcext:value-type="string">
            <text:p>85.25</text:p>
          </table:table-cell>
          <table:table-cell table:number-columns-repeated="1017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pifania</text:p>
          </table:table-cell>
          <table:table-cell table:style-name="ce1" office:value-type="string" calcext:value-type="string">
            <text:p>Fink</text:p>
          </table:table-cell>
          <table:table-cell table:style-name="ce2" table:formula="of:=VLOOKUP([.A$1:.A$1048576];[$HomeWork.A$1:.P$1048576];16)" office:value-type="string" office:string-value="77.75" calcext:value-type="string">
            <text:p>77.75</text:p>
          </table:table-cell>
          <table:table-cell table:formula="of:=INDEX([.$J$2:.$J$13];MATCH([.D106];[.$K$2:.$K$13];1))" office:value-type="string" office:string-value="" calcext:value-type="error">
            <text:p>#N/A</text:p>
          </table:table-cell>
          <table:table-cell table:style-name="ce3" table:formula="of:=VLOOKUP([.A$1:.A$1048576];[$Attendance.$A105:.$AMJ1104];18)" office:value-type="string" office:string-value="91.67%" calcext:value-type="string">
            <text:p>91.67%</text:p>
          </table:table-cell>
          <table:table-cell table:style-name="ce4" table:formula="of:=[.D106]" office:value-type="string" office:string-value="77.75" calcext:value-type="string">
            <text:p>77.75</text:p>
          </table:table-cell>
          <table:table-cell table:number-columns-repeated="1017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Ernest</text:p>
          </table:table-cell>
          <table:table-cell table:style-name="ce1" office:value-type="string" calcext:value-type="string">
            <text:p>Griffith</text:p>
          </table:table-cell>
          <table:table-cell table:style-name="ce2" table:formula="of:=VLOOKUP([.A$1:.A$1048576];[$HomeWork.A$1:.P$1048576];16)" office:value-type="string" office:string-value="88.83" calcext:value-type="string">
            <text:p>88.83</text:p>
          </table:table-cell>
          <table:table-cell table:formula="of:=INDEX([.$J$2:.$J$13];MATCH([.D107];[.$K$2:.$K$13];1))" office:value-type="string" office:string-value="" calcext:value-type="error">
            <text:p>#N/A</text:p>
          </table:table-cell>
          <table:table-cell table:style-name="ce3" table:formula="of:=VLOOKUP([.A$1:.A$1048576];[$Attendance.$A106:.$AMJ1105];18)" office:value-type="string" office:string-value="100.00%" calcext:value-type="string">
            <text:p>100.00%</text:p>
          </table:table-cell>
          <table:table-cell table:style-name="ce4" table:formula="of:=[.D107]" office:value-type="string" office:string-value="88.83" calcext:value-type="string">
            <text:p>88.83</text:p>
          </table:table-cell>
          <table:table-cell table:number-columns-repeated="1017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ryn</text:p>
          </table:table-cell>
          <table:table-cell table:style-name="ce1" office:value-type="string" calcext:value-type="string">
            <text:p>Gillen</text:p>
          </table:table-cell>
          <table:table-cell table:style-name="ce2" table:formula="of:=VLOOKUP([.A$1:.A$1048576];[$HomeWork.A$1:.P$1048576];16)" office:value-type="string" office:string-value="82.17" calcext:value-type="string">
            <text:p>82.17</text:p>
          </table:table-cell>
          <table:table-cell table:formula="of:=INDEX([.$J$2:.$J$13];MATCH([.D108];[.$K$2:.$K$13];1))" office:value-type="string" office:string-value="" calcext:value-type="error">
            <text:p>#N/A</text:p>
          </table:table-cell>
          <table:table-cell table:style-name="ce3" table:formula="of:=VLOOKUP([.A$1:.A$1048576];[$Attendance.$A107:.$AMJ1106];18)" office:value-type="string" office:string-value="83.33%" calcext:value-type="string">
            <text:p>83.33%</text:p>
          </table:table-cell>
          <table:table-cell table:style-name="ce4" table:formula="of:=[.D108]" office:value-type="string" office:string-value="82.17" calcext:value-type="string">
            <text:p>82.17</text:p>
          </table:table-cell>
          <table:table-cell table:number-columns-repeated="1017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Eunice</text:p>
          </table:table-cell>
          <table:table-cell table:style-name="ce1" office:value-type="string" calcext:value-type="string">
            <text:p>Burgess</text:p>
          </table:table-cell>
          <table:table-cell table:style-name="ce2" table:formula="of:=VLOOKUP([.A$1:.A$1048576];[$HomeWork.A$1:.P$1048576];16)" office:value-type="string" office:string-value="82.75" calcext:value-type="string">
            <text:p>82.75</text:p>
          </table:table-cell>
          <table:table-cell table:formula="of:=INDEX([.$J$2:.$J$13];MATCH([.D109];[.$K$2:.$K$13];1))" office:value-type="string" office:string-value="" calcext:value-type="error">
            <text:p>#N/A</text:p>
          </table:table-cell>
          <table:table-cell table:style-name="ce3" table:formula="of:=VLOOKUP([.A$1:.A$1048576];[$Attendance.$A108:.$AMJ1107];18)" office:value-type="string" office:string-value="91.67%" calcext:value-type="string">
            <text:p>91.67%</text:p>
          </table:table-cell>
          <table:table-cell table:style-name="ce4" table:formula="of:=[.D109]" office:value-type="string" office:string-value="82.75" calcext:value-type="string">
            <text:p>82.75</text:p>
          </table:table-cell>
          <table:table-cell table:number-columns-repeated="1017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Faith</text:p>
          </table:table-cell>
          <table:table-cell table:style-name="ce1" office:value-type="string" calcext:value-type="string">
            <text:p>Gill</text:p>
          </table:table-cell>
          <table:table-cell table:style-name="ce2" table:formula="of:=VLOOKUP([.A$1:.A$1048576];[$HomeWork.A$1:.P$1048576];16)" office:value-type="string" office:string-value="82.83" calcext:value-type="string">
            <text:p>82.83</text:p>
          </table:table-cell>
          <table:table-cell table:formula="of:=INDEX([.$J$2:.$J$13];MATCH([.D110];[.$K$2:.$K$13];1))" office:value-type="string" office:string-value="" calcext:value-type="error">
            <text:p>#N/A</text:p>
          </table:table-cell>
          <table:table-cell table:style-name="ce3" table:formula="of:=VLOOKUP([.A$1:.A$1048576];[$Attendance.$A109:.$AMJ1108];18)" office:value-type="string" office:string-value="83.33%" calcext:value-type="string">
            <text:p>83.33%</text:p>
          </table:table-cell>
          <table:table-cell table:style-name="ce4" table:formula="of:=[.D110]" office:value-type="string" office:string-value="82.83" calcext:value-type="string">
            <text:p>82.83</text:p>
          </table:table-cell>
          <table:table-cell table:number-columns-repeated="1017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Felix</text:p>
          </table:table-cell>
          <table:table-cell table:style-name="ce1" office:value-type="string" calcext:value-type="string">
            <text:p>Reese</text:p>
          </table:table-cell>
          <table:table-cell table:style-name="ce2" table:formula="of:=VLOOKUP([.A$1:.A$1048576];[$HomeWork.A$1:.P$1048576];16)" office:value-type="string" office:string-value="88.17" calcext:value-type="string">
            <text:p>88.17</text:p>
          </table:table-cell>
          <table:table-cell table:formula="of:=INDEX([.$J$2:.$J$13];MATCH([.D111];[.$K$2:.$K$13];1))" office:value-type="string" office:string-value="" calcext:value-type="error">
            <text:p>#N/A</text:p>
          </table:table-cell>
          <table:table-cell table:style-name="ce3" table:formula="of:=VLOOKUP([.A$1:.A$1048576];[$Attendance.$A110:.$AMJ1109];18)" office:value-type="string" office:string-value="91.67%" calcext:value-type="string">
            <text:p>91.67%</text:p>
          </table:table-cell>
          <table:table-cell table:style-name="ce4" table:formula="of:=[.D111]" office:value-type="string" office:string-value="88.17" calcext:value-type="string">
            <text:p>88.17</text:p>
          </table:table-cell>
          <table:table-cell table:number-columns-repeated="1017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Floyd</text:p>
          </table:table-cell>
          <table:table-cell table:style-name="ce1" office:value-type="string" calcext:value-type="string">
            <text:p>Gardner</text:p>
          </table:table-cell>
          <table:table-cell table:style-name="ce2" table:formula="of:=VLOOKUP([.A$1:.A$1048576];[$HomeWork.A$1:.P$1048576];16)" office:value-type="string" office:string-value="85.83" calcext:value-type="string">
            <text:p>85.83</text:p>
          </table:table-cell>
          <table:table-cell table:formula="of:=INDEX([.$J$2:.$J$13];MATCH([.D112];[.$K$2:.$K$13];1))" office:value-type="string" office:string-value="" calcext:value-type="error">
            <text:p>#N/A</text:p>
          </table:table-cell>
          <table:table-cell table:style-name="ce3" table:formula="of:=VLOOKUP([.A$1:.A$1048576];[$Attendance.$A111:.$AMJ1110];18)" office:value-type="string" office:string-value="91.67%" calcext:value-type="string">
            <text:p>91.67%</text:p>
          </table:table-cell>
          <table:table-cell table:style-name="ce4" table:formula="of:=[.D112]" office:value-type="string" office:string-value="85.83" calcext:value-type="string">
            <text:p>85.83</text:p>
          </table:table-cell>
          <table:table-cell table:number-columns-repeated="1017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Francene</text:p>
          </table:table-cell>
          <table:table-cell table:style-name="ce1" office:value-type="string" calcext:value-type="string">
            <text:p>Lackey</text:p>
          </table:table-cell>
          <table:table-cell table:style-name="ce2" table:formula="of:=VLOOKUP([.A$1:.A$1048576];[$HomeWork.A$1:.P$1048576];16)" office:value-type="string" office:string-value="82.08" calcext:value-type="string">
            <text:p>82.08</text:p>
          </table:table-cell>
          <table:table-cell table:formula="of:=INDEX([.$J$2:.$J$13];MATCH([.D113];[.$K$2:.$K$13];1))" office:value-type="string" office:string-value="" calcext:value-type="error">
            <text:p>#N/A</text:p>
          </table:table-cell>
          <table:table-cell table:style-name="ce3" table:formula="of:=VLOOKUP([.A$1:.A$1048576];[$Attendance.$A112:.$AMJ1111];18)" office:value-type="string" office:string-value="91.67%" calcext:value-type="string">
            <text:p>91.67%</text:p>
          </table:table-cell>
          <table:table-cell table:style-name="ce4" table:formula="of:=[.D113]" office:value-type="string" office:string-value="82.08" calcext:value-type="string">
            <text:p>82.08</text:p>
          </table:table-cell>
          <table:table-cell table:number-columns-repeated="1017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Francisco</text:p>
          </table:table-cell>
          <table:table-cell table:style-name="ce1" office:value-type="string" calcext:value-type="string">
            <text:p>Parker</text:p>
          </table:table-cell>
          <table:table-cell table:style-name="ce2" table:formula="of:=VLOOKUP([.A$1:.A$1048576];[$HomeWork.A$1:.P$1048576];16)" office:value-type="string" office:string-value="91.42" calcext:value-type="string">
            <text:p>91.42</text:p>
          </table:table-cell>
          <table:table-cell table:formula="of:=INDEX([.$J$2:.$J$13];MATCH([.D114];[.$K$2:.$K$13];1))" office:value-type="string" office:string-value="" calcext:value-type="error">
            <text:p>#N/A</text:p>
          </table:table-cell>
          <table:table-cell table:style-name="ce3" table:formula="of:=VLOOKUP([.A$1:.A$1048576];[$Attendance.$A113:.$AMJ1112];18)" office:value-type="string" office:string-value="91.67%" calcext:value-type="string">
            <text:p>91.67%</text:p>
          </table:table-cell>
          <table:table-cell table:style-name="ce4" table:formula="of:=[.D114]" office:value-type="string" office:string-value="91.42" calcext:value-type="string">
            <text:p>91.42</text:p>
          </table:table-cell>
          <table:table-cell table:number-columns-repeated="1017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Pratt</text:p>
          </table:table-cell>
          <table:table-cell table:style-name="ce2" table:formula="of:=VLOOKUP([.A$1:.A$1048576];[$HomeWork.A$1:.P$1048576];16)" office:value-type="string" office:string-value="80.83" calcext:value-type="string">
            <text:p>80.83</text:p>
          </table:table-cell>
          <table:table-cell table:formula="of:=INDEX([.$J$2:.$J$13];MATCH([.D115];[.$K$2:.$K$13];1))" office:value-type="string" office:string-value="" calcext:value-type="error">
            <text:p>#N/A</text:p>
          </table:table-cell>
          <table:table-cell table:style-name="ce3" table:formula="of:=VLOOKUP([.A$1:.A$1048576];[$Attendance.$A114:.$AMJ1113];18)" office:value-type="string" office:string-value="91.67%" calcext:value-type="string">
            <text:p>91.67%</text:p>
          </table:table-cell>
          <table:table-cell table:style-name="ce4" table:formula="of:=[.D115]" office:value-type="string" office:string-value="80.83" calcext:value-type="string">
            <text:p>80.83</text:p>
          </table:table-cell>
          <table:table-cell table:number-columns-repeated="1017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Gail</text:p>
          </table:table-cell>
          <table:table-cell table:style-name="ce1" office:value-type="string" calcext:value-type="string">
            <text:p>Hill</text:p>
          </table:table-cell>
          <table:table-cell table:style-name="ce2" table:formula="of:=VLOOKUP([.A$1:.A$1048576];[$HomeWork.A$1:.P$1048576];16)" office:value-type="string" office:string-value="80.25" calcext:value-type="string">
            <text:p>80.25</text:p>
          </table:table-cell>
          <table:table-cell table:formula="of:=INDEX([.$J$2:.$J$13];MATCH([.D116];[.$K$2:.$K$13];1))" office:value-type="string" office:string-value="" calcext:value-type="error">
            <text:p>#N/A</text:p>
          </table:table-cell>
          <table:table-cell table:style-name="ce3" table:formula="of:=VLOOKUP([.A$1:.A$1048576];[$Attendance.$A115:.$AMJ1114];18)" office:value-type="string" office:string-value="91.67%" calcext:value-type="string">
            <text:p>91.67%</text:p>
          </table:table-cell>
          <table:table-cell table:style-name="ce4" table:formula="of:=[.D116]" office:value-type="string" office:string-value="80.25" calcext:value-type="string">
            <text:p>80.25</text:p>
          </table:table-cell>
          <table:table-cell table:number-columns-repeated="1017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Garfield</text:p>
          </table:table-cell>
          <table:table-cell table:style-name="ce1" office:value-type="string" calcext:value-type="string">
            <text:p>Batten</text:p>
          </table:table-cell>
          <table:table-cell table:style-name="ce2" table:formula="of:=VLOOKUP([.A$1:.A$1048576];[$HomeWork.A$1:.P$1048576];16)" office:value-type="string" office:string-value="82.83" calcext:value-type="string">
            <text:p>82.83</text:p>
          </table:table-cell>
          <table:table-cell table:formula="of:=INDEX([.$J$2:.$J$13];MATCH([.D117];[.$K$2:.$K$13];1))" office:value-type="string" office:string-value="" calcext:value-type="error">
            <text:p>#N/A</text:p>
          </table:table-cell>
          <table:table-cell table:style-name="ce3" table:formula="of:=VLOOKUP([.A$1:.A$1048576];[$Attendance.$A116:.$AMJ1115];18)" office:value-type="string" office:string-value="91.67%" calcext:value-type="string">
            <text:p>91.67%</text:p>
          </table:table-cell>
          <table:table-cell table:style-name="ce4" table:formula="of:=[.D117]" office:value-type="string" office:string-value="82.83" calcext:value-type="string">
            <text:p>82.83</text:p>
          </table:table-cell>
          <table:table-cell table:number-columns-repeated="1017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Garry</text:p>
          </table:table-cell>
          <table:table-cell table:style-name="ce1" office:value-type="string" calcext:value-type="string">
            <text:p>Young</text:p>
          </table:table-cell>
          <table:table-cell table:style-name="ce2" table:formula="of:=VLOOKUP([.A$1:.A$1048576];[$HomeWork.A$1:.P$1048576];16)" office:value-type="string" office:string-value="82.17" calcext:value-type="string">
            <text:p>82.17</text:p>
          </table:table-cell>
          <table:table-cell table:formula="of:=INDEX([.$J$2:.$J$13];MATCH([.D118];[.$K$2:.$K$13];1))" office:value-type="string" office:string-value="" calcext:value-type="error">
            <text:p>#N/A</text:p>
          </table:table-cell>
          <table:table-cell table:style-name="ce3" table:formula="of:=VLOOKUP([.A$1:.A$1048576];[$Attendance.$A117:.$AMJ1116];18)" office:value-type="string" office:string-value="91.67%" calcext:value-type="string">
            <text:p>91.67%</text:p>
          </table:table-cell>
          <table:table-cell table:style-name="ce4" table:formula="of:=[.D118]" office:value-type="string" office:string-value="82.17" calcext:value-type="string">
            <text:p>82.17</text:p>
          </table:table-cell>
          <table:table-cell table:number-columns-repeated="1017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Gay</text:p>
          </table:table-cell>
          <table:table-cell table:style-name="ce1" office:value-type="string" calcext:value-type="string">
            <text:p>Alaniz</text:p>
          </table:table-cell>
          <table:table-cell table:style-name="ce2" table:formula="of:=VLOOKUP([.A$1:.A$1048576];[$HomeWork.A$1:.P$1048576];16)" office:value-type="string" office:string-value="88.83" calcext:value-type="string">
            <text:p>88.83</text:p>
          </table:table-cell>
          <table:table-cell table:formula="of:=INDEX([.$J$2:.$J$13];MATCH([.D119];[.$K$2:.$K$13];1))" office:value-type="string" office:string-value="" calcext:value-type="error">
            <text:p>#N/A</text:p>
          </table:table-cell>
          <table:table-cell table:style-name="ce3" table:formula="of:=VLOOKUP([.A$1:.A$1048576];[$Attendance.$A118:.$AMJ1117];18)" office:value-type="string" office:string-value="83.33%" calcext:value-type="string">
            <text:p>83.33%</text:p>
          </table:table-cell>
          <table:table-cell table:style-name="ce4" table:formula="of:=[.D119]" office:value-type="string" office:string-value="88.83" calcext:value-type="string">
            <text:p>88.83</text:p>
          </table:table-cell>
          <table:table-cell table:number-columns-repeated="1017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Genesis</text:p>
          </table:table-cell>
          <table:table-cell table:style-name="ce1" office:value-type="string" calcext:value-type="string">
            <text:p>Dorsey</text:p>
          </table:table-cell>
          <table:table-cell table:style-name="ce2" table:formula="of:=VLOOKUP([.A$1:.A$1048576];[$HomeWork.A$1:.P$1048576];16)" office:value-type="string" office:string-value="89.67" calcext:value-type="string">
            <text:p>89.67</text:p>
          </table:table-cell>
          <table:table-cell table:formula="of:=INDEX([.$J$2:.$J$13];MATCH([.D120];[.$K$2:.$K$13];1))" office:value-type="string" office:string-value="" calcext:value-type="error">
            <text:p>#N/A</text:p>
          </table:table-cell>
          <table:table-cell table:style-name="ce3" table:formula="of:=VLOOKUP([.A$1:.A$1048576];[$Attendance.$A119:.$AMJ1118];18)" office:value-type="string" office:string-value="91.67%" calcext:value-type="string">
            <text:p>91.67%</text:p>
          </table:table-cell>
          <table:table-cell table:style-name="ce4" table:formula="of:=[.D120]" office:value-type="string" office:string-value="89.67" calcext:value-type="string">
            <text:p>89.67</text:p>
          </table:table-cell>
          <table:table-cell table:number-columns-repeated="1017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Geneva</text:p>
          </table:table-cell>
          <table:table-cell table:style-name="ce1" office:value-type="string" calcext:value-type="string">
            <text:p>Moody</text:p>
          </table:table-cell>
          <table:table-cell table:style-name="ce2" table:formula="of:=VLOOKUP([.A$1:.A$1048576];[$HomeWork.A$1:.P$1048576];16)" office:value-type="string" office:string-value="86.33" calcext:value-type="string">
            <text:p>86.33</text:p>
          </table:table-cell>
          <table:table-cell table:formula="of:=INDEX([.$J$2:.$J$13];MATCH([.D121];[.$K$2:.$K$13];1))" office:value-type="string" office:string-value="" calcext:value-type="error">
            <text:p>#N/A</text:p>
          </table:table-cell>
          <table:table-cell table:style-name="ce3" table:formula="of:=VLOOKUP([.A$1:.A$1048576];[$Attendance.$A120:.$AMJ1119];18)" office:value-type="string" office:string-value="91.67%" calcext:value-type="string">
            <text:p>91.67%</text:p>
          </table:table-cell>
          <table:table-cell table:style-name="ce4" table:formula="of:=[.D121]" office:value-type="string" office:string-value="86.33" calcext:value-type="string">
            <text:p>86.33</text:p>
          </table:table-cell>
          <table:table-cell table:number-columns-repeated="1017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Gilbert</text:p>
          </table:table-cell>
          <table:table-cell table:style-name="ce1" office:value-type="string" calcext:value-type="string">
            <text:p>Stevens</text:p>
          </table:table-cell>
          <table:table-cell table:style-name="ce2" table:formula="of:=VLOOKUP([.A$1:.A$1048576];[$HomeWork.A$1:.P$1048576];16)" office:value-type="string" office:string-value="78.50" calcext:value-type="string">
            <text:p>78.50</text:p>
          </table:table-cell>
          <table:table-cell table:formula="of:=INDEX([.$J$2:.$J$13];MATCH([.D122];[.$K$2:.$K$13];1))" office:value-type="string" office:string-value="" calcext:value-type="error">
            <text:p>#N/A</text:p>
          </table:table-cell>
          <table:table-cell table:style-name="ce3" table:formula="of:=VLOOKUP([.A$1:.A$1048576];[$Attendance.$A121:.$AMJ1120];18)" office:value-type="string" office:string-value="91.67%" calcext:value-type="string">
            <text:p>91.67%</text:p>
          </table:table-cell>
          <table:table-cell table:style-name="ce4" table:formula="of:=[.D122]" office:value-type="string" office:string-value="78.50" calcext:value-type="string">
            <text:p>78.50</text:p>
          </table:table-cell>
          <table:table-cell table:number-columns-repeated="1017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Gilberto</text:p>
          </table:table-cell>
          <table:table-cell table:style-name="ce1" office:value-type="string" calcext:value-type="string">
            <text:p>Murphy</text:p>
          </table:table-cell>
          <table:table-cell table:style-name="ce2" table:formula="of:=VLOOKUP([.A$1:.A$1048576];[$HomeWork.A$1:.P$1048576];16)" office:value-type="string" office:string-value="79.17" calcext:value-type="string">
            <text:p>79.17</text:p>
          </table:table-cell>
          <table:table-cell table:formula="of:=INDEX([.$J$2:.$J$13];MATCH([.D123];[.$K$2:.$K$13];1))" office:value-type="string" office:string-value="" calcext:value-type="error">
            <text:p>#N/A</text:p>
          </table:table-cell>
          <table:table-cell table:style-name="ce3" table:formula="of:=VLOOKUP([.A$1:.A$1048576];[$Attendance.$A122:.$AMJ1121];18)" office:value-type="string" office:string-value="91.67%" calcext:value-type="string">
            <text:p>91.67%</text:p>
          </table:table-cell>
          <table:table-cell table:style-name="ce4" table:formula="of:=[.D123]" office:value-type="string" office:string-value="79.17" calcext:value-type="string">
            <text:p>79.17</text:p>
          </table:table-cell>
          <table:table-cell table:number-columns-repeated="1017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Gina</text:p>
          </table:table-cell>
          <table:table-cell table:style-name="ce1" office:value-type="string" calcext:value-type="string">
            <text:p>Cobb</text:p>
          </table:table-cell>
          <table:table-cell table:style-name="ce2" table:formula="of:=VLOOKUP([.A$1:.A$1048576];[$HomeWork.A$1:.P$1048576];16)" office:value-type="string" office:string-value="83.17" calcext:value-type="string">
            <text:p>83.17</text:p>
          </table:table-cell>
          <table:table-cell table:formula="of:=INDEX([.$J$2:.$J$13];MATCH([.D124];[.$K$2:.$K$13];1))" office:value-type="string" office:string-value="" calcext:value-type="error">
            <text:p>#N/A</text:p>
          </table:table-cell>
          <table:table-cell table:style-name="ce3" table:formula="of:=VLOOKUP([.A$1:.A$1048576];[$Attendance.$A123:.$AMJ1122];18)" office:value-type="string" office:string-value="91.67%" calcext:value-type="string">
            <text:p>91.67%</text:p>
          </table:table-cell>
          <table:table-cell table:style-name="ce4" table:formula="of:=[.D124]" office:value-type="string" office:string-value="83.17" calcext:value-type="string">
            <text:p>83.17</text:p>
          </table:table-cell>
          <table:table-cell table:number-columns-repeated="1017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Glenn</text:p>
          </table:table-cell>
          <table:table-cell table:style-name="ce1" office:value-type="string" calcext:value-type="string">
            <text:p>Stewart</text:p>
          </table:table-cell>
          <table:table-cell table:style-name="ce2" table:formula="of:=VLOOKUP([.A$1:.A$1048576];[$HomeWork.A$1:.P$1048576];16)" office:value-type="string" office:string-value="81.42" calcext:value-type="string">
            <text:p>81.42</text:p>
          </table:table-cell>
          <table:table-cell table:formula="of:=INDEX([.$J$2:.$J$13];MATCH([.D125];[.$K$2:.$K$13];1))" office:value-type="string" office:string-value="" calcext:value-type="error">
            <text:p>#N/A</text:p>
          </table:table-cell>
          <table:table-cell table:style-name="ce3" table:formula="of:=VLOOKUP([.A$1:.A$1048576];[$Attendance.$A124:.$AMJ1123];18)" office:value-type="string" office:string-value="91.67%" calcext:value-type="string">
            <text:p>91.67%</text:p>
          </table:table-cell>
          <table:table-cell table:style-name="ce4" table:formula="of:=[.D125]" office:value-type="string" office:string-value="81.42" calcext:value-type="string">
            <text:p>81.42</text:p>
          </table:table-cell>
          <table:table-cell table:number-columns-repeated="1017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Gwen</text:p>
          </table:table-cell>
          <table:table-cell table:style-name="ce1" office:value-type="string" calcext:value-type="string">
            <text:p>Bowers</text:p>
          </table:table-cell>
          <table:table-cell table:style-name="ce2" table:formula="of:=VLOOKUP([.A$1:.A$1048576];[$HomeWork.A$1:.P$1048576];16)" office:value-type="string" office:string-value="82.67" calcext:value-type="string">
            <text:p>82.67</text:p>
          </table:table-cell>
          <table:table-cell table:formula="of:=INDEX([.$J$2:.$J$13];MATCH([.D126];[.$K$2:.$K$13];1))" office:value-type="string" office:string-value="" calcext:value-type="error">
            <text:p>#N/A</text:p>
          </table:table-cell>
          <table:table-cell table:style-name="ce3" table:formula="of:=VLOOKUP([.A$1:.A$1048576];[$Attendance.$A125:.$AMJ1124];18)" office:value-type="string" office:string-value="91.67%" calcext:value-type="string">
            <text:p>91.67%</text:p>
          </table:table-cell>
          <table:table-cell table:style-name="ce4" table:formula="of:=[.D126]" office:value-type="string" office:string-value="82.67" calcext:value-type="string">
            <text:p>82.67</text:p>
          </table:table-cell>
          <table:table-cell table:number-columns-repeated="1017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Gwendolyn</text:p>
          </table:table-cell>
          <table:table-cell table:style-name="ce1" office:value-type="string" calcext:value-type="string">
            <text:p>Cannon</text:p>
          </table:table-cell>
          <table:table-cell table:style-name="ce2" table:formula="of:=VLOOKUP([.A$1:.A$1048576];[$HomeWork.A$1:.P$1048576];16)" office:value-type="string" office:string-value="77.25" calcext:value-type="string">
            <text:p>77.25</text:p>
          </table:table-cell>
          <table:table-cell table:formula="of:=INDEX([.$J$2:.$J$13];MATCH([.D127];[.$K$2:.$K$13];1))" office:value-type="string" office:string-value="" calcext:value-type="error">
            <text:p>#N/A</text:p>
          </table:table-cell>
          <table:table-cell table:style-name="ce3" table:formula="of:=VLOOKUP([.A$1:.A$1048576];[$Attendance.$A126:.$AMJ1125];18)" office:value-type="string" office:string-value="91.67%" calcext:value-type="string">
            <text:p>91.67%</text:p>
          </table:table-cell>
          <table:table-cell table:style-name="ce4" table:formula="of:=[.D127]" office:value-type="string" office:string-value="77.25" calcext:value-type="string">
            <text:p>77.25</text:p>
          </table:table-cell>
          <table:table-cell table:number-columns-repeated="101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Han</text:p>
          </table:table-cell>
          <table:table-cell table:style-name="ce1" office:value-type="string" calcext:value-type="string">
            <text:p>Wills</text:p>
          </table:table-cell>
          <table:table-cell table:style-name="ce2" table:formula="of:=VLOOKUP([.A$1:.A$1048576];[$HomeWork.A$1:.P$1048576];16)" office:value-type="string" office:string-value="81.08" calcext:value-type="string">
            <text:p>81.08</text:p>
          </table:table-cell>
          <table:table-cell table:formula="of:=INDEX([.$J$2:.$J$13];MATCH([.D128];[.$K$2:.$K$13];1))" office:value-type="string" office:string-value="" calcext:value-type="error">
            <text:p>#N/A</text:p>
          </table:table-cell>
          <table:table-cell table:style-name="ce3" table:formula="of:=VLOOKUP([.A$1:.A$1048576];[$Attendance.$A127:.$AMJ1126];18)" office:value-type="string" office:string-value="91.67%" calcext:value-type="string">
            <text:p>91.67%</text:p>
          </table:table-cell>
          <table:table-cell table:style-name="ce4" table:formula="of:=[.D128]" office:value-type="string" office:string-value="81.08" calcext:value-type="string">
            <text:p>81.08</text:p>
          </table:table-cell>
          <table:table-cell table:number-columns-repeated="1017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Harmony</text:p>
          </table:table-cell>
          <table:table-cell table:style-name="ce1" office:value-type="string" calcext:value-type="string">
            <text:p>Tharp</text:p>
          </table:table-cell>
          <table:table-cell table:style-name="ce2" table:formula="of:=VLOOKUP([.A$1:.A$1048576];[$HomeWork.A$1:.P$1048576];16)" office:value-type="string" office:string-value="76.50" calcext:value-type="string">
            <text:p>76.50</text:p>
          </table:table-cell>
          <table:table-cell table:formula="of:=INDEX([.$J$2:.$J$13];MATCH([.D129];[.$K$2:.$K$13];1))" office:value-type="string" office:string-value="" calcext:value-type="error">
            <text:p>#N/A</text:p>
          </table:table-cell>
          <table:table-cell table:style-name="ce3" table:formula="of:=VLOOKUP([.A$1:.A$1048576];[$Attendance.$A128:.$AMJ1127];18)" office:value-type="string" office:string-value="91.67%" calcext:value-type="string">
            <text:p>91.67%</text:p>
          </table:table-cell>
          <table:table-cell table:style-name="ce4" table:formula="of:=[.D129]" office:value-type="string" office:string-value="76.50" calcext:value-type="string">
            <text:p>76.50</text:p>
          </table:table-cell>
          <table:table-cell table:number-columns-repeated="1017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Hattie</text:p>
          </table:table-cell>
          <table:table-cell table:style-name="ce1" office:value-type="string" calcext:value-type="string">
            <text:p>Mason</text:p>
          </table:table-cell>
          <table:table-cell table:style-name="ce2" table:formula="of:=VLOOKUP([.A$1:.A$1048576];[$HomeWork.A$1:.P$1048576];16)" office:value-type="string" office:string-value="82.00" calcext:value-type="string">
            <text:p>82.00</text:p>
          </table:table-cell>
          <table:table-cell table:formula="of:=INDEX([.$J$2:.$J$13];MATCH([.D130];[.$K$2:.$K$13];1))" office:value-type="string" office:string-value="" calcext:value-type="error">
            <text:p>#N/A</text:p>
          </table:table-cell>
          <table:table-cell table:style-name="ce3" table:formula="of:=VLOOKUP([.A$1:.A$1048576];[$Attendance.$A129:.$AMJ1128];18)" office:value-type="string" office:string-value="91.67%" calcext:value-type="string">
            <text:p>91.67%</text:p>
          </table:table-cell>
          <table:table-cell table:style-name="ce4" table:formula="of:=[.D130]" office:value-type="string" office:string-value="82.00" calcext:value-type="string">
            <text:p>82.00</text:p>
          </table:table-cell>
          <table:table-cell table:number-columns-repeated="1017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Heather</text:p>
          </table:table-cell>
          <table:table-cell table:style-name="ce1" office:value-type="string" calcext:value-type="string">
            <text:p>Henderson</text:p>
          </table:table-cell>
          <table:table-cell table:style-name="ce2" table:formula="of:=VLOOKUP([.A$1:.A$1048576];[$HomeWork.A$1:.P$1048576];16)" office:value-type="string" office:string-value="80.92" calcext:value-type="string">
            <text:p>80.92</text:p>
          </table:table-cell>
          <table:table-cell table:formula="of:=INDEX([.$J$2:.$J$13];MATCH([.D131];[.$K$2:.$K$13];1))" office:value-type="string" office:string-value="" calcext:value-type="error">
            <text:p>#N/A</text:p>
          </table:table-cell>
          <table:table-cell table:style-name="ce3" table:formula="of:=VLOOKUP([.A$1:.A$1048576];[$Attendance.$A130:.$AMJ1129];18)" office:value-type="string" office:string-value="91.67%" calcext:value-type="string">
            <text:p>91.67%</text:p>
          </table:table-cell>
          <table:table-cell table:style-name="ce4" table:formula="of:=[.D131]" office:value-type="string" office:string-value="80.92" calcext:value-type="string">
            <text:p>80.92</text:p>
          </table:table-cell>
          <table:table-cell table:number-columns-repeated="1017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Hugh</text:p>
          </table:table-cell>
          <table:table-cell table:style-name="ce1" office:value-type="string" calcext:value-type="string">
            <text:p>Rice</text:p>
          </table:table-cell>
          <table:table-cell table:style-name="ce2" table:formula="of:=VLOOKUP([.A$1:.A$1048576];[$HomeWork.A$1:.P$1048576];16)" office:value-type="string" office:string-value="77.75" calcext:value-type="string">
            <text:p>77.75</text:p>
          </table:table-cell>
          <table:table-cell table:formula="of:=INDEX([.$J$2:.$J$13];MATCH([.D132];[.$K$2:.$K$13];1))" office:value-type="string" office:string-value="" calcext:value-type="error">
            <text:p>#N/A</text:p>
          </table:table-cell>
          <table:table-cell table:style-name="ce3" table:formula="of:=VLOOKUP([.A$1:.A$1048576];[$Attendance.$A131:.$AMJ1130];18)" office:value-type="string" office:string-value="91.67%" calcext:value-type="string">
            <text:p>91.67%</text:p>
          </table:table-cell>
          <table:table-cell table:style-name="ce4" table:formula="of:=[.D132]" office:value-type="string" office:string-value="77.75" calcext:value-type="string">
            <text:p>77.75</text:p>
          </table:table-cell>
          <table:table-cell table:number-columns-repeated="1017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Ima</text:p>
          </table:table-cell>
          <table:table-cell table:style-name="ce1" office:value-type="string" calcext:value-type="string">
            <text:p>Almond</text:p>
          </table:table-cell>
          <table:table-cell table:style-name="ce2" table:formula="of:=VLOOKUP([.A$1:.A$1048576];[$HomeWork.A$1:.P$1048576];16)" office:value-type="string" office:string-value="83.42" calcext:value-type="string">
            <text:p>83.42</text:p>
          </table:table-cell>
          <table:table-cell table:formula="of:=INDEX([.$J$2:.$J$13];MATCH([.D133];[.$K$2:.$K$13];1))" office:value-type="string" office:string-value="" calcext:value-type="error">
            <text:p>#N/A</text:p>
          </table:table-cell>
          <table:table-cell table:style-name="ce3" table:formula="of:=VLOOKUP([.A$1:.A$1048576];[$Attendance.$A132:.$AMJ1131];18)" office:value-type="string" office:string-value="91.67%" calcext:value-type="string">
            <text:p>91.67%</text:p>
          </table:table-cell>
          <table:table-cell table:style-name="ce4" table:formula="of:=[.D133]" office:value-type="string" office:string-value="83.42" calcext:value-type="string">
            <text:p>83.42</text:p>
          </table:table-cell>
          <table:table-cell table:number-columns-repeated="1017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Irvin</text:p>
          </table:table-cell>
          <table:table-cell table:style-name="ce1" office:value-type="string" calcext:value-type="string">
            <text:p>Morrison</text:p>
          </table:table-cell>
          <table:table-cell table:style-name="ce2" table:formula="of:=VLOOKUP([.A$1:.A$1048576];[$HomeWork.A$1:.P$1048576];16)" office:value-type="string" office:string-value="77.67" calcext:value-type="string">
            <text:p>77.67</text:p>
          </table:table-cell>
          <table:table-cell table:formula="of:=INDEX([.$J$2:.$J$13];MATCH([.D134];[.$K$2:.$K$13];1))" office:value-type="string" office:string-value="" calcext:value-type="error">
            <text:p>#N/A</text:p>
          </table:table-cell>
          <table:table-cell table:style-name="ce3" table:formula="of:=VLOOKUP([.A$1:.A$1048576];[$Attendance.$A133:.$AMJ1132];18)" office:value-type="string" office:string-value="91.67%" calcext:value-type="string">
            <text:p>91.67%</text:p>
          </table:table-cell>
          <table:table-cell table:style-name="ce4" table:formula="of:=[.D134]" office:value-type="string" office:string-value="77.67" calcext:value-type="string">
            <text:p>77.67</text:p>
          </table:table-cell>
          <table:table-cell table:number-columns-repeated="1017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Jackeline</text:p>
          </table:table-cell>
          <table:table-cell table:style-name="ce1" office:value-type="string" calcext:value-type="string">
            <text:p>Trapp</text:p>
          </table:table-cell>
          <table:table-cell table:style-name="ce2" table:formula="of:=VLOOKUP([.A$1:.A$1048576];[$HomeWork.A$1:.P$1048576];16)" office:value-type="string" office:string-value="81.33" calcext:value-type="string">
            <text:p>81.33</text:p>
          </table:table-cell>
          <table:table-cell table:formula="of:=INDEX([.$J$2:.$J$13];MATCH([.D135];[.$K$2:.$K$13];1))" office:value-type="string" office:string-value="" calcext:value-type="error">
            <text:p>#N/A</text:p>
          </table:table-cell>
          <table:table-cell table:style-name="ce3" table:formula="of:=VLOOKUP([.A$1:.A$1048576];[$Attendance.$A134:.$AMJ1133];18)" office:value-type="string" office:string-value="91.67%" calcext:value-type="string">
            <text:p>91.67%</text:p>
          </table:table-cell>
          <table:table-cell table:style-name="ce4" table:formula="of:=[.D135]" office:value-type="string" office:string-value="81.33" calcext:value-type="string">
            <text:p>81.33</text:p>
          </table:table-cell>
          <table:table-cell table:number-columns-repeated="1017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Jackie</text:p>
          </table:table-cell>
          <table:table-cell table:style-name="ce1" office:value-type="string" calcext:value-type="string">
            <text:p>Jefferson</text:p>
          </table:table-cell>
          <table:table-cell table:style-name="ce2" table:formula="of:=VLOOKUP([.A$1:.A$1048576];[$HomeWork.A$1:.P$1048576];16)" office:value-type="string" office:string-value="86.75" calcext:value-type="string">
            <text:p>86.75</text:p>
          </table:table-cell>
          <table:table-cell table:formula="of:=INDEX([.$J$2:.$J$13];MATCH([.D136];[.$K$2:.$K$13];1))" office:value-type="string" office:string-value="" calcext:value-type="error">
            <text:p>#N/A</text:p>
          </table:table-cell>
          <table:table-cell table:style-name="ce3" table:formula="of:=VLOOKUP([.A$1:.A$1048576];[$Attendance.$A135:.$AMJ1134];18)" office:value-type="string" office:string-value="91.67%" calcext:value-type="string">
            <text:p>91.67%</text:p>
          </table:table-cell>
          <table:table-cell table:style-name="ce4" table:formula="of:=[.D136]" office:value-type="string" office:string-value="86.75" calcext:value-type="string">
            <text:p>86.75</text:p>
          </table:table-cell>
          <table:table-cell table:number-columns-repeated="1017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Jade</text:p>
          </table:table-cell>
          <table:table-cell table:style-name="ce1" office:value-type="string" calcext:value-type="string">
            <text:p>Caro</text:p>
          </table:table-cell>
          <table:table-cell table:style-name="ce2" table:formula="of:=VLOOKUP([.A$1:.A$1048576];[$HomeWork.A$1:.P$1048576];16)" office:value-type="string" office:string-value="81.08" calcext:value-type="string">
            <text:p>81.08</text:p>
          </table:table-cell>
          <table:table-cell table:formula="of:=INDEX([.$J$2:.$J$13];MATCH([.D137];[.$K$2:.$K$13];1))" office:value-type="string" office:string-value="" calcext:value-type="error">
            <text:p>#N/A</text:p>
          </table:table-cell>
          <table:table-cell table:style-name="ce3" table:formula="of:=VLOOKUP([.A$1:.A$1048576];[$Attendance.$A136:.$AMJ1135];18)" office:value-type="string" office:string-value="91.67%" calcext:value-type="string">
            <text:p>91.67%</text:p>
          </table:table-cell>
          <table:table-cell table:style-name="ce4" table:formula="of:=[.D137]" office:value-type="string" office:string-value="81.08" calcext:value-type="string">
            <text:p>81.08</text:p>
          </table:table-cell>
          <table:table-cell table:number-columns-repeated="1017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Jaime</text:p>
          </table:table-cell>
          <table:table-cell table:style-name="ce1" office:value-type="string" calcext:value-type="string">
            <text:p>Jordan</text:p>
          </table:table-cell>
          <table:table-cell table:style-name="ce2" table:formula="of:=VLOOKUP([.A$1:.A$1048576];[$HomeWork.A$1:.P$1048576];16)" office:value-type="string" office:string-value="87.00" calcext:value-type="string">
            <text:p>87.00</text:p>
          </table:table-cell>
          <table:table-cell table:formula="of:=INDEX([.$J$2:.$J$13];MATCH([.D138];[.$K$2:.$K$13];1))" office:value-type="string" office:string-value="" calcext:value-type="error">
            <text:p>#N/A</text:p>
          </table:table-cell>
          <table:table-cell table:style-name="ce3" table:formula="of:=VLOOKUP([.A$1:.A$1048576];[$Attendance.$A137:.$AMJ1136];18)" office:value-type="string" office:string-value="91.67%" calcext:value-type="string">
            <text:p>91.67%</text:p>
          </table:table-cell>
          <table:table-cell table:style-name="ce4" table:formula="of:=[.D138]" office:value-type="string" office:string-value="87.00" calcext:value-type="string">
            <text:p>87.00</text:p>
          </table:table-cell>
          <table:table-cell table:number-columns-repeated="1017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Jamie</text:p>
          </table:table-cell>
          <table:table-cell table:style-name="ce1" office:value-type="string" calcext:value-type="string">
            <text:p>Watts</text:p>
          </table:table-cell>
          <table:table-cell table:style-name="ce2" table:formula="of:=VLOOKUP([.A$1:.A$1048576];[$HomeWork.A$1:.P$1048576];16)" office:value-type="string" office:string-value="86.42" calcext:value-type="string">
            <text:p>86.42</text:p>
          </table:table-cell>
          <table:table-cell table:formula="of:=INDEX([.$J$2:.$J$13];MATCH([.D139];[.$K$2:.$K$13];1))" office:value-type="string" office:string-value="" calcext:value-type="error">
            <text:p>#N/A</text:p>
          </table:table-cell>
          <table:table-cell table:style-name="ce3" table:formula="of:=VLOOKUP([.A$1:.A$1048576];[$Attendance.$A138:.$AMJ1137];18)" office:value-type="string" office:string-value="91.67%" calcext:value-type="string">
            <text:p>91.67%</text:p>
          </table:table-cell>
          <table:table-cell table:style-name="ce4" table:formula="of:=[.D139]" office:value-type="string" office:string-value="86.42" calcext:value-type="string">
            <text:p>86.42</text:p>
          </table:table-cell>
          <table:table-cell table:number-columns-repeated="101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Baldwin</text:p>
          </table:table-cell>
          <table:table-cell table:style-name="ce2" table:formula="of:=VLOOKUP([.A$1:.A$1048576];[$HomeWork.A$1:.P$1048576];16)" office:value-type="string" office:string-value="77.75" calcext:value-type="string">
            <text:p>77.75</text:p>
          </table:table-cell>
          <table:table-cell table:formula="of:=INDEX([.$J$2:.$J$13];MATCH([.D140];[.$K$2:.$K$13];1))" office:value-type="string" office:string-value="" calcext:value-type="error">
            <text:p>#N/A</text:p>
          </table:table-cell>
          <table:table-cell table:style-name="ce3" table:formula="of:=VLOOKUP([.A$1:.A$1048576];[$Attendance.$A139:.$AMJ1138];18)" office:value-type="string" office:string-value="91.67%" calcext:value-type="string">
            <text:p>91.67%</text:p>
          </table:table-cell>
          <table:table-cell table:style-name="ce4" table:formula="of:=[.D140]" office:value-type="string" office:string-value="77.75" calcext:value-type="string">
            <text:p>77.75</text:p>
          </table:table-cell>
          <table:table-cell table:number-columns-repeated="1017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Jared</text:p>
          </table:table-cell>
          <table:table-cell table:style-name="ce1" office:value-type="string" calcext:value-type="string">
            <text:p>Walsh</text:p>
          </table:table-cell>
          <table:table-cell table:style-name="ce2" table:formula="of:=VLOOKUP([.A$1:.A$1048576];[$HomeWork.A$1:.P$1048576];16)" office:value-type="string" office:string-value="73.33" calcext:value-type="string">
            <text:p>73.33</text:p>
          </table:table-cell>
          <table:table-cell table:formula="of:=INDEX([.$J$2:.$J$13];MATCH([.D141];[.$K$2:.$K$13];1))" office:value-type="string" office:string-value="" calcext:value-type="error">
            <text:p>#N/A</text:p>
          </table:table-cell>
          <table:table-cell table:style-name="ce3" table:formula="of:=VLOOKUP([.A$1:.A$1048576];[$Attendance.$A140:.$AMJ1139];18)" office:value-type="string" office:string-value="91.67%" calcext:value-type="string">
            <text:p>91.67%</text:p>
          </table:table-cell>
          <table:table-cell table:style-name="ce4" table:formula="of:=[.D141]" office:value-type="string" office:string-value="73.33" calcext:value-type="string">
            <text:p>73.33</text:p>
          </table:table-cell>
          <table:table-cell table:number-columns-repeated="1017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Javier</text:p>
          </table:table-cell>
          <table:table-cell table:style-name="ce1" office:value-type="string" calcext:value-type="string">
            <text:p>Oliver</text:p>
          </table:table-cell>
          <table:table-cell table:style-name="ce2" table:formula="of:=VLOOKUP([.A$1:.A$1048576];[$HomeWork.A$1:.P$1048576];16)" office:value-type="string" office:string-value="78.33" calcext:value-type="string">
            <text:p>78.33</text:p>
          </table:table-cell>
          <table:table-cell table:formula="of:=INDEX([.$J$2:.$J$13];MATCH([.D142];[.$K$2:.$K$13];1))" office:value-type="string" office:string-value="" calcext:value-type="error">
            <text:p>#N/A</text:p>
          </table:table-cell>
          <table:table-cell table:style-name="ce3" table:formula="of:=VLOOKUP([.A$1:.A$1048576];[$Attendance.$A141:.$AMJ1140];18)" office:value-type="string" office:string-value="100.00%" calcext:value-type="string">
            <text:p>100.00%</text:p>
          </table:table-cell>
          <table:table-cell table:style-name="ce4" table:formula="of:=[.D142]" office:value-type="string" office:string-value="78.33" calcext:value-type="string">
            <text:p>78.33</text:p>
          </table:table-cell>
          <table:table-cell table:number-columns-repeated="1017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Brock</text:p>
          </table:table-cell>
          <table:table-cell table:style-name="ce2" table:formula="of:=VLOOKUP([.A$1:.A$1048576];[$HomeWork.A$1:.P$1048576];16)" office:value-type="string" office:string-value="85.83" calcext:value-type="string">
            <text:p>85.83</text:p>
          </table:table-cell>
          <table:table-cell table:formula="of:=INDEX([.$J$2:.$J$13];MATCH([.D143];[.$K$2:.$K$13];1))" office:value-type="string" office:string-value="" calcext:value-type="error">
            <text:p>#N/A</text:p>
          </table:table-cell>
          <table:table-cell table:style-name="ce3" table:formula="of:=VLOOKUP([.A$1:.A$1048576];[$Attendance.$A142:.$AMJ1141];18)" office:value-type="string" office:string-value="83.33%" calcext:value-type="string">
            <text:p>83.33%</text:p>
          </table:table-cell>
          <table:table-cell table:style-name="ce4" table:formula="of:=[.D143]" office:value-type="string" office:string-value="85.83" calcext:value-type="string">
            <text:p>85.83</text:p>
          </table:table-cell>
          <table:table-cell table:number-columns-repeated="1017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Jeanne</text:p>
          </table:table-cell>
          <table:table-cell table:style-name="ce1" office:value-type="string" calcext:value-type="string">
            <text:p>Riley</text:p>
          </table:table-cell>
          <table:table-cell table:style-name="ce2" table:formula="of:=VLOOKUP([.A$1:.A$1048576];[$HomeWork.A$1:.P$1048576];16)" office:value-type="string" office:string-value="86.92" calcext:value-type="string">
            <text:p>86.92</text:p>
          </table:table-cell>
          <table:table-cell table:formula="of:=INDEX([.$J$2:.$J$13];MATCH([.D144];[.$K$2:.$K$13];1))" office:value-type="string" office:string-value="" calcext:value-type="error">
            <text:p>#N/A</text:p>
          </table:table-cell>
          <table:table-cell table:style-name="ce3" table:formula="of:=VLOOKUP([.A$1:.A$1048576];[$Attendance.$A143:.$AMJ1142];18)" office:value-type="string" office:string-value="91.67%" calcext:value-type="string">
            <text:p>91.67%</text:p>
          </table:table-cell>
          <table:table-cell table:style-name="ce4" table:formula="of:=[.D144]" office:value-type="string" office:string-value="86.92" calcext:value-type="string">
            <text:p>86.92</text:p>
          </table:table-cell>
          <table:table-cell table:number-columns-repeated="1017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Jeannette</text:p>
          </table:table-cell>
          <table:table-cell table:style-name="ce1" office:value-type="string" calcext:value-type="string">
            <text:p>Terry</text:p>
          </table:table-cell>
          <table:table-cell table:style-name="ce2" table:formula="of:=VLOOKUP([.A$1:.A$1048576];[$HomeWork.A$1:.P$1048576];16)" office:value-type="string" office:string-value="79.67" calcext:value-type="string">
            <text:p>79.67</text:p>
          </table:table-cell>
          <table:table-cell table:formula="of:=INDEX([.$J$2:.$J$13];MATCH([.D145];[.$K$2:.$K$13];1))" office:value-type="string" office:string-value="" calcext:value-type="error">
            <text:p>#N/A</text:p>
          </table:table-cell>
          <table:table-cell table:style-name="ce3" table:formula="of:=VLOOKUP([.A$1:.A$1048576];[$Attendance.$A144:.$AMJ1143];18)" office:value-type="string" office:string-value="91.67%" calcext:value-type="string">
            <text:p>91.67%</text:p>
          </table:table-cell>
          <table:table-cell table:style-name="ce4" table:formula="of:=[.D145]" office:value-type="string" office:string-value="79.67" calcext:value-type="string">
            <text:p>79.67</text:p>
          </table:table-cell>
          <table:table-cell table:number-columns-repeated="1017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Jed</text:p>
          </table:table-cell>
          <table:table-cell table:style-name="ce1" office:value-type="string" calcext:value-type="string">
            <text:p>Ostrander</text:p>
          </table:table-cell>
          <table:table-cell table:style-name="ce2" table:formula="of:=VLOOKUP([.A$1:.A$1048576];[$HomeWork.A$1:.P$1048576];16)" office:value-type="string" office:string-value="80.92" calcext:value-type="string">
            <text:p>80.92</text:p>
          </table:table-cell>
          <table:table-cell table:formula="of:=INDEX([.$J$2:.$J$13];MATCH([.D146];[.$K$2:.$K$13];1))" office:value-type="string" office:string-value="" calcext:value-type="error">
            <text:p>#N/A</text:p>
          </table:table-cell>
          <table:table-cell table:style-name="ce3" table:formula="of:=VLOOKUP([.A$1:.A$1048576];[$Attendance.$A145:.$AMJ1144];18)" office:value-type="string" office:string-value="91.67%" calcext:value-type="string">
            <text:p>91.67%</text:p>
          </table:table-cell>
          <table:table-cell table:style-name="ce4" table:formula="of:=[.D146]" office:value-type="string" office:string-value="80.92" calcext:value-type="string">
            <text:p>80.92</text:p>
          </table:table-cell>
          <table:table-cell table:number-columns-repeated="1017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Jennie</text:p>
          </table:table-cell>
          <table:table-cell table:style-name="ce1" office:value-type="string" calcext:value-type="string">
            <text:p>Carpenter</text:p>
          </table:table-cell>
          <table:table-cell table:style-name="ce2" table:formula="of:=VLOOKUP([.A$1:.A$1048576];[$HomeWork.A$1:.P$1048576];16)" office:value-type="string" office:string-value="76.83" calcext:value-type="string">
            <text:p>76.83</text:p>
          </table:table-cell>
          <table:table-cell table:formula="of:=INDEX([.$J$2:.$J$13];MATCH([.D147];[.$K$2:.$K$13];1))" office:value-type="string" office:string-value="" calcext:value-type="error">
            <text:p>#N/A</text:p>
          </table:table-cell>
          <table:table-cell table:style-name="ce3" table:formula="of:=VLOOKUP([.A$1:.A$1048576];[$Attendance.$A146:.$AMJ1145];18)" office:value-type="string" office:string-value="91.67%" calcext:value-type="string">
            <text:p>91.67%</text:p>
          </table:table-cell>
          <table:table-cell table:style-name="ce4" table:formula="of:=[.D147]" office:value-type="string" office:string-value="76.83" calcext:value-type="string">
            <text:p>76.83</text:p>
          </table:table-cell>
          <table:table-cell table:number-columns-repeated="1017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Ruiz</text:p>
          </table:table-cell>
          <table:table-cell table:style-name="ce2" table:formula="of:=VLOOKUP([.A$1:.A$1048576];[$HomeWork.A$1:.P$1048576];16)" office:value-type="string" office:string-value="85.08" calcext:value-type="string">
            <text:p>85.08</text:p>
          </table:table-cell>
          <table:table-cell table:formula="of:=INDEX([.$J$2:.$J$13];MATCH([.D148];[.$K$2:.$K$13];1))" office:value-type="string" office:string-value="" calcext:value-type="error">
            <text:p>#N/A</text:p>
          </table:table-cell>
          <table:table-cell table:style-name="ce3" table:formula="of:=VLOOKUP([.A$1:.A$1048576];[$Attendance.$A147:.$AMJ1146];18)" office:value-type="string" office:string-value="91.67%" calcext:value-type="string">
            <text:p>91.67%</text:p>
          </table:table-cell>
          <table:table-cell table:style-name="ce4" table:formula="of:=[.D148]" office:value-type="string" office:string-value="85.08" calcext:value-type="string">
            <text:p>85.08</text:p>
          </table:table-cell>
          <table:table-cell table:number-columns-repeated="1017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Martins</text:p>
          </table:table-cell>
          <table:table-cell table:style-name="ce2" table:formula="of:=VLOOKUP([.A$1:.A$1048576];[$HomeWork.A$1:.P$1048576];16)" office:value-type="string" office:string-value="85.92" calcext:value-type="string">
            <text:p>85.92</text:p>
          </table:table-cell>
          <table:table-cell table:formula="of:=INDEX([.$J$2:.$J$13];MATCH([.D149];[.$K$2:.$K$13];1))" office:value-type="string" office:string-value="" calcext:value-type="error">
            <text:p>#N/A</text:p>
          </table:table-cell>
          <table:table-cell table:style-name="ce3" table:formula="of:=VLOOKUP([.A$1:.A$1048576];[$Attendance.$A148:.$AMJ1147];18)" office:value-type="string" office:string-value="91.67%" calcext:value-type="string">
            <text:p>91.67%</text:p>
          </table:table-cell>
          <table:table-cell table:style-name="ce4" table:formula="of:=[.D149]" office:value-type="string" office:string-value="85.92" calcext:value-type="string">
            <text:p>85.92</text:p>
          </table:table-cell>
          <table:table-cell table:number-columns-repeated="1017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string" calcext:value-type="string">
            <text:p>Brock</text:p>
          </table:table-cell>
          <table:table-cell table:style-name="ce2" table:formula="of:=VLOOKUP([.A$1:.A$1048576];[$HomeWork.A$1:.P$1048576];16)" office:value-type="string" office:string-value="86.92" calcext:value-type="string">
            <text:p>86.92</text:p>
          </table:table-cell>
          <table:table-cell table:formula="of:=INDEX([.$J$2:.$J$13];MATCH([.D150];[.$K$2:.$K$13];1))" office:value-type="string" office:string-value="" calcext:value-type="error">
            <text:p>#N/A</text:p>
          </table:table-cell>
          <table:table-cell table:style-name="ce3" table:formula="of:=VLOOKUP([.A$1:.A$1048576];[$Attendance.$A149:.$AMJ1148];18)" office:value-type="string" office:string-value="91.67%" calcext:value-type="string">
            <text:p>91.67%</text:p>
          </table:table-cell>
          <table:table-cell table:style-name="ce4" table:formula="of:=[.D150]" office:value-type="string" office:string-value="86.92" calcext:value-type="string">
            <text:p>86.92</text:p>
          </table:table-cell>
          <table:table-cell table:number-columns-repeated="1017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Jody</text:p>
          </table:table-cell>
          <table:table-cell table:style-name="ce1" office:value-type="string" calcext:value-type="string">
            <text:p>Campbell</text:p>
          </table:table-cell>
          <table:table-cell table:style-name="ce2" table:formula="of:=VLOOKUP([.A$1:.A$1048576];[$HomeWork.A$1:.P$1048576];16)" office:value-type="string" office:string-value="80.75" calcext:value-type="string">
            <text:p>80.75</text:p>
          </table:table-cell>
          <table:table-cell table:formula="of:=INDEX([.$J$2:.$J$13];MATCH([.D151];[.$K$2:.$K$13];1))" office:value-type="string" office:string-value="" calcext:value-type="error">
            <text:p>#N/A</text:p>
          </table:table-cell>
          <table:table-cell table:style-name="ce3" table:formula="of:=VLOOKUP([.A$1:.A$1048576];[$Attendance.$A150:.$AMJ1149];18)" office:value-type="string" office:string-value="91.67%" calcext:value-type="string">
            <text:p>91.67%</text:p>
          </table:table-cell>
          <table:table-cell table:style-name="ce4" table:formula="of:=[.D151]" office:value-type="string" office:string-value="80.75" calcext:value-type="string">
            <text:p>80.75</text:p>
          </table:table-cell>
          <table:table-cell table:number-columns-repeated="1017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Jon</text:p>
          </table:table-cell>
          <table:table-cell table:style-name="ce1" office:value-type="string" calcext:value-type="string">
            <text:p>Kim</text:p>
          </table:table-cell>
          <table:table-cell table:style-name="ce2" table:formula="of:=VLOOKUP([.A$1:.A$1048576];[$HomeWork.A$1:.P$1048576];16)" office:value-type="string" office:string-value="82.83" calcext:value-type="string">
            <text:p>82.83</text:p>
          </table:table-cell>
          <table:table-cell table:formula="of:=INDEX([.$J$2:.$J$13];MATCH([.D152];[.$K$2:.$K$13];1))" office:value-type="string" office:string-value="" calcext:value-type="error">
            <text:p>#N/A</text:p>
          </table:table-cell>
          <table:table-cell table:style-name="ce3" table:formula="of:=VLOOKUP([.A$1:.A$1048576];[$Attendance.$A151:.$AMJ1150];18)" office:value-type="string" office:string-value="91.67%" calcext:value-type="string">
            <text:p>91.67%</text:p>
          </table:table-cell>
          <table:table-cell table:style-name="ce4" table:formula="of:=[.D152]" office:value-type="string" office:string-value="82.83" calcext:value-type="string">
            <text:p>82.83</text:p>
          </table:table-cell>
          <table:table-cell table:number-columns-repeated="1017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Jonathon</text:p>
          </table:table-cell>
          <table:table-cell table:style-name="ce1" office:value-type="string" calcext:value-type="string">
            <text:p>Barnes</text:p>
          </table:table-cell>
          <table:table-cell table:style-name="ce2" table:formula="of:=VLOOKUP([.A$1:.A$1048576];[$HomeWork.A$1:.P$1048576];16)" office:value-type="string" office:string-value="83.00" calcext:value-type="string">
            <text:p>83.00</text:p>
          </table:table-cell>
          <table:table-cell table:formula="of:=INDEX([.$J$2:.$J$13];MATCH([.D153];[.$K$2:.$K$13];1))" office:value-type="string" office:string-value="" calcext:value-type="error">
            <text:p>#N/A</text:p>
          </table:table-cell>
          <table:table-cell table:style-name="ce3" table:formula="of:=VLOOKUP([.A$1:.A$1048576];[$Attendance.$A152:.$AMJ1151];18)" office:value-type="string" office:string-value="91.67%" calcext:value-type="string">
            <text:p>91.67%</text:p>
          </table:table-cell>
          <table:table-cell table:style-name="ce4" table:formula="of:=[.D153]" office:value-type="string" office:string-value="83.00" calcext:value-type="string">
            <text:p>83.00</text:p>
          </table:table-cell>
          <table:table-cell table:number-columns-repeated="1017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Jonelle</text:p>
          </table:table-cell>
          <table:table-cell table:style-name="ce1" office:value-type="string" calcext:value-type="string">
            <text:p>Kyle</text:p>
          </table:table-cell>
          <table:table-cell table:style-name="ce2" table:formula="of:=VLOOKUP([.A$1:.A$1048576];[$HomeWork.A$1:.P$1048576];16)" office:value-type="string" office:string-value="75.00" calcext:value-type="string">
            <text:p>75.00</text:p>
          </table:table-cell>
          <table:table-cell table:formula="of:=INDEX([.$J$2:.$J$13];MATCH([.D154];[.$K$2:.$K$13];1))" office:value-type="string" office:string-value="" calcext:value-type="error">
            <text:p>#N/A</text:p>
          </table:table-cell>
          <table:table-cell table:style-name="ce3" table:formula="of:=VLOOKUP([.A$1:.A$1048576];[$Attendance.$A153:.$AMJ1152];18)" office:value-type="string" office:string-value="83.33%" calcext:value-type="string">
            <text:p>83.33%</text:p>
          </table:table-cell>
          <table:table-cell table:style-name="ce4" table:formula="of:=[.D154]" office:value-type="string" office:string-value="75.00" calcext:value-type="string">
            <text:p>75.00</text:p>
          </table:table-cell>
          <table:table-cell table:number-columns-repeated="1017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Jose</text:p>
          </table:table-cell>
          <table:table-cell table:style-name="ce1" office:value-type="string" calcext:value-type="string">
            <text:p>Tucker</text:p>
          </table:table-cell>
          <table:table-cell table:style-name="ce2" table:formula="of:=VLOOKUP([.A$1:.A$1048576];[$HomeWork.A$1:.P$1048576];16)" office:value-type="string" office:string-value="81.92" calcext:value-type="string">
            <text:p>81.92</text:p>
          </table:table-cell>
          <table:table-cell table:formula="of:=INDEX([.$J$2:.$J$13];MATCH([.D155];[.$K$2:.$K$13];1))" office:value-type="string" office:string-value="" calcext:value-type="error">
            <text:p>#N/A</text:p>
          </table:table-cell>
          <table:table-cell table:style-name="ce3" table:formula="of:=VLOOKUP([.A$1:.A$1048576];[$Attendance.$A154:.$AMJ1153];18)" office:value-type="string" office:string-value="91.67%" calcext:value-type="string">
            <text:p>91.67%</text:p>
          </table:table-cell>
          <table:table-cell table:style-name="ce4" table:formula="of:=[.D155]" office:value-type="string" office:string-value="81.92" calcext:value-type="string">
            <text:p>81.92</text:p>
          </table:table-cell>
          <table:table-cell table:number-columns-repeated="1017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Josefina</text:p>
          </table:table-cell>
          <table:table-cell table:style-name="ce1" office:value-type="string" calcext:value-type="string">
            <text:p>Summers</text:p>
          </table:table-cell>
          <table:table-cell table:style-name="ce2" table:formula="of:=VLOOKUP([.A$1:.A$1048576];[$HomeWork.A$1:.P$1048576];16)" office:value-type="string" office:string-value="85.58" calcext:value-type="string">
            <text:p>85.58</text:p>
          </table:table-cell>
          <table:table-cell table:formula="of:=INDEX([.$J$2:.$J$13];MATCH([.D156];[.$K$2:.$K$13];1))" office:value-type="string" office:string-value="" calcext:value-type="error">
            <text:p>#N/A</text:p>
          </table:table-cell>
          <table:table-cell table:style-name="ce3" table:formula="of:=VLOOKUP([.A$1:.A$1048576];[$Attendance.$A155:.$AMJ1154];18)" office:value-type="string" office:string-value="91.67%" calcext:value-type="string">
            <text:p>91.67%</text:p>
          </table:table-cell>
          <table:table-cell table:style-name="ce4" table:formula="of:=[.D156]" office:value-type="string" office:string-value="85.58" calcext:value-type="string">
            <text:p>85.58</text:p>
          </table:table-cell>
          <table:table-cell table:number-columns-repeated="1017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Josh</text:p>
          </table:table-cell>
          <table:table-cell table:style-name="ce1" office:value-type="string" calcext:value-type="string">
            <text:p>Howell</text:p>
          </table:table-cell>
          <table:table-cell table:style-name="ce2" table:formula="of:=VLOOKUP([.A$1:.A$1048576];[$HomeWork.A$1:.P$1048576];16)" office:value-type="string" office:string-value="86.50" calcext:value-type="string">
            <text:p>86.50</text:p>
          </table:table-cell>
          <table:table-cell table:formula="of:=INDEX([.$J$2:.$J$13];MATCH([.D157];[.$K$2:.$K$13];1))" office:value-type="string" office:string-value="" calcext:value-type="error">
            <text:p>#N/A</text:p>
          </table:table-cell>
          <table:table-cell table:style-name="ce3" table:formula="of:=VLOOKUP([.A$1:.A$1048576];[$Attendance.$A156:.$AMJ1155];18)" office:value-type="string" office:string-value="91.67%" calcext:value-type="string">
            <text:p>91.67%</text:p>
          </table:table-cell>
          <table:table-cell table:style-name="ce4" table:formula="of:=[.D157]" office:value-type="string" office:string-value="86.50" calcext:value-type="string">
            <text:p>86.50</text:p>
          </table:table-cell>
          <table:table-cell table:number-columns-repeated="1017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Joycelyn</text:p>
          </table:table-cell>
          <table:table-cell table:style-name="ce1" office:value-type="string" calcext:value-type="string">
            <text:p>Mock</text:p>
          </table:table-cell>
          <table:table-cell table:style-name="ce2" table:formula="of:=VLOOKUP([.A$1:.A$1048576];[$HomeWork.A$1:.P$1048576];16)" office:value-type="string" office:string-value="80.33" calcext:value-type="string">
            <text:p>80.33</text:p>
          </table:table-cell>
          <table:table-cell table:formula="of:=INDEX([.$J$2:.$J$13];MATCH([.D158];[.$K$2:.$K$13];1))" office:value-type="string" office:string-value="" calcext:value-type="error">
            <text:p>#N/A</text:p>
          </table:table-cell>
          <table:table-cell table:style-name="ce3" table:formula="of:=VLOOKUP([.A$1:.A$1048576];[$Attendance.$A157:.$AMJ1156];18)" office:value-type="string" office:string-value="91.67%" calcext:value-type="string">
            <text:p>91.67%</text:p>
          </table:table-cell>
          <table:table-cell table:style-name="ce4" table:formula="of:=[.D158]" office:value-type="string" office:string-value="80.33" calcext:value-type="string">
            <text:p>80.33</text:p>
          </table:table-cell>
          <table:table-cell table:number-columns-repeated="1017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Judy</text:p>
          </table:table-cell>
          <table:table-cell table:style-name="ce1" office:value-type="string" calcext:value-type="string">
            <text:p>Weaver</text:p>
          </table:table-cell>
          <table:table-cell table:style-name="ce2" table:formula="of:=VLOOKUP([.A$1:.A$1048576];[$HomeWork.A$1:.P$1048576];16)" office:value-type="string" office:string-value="83.25" calcext:value-type="string">
            <text:p>83.25</text:p>
          </table:table-cell>
          <table:table-cell table:formula="of:=INDEX([.$J$2:.$J$13];MATCH([.D159];[.$K$2:.$K$13];1))" office:value-type="string" office:string-value="" calcext:value-type="error">
            <text:p>#N/A</text:p>
          </table:table-cell>
          <table:table-cell table:style-name="ce3" table:formula="of:=VLOOKUP([.A$1:.A$1048576];[$Attendance.$A158:.$AMJ1157];18)" office:value-type="string" office:string-value="91.67%" calcext:value-type="string">
            <text:p>91.67%</text:p>
          </table:table-cell>
          <table:table-cell table:style-name="ce4" table:formula="of:=[.D159]" office:value-type="string" office:string-value="83.25" calcext:value-type="string">
            <text:p>83.25</text:p>
          </table:table-cell>
          <table:table-cell table:number-columns-repeated="1017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Junie</text:p>
          </table:table-cell>
          <table:table-cell table:style-name="ce1" office:value-type="string" calcext:value-type="string">
            <text:p>Torrence</text:p>
          </table:table-cell>
          <table:table-cell table:style-name="ce2" table:formula="of:=VLOOKUP([.A$1:.A$1048576];[$HomeWork.A$1:.P$1048576];16)" office:value-type="string" office:string-value="83.83" calcext:value-type="string">
            <text:p>83.83</text:p>
          </table:table-cell>
          <table:table-cell table:formula="of:=INDEX([.$J$2:.$J$13];MATCH([.D160];[.$K$2:.$K$13];1))" office:value-type="string" office:string-value="" calcext:value-type="error">
            <text:p>#N/A</text:p>
          </table:table-cell>
          <table:table-cell table:style-name="ce3" table:formula="of:=VLOOKUP([.A$1:.A$1048576];[$Attendance.$A159:.$AMJ1158];18)" office:value-type="string" office:string-value="91.67%" calcext:value-type="string">
            <text:p>91.67%</text:p>
          </table:table-cell>
          <table:table-cell table:style-name="ce4" table:formula="of:=[.D160]" office:value-type="string" office:string-value="83.83" calcext:value-type="string">
            <text:p>83.83</text:p>
          </table:table-cell>
          <table:table-cell table:number-columns-repeated="1017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Kacie</text:p>
          </table:table-cell>
          <table:table-cell table:style-name="ce1" office:value-type="string" calcext:value-type="string">
            <text:p>Muir</text:p>
          </table:table-cell>
          <table:table-cell table:style-name="ce2" table:formula="of:=VLOOKUP([.A$1:.A$1048576];[$HomeWork.A$1:.P$1048576];16)" office:value-type="string" office:string-value="83.00" calcext:value-type="string">
            <text:p>83.00</text:p>
          </table:table-cell>
          <table:table-cell table:formula="of:=INDEX([.$J$2:.$J$13];MATCH([.D161];[.$K$2:.$K$13];1))" office:value-type="string" office:string-value="" calcext:value-type="error">
            <text:p>#N/A</text:p>
          </table:table-cell>
          <table:table-cell table:style-name="ce3" table:formula="of:=VLOOKUP([.A$1:.A$1048576];[$Attendance.$A160:.$AMJ1159];18)" office:value-type="string" office:string-value="91.67%" calcext:value-type="string">
            <text:p>91.67%</text:p>
          </table:table-cell>
          <table:table-cell table:style-name="ce4" table:formula="of:=[.D161]" office:value-type="string" office:string-value="83.00" calcext:value-type="string">
            <text:p>83.00</text:p>
          </table:table-cell>
          <table:table-cell table:number-columns-repeated="101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Kareen</text:p>
          </table:table-cell>
          <table:table-cell table:style-name="ce1" office:value-type="string" calcext:value-type="string">
            <text:p>Albright</text:p>
          </table:table-cell>
          <table:table-cell table:style-name="ce2" table:formula="of:=VLOOKUP([.A$1:.A$1048576];[$HomeWork.A$1:.P$1048576];16)" office:value-type="string" office:string-value="85.83" calcext:value-type="string">
            <text:p>85.83</text:p>
          </table:table-cell>
          <table:table-cell table:formula="of:=INDEX([.$J$2:.$J$13];MATCH([.D162];[.$K$2:.$K$13];1))" office:value-type="string" office:string-value="" calcext:value-type="error">
            <text:p>#N/A</text:p>
          </table:table-cell>
          <table:table-cell table:style-name="ce3" table:formula="of:=VLOOKUP([.A$1:.A$1048576];[$Attendance.$A161:.$AMJ1160];18)" office:value-type="string" office:string-value="91.67%" calcext:value-type="string">
            <text:p>91.67%</text:p>
          </table:table-cell>
          <table:table-cell table:style-name="ce4" table:formula="of:=[.D162]" office:value-type="string" office:string-value="85.83" calcext:value-type="string">
            <text:p>85.83</text:p>
          </table:table-cell>
          <table:table-cell table:number-columns-repeated="1017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Hart</text:p>
          </table:table-cell>
          <table:table-cell table:style-name="ce2" table:formula="of:=VLOOKUP([.A$1:.A$1048576];[$HomeWork.A$1:.P$1048576];16)" office:value-type="string" office:string-value="85.58" calcext:value-type="string">
            <text:p>85.58</text:p>
          </table:table-cell>
          <table:table-cell table:formula="of:=INDEX([.$J$2:.$J$13];MATCH([.D163];[.$K$2:.$K$13];1))" office:value-type="string" office:string-value="" calcext:value-type="error">
            <text:p>#N/A</text:p>
          </table:table-cell>
          <table:table-cell table:style-name="ce3" table:formula="of:=VLOOKUP([.A$1:.A$1048576];[$Attendance.$A162:.$AMJ1161];18)" office:value-type="string" office:string-value="83.33%" calcext:value-type="string">
            <text:p>83.33%</text:p>
          </table:table-cell>
          <table:table-cell table:style-name="ce4" table:formula="of:=[.D163]" office:value-type="string" office:string-value="85.58" calcext:value-type="string">
            <text:p>85.58</text:p>
          </table:table-cell>
          <table:table-cell table:number-columns-repeated="1017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Katina</text:p>
          </table:table-cell>
          <table:table-cell table:style-name="ce1" office:value-type="string" calcext:value-type="string">
            <text:p>Houck</text:p>
          </table:table-cell>
          <table:table-cell table:style-name="ce2" table:formula="of:=VLOOKUP([.A$1:.A$1048576];[$HomeWork.A$1:.P$1048576];16)" office:value-type="string" office:string-value="78.83" calcext:value-type="string">
            <text:p>78.83</text:p>
          </table:table-cell>
          <table:table-cell table:formula="of:=INDEX([.$J$2:.$J$13];MATCH([.D164];[.$K$2:.$K$13];1))" office:value-type="string" office:string-value="" calcext:value-type="error">
            <text:p>#N/A</text:p>
          </table:table-cell>
          <table:table-cell table:style-name="ce3" table:formula="of:=VLOOKUP([.A$1:.A$1048576];[$Attendance.$A163:.$AMJ1162];18)" office:value-type="string" office:string-value="91.67%" calcext:value-type="string">
            <text:p>91.67%</text:p>
          </table:table-cell>
          <table:table-cell table:style-name="ce4" table:formula="of:=[.D164]" office:value-type="string" office:string-value="78.83" calcext:value-type="string">
            <text:p>78.83</text:p>
          </table:table-cell>
          <table:table-cell table:number-columns-repeated="1017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string" calcext:value-type="string">
            <text:p>Robinson</text:p>
          </table:table-cell>
          <table:table-cell table:style-name="ce2" table:formula="of:=VLOOKUP([.A$1:.A$1048576];[$HomeWork.A$1:.P$1048576];16)" office:value-type="string" office:string-value="83.25" calcext:value-type="string">
            <text:p>83.25</text:p>
          </table:table-cell>
          <table:table-cell table:formula="of:=INDEX([.$J$2:.$J$13];MATCH([.D165];[.$K$2:.$K$13];1))" office:value-type="string" office:string-value="" calcext:value-type="error">
            <text:p>#N/A</text:p>
          </table:table-cell>
          <table:table-cell table:style-name="ce3" table:formula="of:=VLOOKUP([.A$1:.A$1048576];[$Attendance.$A164:.$AMJ1163];18)" office:value-type="string" office:string-value="91.67%" calcext:value-type="string">
            <text:p>91.67%</text:p>
          </table:table-cell>
          <table:table-cell table:style-name="ce4" table:formula="of:=[.D165]" office:value-type="string" office:string-value="83.25" calcext:value-type="string">
            <text:p>83.25</text:p>
          </table:table-cell>
          <table:table-cell table:number-columns-repeated="1017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Kenny</text:p>
          </table:table-cell>
          <table:table-cell table:style-name="ce1" office:value-type="string" calcext:value-type="string">
            <text:p>Ferguson</text:p>
          </table:table-cell>
          <table:table-cell table:style-name="ce2" table:formula="of:=VLOOKUP([.A$1:.A$1048576];[$HomeWork.A$1:.P$1048576];16)" office:value-type="string" office:string-value="80.75" calcext:value-type="string">
            <text:p>80.75</text:p>
          </table:table-cell>
          <table:table-cell table:formula="of:=INDEX([.$J$2:.$J$13];MATCH([.D166];[.$K$2:.$K$13];1))" office:value-type="string" office:string-value="" calcext:value-type="error">
            <text:p>#N/A</text:p>
          </table:table-cell>
          <table:table-cell table:style-name="ce3" table:formula="of:=VLOOKUP([.A$1:.A$1048576];[$Attendance.$A165:.$AMJ1164];18)" office:value-type="string" office:string-value="91.67%" calcext:value-type="string">
            <text:p>91.67%</text:p>
          </table:table-cell>
          <table:table-cell table:style-name="ce4" table:formula="of:=[.D166]" office:value-type="string" office:string-value="80.75" calcext:value-type="string">
            <text:p>80.75</text:p>
          </table:table-cell>
          <table:table-cell table:number-columns-repeated="1017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Krista</text:p>
          </table:table-cell>
          <table:table-cell table:style-name="ce1" office:value-type="string" calcext:value-type="string">
            <text:p>Sims</text:p>
          </table:table-cell>
          <table:table-cell table:style-name="ce2" table:formula="of:=VLOOKUP([.A$1:.A$1048576];[$HomeWork.A$1:.P$1048576];16)" office:value-type="string" office:string-value="79.67" calcext:value-type="string">
            <text:p>79.67</text:p>
          </table:table-cell>
          <table:table-cell table:formula="of:=INDEX([.$J$2:.$J$13];MATCH([.D167];[.$K$2:.$K$13];1))" office:value-type="string" office:string-value="" calcext:value-type="error">
            <text:p>#N/A</text:p>
          </table:table-cell>
          <table:table-cell table:style-name="ce3" table:formula="of:=VLOOKUP([.A$1:.A$1048576];[$Attendance.$A166:.$AMJ1165];18)" office:value-type="string" office:string-value="91.67%" calcext:value-type="string">
            <text:p>91.67%</text:p>
          </table:table-cell>
          <table:table-cell table:style-name="ce4" table:formula="of:=[.D167]" office:value-type="string" office:string-value="79.67" calcext:value-type="string">
            <text:p>79.67</text:p>
          </table:table-cell>
          <table:table-cell table:number-columns-repeated="1017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Lamar</text:p>
          </table:table-cell>
          <table:table-cell table:style-name="ce1" office:value-type="string" calcext:value-type="string">
            <text:p>Jones</text:p>
          </table:table-cell>
          <table:table-cell table:style-name="ce2" table:formula="of:=VLOOKUP([.A$1:.A$1048576];[$HomeWork.A$1:.P$1048576];16)" office:value-type="string" office:string-value="78.17" calcext:value-type="string">
            <text:p>78.17</text:p>
          </table:table-cell>
          <table:table-cell table:formula="of:=INDEX([.$J$2:.$J$13];MATCH([.D168];[.$K$2:.$K$13];1))" office:value-type="string" office:string-value="" calcext:value-type="error">
            <text:p>#N/A</text:p>
          </table:table-cell>
          <table:table-cell table:style-name="ce3" table:formula="of:=VLOOKUP([.A$1:.A$1048576];[$Attendance.$A167:.$AMJ1166];18)" office:value-type="string" office:string-value="91.67%" calcext:value-type="string">
            <text:p>91.67%</text:p>
          </table:table-cell>
          <table:table-cell table:style-name="ce4" table:formula="of:=[.D168]" office:value-type="string" office:string-value="78.17" calcext:value-type="string">
            <text:p>78.17</text:p>
          </table:table-cell>
          <table:table-cell table:number-columns-repeated="1017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Larisa</text:p>
          </table:table-cell>
          <table:table-cell table:style-name="ce1" office:value-type="string" calcext:value-type="string">
            <text:p>Herbert</text:p>
          </table:table-cell>
          <table:table-cell table:style-name="ce2" table:formula="of:=VLOOKUP([.A$1:.A$1048576];[$HomeWork.A$1:.P$1048576];16)" office:value-type="string" office:string-value="75.92" calcext:value-type="string">
            <text:p>75.92</text:p>
          </table:table-cell>
          <table:table-cell table:formula="of:=INDEX([.$J$2:.$J$13];MATCH([.D169];[.$K$2:.$K$13];1))" office:value-type="string" office:string-value="" calcext:value-type="error">
            <text:p>#N/A</text:p>
          </table:table-cell>
          <table:table-cell table:style-name="ce3" table:formula="of:=VLOOKUP([.A$1:.A$1048576];[$Attendance.$A168:.$AMJ1167];18)" office:value-type="string" office:string-value="91.67%" calcext:value-type="string">
            <text:p>91.67%</text:p>
          </table:table-cell>
          <table:table-cell table:style-name="ce4" table:formula="of:=[.D169]" office:value-type="string" office:string-value="75.92" calcext:value-type="string">
            <text:p>75.92</text:p>
          </table:table-cell>
          <table:table-cell table:number-columns-repeated="1017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Lasonya</text:p>
          </table:table-cell>
          <table:table-cell table:style-name="ce1" office:value-type="string" calcext:value-type="string">
            <text:p>Clement</text:p>
          </table:table-cell>
          <table:table-cell table:style-name="ce2" table:formula="of:=VLOOKUP([.A$1:.A$1048576];[$HomeWork.A$1:.P$1048576];16)" office:value-type="string" office:string-value="78.67" calcext:value-type="string">
            <text:p>78.67</text:p>
          </table:table-cell>
          <table:table-cell table:formula="of:=INDEX([.$J$2:.$J$13];MATCH([.D170];[.$K$2:.$K$13];1))" office:value-type="string" office:string-value="" calcext:value-type="error">
            <text:p>#N/A</text:p>
          </table:table-cell>
          <table:table-cell table:style-name="ce3" table:formula="of:=VLOOKUP([.A$1:.A$1048576];[$Attendance.$A169:.$AMJ1168];18)" office:value-type="string" office:string-value="91.67%" calcext:value-type="string">
            <text:p>91.67%</text:p>
          </table:table-cell>
          <table:table-cell table:style-name="ce4" table:formula="of:=[.D170]" office:value-type="string" office:string-value="78.67" calcext:value-type="string">
            <text:p>78.67</text:p>
          </table:table-cell>
          <table:table-cell table:number-columns-repeated="1017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Waters</text:p>
          </table:table-cell>
          <table:table-cell table:style-name="ce2" table:formula="of:=VLOOKUP([.A$1:.A$1048576];[$HomeWork.A$1:.P$1048576];16)" office:value-type="string" office:string-value="83.67" calcext:value-type="string">
            <text:p>83.67</text:p>
          </table:table-cell>
          <table:table-cell table:formula="of:=INDEX([.$J$2:.$J$13];MATCH([.D171];[.$K$2:.$K$13];1))" office:value-type="string" office:string-value="" calcext:value-type="error">
            <text:p>#N/A</text:p>
          </table:table-cell>
          <table:table-cell table:style-name="ce3" table:formula="of:=VLOOKUP([.A$1:.A$1048576];[$Attendance.$A170:.$AMJ1169];18)" office:value-type="string" office:string-value="91.67%" calcext:value-type="string">
            <text:p>91.67%</text:p>
          </table:table-cell>
          <table:table-cell table:style-name="ce4" table:formula="of:=[.D171]" office:value-type="string" office:string-value="83.67" calcext:value-type="string">
            <text:p>83.67</text:p>
          </table:table-cell>
          <table:table-cell table:number-columns-repeated="1017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Lauran</text:p>
          </table:table-cell>
          <table:table-cell table:style-name="ce1" office:value-type="string" calcext:value-type="string">
            <text:p>Teague</text:p>
          </table:table-cell>
          <table:table-cell table:style-name="ce2" table:formula="of:=VLOOKUP([.A$1:.A$1048576];[$HomeWork.A$1:.P$1048576];16)" office:value-type="string" office:string-value="77.75" calcext:value-type="string">
            <text:p>77.75</text:p>
          </table:table-cell>
          <table:table-cell table:formula="of:=INDEX([.$J$2:.$J$13];MATCH([.D172];[.$K$2:.$K$13];1))" office:value-type="string" office:string-value="" calcext:value-type="error">
            <text:p>#N/A</text:p>
          </table:table-cell>
          <table:table-cell table:style-name="ce3" table:formula="of:=VLOOKUP([.A$1:.A$1048576];[$Attendance.$A171:.$AMJ1170];18)" office:value-type="string" office:string-value="91.67%" calcext:value-type="string">
            <text:p>91.67%</text:p>
          </table:table-cell>
          <table:table-cell table:style-name="ce4" table:formula="of:=[.D172]" office:value-type="string" office:string-value="77.75" calcext:value-type="string">
            <text:p>77.75</text:p>
          </table:table-cell>
          <table:table-cell table:number-columns-repeated="1017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Laurence</text:p>
          </table:table-cell>
          <table:table-cell table:style-name="ce1" office:value-type="string" calcext:value-type="string">
            <text:p>Clayton</text:p>
          </table:table-cell>
          <table:table-cell table:style-name="ce2" table:formula="of:=VLOOKUP([.A$1:.A$1048576];[$HomeWork.A$1:.P$1048576];16)" office:value-type="string" office:string-value="78.33" calcext:value-type="string">
            <text:p>78.33</text:p>
          </table:table-cell>
          <table:table-cell table:formula="of:=INDEX([.$J$2:.$J$13];MATCH([.D173];[.$K$2:.$K$13];1))" office:value-type="string" office:string-value="" calcext:value-type="error">
            <text:p>#N/A</text:p>
          </table:table-cell>
          <table:table-cell table:style-name="ce3" table:formula="of:=VLOOKUP([.A$1:.A$1048576];[$Attendance.$A172:.$AMJ1171];18)" office:value-type="string" office:string-value="91.67%" calcext:value-type="string">
            <text:p>91.67%</text:p>
          </table:table-cell>
          <table:table-cell table:style-name="ce4" table:formula="of:=[.D173]" office:value-type="string" office:string-value="78.33" calcext:value-type="string">
            <text:p>78.33</text:p>
          </table:table-cell>
          <table:table-cell table:number-columns-repeated="1017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Laverne</text:p>
          </table:table-cell>
          <table:table-cell table:style-name="ce1" office:value-type="string" calcext:value-type="string">
            <text:p>Joseph</text:p>
          </table:table-cell>
          <table:table-cell table:style-name="ce2" table:formula="of:=VLOOKUP([.A$1:.A$1048576];[$HomeWork.A$1:.P$1048576];16)" office:value-type="string" office:string-value="83.58" calcext:value-type="string">
            <text:p>83.58</text:p>
          </table:table-cell>
          <table:table-cell table:formula="of:=INDEX([.$J$2:.$J$13];MATCH([.D174];[.$K$2:.$K$13];1))" office:value-type="string" office:string-value="" calcext:value-type="error">
            <text:p>#N/A</text:p>
          </table:table-cell>
          <table:table-cell table:style-name="ce3" table:formula="of:=VLOOKUP([.A$1:.A$1048576];[$Attendance.$A173:.$AMJ1172];18)" office:value-type="string" office:string-value="91.67%" calcext:value-type="string">
            <text:p>91.67%</text:p>
          </table:table-cell>
          <table:table-cell table:style-name="ce4" table:formula="of:=[.D174]" office:value-type="string" office:string-value="83.58" calcext:value-type="string">
            <text:p>83.58</text:p>
          </table:table-cell>
          <table:table-cell table:number-columns-repeated="1017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Leah</text:p>
          </table:table-cell>
          <table:table-cell table:style-name="ce1" office:value-type="string" calcext:value-type="string">
            <text:p>Jackson</text:p>
          </table:table-cell>
          <table:table-cell table:style-name="ce2" table:formula="of:=VLOOKUP([.A$1:.A$1048576];[$HomeWork.A$1:.P$1048576];16)" office:value-type="string" office:string-value="77.92" calcext:value-type="string">
            <text:p>77.92</text:p>
          </table:table-cell>
          <table:table-cell table:formula="of:=INDEX([.$J$2:.$J$13];MATCH([.D175];[.$K$2:.$K$13];1))" office:value-type="string" office:string-value="" calcext:value-type="error">
            <text:p>#N/A</text:p>
          </table:table-cell>
          <table:table-cell table:style-name="ce3" table:formula="of:=VLOOKUP([.A$1:.A$1048576];[$Attendance.$A174:.$AMJ1173];18)" office:value-type="string" office:string-value="91.67%" calcext:value-type="string">
            <text:p>91.67%</text:p>
          </table:table-cell>
          <table:table-cell table:style-name="ce4" table:formula="of:=[.D175]" office:value-type="string" office:string-value="77.92" calcext:value-type="string">
            <text:p>77.92</text:p>
          </table:table-cell>
          <table:table-cell table:number-columns-repeated="1017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Leonard</text:p>
          </table:table-cell>
          <table:table-cell table:style-name="ce1" office:value-type="string" calcext:value-type="string">
            <text:p>Carlson</text:p>
          </table:table-cell>
          <table:table-cell table:style-name="ce2" table:formula="of:=VLOOKUP([.A$1:.A$1048576];[$HomeWork.A$1:.P$1048576];16)" office:value-type="string" office:string-value="83.25" calcext:value-type="string">
            <text:p>83.25</text:p>
          </table:table-cell>
          <table:table-cell table:formula="of:=INDEX([.$J$2:.$J$13];MATCH([.D176];[.$K$2:.$K$13];1))" office:value-type="string" office:string-value="" calcext:value-type="error">
            <text:p>#N/A</text:p>
          </table:table-cell>
          <table:table-cell table:style-name="ce3" table:formula="of:=VLOOKUP([.A$1:.A$1048576];[$Attendance.$A175:.$AMJ1174];18)" office:value-type="string" office:string-value="91.67%" calcext:value-type="string">
            <text:p>91.67%</text:p>
          </table:table-cell>
          <table:table-cell table:style-name="ce4" table:formula="of:=[.D176]" office:value-type="string" office:string-value="83.25" calcext:value-type="string">
            <text:p>83.25</text:p>
          </table:table-cell>
          <table:table-cell table:number-columns-repeated="1017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Letty</text:p>
          </table:table-cell>
          <table:table-cell table:style-name="ce1" office:value-type="string" calcext:value-type="string">
            <text:p>Weeks</text:p>
          </table:table-cell>
          <table:table-cell table:style-name="ce2" table:formula="of:=VLOOKUP([.A$1:.A$1048576];[$HomeWork.A$1:.P$1048576];16)" office:value-type="string" office:string-value="74.42" calcext:value-type="string">
            <text:p>74.42</text:p>
          </table:table-cell>
          <table:table-cell table:formula="of:=INDEX([.$J$2:.$J$13];MATCH([.D177];[.$K$2:.$K$13];1))" office:value-type="string" office:string-value="" calcext:value-type="error">
            <text:p>#N/A</text:p>
          </table:table-cell>
          <table:table-cell table:style-name="ce3" table:formula="of:=VLOOKUP([.A$1:.A$1048576];[$Attendance.$A176:.$AMJ1175];18)" office:value-type="string" office:string-value="100.00%" calcext:value-type="string">
            <text:p>100.00%</text:p>
          </table:table-cell>
          <table:table-cell table:style-name="ce4" table:formula="of:=[.D177]" office:value-type="string" office:string-value="74.42" calcext:value-type="string">
            <text:p>74.42</text:p>
          </table:table-cell>
          <table:table-cell table:number-columns-repeated="1017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Lillian</text:p>
          </table:table-cell>
          <table:table-cell table:style-name="ce1" office:value-type="string" calcext:value-type="string">
            <text:p>Ellis</text:p>
          </table:table-cell>
          <table:table-cell table:style-name="ce2" table:formula="of:=VLOOKUP([.A$1:.A$1048576];[$HomeWork.A$1:.P$1048576];16)" office:value-type="string" office:string-value="86.83" calcext:value-type="string">
            <text:p>86.83</text:p>
          </table:table-cell>
          <table:table-cell table:formula="of:=INDEX([.$J$2:.$J$13];MATCH([.D178];[.$K$2:.$K$13];1))" office:value-type="string" office:string-value="" calcext:value-type="error">
            <text:p>#N/A</text:p>
          </table:table-cell>
          <table:table-cell table:style-name="ce3" table:formula="of:=VLOOKUP([.A$1:.A$1048576];[$Attendance.$A177:.$AMJ1176];18)" office:value-type="string" office:string-value="83.33%" calcext:value-type="string">
            <text:p>83.33%</text:p>
          </table:table-cell>
          <table:table-cell table:style-name="ce4" table:formula="of:=[.D178]" office:value-type="string" office:string-value="86.83" calcext:value-type="string">
            <text:p>86.83</text:p>
          </table:table-cell>
          <table:table-cell table:number-columns-repeated="1017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Lindsay</text:p>
          </table:table-cell>
          <table:table-cell table:style-name="ce1" office:value-type="string" calcext:value-type="string">
            <text:p>Mason</text:p>
          </table:table-cell>
          <table:table-cell table:style-name="ce2" table:formula="of:=VLOOKUP([.A$1:.A$1048576];[$HomeWork.A$1:.P$1048576];16)" office:value-type="string" office:string-value="85.08" calcext:value-type="string">
            <text:p>85.08</text:p>
          </table:table-cell>
          <table:table-cell table:formula="of:=INDEX([.$J$2:.$J$13];MATCH([.D179];[.$K$2:.$K$13];1))" office:value-type="string" office:string-value="" calcext:value-type="error">
            <text:p>#N/A</text:p>
          </table:table-cell>
          <table:table-cell table:style-name="ce3" table:formula="of:=VLOOKUP([.A$1:.A$1048576];[$Attendance.$A178:.$AMJ1177];18)" office:value-type="string" office:string-value="91.67%" calcext:value-type="string">
            <text:p>91.67%</text:p>
          </table:table-cell>
          <table:table-cell table:style-name="ce4" table:formula="of:=[.D179]" office:value-type="string" office:string-value="85.08" calcext:value-type="string">
            <text:p>85.08</text:p>
          </table:table-cell>
          <table:table-cell table:number-columns-repeated="1017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Lindsey</text:p>
          </table:table-cell>
          <table:table-cell table:style-name="ce1" office:value-type="string" calcext:value-type="string">
            <text:p>Hughes</text:p>
          </table:table-cell>
          <table:table-cell table:style-name="ce2" table:formula="of:=VLOOKUP([.A$1:.A$1048576];[$HomeWork.A$1:.P$1048576];16)" office:value-type="string" office:string-value="78.83" calcext:value-type="string">
            <text:p>78.83</text:p>
          </table:table-cell>
          <table:table-cell table:formula="of:=INDEX([.$J$2:.$J$13];MATCH([.D180];[.$K$2:.$K$13];1))" office:value-type="string" office:string-value="" calcext:value-type="error">
            <text:p>#N/A</text:p>
          </table:table-cell>
          <table:table-cell table:style-name="ce3" table:formula="of:=VLOOKUP([.A$1:.A$1048576];[$Attendance.$A179:.$AMJ1178];18)" office:value-type="string" office:string-value="75.00%" calcext:value-type="string">
            <text:p>75.00%</text:p>
          </table:table-cell>
          <table:table-cell table:style-name="ce4" table:formula="of:=[.D180]" office:value-type="string" office:string-value="78.83" calcext:value-type="string">
            <text:p>78.83</text:p>
          </table:table-cell>
          <table:table-cell table:number-columns-repeated="1017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Linnea</text:p>
          </table:table-cell>
          <table:table-cell table:style-name="ce1" office:value-type="string" calcext:value-type="string">
            <text:p>Gilchrist</text:p>
          </table:table-cell>
          <table:table-cell table:style-name="ce2" table:formula="of:=VLOOKUP([.A$1:.A$1048576];[$HomeWork.A$1:.P$1048576];16)" office:value-type="string" office:string-value="81.58" calcext:value-type="string">
            <text:p>81.58</text:p>
          </table:table-cell>
          <table:table-cell table:formula="of:=INDEX([.$J$2:.$J$13];MATCH([.D181];[.$K$2:.$K$13];1))" office:value-type="string" office:string-value="" calcext:value-type="error">
            <text:p>#N/A</text:p>
          </table:table-cell>
          <table:table-cell table:style-name="ce3" table:formula="of:=VLOOKUP([.A$1:.A$1048576];[$Attendance.$A180:.$AMJ1179];18)" office:value-type="string" office:string-value="91.67%" calcext:value-type="string">
            <text:p>91.67%</text:p>
          </table:table-cell>
          <table:table-cell table:style-name="ce4" table:formula="of:=[.D181]" office:value-type="string" office:string-value="81.58" calcext:value-type="string">
            <text:p>81.58</text:p>
          </table:table-cell>
          <table:table-cell table:number-columns-repeated="1017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Loreen</text:p>
          </table:table-cell>
          <table:table-cell table:style-name="ce1" office:value-type="string" calcext:value-type="string">
            <text:p>Grady</text:p>
          </table:table-cell>
          <table:table-cell table:style-name="ce2" table:formula="of:=VLOOKUP([.A$1:.A$1048576];[$HomeWork.A$1:.P$1048576];16)" office:value-type="string" office:string-value="79.00" calcext:value-type="string">
            <text:p>79.00</text:p>
          </table:table-cell>
          <table:table-cell table:formula="of:=INDEX([.$J$2:.$J$13];MATCH([.D182];[.$K$2:.$K$13];1))" office:value-type="string" office:string-value="" calcext:value-type="error">
            <text:p>#N/A</text:p>
          </table:table-cell>
          <table:table-cell table:style-name="ce3" table:formula="of:=VLOOKUP([.A$1:.A$1048576];[$Attendance.$A181:.$AMJ1180];18)" office:value-type="string" office:string-value="91.67%" calcext:value-type="string">
            <text:p>91.67%</text:p>
          </table:table-cell>
          <table:table-cell table:style-name="ce4" table:formula="of:=[.D182]" office:value-type="string" office:string-value="79.00" calcext:value-type="string">
            <text:p>79.00</text:p>
          </table:table-cell>
          <table:table-cell table:number-columns-repeated="1017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Loren</text:p>
          </table:table-cell>
          <table:table-cell table:style-name="ce1" office:value-type="string" calcext:value-type="string">
            <text:p>Wyman</text:p>
          </table:table-cell>
          <table:table-cell table:style-name="ce2" table:formula="of:=VLOOKUP([.A$1:.A$1048576];[$HomeWork.A$1:.P$1048576];16)" office:value-type="string" office:string-value="82.67" calcext:value-type="string">
            <text:p>82.67</text:p>
          </table:table-cell>
          <table:table-cell table:formula="of:=INDEX([.$J$2:.$J$13];MATCH([.D183];[.$K$2:.$K$13];1))" office:value-type="string" office:string-value="" calcext:value-type="error">
            <text:p>#N/A</text:p>
          </table:table-cell>
          <table:table-cell table:style-name="ce3" table:formula="of:=VLOOKUP([.A$1:.A$1048576];[$Attendance.$A182:.$AMJ1181];18)" office:value-type="string" office:string-value="91.67%" calcext:value-type="string">
            <text:p>91.67%</text:p>
          </table:table-cell>
          <table:table-cell table:style-name="ce4" table:formula="of:=[.D183]" office:value-type="string" office:string-value="82.67" calcext:value-type="string">
            <text:p>82.67</text:p>
          </table:table-cell>
          <table:table-cell table:number-columns-repeated="1017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Louis</text:p>
          </table:table-cell>
          <table:table-cell table:style-name="ce1" office:value-type="string" calcext:value-type="string">
            <text:p>Bridges</text:p>
          </table:table-cell>
          <table:table-cell table:style-name="ce2" table:formula="of:=VLOOKUP([.A$1:.A$1048576];[$HomeWork.A$1:.P$1048576];16)" office:value-type="string" office:string-value="80.50" calcext:value-type="string">
            <text:p>80.50</text:p>
          </table:table-cell>
          <table:table-cell table:formula="of:=INDEX([.$J$2:.$J$13];MATCH([.D184];[.$K$2:.$K$13];1))" office:value-type="string" office:string-value="" calcext:value-type="error">
            <text:p>#N/A</text:p>
          </table:table-cell>
          <table:table-cell table:style-name="ce3" table:formula="of:=VLOOKUP([.A$1:.A$1048576];[$Attendance.$A183:.$AMJ1182];18)" office:value-type="string" office:string-value="91.67%" calcext:value-type="string">
            <text:p>91.67%</text:p>
          </table:table-cell>
          <table:table-cell table:style-name="ce4" table:formula="of:=[.D184]" office:value-type="string" office:string-value="80.50" calcext:value-type="string">
            <text:p>80.50</text:p>
          </table:table-cell>
          <table:table-cell table:number-columns-repeated="1017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Lovie</text:p>
          </table:table-cell>
          <table:table-cell table:style-name="ce1" office:value-type="string" calcext:value-type="string">
            <text:p>Burkett</text:p>
          </table:table-cell>
          <table:table-cell table:style-name="ce2" table:formula="of:=VLOOKUP([.A$1:.A$1048576];[$HomeWork.A$1:.P$1048576];16)" office:value-type="string" office:string-value="84.25" calcext:value-type="string">
            <text:p>84.25</text:p>
          </table:table-cell>
          <table:table-cell table:formula="of:=INDEX([.$J$2:.$J$13];MATCH([.D185];[.$K$2:.$K$13];1))" office:value-type="string" office:string-value="" calcext:value-type="error">
            <text:p>#N/A</text:p>
          </table:table-cell>
          <table:table-cell table:style-name="ce3" table:formula="of:=VLOOKUP([.A$1:.A$1048576];[$Attendance.$A184:.$AMJ1183];18)" office:value-type="string" office:string-value="91.67%" calcext:value-type="string">
            <text:p>91.67%</text:p>
          </table:table-cell>
          <table:table-cell table:style-name="ce4" table:formula="of:=[.D185]" office:value-type="string" office:string-value="84.25" calcext:value-type="string">
            <text:p>84.25</text:p>
          </table:table-cell>
          <table:table-cell table:number-columns-repeated="1017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Lucia</text:p>
          </table:table-cell>
          <table:table-cell table:style-name="ce1" office:value-type="string" calcext:value-type="string">
            <text:p>Massey</text:p>
          </table:table-cell>
          <table:table-cell table:style-name="ce2" table:formula="of:=VLOOKUP([.A$1:.A$1048576];[$HomeWork.A$1:.P$1048576];16)" office:value-type="string" office:string-value="73.42" calcext:value-type="string">
            <text:p>73.42</text:p>
          </table:table-cell>
          <table:table-cell table:formula="of:=INDEX([.$J$2:.$J$13];MATCH([.D186];[.$K$2:.$K$13];1))" office:value-type="string" office:string-value="" calcext:value-type="error">
            <text:p>#N/A</text:p>
          </table:table-cell>
          <table:table-cell table:style-name="ce3" table:formula="of:=VLOOKUP([.A$1:.A$1048576];[$Attendance.$A185:.$AMJ1184];18)" office:value-type="string" office:string-value="91.67%" calcext:value-type="string">
            <text:p>91.67%</text:p>
          </table:table-cell>
          <table:table-cell table:style-name="ce4" table:formula="of:=[.D186]" office:value-type="string" office:string-value="73.42" calcext:value-type="string">
            <text:p>73.42</text:p>
          </table:table-cell>
          <table:table-cell table:number-columns-repeated="1017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Lucius</text:p>
          </table:table-cell>
          <table:table-cell table:style-name="ce1" office:value-type="string" calcext:value-type="string">
            <text:p>Lightfoot</text:p>
          </table:table-cell>
          <table:table-cell table:style-name="ce2" table:formula="of:=VLOOKUP([.A$1:.A$1048576];[$HomeWork.A$1:.P$1048576];16)" office:value-type="string" office:string-value="79.92" calcext:value-type="string">
            <text:p>79.92</text:p>
          </table:table-cell>
          <table:table-cell table:formula="of:=INDEX([.$J$2:.$J$13];MATCH([.D187];[.$K$2:.$K$13];1))" office:value-type="string" office:string-value="" calcext:value-type="error">
            <text:p>#N/A</text:p>
          </table:table-cell>
          <table:table-cell table:style-name="ce3" table:formula="of:=VLOOKUP([.A$1:.A$1048576];[$Attendance.$A186:.$AMJ1185];18)" office:value-type="string" office:string-value="91.67%" calcext:value-type="string">
            <text:p>91.67%</text:p>
          </table:table-cell>
          <table:table-cell table:style-name="ce4" table:formula="of:=[.D187]" office:value-type="string" office:string-value="79.92" calcext:value-type="string">
            <text:p>79.92</text:p>
          </table:table-cell>
          <table:table-cell table:number-columns-repeated="1017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Johnson</text:p>
          </table:table-cell>
          <table:table-cell table:style-name="ce2" table:formula="of:=VLOOKUP([.A$1:.A$1048576];[$HomeWork.A$1:.P$1048576];16)" office:value-type="string" office:string-value="84.25" calcext:value-type="string">
            <text:p>84.25</text:p>
          </table:table-cell>
          <table:table-cell table:formula="of:=INDEX([.$J$2:.$J$13];MATCH([.D188];[.$K$2:.$K$13];1))" office:value-type="string" office:string-value="" calcext:value-type="error">
            <text:p>#N/A</text:p>
          </table:table-cell>
          <table:table-cell table:style-name="ce3" table:formula="of:=VLOOKUP([.A$1:.A$1048576];[$Attendance.$A187:.$AMJ1186];18)" office:value-type="string" office:string-value="91.67%" calcext:value-type="string">
            <text:p>91.67%</text:p>
          </table:table-cell>
          <table:table-cell table:style-name="ce4" table:formula="of:=[.D188]" office:value-type="string" office:string-value="84.25" calcext:value-type="string">
            <text:p>84.25</text:p>
          </table:table-cell>
          <table:table-cell table:number-columns-repeated="1017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Lyons</text:p>
          </table:table-cell>
          <table:table-cell table:style-name="ce2" table:formula="of:=VLOOKUP([.A$1:.A$1048576];[$HomeWork.A$1:.P$1048576];16)" office:value-type="string" office:string-value="83.92" calcext:value-type="string">
            <text:p>83.92</text:p>
          </table:table-cell>
          <table:table-cell table:formula="of:=INDEX([.$J$2:.$J$13];MATCH([.D189];[.$K$2:.$K$13];1))" office:value-type="string" office:string-value="" calcext:value-type="error">
            <text:p>#N/A</text:p>
          </table:table-cell>
          <table:table-cell table:style-name="ce3" table:formula="of:=VLOOKUP([.A$1:.A$1048576];[$Attendance.$A188:.$AMJ1187];18)" office:value-type="string" office:string-value="83.33%" calcext:value-type="string">
            <text:p>83.33%</text:p>
          </table:table-cell>
          <table:table-cell table:style-name="ce4" table:formula="of:=[.D189]" office:value-type="string" office:string-value="83.92" calcext:value-type="string">
            <text:p>83.92</text:p>
          </table:table-cell>
          <table:table-cell table:number-columns-repeated="1017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Lurlene</text:p>
          </table:table-cell>
          <table:table-cell table:style-name="ce1" office:value-type="string" calcext:value-type="string">
            <text:p>Lively</text:p>
          </table:table-cell>
          <table:table-cell table:style-name="ce2" table:formula="of:=VLOOKUP([.A$1:.A$1048576];[$HomeWork.A$1:.P$1048576];16)" office:value-type="string" office:string-value="80.92" calcext:value-type="string">
            <text:p>80.92</text:p>
          </table:table-cell>
          <table:table-cell table:formula="of:=INDEX([.$J$2:.$J$13];MATCH([.D190];[.$K$2:.$K$13];1))" office:value-type="string" office:string-value="" calcext:value-type="error">
            <text:p>#N/A</text:p>
          </table:table-cell>
          <table:table-cell table:style-name="ce3" table:formula="of:=VLOOKUP([.A$1:.A$1048576];[$Attendance.$A189:.$AMJ1188];18)" office:value-type="string" office:string-value="91.67%" calcext:value-type="string">
            <text:p>91.67%</text:p>
          </table:table-cell>
          <table:table-cell table:style-name="ce4" table:formula="of:=[.D190]" office:value-type="string" office:string-value="80.92" calcext:value-type="string">
            <text:p>80.92</text:p>
          </table:table-cell>
          <table:table-cell table:number-columns-repeated="1017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Luther</text:p>
          </table:table-cell>
          <table:table-cell table:style-name="ce1" office:value-type="string" calcext:value-type="string">
            <text:p>Stokes</text:p>
          </table:table-cell>
          <table:table-cell table:style-name="ce2" table:formula="of:=VLOOKUP([.A$1:.A$1048576];[$HomeWork.A$1:.P$1048576];16)" office:value-type="string" office:string-value="84.58" calcext:value-type="string">
            <text:p>84.58</text:p>
          </table:table-cell>
          <table:table-cell table:formula="of:=INDEX([.$J$2:.$J$13];MATCH([.D191];[.$K$2:.$K$13];1))" office:value-type="string" office:string-value="" calcext:value-type="error">
            <text:p>#N/A</text:p>
          </table:table-cell>
          <table:table-cell table:style-name="ce3" table:formula="of:=VLOOKUP([.A$1:.A$1048576];[$Attendance.$A190:.$AMJ1189];18)" office:value-type="string" office:string-value="91.67%" calcext:value-type="string">
            <text:p>91.67%</text:p>
          </table:table-cell>
          <table:table-cell table:style-name="ce4" table:formula="of:=[.D191]" office:value-type="string" office:string-value="84.58" calcext:value-type="string">
            <text:p>84.58</text:p>
          </table:table-cell>
          <table:table-cell table:number-columns-repeated="1017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Luther</text:p>
          </table:table-cell>
          <table:table-cell table:style-name="ce1" office:value-type="string" calcext:value-type="string">
            <text:p>Webster</text:p>
          </table:table-cell>
          <table:table-cell table:style-name="ce2" table:formula="of:=VLOOKUP([.A$1:.A$1048576];[$HomeWork.A$1:.P$1048576];16)" office:value-type="string" office:string-value="84.75" calcext:value-type="string">
            <text:p>84.75</text:p>
          </table:table-cell>
          <table:table-cell table:formula="of:=INDEX([.$J$2:.$J$13];MATCH([.D192];[.$K$2:.$K$13];1))" office:value-type="string" office:string-value="" calcext:value-type="error">
            <text:p>#N/A</text:p>
          </table:table-cell>
          <table:table-cell table:style-name="ce3" table:formula="of:=VLOOKUP([.A$1:.A$1048576];[$Attendance.$A191:.$AMJ1190];18)" office:value-type="string" office:string-value="91.67%" calcext:value-type="string">
            <text:p>91.67%</text:p>
          </table:table-cell>
          <table:table-cell table:style-name="ce4" table:formula="of:=[.D192]" office:value-type="string" office:string-value="84.75" calcext:value-type="string">
            <text:p>84.75</text:p>
          </table:table-cell>
          <table:table-cell table:number-columns-repeated="1017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Lynnette</text:p>
          </table:table-cell>
          <table:table-cell table:style-name="ce1" office:value-type="string" calcext:value-type="string">
            <text:p>Ruffin</text:p>
          </table:table-cell>
          <table:table-cell table:style-name="ce2" table:formula="of:=VLOOKUP([.A$1:.A$1048576];[$HomeWork.A$1:.P$1048576];16)" office:value-type="string" office:string-value="80.08" calcext:value-type="string">
            <text:p>80.08</text:p>
          </table:table-cell>
          <table:table-cell table:formula="of:=INDEX([.$J$2:.$J$13];MATCH([.D193];[.$K$2:.$K$13];1))" office:value-type="string" office:string-value="" calcext:value-type="error">
            <text:p>#N/A</text:p>
          </table:table-cell>
          <table:table-cell table:style-name="ce3" table:formula="of:=VLOOKUP([.A$1:.A$1048576];[$Attendance.$A192:.$AMJ1191];18)" office:value-type="string" office:string-value="91.67%" calcext:value-type="string">
            <text:p>91.67%</text:p>
          </table:table-cell>
          <table:table-cell table:style-name="ce4" table:formula="of:=[.D193]" office:value-type="string" office:string-value="80.08" calcext:value-type="string">
            <text:p>80.08</text:p>
          </table:table-cell>
          <table:table-cell table:number-columns-repeated="1017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Mable</text:p>
          </table:table-cell>
          <table:table-cell table:style-name="ce1" office:value-type="string" calcext:value-type="string">
            <text:p>Day</text:p>
          </table:table-cell>
          <table:table-cell table:style-name="ce2" table:formula="of:=VLOOKUP([.A$1:.A$1048576];[$HomeWork.A$1:.P$1048576];16)" office:value-type="string" office:string-value="86.75" calcext:value-type="string">
            <text:p>86.75</text:p>
          </table:table-cell>
          <table:table-cell table:formula="of:=INDEX([.$J$2:.$J$13];MATCH([.D194];[.$K$2:.$K$13];1))" office:value-type="string" office:string-value="" calcext:value-type="error">
            <text:p>#N/A</text:p>
          </table:table-cell>
          <table:table-cell table:style-name="ce3" table:formula="of:=VLOOKUP([.A$1:.A$1048576];[$Attendance.$A193:.$AMJ1192];18)" office:value-type="string" office:string-value="91.67%" calcext:value-type="string">
            <text:p>91.67%</text:p>
          </table:table-cell>
          <table:table-cell table:style-name="ce4" table:formula="of:=[.D194]" office:value-type="string" office:string-value="86.75" calcext:value-type="string">
            <text:p>86.75</text:p>
          </table:table-cell>
          <table:table-cell table:number-columns-repeated="1017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Madeline</text:p>
          </table:table-cell>
          <table:table-cell table:style-name="ce1" office:value-type="string" calcext:value-type="string">
            <text:p>Roy</text:p>
          </table:table-cell>
          <table:table-cell table:style-name="ce2" table:formula="of:=VLOOKUP([.A$1:.A$1048576];[$HomeWork.A$1:.P$1048576];16)" office:value-type="string" office:string-value="84.08" calcext:value-type="string">
            <text:p>84.08</text:p>
          </table:table-cell>
          <table:table-cell table:formula="of:=INDEX([.$J$2:.$J$13];MATCH([.D195];[.$K$2:.$K$13];1))" office:value-type="string" office:string-value="" calcext:value-type="error">
            <text:p>#N/A</text:p>
          </table:table-cell>
          <table:table-cell table:style-name="ce3" table:formula="of:=VLOOKUP([.A$1:.A$1048576];[$Attendance.$A194:.$AMJ1193];18)" office:value-type="string" office:string-value="91.67%" calcext:value-type="string">
            <text:p>91.67%</text:p>
          </table:table-cell>
          <table:table-cell table:style-name="ce4" table:formula="of:=[.D195]" office:value-type="string" office:string-value="84.08" calcext:value-type="string">
            <text:p>84.08</text:p>
          </table:table-cell>
          <table:table-cell table:number-columns-repeated="101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Kelley</text:p>
          </table:table-cell>
          <table:table-cell table:style-name="ce2" table:formula="of:=VLOOKUP([.A$1:.A$1048576];[$HomeWork.A$1:.P$1048576];16)" office:value-type="string" office:string-value="87.83" calcext:value-type="string">
            <text:p>87.83</text:p>
          </table:table-cell>
          <table:table-cell table:formula="of:=INDEX([.$J$2:.$J$13];MATCH([.D196];[.$K$2:.$K$13];1))" office:value-type="string" office:string-value="" calcext:value-type="error">
            <text:p>#N/A</text:p>
          </table:table-cell>
          <table:table-cell table:style-name="ce3" table:formula="of:=VLOOKUP([.A$1:.A$1048576];[$Attendance.$A195:.$AMJ1194];18)" office:value-type="string" office:string-value="91.67%" calcext:value-type="string">
            <text:p>91.67%</text:p>
          </table:table-cell>
          <table:table-cell table:style-name="ce4" table:formula="of:=[.D196]" office:value-type="string" office:string-value="87.83" calcext:value-type="string">
            <text:p>87.83</text:p>
          </table:table-cell>
          <table:table-cell table:number-columns-repeated="1017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Marcelino</text:p>
          </table:table-cell>
          <table:table-cell table:style-name="ce1" office:value-type="string" calcext:value-type="string">
            <text:p>Fife</text:p>
          </table:table-cell>
          <table:table-cell table:style-name="ce2" table:formula="of:=VLOOKUP([.A$1:.A$1048576];[$HomeWork.A$1:.P$1048576];16)" office:value-type="string" office:string-value="82.33" calcext:value-type="string">
            <text:p>82.33</text:p>
          </table:table-cell>
          <table:table-cell table:formula="of:=INDEX([.$J$2:.$J$13];MATCH([.D197];[.$K$2:.$K$13];1))" office:value-type="string" office:string-value="" calcext:value-type="error">
            <text:p>#N/A</text:p>
          </table:table-cell>
          <table:table-cell table:style-name="ce3" table:formula="of:=VLOOKUP([.A$1:.A$1048576];[$Attendance.$A196:.$AMJ1195];18)" office:value-type="string" office:string-value="91.67%" calcext:value-type="string">
            <text:p>91.67%</text:p>
          </table:table-cell>
          <table:table-cell table:style-name="ce4" table:formula="of:=[.D197]" office:value-type="string" office:string-value="82.33" calcext:value-type="string">
            <text:p>82.33</text:p>
          </table:table-cell>
          <table:table-cell table:number-columns-repeated="1017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Marget</text:p>
          </table:table-cell>
          <table:table-cell table:style-name="ce1" office:value-type="string" calcext:value-type="string">
            <text:p>Borden</text:p>
          </table:table-cell>
          <table:table-cell table:style-name="ce2" table:formula="of:=VLOOKUP([.A$1:.A$1048576];[$HomeWork.A$1:.P$1048576];16)" office:value-type="string" office:string-value="83.83" calcext:value-type="string">
            <text:p>83.83</text:p>
          </table:table-cell>
          <table:table-cell table:formula="of:=INDEX([.$J$2:.$J$13];MATCH([.D198];[.$K$2:.$K$13];1))" office:value-type="string" office:string-value="" calcext:value-type="error">
            <text:p>#N/A</text:p>
          </table:table-cell>
          <table:table-cell table:style-name="ce3" table:formula="of:=VLOOKUP([.A$1:.A$1048576];[$Attendance.$A197:.$AMJ1196];18)" office:value-type="string" office:string-value="91.67%" calcext:value-type="string">
            <text:p>91.67%</text:p>
          </table:table-cell>
          <table:table-cell table:style-name="ce4" table:formula="of:=[.D198]" office:value-type="string" office:string-value="83.83" calcext:value-type="string">
            <text:p>83.83</text:p>
          </table:table-cell>
          <table:table-cell table:number-columns-repeated="1017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rgie</text:p>
          </table:table-cell>
          <table:table-cell table:style-name="ce1" office:value-type="string" calcext:value-type="string">
            <text:p>Castillo</text:p>
          </table:table-cell>
          <table:table-cell table:style-name="ce2" table:formula="of:=VLOOKUP([.A$1:.A$1048576];[$HomeWork.A$1:.P$1048576];16)" office:value-type="string" office:string-value="82.17" calcext:value-type="string">
            <text:p>82.17</text:p>
          </table:table-cell>
          <table:table-cell table:formula="of:=INDEX([.$J$2:.$J$13];MATCH([.D199];[.$K$2:.$K$13];1))" office:value-type="string" office:string-value="" calcext:value-type="error">
            <text:p>#N/A</text:p>
          </table:table-cell>
          <table:table-cell table:style-name="ce3" table:formula="of:=VLOOKUP([.A$1:.A$1048576];[$Attendance.$A198:.$AMJ1197];18)" office:value-type="string" office:string-value="91.67%" calcext:value-type="string">
            <text:p>91.67%</text:p>
          </table:table-cell>
          <table:table-cell table:style-name="ce4" table:formula="of:=[.D199]" office:value-type="string" office:string-value="82.17" calcext:value-type="string">
            <text:p>82.17</text:p>
          </table:table-cell>
          <table:table-cell table:number-columns-repeated="1017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Marianne</text:p>
          </table:table-cell>
          <table:table-cell table:style-name="ce1" office:value-type="string" calcext:value-type="string">
            <text:p>Guzman</text:p>
          </table:table-cell>
          <table:table-cell table:style-name="ce2" table:formula="of:=VLOOKUP([.A$1:.A$1048576];[$HomeWork.A$1:.P$1048576];16)" office:value-type="string" office:string-value="85.17" calcext:value-type="string">
            <text:p>85.17</text:p>
          </table:table-cell>
          <table:table-cell table:formula="of:=INDEX([.$J$2:.$J$13];MATCH([.D200];[.$K$2:.$K$13];1))" office:value-type="string" office:string-value="" calcext:value-type="error">
            <text:p>#N/A</text:p>
          </table:table-cell>
          <table:table-cell table:style-name="ce3" table:formula="of:=VLOOKUP([.A$1:.A$1048576];[$Attendance.$A199:.$AMJ1198];18)" office:value-type="string" office:string-value="91.67%" calcext:value-type="string">
            <text:p>91.67%</text:p>
          </table:table-cell>
          <table:table-cell table:style-name="ce4" table:formula="of:=[.D200]" office:value-type="string" office:string-value="85.17" calcext:value-type="string">
            <text:p>85.17</text:p>
          </table:table-cell>
          <table:table-cell table:number-columns-repeated="1017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Marietta</text:p>
          </table:table-cell>
          <table:table-cell table:style-name="ce1" office:value-type="string" calcext:value-type="string">
            <text:p>Blaine</text:p>
          </table:table-cell>
          <table:table-cell table:style-name="ce2" table:formula="of:=VLOOKUP([.A$1:.A$1048576];[$HomeWork.A$1:.P$1048576];16)" office:value-type="string" office:string-value="77.92" calcext:value-type="string">
            <text:p>77.92</text:p>
          </table:table-cell>
          <table:table-cell table:formula="of:=INDEX([.$J$2:.$J$13];MATCH([.D201];[.$K$2:.$K$13];1))" office:value-type="string" office:string-value="" calcext:value-type="error">
            <text:p>#N/A</text:p>
          </table:table-cell>
          <table:table-cell table:style-name="ce3" table:formula="of:=VLOOKUP([.A$1:.A$1048576];[$Attendance.$A200:.$AMJ1199];18)" office:value-type="string" office:string-value="91.67%" calcext:value-type="string">
            <text:p>91.67%</text:p>
          </table:table-cell>
          <table:table-cell table:style-name="ce4" table:formula="of:=[.D201]" office:value-type="string" office:string-value="77.92" calcext:value-type="string">
            <text:p>77.92</text:p>
          </table:table-cell>
          <table:table-cell table:number-columns-repeated="1017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ain</text:p>
          </table:table-cell>
          <table:table-cell table:style-name="ce2" table:formula="of:=VLOOKUP([.A$1:.A$1048576];[$HomeWork.A$1:.P$1048576];16)" office:value-type="string" office:string-value="80.50" calcext:value-type="string">
            <text:p>80.50</text:p>
          </table:table-cell>
          <table:table-cell table:formula="of:=INDEX([.$J$2:.$J$13];MATCH([.D202];[.$K$2:.$K$13];1))" office:value-type="string" office:string-value="" calcext:value-type="error">
            <text:p>#N/A</text:p>
          </table:table-cell>
          <table:table-cell table:style-name="ce3" table:formula="of:=VLOOKUP([.A$1:.A$1048576];[$Attendance.$A201:.$AMJ1200];18)" office:value-type="string" office:string-value="91.67%" calcext:value-type="string">
            <text:p>91.67%</text:p>
          </table:table-cell>
          <table:table-cell table:style-name="ce4" table:formula="of:=[.D202]" office:value-type="string" office:string-value="80.50" calcext:value-type="string">
            <text:p>80.50</text:p>
          </table:table-cell>
          <table:table-cell table:number-columns-repeated="1017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Marshall</text:p>
          </table:table-cell>
          <table:table-cell table:style-name="ce1" office:value-type="string" calcext:value-type="string">
            <text:p>Snipes</text:p>
          </table:table-cell>
          <table:table-cell table:style-name="ce2" table:formula="of:=VLOOKUP([.A$1:.A$1048576];[$HomeWork.A$1:.P$1048576];16)" office:value-type="string" office:string-value="86.25" calcext:value-type="string">
            <text:p>86.25</text:p>
          </table:table-cell>
          <table:table-cell table:formula="of:=INDEX([.$J$2:.$J$13];MATCH([.D203];[.$K$2:.$K$13];1))" office:value-type="string" office:string-value="" calcext:value-type="error">
            <text:p>#N/A</text:p>
          </table:table-cell>
          <table:table-cell table:style-name="ce3" table:formula="of:=VLOOKUP([.A$1:.A$1048576];[$Attendance.$A202:.$AMJ1201];18)" office:value-type="string" office:string-value="91.67%" calcext:value-type="string">
            <text:p>91.67%</text:p>
          </table:table-cell>
          <table:table-cell table:style-name="ce4" table:formula="of:=[.D203]" office:value-type="string" office:string-value="86.25" calcext:value-type="string">
            <text:p>86.25</text:p>
          </table:table-cell>
          <table:table-cell table:number-columns-repeated="1017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Carroll</text:p>
          </table:table-cell>
          <table:table-cell table:style-name="ce2" table:formula="of:=VLOOKUP([.A$1:.A$1048576];[$HomeWork.A$1:.P$1048576];16)" office:value-type="string" office:string-value="82.33" calcext:value-type="string">
            <text:p>82.33</text:p>
          </table:table-cell>
          <table:table-cell table:formula="of:=INDEX([.$J$2:.$J$13];MATCH([.D204];[.$K$2:.$K$13];1))" office:value-type="string" office:string-value="" calcext:value-type="error">
            <text:p>#N/A</text:p>
          </table:table-cell>
          <table:table-cell table:style-name="ce3" table:formula="of:=VLOOKUP([.A$1:.A$1048576];[$Attendance.$A203:.$AMJ1202];18)" office:value-type="string" office:string-value="91.67%" calcext:value-type="string">
            <text:p>91.67%</text:p>
          </table:table-cell>
          <table:table-cell table:style-name="ce4" table:formula="of:=[.D204]" office:value-type="string" office:string-value="82.33" calcext:value-type="string">
            <text:p>82.33</text:p>
          </table:table-cell>
          <table:table-cell table:number-columns-repeated="1017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Marva</text:p>
          </table:table-cell>
          <table:table-cell table:style-name="ce1" office:value-type="string" calcext:value-type="string">
            <text:p>Merritt</text:p>
          </table:table-cell>
          <table:table-cell table:style-name="ce2" table:formula="of:=VLOOKUP([.A$1:.A$1048576];[$HomeWork.A$1:.P$1048576];16)" office:value-type="string" office:string-value="79.58" calcext:value-type="string">
            <text:p>79.58</text:p>
          </table:table-cell>
          <table:table-cell table:formula="of:=INDEX([.$J$2:.$J$13];MATCH([.D205];[.$K$2:.$K$13];1))" office:value-type="string" office:string-value="" calcext:value-type="error">
            <text:p>#N/A</text:p>
          </table:table-cell>
          <table:table-cell table:style-name="ce3" table:formula="of:=VLOOKUP([.A$1:.A$1048576];[$Attendance.$A204:.$AMJ1203];18)" office:value-type="string" office:string-value="91.67%" calcext:value-type="string">
            <text:p>91.67%</text:p>
          </table:table-cell>
          <table:table-cell table:style-name="ce4" table:formula="of:=[.D205]" office:value-type="string" office:string-value="79.58" calcext:value-type="string">
            <text:p>79.58</text:p>
          </table:table-cell>
          <table:table-cell table:number-columns-repeated="1017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Reed</text:p>
          </table:table-cell>
          <table:table-cell table:style-name="ce2" table:formula="of:=VLOOKUP([.A$1:.A$1048576];[$HomeWork.A$1:.P$1048576];16)" office:value-type="string" office:string-value="74.33" calcext:value-type="string">
            <text:p>74.33</text:p>
          </table:table-cell>
          <table:table-cell table:formula="of:=INDEX([.$J$2:.$J$13];MATCH([.D206];[.$K$2:.$K$13];1))" office:value-type="string" office:string-value="" calcext:value-type="error">
            <text:p>#N/A</text:p>
          </table:table-cell>
          <table:table-cell table:style-name="ce3" table:formula="of:=VLOOKUP([.A$1:.A$1048576];[$Attendance.$A205:.$AMJ1204];18)" office:value-type="string" office:string-value="91.67%" calcext:value-type="string">
            <text:p>91.67%</text:p>
          </table:table-cell>
          <table:table-cell table:style-name="ce4" table:formula="of:=[.D206]" office:value-type="string" office:string-value="74.33" calcext:value-type="string">
            <text:p>74.33</text:p>
          </table:table-cell>
          <table:table-cell table:number-columns-repeated="1017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Mathew</text:p>
          </table:table-cell>
          <table:table-cell table:style-name="ce1" office:value-type="string" calcext:value-type="string">
            <text:p>Vaughn</text:p>
          </table:table-cell>
          <table:table-cell table:style-name="ce2" table:formula="of:=VLOOKUP([.A$1:.A$1048576];[$HomeWork.A$1:.P$1048576];16)" office:value-type="string" office:string-value="83.58" calcext:value-type="string">
            <text:p>83.58</text:p>
          </table:table-cell>
          <table:table-cell table:formula="of:=INDEX([.$J$2:.$J$13];MATCH([.D207];[.$K$2:.$K$13];1))" office:value-type="string" office:string-value="" calcext:value-type="error">
            <text:p>#N/A</text:p>
          </table:table-cell>
          <table:table-cell table:style-name="ce3" table:formula="of:=VLOOKUP([.A$1:.A$1048576];[$Attendance.$A206:.$AMJ1205];18)" office:value-type="string" office:string-value="91.67%" calcext:value-type="string">
            <text:p>91.67%</text:p>
          </table:table-cell>
          <table:table-cell table:style-name="ce4" table:formula="of:=[.D207]" office:value-type="string" office:string-value="83.58" calcext:value-type="string">
            <text:p>83.58</text:p>
          </table:table-cell>
          <table:table-cell table:number-columns-repeated="1017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Meda</text:p>
          </table:table-cell>
          <table:table-cell table:style-name="ce1" office:value-type="string" calcext:value-type="string">
            <text:p>Reaves</text:p>
          </table:table-cell>
          <table:table-cell table:style-name="ce2" table:formula="of:=VLOOKUP([.A$1:.A$1048576];[$HomeWork.A$1:.P$1048576];16)" office:value-type="string" office:string-value="80.25" calcext:value-type="string">
            <text:p>80.25</text:p>
          </table:table-cell>
          <table:table-cell table:formula="of:=INDEX([.$J$2:.$J$13];MATCH([.D208];[.$K$2:.$K$13];1))" office:value-type="string" office:string-value="" calcext:value-type="error">
            <text:p>#N/A</text:p>
          </table:table-cell>
          <table:table-cell table:style-name="ce3" table:formula="of:=VLOOKUP([.A$1:.A$1048576];[$Attendance.$A207:.$AMJ1206];18)" office:value-type="string" office:string-value="91.67%" calcext:value-type="string">
            <text:p>91.67%</text:p>
          </table:table-cell>
          <table:table-cell table:style-name="ce4" table:formula="of:=[.D208]" office:value-type="string" office:string-value="80.25" calcext:value-type="string">
            <text:p>80.25</text:p>
          </table:table-cell>
          <table:table-cell table:number-columns-repeated="1017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Micheline</text:p>
          </table:table-cell>
          <table:table-cell table:style-name="ce1" office:value-type="string" calcext:value-type="string">
            <text:p>Kerns</text:p>
          </table:table-cell>
          <table:table-cell table:style-name="ce2" table:formula="of:=VLOOKUP([.A$1:.A$1048576];[$HomeWork.A$1:.P$1048576];16)" office:value-type="string" office:string-value="83.92" calcext:value-type="string">
            <text:p>83.92</text:p>
          </table:table-cell>
          <table:table-cell table:formula="of:=INDEX([.$J$2:.$J$13];MATCH([.D209];[.$K$2:.$K$13];1))" office:value-type="string" office:string-value="" calcext:value-type="error">
            <text:p>#N/A</text:p>
          </table:table-cell>
          <table:table-cell table:style-name="ce3" table:formula="of:=VLOOKUP([.A$1:.A$1048576];[$Attendance.$A208:.$AMJ1207];18)" office:value-type="string" office:string-value="91.67%" calcext:value-type="string">
            <text:p>91.67%</text:p>
          </table:table-cell>
          <table:table-cell table:style-name="ce4" table:formula="of:=[.D209]" office:value-type="string" office:string-value="83.92" calcext:value-type="string">
            <text:p>83.92</text:p>
          </table:table-cell>
          <table:table-cell table:number-columns-repeated="1017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Michiko</text:p>
          </table:table-cell>
          <table:table-cell table:style-name="ce1" office:value-type="string" calcext:value-type="string">
            <text:p>Altman</text:p>
          </table:table-cell>
          <table:table-cell table:style-name="ce2" table:formula="of:=VLOOKUP([.A$1:.A$1048576];[$HomeWork.A$1:.P$1048576];16)" office:value-type="string" office:string-value="81.58" calcext:value-type="string">
            <text:p>81.58</text:p>
          </table:table-cell>
          <table:table-cell table:formula="of:=INDEX([.$J$2:.$J$13];MATCH([.D210];[.$K$2:.$K$13];1))" office:value-type="string" office:string-value="" calcext:value-type="error">
            <text:p>#N/A</text:p>
          </table:table-cell>
          <table:table-cell table:style-name="ce3" table:formula="of:=VLOOKUP([.A$1:.A$1048576];[$Attendance.$A209:.$AMJ1208];18)" office:value-type="string" office:string-value="91.67%" calcext:value-type="string">
            <text:p>91.67%</text:p>
          </table:table-cell>
          <table:table-cell table:style-name="ce4" table:formula="of:=[.D210]" office:value-type="string" office:string-value="81.58" calcext:value-type="string">
            <text:p>81.58</text:p>
          </table:table-cell>
          <table:table-cell table:number-columns-repeated="1017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Mickey</text:p>
          </table:table-cell>
          <table:table-cell table:style-name="ce1" office:value-type="string" calcext:value-type="string">
            <text:p>Lunsford</text:p>
          </table:table-cell>
          <table:table-cell table:style-name="ce2" table:formula="of:=VLOOKUP([.A$1:.A$1048576];[$HomeWork.A$1:.P$1048576];16)" office:value-type="string" office:string-value="85.67" calcext:value-type="string">
            <text:p>85.67</text:p>
          </table:table-cell>
          <table:table-cell table:formula="of:=INDEX([.$J$2:.$J$13];MATCH([.D211];[.$K$2:.$K$13];1))" office:value-type="string" office:string-value="" calcext:value-type="error">
            <text:p>#N/A</text:p>
          </table:table-cell>
          <table:table-cell table:style-name="ce3" table:formula="of:=VLOOKUP([.A$1:.A$1048576];[$Attendance.$A210:.$AMJ1209];18)" office:value-type="string" office:string-value="91.67%" calcext:value-type="string">
            <text:p>91.67%</text:p>
          </table:table-cell>
          <table:table-cell table:style-name="ce4" table:formula="of:=[.D211]" office:value-type="string" office:string-value="85.67" calcext:value-type="string">
            <text:p>85.67</text:p>
          </table:table-cell>
          <table:table-cell table:number-columns-repeated="1017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Mildred</text:p>
          </table:table-cell>
          <table:table-cell table:style-name="ce1" office:value-type="string" calcext:value-type="string">
            <text:p>Phillips</text:p>
          </table:table-cell>
          <table:table-cell table:style-name="ce2" table:formula="of:=VLOOKUP([.A$1:.A$1048576];[$HomeWork.A$1:.P$1048576];16)" office:value-type="string" office:string-value="80.17" calcext:value-type="string">
            <text:p>80.17</text:p>
          </table:table-cell>
          <table:table-cell table:formula="of:=INDEX([.$J$2:.$J$13];MATCH([.D212];[.$K$2:.$K$13];1))" office:value-type="string" office:string-value="" calcext:value-type="error">
            <text:p>#N/A</text:p>
          </table:table-cell>
          <table:table-cell table:style-name="ce3" table:formula="of:=VLOOKUP([.A$1:.A$1048576];[$Attendance.$A211:.$AMJ1210];18)" office:value-type="string" office:string-value="100.00%" calcext:value-type="string">
            <text:p>100.00%</text:p>
          </table:table-cell>
          <table:table-cell table:style-name="ce4" table:formula="of:=[.D212]" office:value-type="string" office:string-value="80.17" calcext:value-type="string">
            <text:p>80.17</text:p>
          </table:table-cell>
          <table:table-cell table:number-columns-repeated="1017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Morris</text:p>
          </table:table-cell>
          <table:table-cell table:style-name="ce1" office:value-type="string" calcext:value-type="string">
            <text:p>Warren</text:p>
          </table:table-cell>
          <table:table-cell table:style-name="ce2" table:formula="of:=VLOOKUP([.A$1:.A$1048576];[$HomeWork.A$1:.P$1048576];16)" office:value-type="string" office:string-value="84.83" calcext:value-type="string">
            <text:p>84.83</text:p>
          </table:table-cell>
          <table:table-cell table:formula="of:=INDEX([.$J$2:.$J$13];MATCH([.D213];[.$K$2:.$K$13];1))" office:value-type="string" office:string-value="" calcext:value-type="error">
            <text:p>#N/A</text:p>
          </table:table-cell>
          <table:table-cell table:style-name="ce3" table:formula="of:=VLOOKUP([.A$1:.A$1048576];[$Attendance.$A212:.$AMJ1211];18)" office:value-type="string" office:string-value="83.33%" calcext:value-type="string">
            <text:p>83.33%</text:p>
          </table:table-cell>
          <table:table-cell table:style-name="ce4" table:formula="of:=[.D213]" office:value-type="string" office:string-value="84.83" calcext:value-type="string">
            <text:p>84.83</text:p>
          </table:table-cell>
          <table:table-cell table:number-columns-repeated="1017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Myron</text:p>
          </table:table-cell>
          <table:table-cell table:style-name="ce1" office:value-type="string" calcext:value-type="string">
            <text:p>Craig</text:p>
          </table:table-cell>
          <table:table-cell table:style-name="ce2" table:formula="of:=VLOOKUP([.A$1:.A$1048576];[$HomeWork.A$1:.P$1048576];16)" office:value-type="string" office:string-value="79.42" calcext:value-type="string">
            <text:p>79.42</text:p>
          </table:table-cell>
          <table:table-cell table:formula="of:=INDEX([.$J$2:.$J$13];MATCH([.D214];[.$K$2:.$K$13];1))" office:value-type="string" office:string-value="" calcext:value-type="error">
            <text:p>#N/A</text:p>
          </table:table-cell>
          <table:table-cell table:style-name="ce3" table:formula="of:=VLOOKUP([.A$1:.A$1048576];[$Attendance.$A213:.$AMJ1212];18)" office:value-type="string" office:string-value="91.67%" calcext:value-type="string">
            <text:p>91.67%</text:p>
          </table:table-cell>
          <table:table-cell table:style-name="ce4" table:formula="of:=[.D214]" office:value-type="string" office:string-value="79.42" calcext:value-type="string">
            <text:p>79.42</text:p>
          </table:table-cell>
          <table:table-cell table:number-columns-repeated="1017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Nichole</text:p>
          </table:table-cell>
          <table:table-cell table:style-name="ce1" office:value-type="string" calcext:value-type="string">
            <text:p>Miller</text:p>
          </table:table-cell>
          <table:table-cell table:style-name="ce2" table:formula="of:=VLOOKUP([.A$1:.A$1048576];[$HomeWork.A$1:.P$1048576];16)" office:value-type="string" office:string-value="90.58" calcext:value-type="string">
            <text:p>90.58</text:p>
          </table:table-cell>
          <table:table-cell table:formula="of:=INDEX([.$J$2:.$J$13];MATCH([.D215];[.$K$2:.$K$13];1))" office:value-type="string" office:string-value="" calcext:value-type="error">
            <text:p>#N/A</text:p>
          </table:table-cell>
          <table:table-cell table:style-name="ce3" table:formula="of:=VLOOKUP([.A$1:.A$1048576];[$Attendance.$A214:.$AMJ1213];18)" office:value-type="string" office:string-value="91.67%" calcext:value-type="string">
            <text:p>91.67%</text:p>
          </table:table-cell>
          <table:table-cell table:style-name="ce4" table:formula="of:=[.D215]" office:value-type="string" office:string-value="90.58" calcext:value-type="string">
            <text:p>90.58</text:p>
          </table:table-cell>
          <table:table-cell table:number-columns-repeated="1017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Nick</text:p>
          </table:table-cell>
          <table:table-cell table:style-name="ce1" office:value-type="string" calcext:value-type="string">
            <text:p>Wright</text:p>
          </table:table-cell>
          <table:table-cell table:style-name="ce2" table:formula="of:=VLOOKUP([.A$1:.A$1048576];[$HomeWork.A$1:.P$1048576];16)" office:value-type="string" office:string-value="78.58" calcext:value-type="string">
            <text:p>78.58</text:p>
          </table:table-cell>
          <table:table-cell table:formula="of:=INDEX([.$J$2:.$J$13];MATCH([.D216];[.$K$2:.$K$13];1))" office:value-type="string" office:string-value="" calcext:value-type="error">
            <text:p>#N/A</text:p>
          </table:table-cell>
          <table:table-cell table:style-name="ce3" table:formula="of:=VLOOKUP([.A$1:.A$1048576];[$Attendance.$A215:.$AMJ1214];18)" office:value-type="string" office:string-value="91.67%" calcext:value-type="string">
            <text:p>91.67%</text:p>
          </table:table-cell>
          <table:table-cell table:style-name="ce4" table:formula="of:=[.D216]" office:value-type="string" office:string-value="78.58" calcext:value-type="string">
            <text:p>78.58</text:p>
          </table:table-cell>
          <table:table-cell table:number-columns-repeated="1017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Ollie</text:p>
          </table:table-cell>
          <table:table-cell table:style-name="ce1" office:value-type="string" calcext:value-type="string">
            <text:p>Soto</text:p>
          </table:table-cell>
          <table:table-cell table:style-name="ce2" table:formula="of:=VLOOKUP([.A$1:.A$1048576];[$HomeWork.A$1:.P$1048576];16)" office:value-type="string" office:string-value="78.92" calcext:value-type="string">
            <text:p>78.92</text:p>
          </table:table-cell>
          <table:table-cell table:formula="of:=INDEX([.$J$2:.$J$13];MATCH([.D217];[.$K$2:.$K$13];1))" office:value-type="string" office:string-value="" calcext:value-type="error">
            <text:p>#N/A</text:p>
          </table:table-cell>
          <table:table-cell table:style-name="ce3" table:formula="of:=VLOOKUP([.A$1:.A$1048576];[$Attendance.$A216:.$AMJ1215];18)" office:value-type="string" office:string-value="91.67%" calcext:value-type="string">
            <text:p>91.67%</text:p>
          </table:table-cell>
          <table:table-cell table:style-name="ce4" table:formula="of:=[.D217]" office:value-type="string" office:string-value="78.92" calcext:value-type="string">
            <text:p>78.92</text:p>
          </table:table-cell>
          <table:table-cell table:number-columns-repeated="1017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Orville</text:p>
          </table:table-cell>
          <table:table-cell table:style-name="ce1" office:value-type="string" calcext:value-type="string">
            <text:p>Mcdonald</text:p>
          </table:table-cell>
          <table:table-cell table:style-name="ce2" table:formula="of:=VLOOKUP([.A$1:.A$1048576];[$HomeWork.A$1:.P$1048576];16)" office:value-type="string" office:string-value="78.33" calcext:value-type="string">
            <text:p>78.33</text:p>
          </table:table-cell>
          <table:table-cell table:formula="of:=INDEX([.$J$2:.$J$13];MATCH([.D218];[.$K$2:.$K$13];1))" office:value-type="string" office:string-value="" calcext:value-type="error">
            <text:p>#N/A</text:p>
          </table:table-cell>
          <table:table-cell table:style-name="ce3" table:formula="of:=VLOOKUP([.A$1:.A$1048576];[$Attendance.$A217:.$AMJ1216];18)" office:value-type="string" office:string-value="91.67%" calcext:value-type="string">
            <text:p>91.67%</text:p>
          </table:table-cell>
          <table:table-cell table:style-name="ce4" table:formula="of:=[.D218]" office:value-type="string" office:string-value="78.33" calcext:value-type="string">
            <text:p>78.33</text:p>
          </table:table-cell>
          <table:table-cell table:number-columns-repeated="1017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Otis</text:p>
          </table:table-cell>
          <table:table-cell table:style-name="ce1" office:value-type="string" calcext:value-type="string">
            <text:p>Reyes</text:p>
          </table:table-cell>
          <table:table-cell table:style-name="ce2" table:formula="of:=VLOOKUP([.A$1:.A$1048576];[$HomeWork.A$1:.P$1048576];16)" office:value-type="string" office:string-value="88.50" calcext:value-type="string">
            <text:p>88.50</text:p>
          </table:table-cell>
          <table:table-cell table:formula="of:=INDEX([.$J$2:.$J$13];MATCH([.D219];[.$K$2:.$K$13];1))" office:value-type="string" office:string-value="" calcext:value-type="error">
            <text:p>#N/A</text:p>
          </table:table-cell>
          <table:table-cell table:style-name="ce3" table:formula="of:=VLOOKUP([.A$1:.A$1048576];[$Attendance.$A218:.$AMJ1217];18)" office:value-type="string" office:string-value="91.67%" calcext:value-type="string">
            <text:p>91.67%</text:p>
          </table:table-cell>
          <table:table-cell table:style-name="ce4" table:formula="of:=[.D219]" office:value-type="string" office:string-value="88.50" calcext:value-type="string">
            <text:p>88.50</text:p>
          </table:table-cell>
          <table:table-cell table:number-columns-repeated="1017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Paulette</text:p>
          </table:table-cell>
          <table:table-cell table:style-name="ce1" office:value-type="string" calcext:value-type="string">
            <text:p>Alvarez</text:p>
          </table:table-cell>
          <table:table-cell table:style-name="ce2" table:formula="of:=VLOOKUP([.A$1:.A$1048576];[$HomeWork.A$1:.P$1048576];16)" office:value-type="string" office:string-value="81.50" calcext:value-type="string">
            <text:p>81.50</text:p>
          </table:table-cell>
          <table:table-cell table:formula="of:=INDEX([.$J$2:.$J$13];MATCH([.D220];[.$K$2:.$K$13];1))" office:value-type="string" office:string-value="" calcext:value-type="error">
            <text:p>#N/A</text:p>
          </table:table-cell>
          <table:table-cell table:style-name="ce3" table:formula="of:=VLOOKUP([.A$1:.A$1048576];[$Attendance.$A219:.$AMJ1218];18)" office:value-type="string" office:string-value="91.67%" calcext:value-type="string">
            <text:p>91.67%</text:p>
          </table:table-cell>
          <table:table-cell table:style-name="ce4" table:formula="of:=[.D220]" office:value-type="string" office:string-value="81.50" calcext:value-type="string">
            <text:p>81.50</text:p>
          </table:table-cell>
          <table:table-cell table:number-columns-repeated="1017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Pauline</text:p>
          </table:table-cell>
          <table:table-cell table:style-name="ce1" office:value-type="string" calcext:value-type="string">
            <text:p>Vargas</text:p>
          </table:table-cell>
          <table:table-cell table:style-name="ce2" table:formula="of:=VLOOKUP([.A$1:.A$1048576];[$HomeWork.A$1:.P$1048576];16)" office:value-type="string" office:string-value="83.75" calcext:value-type="string">
            <text:p>83.75</text:p>
          </table:table-cell>
          <table:table-cell table:formula="of:=INDEX([.$J$2:.$J$13];MATCH([.D221];[.$K$2:.$K$13];1))" office:value-type="string" office:string-value="" calcext:value-type="error">
            <text:p>#N/A</text:p>
          </table:table-cell>
          <table:table-cell table:style-name="ce3" table:formula="of:=VLOOKUP([.A$1:.A$1048576];[$Attendance.$A220:.$AMJ1219];18)" office:value-type="string" office:string-value="91.67%" calcext:value-type="string">
            <text:p>91.67%</text:p>
          </table:table-cell>
          <table:table-cell table:style-name="ce4" table:formula="of:=[.D221]" office:value-type="string" office:string-value="83.75" calcext:value-type="string">
            <text:p>83.75</text:p>
          </table:table-cell>
          <table:table-cell table:number-columns-repeated="1017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Pearlie</text:p>
          </table:table-cell>
          <table:table-cell table:style-name="ce1" office:value-type="string" calcext:value-type="string">
            <text:p>Pounds</text:p>
          </table:table-cell>
          <table:table-cell table:style-name="ce2" table:formula="of:=VLOOKUP([.A$1:.A$1048576];[$HomeWork.A$1:.P$1048576];16)" office:value-type="string" office:string-value="80.42" calcext:value-type="string">
            <text:p>80.42</text:p>
          </table:table-cell>
          <table:table-cell table:formula="of:=INDEX([.$J$2:.$J$13];MATCH([.D222];[.$K$2:.$K$13];1))" office:value-type="string" office:string-value="" calcext:value-type="error">
            <text:p>#N/A</text:p>
          </table:table-cell>
          <table:table-cell table:style-name="ce3" table:formula="of:=VLOOKUP([.A$1:.A$1048576];[$Attendance.$A221:.$AMJ1220];18)" office:value-type="string" office:string-value="91.67%" calcext:value-type="string">
            <text:p>91.67%</text:p>
          </table:table-cell>
          <table:table-cell table:style-name="ce4" table:formula="of:=[.D222]" office:value-type="string" office:string-value="80.42" calcext:value-type="string">
            <text:p>80.42</text:p>
          </table:table-cell>
          <table:table-cell table:number-columns-repeated="1017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Pedro</text:p>
          </table:table-cell>
          <table:table-cell table:style-name="ce1" office:value-type="string" calcext:value-type="string">
            <text:p>Gibbs</text:p>
          </table:table-cell>
          <table:table-cell table:style-name="ce2" table:formula="of:=VLOOKUP([.A$1:.A$1048576];[$HomeWork.A$1:.P$1048576];16)" office:value-type="string" office:string-value="82.75" calcext:value-type="string">
            <text:p>82.75</text:p>
          </table:table-cell>
          <table:table-cell table:formula="of:=INDEX([.$J$2:.$J$13];MATCH([.D223];[.$K$2:.$K$13];1))" office:value-type="string" office:string-value="" calcext:value-type="error">
            <text:p>#N/A</text:p>
          </table:table-cell>
          <table:table-cell table:style-name="ce3" table:formula="of:=VLOOKUP([.A$1:.A$1048576];[$Attendance.$A222:.$AMJ1221];18)" office:value-type="string" office:string-value="91.67%" calcext:value-type="string">
            <text:p>91.67%</text:p>
          </table:table-cell>
          <table:table-cell table:style-name="ce4" table:formula="of:=[.D223]" office:value-type="string" office:string-value="82.75" calcext:value-type="string">
            <text:p>82.75</text:p>
          </table:table-cell>
          <table:table-cell table:number-columns-repeated="1017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Peggy</text:p>
          </table:table-cell>
          <table:table-cell table:style-name="ce1" office:value-type="string" calcext:value-type="string">
            <text:p>Colon</text:p>
          </table:table-cell>
          <table:table-cell table:style-name="ce2" table:formula="of:=VLOOKUP([.A$1:.A$1048576];[$HomeWork.A$1:.P$1048576];16)" office:value-type="string" office:string-value="83.83" calcext:value-type="string">
            <text:p>83.83</text:p>
          </table:table-cell>
          <table:table-cell table:formula="of:=INDEX([.$J$2:.$J$13];MATCH([.D224];[.$K$2:.$K$13];1))" office:value-type="string" office:string-value="" calcext:value-type="error">
            <text:p>#N/A</text:p>
          </table:table-cell>
          <table:table-cell table:style-name="ce3" table:formula="of:=VLOOKUP([.A$1:.A$1048576];[$Attendance.$A223:.$AMJ1222];18)" office:value-type="string" office:string-value="83.33%" calcext:value-type="string">
            <text:p>83.33%</text:p>
          </table:table-cell>
          <table:table-cell table:style-name="ce4" table:formula="of:=[.D224]" office:value-type="string" office:string-value="83.83" calcext:value-type="string">
            <text:p>83.83</text:p>
          </table:table-cell>
          <table:table-cell table:number-columns-repeated="1017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Peggy</text:p>
          </table:table-cell>
          <table:table-cell table:style-name="ce1" office:value-type="string" calcext:value-type="string">
            <text:p>Nelson</text:p>
          </table:table-cell>
          <table:table-cell table:style-name="ce2" table:formula="of:=VLOOKUP([.A$1:.A$1048576];[$HomeWork.A$1:.P$1048576];16)" office:value-type="string" office:string-value="82.58" calcext:value-type="string">
            <text:p>82.58</text:p>
          </table:table-cell>
          <table:table-cell table:formula="of:=INDEX([.$J$2:.$J$13];MATCH([.D225];[.$K$2:.$K$13];1))" office:value-type="string" office:string-value="" calcext:value-type="error">
            <text:p>#N/A</text:p>
          </table:table-cell>
          <table:table-cell table:style-name="ce3" table:formula="of:=VLOOKUP([.A$1:.A$1048576];[$Attendance.$A224:.$AMJ1223];18)" office:value-type="string" office:string-value="91.67%" calcext:value-type="string">
            <text:p>91.67%</text:p>
          </table:table-cell>
          <table:table-cell table:style-name="ce4" table:formula="of:=[.D225]" office:value-type="string" office:string-value="82.58" calcext:value-type="string">
            <text:p>82.58</text:p>
          </table:table-cell>
          <table:table-cell table:number-columns-repeated="1017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hil</text:p>
          </table:table-cell>
          <table:table-cell table:style-name="ce1" office:value-type="string" calcext:value-type="string">
            <text:p>Rhodes</text:p>
          </table:table-cell>
          <table:table-cell table:style-name="ce2" table:formula="of:=VLOOKUP([.A$1:.A$1048576];[$HomeWork.A$1:.P$1048576];16)" office:value-type="string" office:string-value="84.67" calcext:value-type="string">
            <text:p>84.67</text:p>
          </table:table-cell>
          <table:table-cell table:formula="of:=INDEX([.$J$2:.$J$13];MATCH([.D226];[.$K$2:.$K$13];1))" office:value-type="string" office:string-value="" calcext:value-type="error">
            <text:p>#N/A</text:p>
          </table:table-cell>
          <table:table-cell table:style-name="ce3" table:formula="of:=VLOOKUP([.A$1:.A$1048576];[$Attendance.$A225:.$AMJ1224];18)" office:value-type="string" office:string-value="91.67%" calcext:value-type="string">
            <text:p>91.67%</text:p>
          </table:table-cell>
          <table:table-cell table:style-name="ce4" table:formula="of:=[.D226]" office:value-type="string" office:string-value="84.67" calcext:value-type="string">
            <text:p>84.67</text:p>
          </table:table-cell>
          <table:table-cell table:number-columns-repeated="1017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Pok</text:p>
          </table:table-cell>
          <table:table-cell table:style-name="ce1" office:value-type="string" calcext:value-type="string">
            <text:p>Reedy</text:p>
          </table:table-cell>
          <table:table-cell table:style-name="ce2" table:formula="of:=VLOOKUP([.A$1:.A$1048576];[$HomeWork.A$1:.P$1048576];16)" office:value-type="string" office:string-value="83.00" calcext:value-type="string">
            <text:p>83.00</text:p>
          </table:table-cell>
          <table:table-cell table:formula="of:=INDEX([.$J$2:.$J$13];MATCH([.D227];[.$K$2:.$K$13];1))" office:value-type="string" office:string-value="" calcext:value-type="error">
            <text:p>#N/A</text:p>
          </table:table-cell>
          <table:table-cell table:style-name="ce3" table:formula="of:=VLOOKUP([.A$1:.A$1048576];[$Attendance.$A226:.$AMJ1225];18)" office:value-type="string" office:string-value="91.67%" calcext:value-type="string">
            <text:p>91.67%</text:p>
          </table:table-cell>
          <table:table-cell table:style-name="ce4" table:formula="of:=[.D227]" office:value-type="string" office:string-value="83.00" calcext:value-type="string">
            <text:p>83.00</text:p>
          </table:table-cell>
          <table:table-cell table:number-columns-repeated="1017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Randall</text:p>
          </table:table-cell>
          <table:table-cell table:style-name="ce1" office:value-type="string" calcext:value-type="string">
            <text:p>Wilkins</text:p>
          </table:table-cell>
          <table:table-cell table:style-name="ce2" table:formula="of:=VLOOKUP([.A$1:.A$1048576];[$HomeWork.A$1:.P$1048576];16)" office:value-type="string" office:string-value="83.33" calcext:value-type="string">
            <text:p>83.33</text:p>
          </table:table-cell>
          <table:table-cell table:formula="of:=INDEX([.$J$2:.$J$13];MATCH([.D228];[.$K$2:.$K$13];1))" office:value-type="string" office:string-value="" calcext:value-type="error">
            <text:p>#N/A</text:p>
          </table:table-cell>
          <table:table-cell table:style-name="ce3" table:formula="of:=VLOOKUP([.A$1:.A$1048576];[$Attendance.$A227:.$AMJ1226];18)" office:value-type="string" office:string-value="91.67%" calcext:value-type="string">
            <text:p>91.67%</text:p>
          </table:table-cell>
          <table:table-cell table:style-name="ce4" table:formula="of:=[.D228]" office:value-type="string" office:string-value="83.33" calcext:value-type="string">
            <text:p>83.33</text:p>
          </table:table-cell>
          <table:table-cell table:number-columns-repeated="1017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string" calcext:value-type="string">
            <text:p>Randy</text:p>
          </table:table-cell>
          <table:table-cell table:style-name="ce1" office:value-type="string" calcext:value-type="string">
            <text:p>Murray</text:p>
          </table:table-cell>
          <table:table-cell table:style-name="ce2" table:formula="of:=VLOOKUP([.A$1:.A$1048576];[$HomeWork.A$1:.P$1048576];16)" office:value-type="string" office:string-value="81.67" calcext:value-type="string">
            <text:p>81.67</text:p>
          </table:table-cell>
          <table:table-cell table:formula="of:=INDEX([.$J$2:.$J$13];MATCH([.D229];[.$K$2:.$K$13];1))" office:value-type="string" office:string-value="" calcext:value-type="error">
            <text:p>#N/A</text:p>
          </table:table-cell>
          <table:table-cell table:style-name="ce3" table:formula="of:=VLOOKUP([.A$1:.A$1048576];[$Attendance.$A228:.$AMJ1227];18)" office:value-type="string" office:string-value="91.67%" calcext:value-type="string">
            <text:p>91.67%</text:p>
          </table:table-cell>
          <table:table-cell table:style-name="ce4" table:formula="of:=[.D229]" office:value-type="string" office:string-value="81.67" calcext:value-type="string">
            <text:p>81.67</text:p>
          </table:table-cell>
          <table:table-cell table:number-columns-repeated="1017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string" calcext:value-type="string">
            <text:p>Reba</text:p>
          </table:table-cell>
          <table:table-cell table:style-name="ce1" office:value-type="string" calcext:value-type="string">
            <text:p>Strange</text:p>
          </table:table-cell>
          <table:table-cell table:style-name="ce2" table:formula="of:=VLOOKUP([.A$1:.A$1048576];[$HomeWork.A$1:.P$1048576];16)" office:value-type="string" office:string-value="79.00" calcext:value-type="string">
            <text:p>79.00</text:p>
          </table:table-cell>
          <table:table-cell table:formula="of:=INDEX([.$J$2:.$J$13];MATCH([.D230];[.$K$2:.$K$13];1))" office:value-type="string" office:string-value="" calcext:value-type="error">
            <text:p>#N/A</text:p>
          </table:table-cell>
          <table:table-cell table:style-name="ce3" table:formula="of:=VLOOKUP([.A$1:.A$1048576];[$Attendance.$A229:.$AMJ1228];18)" office:value-type="string" office:string-value="91.67%" calcext:value-type="string">
            <text:p>91.67%</text:p>
          </table:table-cell>
          <table:table-cell table:style-name="ce4" table:formula="of:=[.D230]" office:value-type="string" office:string-value="79.00" calcext:value-type="string">
            <text:p>79.00</text:p>
          </table:table-cell>
          <table:table-cell table:number-columns-repeated="1017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Retha</text:p>
          </table:table-cell>
          <table:table-cell table:style-name="ce1" office:value-type="string" calcext:value-type="string">
            <text:p>Shipman</text:p>
          </table:table-cell>
          <table:table-cell table:style-name="ce2" table:formula="of:=VLOOKUP([.A$1:.A$1048576];[$HomeWork.A$1:.P$1048576];16)" office:value-type="string" office:string-value="87.25" calcext:value-type="string">
            <text:p>87.25</text:p>
          </table:table-cell>
          <table:table-cell table:formula="of:=INDEX([.$J$2:.$J$13];MATCH([.D231];[.$K$2:.$K$13];1))" office:value-type="string" office:string-value="" calcext:value-type="error">
            <text:p>#N/A</text:p>
          </table:table-cell>
          <table:table-cell table:style-name="ce3" table:formula="of:=VLOOKUP([.A$1:.A$1048576];[$Attendance.$A230:.$AMJ1229];18)" office:value-type="string" office:string-value="91.67%" calcext:value-type="string">
            <text:p>91.67%</text:p>
          </table:table-cell>
          <table:table-cell table:style-name="ce4" table:formula="of:=[.D231]" office:value-type="string" office:string-value="87.25" calcext:value-type="string">
            <text:p>87.25</text:p>
          </table:table-cell>
          <table:table-cell table:number-columns-repeated="1017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Rhonda</text:p>
          </table:table-cell>
          <table:table-cell table:style-name="ce1" office:value-type="string" calcext:value-type="string">
            <text:p>Sparks</text:p>
          </table:table-cell>
          <table:table-cell table:style-name="ce2" table:formula="of:=VLOOKUP([.A$1:.A$1048576];[$HomeWork.A$1:.P$1048576];16)" office:value-type="string" office:string-value="85.75" calcext:value-type="string">
            <text:p>85.75</text:p>
          </table:table-cell>
          <table:table-cell table:formula="of:=INDEX([.$J$2:.$J$13];MATCH([.D232];[.$K$2:.$K$13];1))" office:value-type="string" office:string-value="" calcext:value-type="error">
            <text:p>#N/A</text:p>
          </table:table-cell>
          <table:table-cell table:style-name="ce3" table:formula="of:=VLOOKUP([.A$1:.A$1048576];[$Attendance.$A231:.$AMJ1230];18)" office:value-type="string" office:string-value="91.67%" calcext:value-type="string">
            <text:p>91.67%</text:p>
          </table:table-cell>
          <table:table-cell table:style-name="ce4" table:formula="of:=[.D232]" office:value-type="string" office:string-value="85.75" calcext:value-type="string">
            <text:p>85.75</text:p>
          </table:table-cell>
          <table:table-cell table:number-columns-repeated="1017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Ricardo</text:p>
          </table:table-cell>
          <table:table-cell table:style-name="ce1" office:value-type="string" calcext:value-type="string">
            <text:p>Dean</text:p>
          </table:table-cell>
          <table:table-cell table:style-name="ce2" table:formula="of:=VLOOKUP([.A$1:.A$1048576];[$HomeWork.A$1:.P$1048576];16)" office:value-type="string" office:string-value="77.92" calcext:value-type="string">
            <text:p>77.92</text:p>
          </table:table-cell>
          <table:table-cell table:formula="of:=INDEX([.$J$2:.$J$13];MATCH([.D233];[.$K$2:.$K$13];1))" office:value-type="string" office:string-value="" calcext:value-type="error">
            <text:p>#N/A</text:p>
          </table:table-cell>
          <table:table-cell table:style-name="ce3" table:formula="of:=VLOOKUP([.A$1:.A$1048576];[$Attendance.$A232:.$AMJ1231];18)" office:value-type="string" office:string-value="83.33%" calcext:value-type="string">
            <text:p>83.33%</text:p>
          </table:table-cell>
          <table:table-cell table:style-name="ce4" table:formula="of:=[.D233]" office:value-type="string" office:string-value="77.92" calcext:value-type="string">
            <text:p>77.92</text:p>
          </table:table-cell>
          <table:table-cell table:number-columns-repeated="1017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Richard</text:p>
          </table:table-cell>
          <table:table-cell table:style-name="ce1" office:value-type="string" calcext:value-type="string">
            <text:p>Garcia</text:p>
          </table:table-cell>
          <table:table-cell table:style-name="ce2" table:formula="of:=VLOOKUP([.A$1:.A$1048576];[$HomeWork.A$1:.P$1048576];16)" office:value-type="string" office:string-value="75.92" calcext:value-type="string">
            <text:p>75.92</text:p>
          </table:table-cell>
          <table:table-cell table:formula="of:=INDEX([.$J$2:.$J$13];MATCH([.D234];[.$K$2:.$K$13];1))" office:value-type="string" office:string-value="" calcext:value-type="error">
            <text:p>#N/A</text:p>
          </table:table-cell>
          <table:table-cell table:style-name="ce3" table:formula="of:=VLOOKUP([.A$1:.A$1048576];[$Attendance.$A233:.$AMJ1232];18)" office:value-type="string" office:string-value="91.67%" calcext:value-type="string">
            <text:p>91.67%</text:p>
          </table:table-cell>
          <table:table-cell table:style-name="ce4" table:formula="of:=[.D234]" office:value-type="string" office:string-value="75.92" calcext:value-type="string">
            <text:p>75.92</text:p>
          </table:table-cell>
          <table:table-cell table:number-columns-repeated="1017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Richelle</text:p>
          </table:table-cell>
          <table:table-cell table:style-name="ce1" office:value-type="string" calcext:value-type="string">
            <text:p>Donahue</text:p>
          </table:table-cell>
          <table:table-cell table:style-name="ce2" table:formula="of:=VLOOKUP([.A$1:.A$1048576];[$HomeWork.A$1:.P$1048576];16)" office:value-type="string" office:string-value="85.33" calcext:value-type="string">
            <text:p>85.33</text:p>
          </table:table-cell>
          <table:table-cell table:formula="of:=INDEX([.$J$2:.$J$13];MATCH([.D235];[.$K$2:.$K$13];1))" office:value-type="string" office:string-value="" calcext:value-type="error">
            <text:p>#N/A</text:p>
          </table:table-cell>
          <table:table-cell table:style-name="ce3" table:formula="of:=VLOOKUP([.A$1:.A$1048576];[$Attendance.$A234:.$AMJ1233];18)" office:value-type="string" office:string-value="91.67%" calcext:value-type="string">
            <text:p>91.67%</text:p>
          </table:table-cell>
          <table:table-cell table:style-name="ce4" table:formula="of:=[.D235]" office:value-type="string" office:string-value="85.33" calcext:value-type="string">
            <text:p>85.33</text:p>
          </table:table-cell>
          <table:table-cell table:number-columns-repeated="1017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Rickey</text:p>
          </table:table-cell>
          <table:table-cell table:style-name="ce1" office:value-type="string" calcext:value-type="string">
            <text:p>Coleman</text:p>
          </table:table-cell>
          <table:table-cell table:style-name="ce2" table:formula="of:=VLOOKUP([.A$1:.A$1048576];[$HomeWork.A$1:.P$1048576];16)" office:value-type="string" office:string-value="85.67" calcext:value-type="string">
            <text:p>85.67</text:p>
          </table:table-cell>
          <table:table-cell table:formula="of:=INDEX([.$J$2:.$J$13];MATCH([.D236];[.$K$2:.$K$13];1))" office:value-type="string" office:string-value="" calcext:value-type="error">
            <text:p>#N/A</text:p>
          </table:table-cell>
          <table:table-cell table:style-name="ce3" table:formula="of:=VLOOKUP([.A$1:.A$1048576];[$Attendance.$A235:.$AMJ1234];18)" office:value-type="string" office:string-value="91.67%" calcext:value-type="string">
            <text:p>91.67%</text:p>
          </table:table-cell>
          <table:table-cell table:style-name="ce4" table:formula="of:=[.D236]" office:value-type="string" office:string-value="85.67" calcext:value-type="string">
            <text:p>85.67</text:p>
          </table:table-cell>
          <table:table-cell table:number-columns-repeated="1017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Roberta</text:p>
          </table:table-cell>
          <table:table-cell table:style-name="ce1" office:value-type="string" calcext:value-type="string">
            <text:p>Moss</text:p>
          </table:table-cell>
          <table:table-cell table:style-name="ce2" table:formula="of:=VLOOKUP([.A$1:.A$1048576];[$HomeWork.A$1:.P$1048576];16)" office:value-type="string" office:string-value="78.75" calcext:value-type="string">
            <text:p>78.75</text:p>
          </table:table-cell>
          <table:table-cell table:formula="of:=INDEX([.$J$2:.$J$13];MATCH([.D237];[.$K$2:.$K$13];1))" office:value-type="string" office:string-value="" calcext:value-type="error">
            <text:p>#N/A</text:p>
          </table:table-cell>
          <table:table-cell table:style-name="ce3" table:formula="of:=VLOOKUP([.A$1:.A$1048576];[$Attendance.$A236:.$AMJ1235];18)" office:value-type="string" office:string-value="91.67%" calcext:value-type="string">
            <text:p>91.67%</text:p>
          </table:table-cell>
          <table:table-cell table:style-name="ce4" table:formula="of:=[.D237]" office:value-type="string" office:string-value="78.75" calcext:value-type="string">
            <text:p>78.75</text:p>
          </table:table-cell>
          <table:table-cell table:number-columns-repeated="1017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Rochelle</text:p>
          </table:table-cell>
          <table:table-cell table:style-name="ce1" office:value-type="string" calcext:value-type="string">
            <text:p>Perez</text:p>
          </table:table-cell>
          <table:table-cell table:style-name="ce2" table:formula="of:=VLOOKUP([.A$1:.A$1048576];[$HomeWork.A$1:.P$1048576];16)" office:value-type="string" office:string-value="74.83" calcext:value-type="string">
            <text:p>74.83</text:p>
          </table:table-cell>
          <table:table-cell table:formula="of:=INDEX([.$J$2:.$J$13];MATCH([.D238];[.$K$2:.$K$13];1))" office:value-type="string" office:string-value="" calcext:value-type="error">
            <text:p>#N/A</text:p>
          </table:table-cell>
          <table:table-cell table:style-name="ce3" table:formula="of:=VLOOKUP([.A$1:.A$1048576];[$Attendance.$A237:.$AMJ1236];18)" office:value-type="string" office:string-value="91.67%" calcext:value-type="string">
            <text:p>91.67%</text:p>
          </table:table-cell>
          <table:table-cell table:style-name="ce4" table:formula="of:=[.D238]" office:value-type="string" office:string-value="74.83" calcext:value-type="string">
            <text:p>74.83</text:p>
          </table:table-cell>
          <table:table-cell table:number-columns-repeated="1017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Rodney</text:p>
          </table:table-cell>
          <table:table-cell table:style-name="ce1" office:value-type="string" calcext:value-type="string">
            <text:p>Paul</text:p>
          </table:table-cell>
          <table:table-cell table:style-name="ce2" table:formula="of:=VLOOKUP([.A$1:.A$1048576];[$HomeWork.A$1:.P$1048576];16)" office:value-type="string" office:string-value="83.67" calcext:value-type="string">
            <text:p>83.67</text:p>
          </table:table-cell>
          <table:table-cell table:formula="of:=INDEX([.$J$2:.$J$13];MATCH([.D239];[.$K$2:.$K$13];1))" office:value-type="string" office:string-value="" calcext:value-type="error">
            <text:p>#N/A</text:p>
          </table:table-cell>
          <table:table-cell table:style-name="ce3" table:formula="of:=VLOOKUP([.A$1:.A$1048576];[$Attendance.$A238:.$AMJ1237];18)" office:value-type="string" office:string-value="91.67%" calcext:value-type="string">
            <text:p>91.67%</text:p>
          </table:table-cell>
          <table:table-cell table:style-name="ce4" table:formula="of:=[.D239]" office:value-type="string" office:string-value="83.67" calcext:value-type="string">
            <text:p>83.67</text:p>
          </table:table-cell>
          <table:table-cell table:number-columns-repeated="1017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Rodolfo</text:p>
          </table:table-cell>
          <table:table-cell table:style-name="ce1" office:value-type="string" calcext:value-type="string">
            <text:p>Sandoval</text:p>
          </table:table-cell>
          <table:table-cell table:style-name="ce2" table:formula="of:=VLOOKUP([.A$1:.A$1048576];[$HomeWork.A$1:.P$1048576];16)" office:value-type="string" office:string-value="83.67" calcext:value-type="string">
            <text:p>83.67</text:p>
          </table:table-cell>
          <table:table-cell table:formula="of:=INDEX([.$J$2:.$J$13];MATCH([.D240];[.$K$2:.$K$13];1))" office:value-type="string" office:string-value="" calcext:value-type="error">
            <text:p>#N/A</text:p>
          </table:table-cell>
          <table:table-cell table:style-name="ce3" table:formula="of:=VLOOKUP([.A$1:.A$1048576];[$Attendance.$A239:.$AMJ1238];18)" office:value-type="string" office:string-value="91.67%" calcext:value-type="string">
            <text:p>91.67%</text:p>
          </table:table-cell>
          <table:table-cell table:style-name="ce4" table:formula="of:=[.D240]" office:value-type="string" office:string-value="83.67" calcext:value-type="string">
            <text:p>83.67</text:p>
          </table:table-cell>
          <table:table-cell table:number-columns-repeated="1017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Arnold</text:p>
          </table:table-cell>
          <table:table-cell table:style-name="ce2" table:formula="of:=VLOOKUP([.A$1:.A$1048576];[$HomeWork.A$1:.P$1048576];16)" office:value-type="string" office:string-value="74.83" calcext:value-type="string">
            <text:p>74.83</text:p>
          </table:table-cell>
          <table:table-cell table:formula="of:=INDEX([.$J$2:.$J$13];MATCH([.D241];[.$K$2:.$K$13];1))" office:value-type="string" office:string-value="" calcext:value-type="error">
            <text:p>#N/A</text:p>
          </table:table-cell>
          <table:table-cell table:style-name="ce3" table:formula="of:=VLOOKUP([.A$1:.A$1048576];[$Attendance.$A240:.$AMJ1239];18)" office:value-type="string" office:string-value="91.67%" calcext:value-type="string">
            <text:p>91.67%</text:p>
          </table:table-cell>
          <table:table-cell table:style-name="ce4" table:formula="of:=[.D241]" office:value-type="string" office:string-value="74.83" calcext:value-type="string">
            <text:p>74.83</text:p>
          </table:table-cell>
          <table:table-cell table:number-columns-repeated="1017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Romana</text:p>
          </table:table-cell>
          <table:table-cell table:style-name="ce1" office:value-type="string" calcext:value-type="string">
            <text:p>Outlaw</text:p>
          </table:table-cell>
          <table:table-cell table:style-name="ce2" table:formula="of:=VLOOKUP([.A$1:.A$1048576];[$HomeWork.A$1:.P$1048576];16)" office:value-type="string" office:string-value="84.83" calcext:value-type="string">
            <text:p>84.83</text:p>
          </table:table-cell>
          <table:table-cell table:formula="of:=INDEX([.$J$2:.$J$13];MATCH([.D242];[.$K$2:.$K$13];1))" office:value-type="string" office:string-value="" calcext:value-type="error">
            <text:p>#N/A</text:p>
          </table:table-cell>
          <table:table-cell table:style-name="ce3" table:formula="of:=VLOOKUP([.A$1:.A$1048576];[$Attendance.$A241:.$AMJ1240];18)" office:value-type="string" office:string-value="91.67%" calcext:value-type="string">
            <text:p>91.67%</text:p>
          </table:table-cell>
          <table:table-cell table:style-name="ce4" table:formula="of:=[.D242]" office:value-type="string" office:string-value="84.83" calcext:value-type="string">
            <text:p>84.83</text:p>
          </table:table-cell>
          <table:table-cell table:number-columns-repeated="1017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Rosa</text:p>
          </table:table-cell>
          <table:table-cell table:style-name="ce1" office:value-type="string" calcext:value-type="string">
            <text:p>Sherman</text:p>
          </table:table-cell>
          <table:table-cell table:style-name="ce2" table:formula="of:=VLOOKUP([.A$1:.A$1048576];[$HomeWork.A$1:.P$1048576];16)" office:value-type="string" office:string-value="80.33" calcext:value-type="string">
            <text:p>80.33</text:p>
          </table:table-cell>
          <table:table-cell table:formula="of:=INDEX([.$J$2:.$J$13];MATCH([.D243];[.$K$2:.$K$13];1))" office:value-type="string" office:string-value="" calcext:value-type="error">
            <text:p>#N/A</text:p>
          </table:table-cell>
          <table:table-cell table:style-name="ce3" table:formula="of:=VLOOKUP([.A$1:.A$1048576];[$Attendance.$A242:.$AMJ1241];18)" office:value-type="string" office:string-value="91.67%" calcext:value-type="string">
            <text:p>91.67%</text:p>
          </table:table-cell>
          <table:table-cell table:style-name="ce4" table:formula="of:=[.D243]" office:value-type="string" office:string-value="80.33" calcext:value-type="string">
            <text:p>80.33</text:p>
          </table:table-cell>
          <table:table-cell table:number-columns-repeated="1017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Rosalie</text:p>
          </table:table-cell>
          <table:table-cell table:style-name="ce1" office:value-type="string" calcext:value-type="string">
            <text:p>Williamson</text:p>
          </table:table-cell>
          <table:table-cell table:style-name="ce2" table:formula="of:=VLOOKUP([.A$1:.A$1048576];[$HomeWork.A$1:.P$1048576];16)" office:value-type="string" office:string-value="91.25" calcext:value-type="string">
            <text:p>91.25</text:p>
          </table:table-cell>
          <table:table-cell table:formula="of:=INDEX([.$J$2:.$J$13];MATCH([.D244];[.$K$2:.$K$13];1))" office:value-type="string" office:string-value="" calcext:value-type="error">
            <text:p>#N/A</text:p>
          </table:table-cell>
          <table:table-cell table:style-name="ce3" table:formula="of:=VLOOKUP([.A$1:.A$1048576];[$Attendance.$A243:.$AMJ1242];18)" office:value-type="string" office:string-value="91.67%" calcext:value-type="string">
            <text:p>91.67%</text:p>
          </table:table-cell>
          <table:table-cell table:style-name="ce4" table:formula="of:=[.D244]" office:value-type="string" office:string-value="91.25" calcext:value-type="string">
            <text:p>91.25</text:p>
          </table:table-cell>
          <table:table-cell table:number-columns-repeated="1017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Harrington</text:p>
          </table:table-cell>
          <table:table-cell table:style-name="ce2" table:formula="of:=VLOOKUP([.A$1:.A$1048576];[$HomeWork.A$1:.P$1048576];16)" office:value-type="string" office:string-value="79.92" calcext:value-type="string">
            <text:p>79.92</text:p>
          </table:table-cell>
          <table:table-cell table:formula="of:=INDEX([.$J$2:.$J$13];MATCH([.D245];[.$K$2:.$K$13];1))" office:value-type="string" office:string-value="" calcext:value-type="error">
            <text:p>#N/A</text:p>
          </table:table-cell>
          <table:table-cell table:style-name="ce3" table:formula="of:=VLOOKUP([.A$1:.A$1048576];[$Attendance.$A244:.$AMJ1243];18)" office:value-type="string" office:string-value="91.67%" calcext:value-type="string">
            <text:p>91.67%</text:p>
          </table:table-cell>
          <table:table-cell table:style-name="ce4" table:formula="of:=[.D245]" office:value-type="string" office:string-value="79.92" calcext:value-type="string">
            <text:p>79.92</text:p>
          </table:table-cell>
          <table:table-cell table:number-columns-repeated="1017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rice</text:p>
          </table:table-cell>
          <table:table-cell table:style-name="ce2" table:formula="of:=VLOOKUP([.A$1:.A$1048576];[$HomeWork.A$1:.P$1048576];16)" office:value-type="string" office:string-value="84.33" calcext:value-type="string">
            <text:p>84.33</text:p>
          </table:table-cell>
          <table:table-cell table:formula="of:=INDEX([.$J$2:.$J$13];MATCH([.D246];[.$K$2:.$K$13];1))" office:value-type="string" office:string-value="" calcext:value-type="error">
            <text:p>#N/A</text:p>
          </table:table-cell>
          <table:table-cell table:style-name="ce3" table:formula="of:=VLOOKUP([.A$1:.A$1048576];[$Attendance.$A245:.$AMJ1244];18)" office:value-type="string" office:string-value="91.67%" calcext:value-type="string">
            <text:p>91.67%</text:p>
          </table:table-cell>
          <table:table-cell table:style-name="ce4" table:formula="of:=[.D246]" office:value-type="string" office:string-value="84.33" calcext:value-type="string">
            <text:p>84.33</text:p>
          </table:table-cell>
          <table:table-cell table:number-columns-repeated="1017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Rosendo</text:p>
          </table:table-cell>
          <table:table-cell table:style-name="ce1" office:value-type="string" calcext:value-type="string">
            <text:p>Mckay</text:p>
          </table:table-cell>
          <table:table-cell table:style-name="ce2" table:formula="of:=VLOOKUP([.A$1:.A$1048576];[$HomeWork.A$1:.P$1048576];16)" office:value-type="string" office:string-value="76.25" calcext:value-type="string">
            <text:p>76.25</text:p>
          </table:table-cell>
          <table:table-cell table:formula="of:=INDEX([.$J$2:.$J$13];MATCH([.D247];[.$K$2:.$K$13];1))" office:value-type="string" office:string-value="" calcext:value-type="error">
            <text:p>#N/A</text:p>
          </table:table-cell>
          <table:table-cell table:style-name="ce3" table:formula="of:=VLOOKUP([.A$1:.A$1048576];[$Attendance.$A246:.$AMJ1245];18)" office:value-type="string" office:string-value="100.00%" calcext:value-type="string">
            <text:p>100.00%</text:p>
          </table:table-cell>
          <table:table-cell table:style-name="ce4" table:formula="of:=[.D247]" office:value-type="string" office:string-value="76.25" calcext:value-type="string">
            <text:p>76.25</text:p>
          </table:table-cell>
          <table:table-cell table:number-columns-repeated="1017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Roxanne</text:p>
          </table:table-cell>
          <table:table-cell table:style-name="ce1" office:value-type="string" calcext:value-type="string">
            <text:p>Maxwell</text:p>
          </table:table-cell>
          <table:table-cell table:style-name="ce2" table:formula="of:=VLOOKUP([.A$1:.A$1048576];[$HomeWork.A$1:.P$1048576];16)" office:value-type="string" office:string-value="84.50" calcext:value-type="string">
            <text:p>84.50</text:p>
          </table:table-cell>
          <table:table-cell table:formula="of:=INDEX([.$J$2:.$J$13];MATCH([.D248];[.$K$2:.$K$13];1))" office:value-type="string" office:string-value="" calcext:value-type="error">
            <text:p>#N/A</text:p>
          </table:table-cell>
          <table:table-cell table:style-name="ce3" table:formula="of:=VLOOKUP([.A$1:.A$1048576];[$Attendance.$A247:.$AMJ1246];18)" office:value-type="string" office:string-value="83.33%" calcext:value-type="string">
            <text:p>83.33%</text:p>
          </table:table-cell>
          <table:table-cell table:style-name="ce4" table:formula="of:=[.D248]" office:value-type="string" office:string-value="84.50" calcext:value-type="string">
            <text:p>84.50</text:p>
          </table:table-cell>
          <table:table-cell table:number-columns-repeated="1017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Royal</text:p>
          </table:table-cell>
          <table:table-cell table:style-name="ce1" office:value-type="string" calcext:value-type="string">
            <text:p>Rubin</text:p>
          </table:table-cell>
          <table:table-cell table:style-name="ce2" table:formula="of:=VLOOKUP([.A$1:.A$1048576];[$HomeWork.A$1:.P$1048576];16)" office:value-type="string" office:string-value="89.00" calcext:value-type="string">
            <text:p>89.00</text:p>
          </table:table-cell>
          <table:table-cell table:formula="of:=INDEX([.$J$2:.$J$13];MATCH([.D249];[.$K$2:.$K$13];1))" office:value-type="string" office:string-value="" calcext:value-type="error">
            <text:p>#N/A</text:p>
          </table:table-cell>
          <table:table-cell table:style-name="ce3" table:formula="of:=VLOOKUP([.A$1:.A$1048576];[$Attendance.$A248:.$AMJ1247];18)" office:value-type="string" office:string-value="91.67%" calcext:value-type="string">
            <text:p>91.67%</text:p>
          </table:table-cell>
          <table:table-cell table:style-name="ce4" table:formula="of:=[.D249]" office:value-type="string" office:string-value="89.00" calcext:value-type="string">
            <text:p>89.00</text:p>
          </table:table-cell>
          <table:table-cell table:number-columns-repeated="1017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Ruby</text:p>
          </table:table-cell>
          <table:table-cell table:style-name="ce1" office:value-type="string" calcext:value-type="string">
            <text:p>Page</text:p>
          </table:table-cell>
          <table:table-cell table:style-name="ce2" table:formula="of:=VLOOKUP([.A$1:.A$1048576];[$HomeWork.A$1:.P$1048576];16)" office:value-type="string" office:string-value="77.33" calcext:value-type="string">
            <text:p>77.33</text:p>
          </table:table-cell>
          <table:table-cell table:formula="of:=INDEX([.$J$2:.$J$13];MATCH([.D250];[.$K$2:.$K$13];1))" office:value-type="string" office:string-value="" calcext:value-type="error">
            <text:p>#N/A</text:p>
          </table:table-cell>
          <table:table-cell table:style-name="ce3" table:formula="of:=VLOOKUP([.A$1:.A$1048576];[$Attendance.$A249:.$AMJ1248];18)" office:value-type="string" office:string-value="91.67%" calcext:value-type="string">
            <text:p>91.67%</text:p>
          </table:table-cell>
          <table:table-cell table:style-name="ce4" table:formula="of:=[.D250]" office:value-type="string" office:string-value="77.33" calcext:value-type="string">
            <text:p>77.33</text:p>
          </table:table-cell>
          <table:table-cell table:number-columns-repeated="1017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Rufina</text:p>
          </table:table-cell>
          <table:table-cell table:style-name="ce1" office:value-type="string" calcext:value-type="string">
            <text:p>Bankston</text:p>
          </table:table-cell>
          <table:table-cell table:style-name="ce2" table:formula="of:=VLOOKUP([.A$1:.A$1048576];[$HomeWork.A$1:.P$1048576];16)" office:value-type="string" office:string-value="83.75" calcext:value-type="string">
            <text:p>83.75</text:p>
          </table:table-cell>
          <table:table-cell table:formula="of:=INDEX([.$J$2:.$J$13];MATCH([.D251];[.$K$2:.$K$13];1))" office:value-type="string" office:string-value="" calcext:value-type="error">
            <text:p>#N/A</text:p>
          </table:table-cell>
          <table:table-cell table:style-name="ce3" table:formula="of:=VLOOKUP([.A$1:.A$1048576];[$Attendance.$A250:.$AMJ1249];18)" office:value-type="string" office:string-value="91.67%" calcext:value-type="string">
            <text:p>91.67%</text:p>
          </table:table-cell>
          <table:table-cell table:style-name="ce4" table:formula="of:=[.D251]" office:value-type="string" office:string-value="83.75" calcext:value-type="string">
            <text:p>83.75</text:p>
          </table:table-cell>
          <table:table-cell table:number-columns-repeated="1017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Ryann</text:p>
          </table:table-cell>
          <table:table-cell table:style-name="ce1" office:value-type="string" calcext:value-type="string">
            <text:p>Foss</text:p>
          </table:table-cell>
          <table:table-cell table:style-name="ce2" table:formula="of:=VLOOKUP([.A$1:.A$1048576];[$HomeWork.A$1:.P$1048576];16)" office:value-type="string" office:string-value="84.42" calcext:value-type="string">
            <text:p>84.42</text:p>
          </table:table-cell>
          <table:table-cell table:formula="of:=INDEX([.$J$2:.$J$13];MATCH([.D252];[.$K$2:.$K$13];1))" office:value-type="string" office:string-value="" calcext:value-type="error">
            <text:p>#N/A</text:p>
          </table:table-cell>
          <table:table-cell table:style-name="ce3" table:formula="of:=VLOOKUP([.A$1:.A$1048576];[$Attendance.$A251:.$AMJ1250];18)" office:value-type="string" office:string-value="91.67%" calcext:value-type="string">
            <text:p>91.67%</text:p>
          </table:table-cell>
          <table:table-cell table:style-name="ce4" table:formula="of:=[.D252]" office:value-type="string" office:string-value="84.42" calcext:value-type="string">
            <text:p>84.42</text:p>
          </table:table-cell>
          <table:table-cell table:number-columns-repeated="1017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Sabra</text:p>
          </table:table-cell>
          <table:table-cell table:style-name="ce1" office:value-type="string" calcext:value-type="string">
            <text:p>Berlin</text:p>
          </table:table-cell>
          <table:table-cell table:style-name="ce2" table:formula="of:=VLOOKUP([.A$1:.A$1048576];[$HomeWork.A$1:.P$1048576];16)" office:value-type="string" office:string-value="77.17" calcext:value-type="string">
            <text:p>77.17</text:p>
          </table:table-cell>
          <table:table-cell table:formula="of:=INDEX([.$J$2:.$J$13];MATCH([.D253];[.$K$2:.$K$13];1))" office:value-type="string" office:string-value="" calcext:value-type="error">
            <text:p>#N/A</text:p>
          </table:table-cell>
          <table:table-cell table:style-name="ce3" table:formula="of:=VLOOKUP([.A$1:.A$1048576];[$Attendance.$A252:.$AMJ1251];18)" office:value-type="string" office:string-value="100.00%" calcext:value-type="string">
            <text:p>100.00%</text:p>
          </table:table-cell>
          <table:table-cell table:style-name="ce4" table:formula="of:=[.D253]" office:value-type="string" office:string-value="77.17" calcext:value-type="string">
            <text:p>77.17</text:p>
          </table:table-cell>
          <table:table-cell table:number-columns-repeated="1017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Austin</text:p>
          </table:table-cell>
          <table:table-cell table:style-name="ce2" table:formula="of:=VLOOKUP([.A$1:.A$1048576];[$HomeWork.A$1:.P$1048576];16)" office:value-type="string" office:string-value="78.83" calcext:value-type="string">
            <text:p>78.83</text:p>
          </table:table-cell>
          <table:table-cell table:formula="of:=INDEX([.$J$2:.$J$13];MATCH([.D254];[.$K$2:.$K$13];1))" office:value-type="string" office:string-value="" calcext:value-type="error">
            <text:p>#N/A</text:p>
          </table:table-cell>
          <table:table-cell table:style-name="ce3" table:formula="of:=VLOOKUP([.A$1:.A$1048576];[$Attendance.$A253:.$AMJ1252];18)" office:value-type="string" office:string-value="91.67%" calcext:value-type="string">
            <text:p>91.67%</text:p>
          </table:table-cell>
          <table:table-cell table:style-name="ce4" table:formula="of:=[.D254]" office:value-type="string" office:string-value="78.83" calcext:value-type="string">
            <text:p>78.83</text:p>
          </table:table-cell>
          <table:table-cell table:number-columns-repeated="1017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string" calcext:value-type="string">
            <text:p>Santiago</text:p>
          </table:table-cell>
          <table:table-cell table:style-name="ce1" office:value-type="string" calcext:value-type="string">
            <text:p>Cobb</text:p>
          </table:table-cell>
          <table:table-cell table:style-name="ce2" table:formula="of:=VLOOKUP([.A$1:.A$1048576];[$HomeWork.A$1:.P$1048576];16)" office:value-type="string" office:string-value="84.83" calcext:value-type="string">
            <text:p>84.83</text:p>
          </table:table-cell>
          <table:table-cell table:formula="of:=INDEX([.$J$2:.$J$13];MATCH([.D255];[.$K$2:.$K$13];1))" office:value-type="string" office:string-value="" calcext:value-type="error">
            <text:p>#N/A</text:p>
          </table:table-cell>
          <table:table-cell table:style-name="ce3" table:formula="of:=VLOOKUP([.A$1:.A$1048576];[$Attendance.$A254:.$AMJ1253];18)" office:value-type="string" office:string-value="91.67%" calcext:value-type="string">
            <text:p>91.67%</text:p>
          </table:table-cell>
          <table:table-cell table:style-name="ce4" table:formula="of:=[.D255]" office:value-type="string" office:string-value="84.83" calcext:value-type="string">
            <text:p>84.83</text:p>
          </table:table-cell>
          <table:table-cell table:number-columns-repeated="1017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Santos</text:p>
          </table:table-cell>
          <table:table-cell table:style-name="ce1" office:value-type="string" calcext:value-type="string">
            <text:p>Hamilton</text:p>
          </table:table-cell>
          <table:table-cell table:style-name="ce2" table:formula="of:=VLOOKUP([.A$1:.A$1048576];[$HomeWork.A$1:.P$1048576];16)" office:value-type="string" office:string-value="84.33" calcext:value-type="string">
            <text:p>84.33</text:p>
          </table:table-cell>
          <table:table-cell table:formula="of:=INDEX([.$J$2:.$J$13];MATCH([.D256];[.$K$2:.$K$13];1))" office:value-type="string" office:string-value="" calcext:value-type="error">
            <text:p>#N/A</text:p>
          </table:table-cell>
          <table:table-cell table:style-name="ce3" table:formula="of:=VLOOKUP([.A$1:.A$1048576];[$Attendance.$A255:.$AMJ1254];18)" office:value-type="string" office:string-value="91.67%" calcext:value-type="string">
            <text:p>91.67%</text:p>
          </table:table-cell>
          <table:table-cell table:style-name="ce4" table:formula="of:=[.D256]" office:value-type="string" office:string-value="84.33" calcext:value-type="string">
            <text:p>84.33</text:p>
          </table:table-cell>
          <table:table-cell table:number-columns-repeated="1017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Sean</text:p>
          </table:table-cell>
          <table:table-cell table:style-name="ce1" office:value-type="string" calcext:value-type="string">
            <text:p>Jacobs</text:p>
          </table:table-cell>
          <table:table-cell table:style-name="ce2" table:formula="of:=VLOOKUP([.A$1:.A$1048576];[$HomeWork.A$1:.P$1048576];16)" office:value-type="string" office:string-value="79.00" calcext:value-type="string">
            <text:p>79.00</text:p>
          </table:table-cell>
          <table:table-cell table:formula="of:=INDEX([.$J$2:.$J$13];MATCH([.D257];[.$K$2:.$K$13];1))" office:value-type="string" office:string-value="" calcext:value-type="error">
            <text:p>#N/A</text:p>
          </table:table-cell>
          <table:table-cell table:style-name="ce3" table:formula="of:=VLOOKUP([.A$1:.A$1048576];[$Attendance.$A256:.$AMJ1255];18)" office:value-type="string" office:string-value="91.67%" calcext:value-type="string">
            <text:p>91.67%</text:p>
          </table:table-cell>
          <table:table-cell table:style-name="ce4" table:formula="of:=[.D257]" office:value-type="string" office:string-value="79.00" calcext:value-type="string">
            <text:p>79.00</text:p>
          </table:table-cell>
          <table:table-cell table:number-columns-repeated="1017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string" calcext:value-type="string">
            <text:p>Shalanda</text:p>
          </table:table-cell>
          <table:table-cell table:style-name="ce1" office:value-type="string" calcext:value-type="string">
            <text:p>Godwin</text:p>
          </table:table-cell>
          <table:table-cell table:style-name="ce2" table:formula="of:=VLOOKUP([.A$1:.A$1048576];[$HomeWork.A$1:.P$1048576];16)" office:value-type="string" office:string-value="80.08" calcext:value-type="string">
            <text:p>80.08</text:p>
          </table:table-cell>
          <table:table-cell table:formula="of:=INDEX([.$J$2:.$J$13];MATCH([.D258];[.$K$2:.$K$13];1))" office:value-type="string" office:string-value="" calcext:value-type="error">
            <text:p>#N/A</text:p>
          </table:table-cell>
          <table:table-cell table:style-name="ce3" table:formula="of:=VLOOKUP([.A$1:.A$1048576];[$Attendance.$A257:.$AMJ1256];18)" office:value-type="string" office:string-value="91.67%" calcext:value-type="string">
            <text:p>91.67%</text:p>
          </table:table-cell>
          <table:table-cell table:style-name="ce4" table:formula="of:=[.D258]" office:value-type="string" office:string-value="80.08" calcext:value-type="string">
            <text:p>80.08</text:p>
          </table:table-cell>
          <table:table-cell table:number-columns-repeated="1017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Sherly</text:p>
          </table:table-cell>
          <table:table-cell table:style-name="ce1" office:value-type="string" calcext:value-type="string">
            <text:p>Peltier</text:p>
          </table:table-cell>
          <table:table-cell table:style-name="ce2" table:formula="of:=VLOOKUP([.A$1:.A$1048576];[$HomeWork.A$1:.P$1048576];16)" office:value-type="string" office:string-value="84.08" calcext:value-type="string">
            <text:p>84.08</text:p>
          </table:table-cell>
          <table:table-cell table:formula="of:=INDEX([.$J$2:.$J$13];MATCH([.D259];[.$K$2:.$K$13];1))" office:value-type="string" office:string-value="" calcext:value-type="error">
            <text:p>#N/A</text:p>
          </table:table-cell>
          <table:table-cell table:style-name="ce3" table:formula="of:=VLOOKUP([.A$1:.A$1048576];[$Attendance.$A258:.$AMJ1257];18)" office:value-type="string" office:string-value="83.33%" calcext:value-type="string">
            <text:p>83.33%</text:p>
          </table:table-cell>
          <table:table-cell table:style-name="ce4" table:formula="of:=[.D259]" office:value-type="string" office:string-value="84.08" calcext:value-type="string">
            <text:p>84.08</text:p>
          </table:table-cell>
          <table:table-cell table:number-columns-repeated="1017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string" calcext:value-type="string">
            <text:p>Sherron</text:p>
          </table:table-cell>
          <table:table-cell table:style-name="ce1" office:value-type="string" calcext:value-type="string">
            <text:p>Burgos</text:p>
          </table:table-cell>
          <table:table-cell table:style-name="ce2" table:formula="of:=VLOOKUP([.A$1:.A$1048576];[$HomeWork.A$1:.P$1048576];16)" office:value-type="string" office:string-value="79.50" calcext:value-type="string">
            <text:p>79.50</text:p>
          </table:table-cell>
          <table:table-cell table:formula="of:=INDEX([.$J$2:.$J$13];MATCH([.D260];[.$K$2:.$K$13];1))" office:value-type="string" office:string-value="" calcext:value-type="error">
            <text:p>#N/A</text:p>
          </table:table-cell>
          <table:table-cell table:style-name="ce3" table:formula="of:=VLOOKUP([.A$1:.A$1048576];[$Attendance.$A259:.$AMJ1258];18)" office:value-type="string" office:string-value="91.67%" calcext:value-type="string">
            <text:p>91.67%</text:p>
          </table:table-cell>
          <table:table-cell table:style-name="ce4" table:formula="of:=[.D260]" office:value-type="string" office:string-value="79.50" calcext:value-type="string">
            <text:p>79.50</text:p>
          </table:table-cell>
          <table:table-cell table:number-columns-repeated="1017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Sherry</text:p>
          </table:table-cell>
          <table:table-cell table:style-name="ce1" office:value-type="string" calcext:value-type="string">
            <text:p>Moody</text:p>
          </table:table-cell>
          <table:table-cell table:style-name="ce2" table:formula="of:=VLOOKUP([.A$1:.A$1048576];[$HomeWork.A$1:.P$1048576];16)" office:value-type="string" office:string-value="81.00" calcext:value-type="string">
            <text:p>81.00</text:p>
          </table:table-cell>
          <table:table-cell table:formula="of:=INDEX([.$J$2:.$J$13];MATCH([.D261];[.$K$2:.$K$13];1))" office:value-type="string" office:string-value="" calcext:value-type="error">
            <text:p>#N/A</text:p>
          </table:table-cell>
          <table:table-cell table:style-name="ce3" table:formula="of:=VLOOKUP([.A$1:.A$1048576];[$Attendance.$A260:.$AMJ1259];18)" office:value-type="string" office:string-value="91.67%" calcext:value-type="string">
            <text:p>91.67%</text:p>
          </table:table-cell>
          <table:table-cell table:style-name="ce4" table:formula="of:=[.D261]" office:value-type="string" office:string-value="81.00" calcext:value-type="string">
            <text:p>81.00</text:p>
          </table:table-cell>
          <table:table-cell table:number-columns-repeated="1017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pencer</text:p>
          </table:table-cell>
          <table:table-cell table:style-name="ce1" office:value-type="string" calcext:value-type="string">
            <text:p>Boyd</text:p>
          </table:table-cell>
          <table:table-cell table:style-name="ce2" table:formula="of:=VLOOKUP([.A$1:.A$1048576];[$HomeWork.A$1:.P$1048576];16)" office:value-type="string" office:string-value="77.17" calcext:value-type="string">
            <text:p>77.17</text:p>
          </table:table-cell>
          <table:table-cell table:formula="of:=INDEX([.$J$2:.$J$13];MATCH([.D262];[.$K$2:.$K$13];1))" office:value-type="string" office:string-value="" calcext:value-type="error">
            <text:p>#N/A</text:p>
          </table:table-cell>
          <table:table-cell table:style-name="ce3" table:formula="of:=VLOOKUP([.A$1:.A$1048576];[$Attendance.$A261:.$AMJ1260];18)" office:value-type="string" office:string-value="91.67%" calcext:value-type="string">
            <text:p>91.67%</text:p>
          </table:table-cell>
          <table:table-cell table:style-name="ce4" table:formula="of:=[.D262]" office:value-type="string" office:string-value="77.17" calcext:value-type="string">
            <text:p>77.17</text:p>
          </table:table-cell>
          <table:table-cell table:number-columns-repeated="1017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Stanton</text:p>
          </table:table-cell>
          <table:table-cell table:style-name="ce1" office:value-type="string" calcext:value-type="string">
            <text:p>Ambrose</text:p>
          </table:table-cell>
          <table:table-cell table:style-name="ce2" table:formula="of:=VLOOKUP([.A$1:.A$1048576];[$HomeWork.A$1:.P$1048576];16)" office:value-type="string" office:string-value="78.33" calcext:value-type="string">
            <text:p>78.33</text:p>
          </table:table-cell>
          <table:table-cell table:formula="of:=INDEX([.$J$2:.$J$13];MATCH([.D263];[.$K$2:.$K$13];1))" office:value-type="string" office:string-value="" calcext:value-type="error">
            <text:p>#N/A</text:p>
          </table:table-cell>
          <table:table-cell table:style-name="ce3" table:formula="of:=VLOOKUP([.A$1:.A$1048576];[$Attendance.$A262:.$AMJ1261];18)" office:value-type="string" office:string-value="91.67%" calcext:value-type="string">
            <text:p>91.67%</text:p>
          </table:table-cell>
          <table:table-cell table:style-name="ce4" table:formula="of:=[.D263]" office:value-type="string" office:string-value="78.33" calcext:value-type="string">
            <text:p>78.33</text:p>
          </table:table-cell>
          <table:table-cell table:number-columns-repeated="1017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Steve</text:p>
          </table:table-cell>
          <table:table-cell table:style-name="ce1" office:value-type="string" calcext:value-type="string">
            <text:p>Green</text:p>
          </table:table-cell>
          <table:table-cell table:style-name="ce2" table:formula="of:=VLOOKUP([.A$1:.A$1048576];[$HomeWork.A$1:.P$1048576];16)" office:value-type="string" office:string-value="75.42" calcext:value-type="string">
            <text:p>75.42</text:p>
          </table:table-cell>
          <table:table-cell table:formula="of:=INDEX([.$J$2:.$J$13];MATCH([.D264];[.$K$2:.$K$13];1))" office:value-type="string" office:string-value="" calcext:value-type="error">
            <text:p>#N/A</text:p>
          </table:table-cell>
          <table:table-cell table:style-name="ce3" table:formula="of:=VLOOKUP([.A$1:.A$1048576];[$Attendance.$A263:.$AMJ1262];18)" office:value-type="string" office:string-value="91.67%" calcext:value-type="string">
            <text:p>91.67%</text:p>
          </table:table-cell>
          <table:table-cell table:style-name="ce4" table:formula="of:=[.D264]" office:value-type="string" office:string-value="75.42" calcext:value-type="string">
            <text:p>75.42</text:p>
          </table:table-cell>
          <table:table-cell table:number-columns-repeated="1017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Susana</text:p>
          </table:table-cell>
          <table:table-cell table:style-name="ce1" office:value-type="string" calcext:value-type="string">
            <text:p>Anthony</text:p>
          </table:table-cell>
          <table:table-cell table:style-name="ce2" table:formula="of:=VLOOKUP([.A$1:.A$1048576];[$HomeWork.A$1:.P$1048576];16)" office:value-type="string" office:string-value="83.33" calcext:value-type="string">
            <text:p>83.33</text:p>
          </table:table-cell>
          <table:table-cell table:formula="of:=INDEX([.$J$2:.$J$13];MATCH([.D265];[.$K$2:.$K$13];1))" office:value-type="string" office:string-value="" calcext:value-type="error">
            <text:p>#N/A</text:p>
          </table:table-cell>
          <table:table-cell table:style-name="ce3" table:formula="of:=VLOOKUP([.A$1:.A$1048576];[$Attendance.$A264:.$AMJ1263];18)" office:value-type="string" office:string-value="91.67%" calcext:value-type="string">
            <text:p>91.67%</text:p>
          </table:table-cell>
          <table:table-cell table:style-name="ce4" table:formula="of:=[.D265]" office:value-type="string" office:string-value="83.33" calcext:value-type="string">
            <text:p>83.33</text:p>
          </table:table-cell>
          <table:table-cell table:number-columns-repeated="1017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Susie</text:p>
          </table:table-cell>
          <table:table-cell table:style-name="ce1" office:value-type="string" calcext:value-type="string">
            <text:p>Cox</text:p>
          </table:table-cell>
          <table:table-cell table:style-name="ce2" table:formula="of:=VLOOKUP([.A$1:.A$1048576];[$HomeWork.A$1:.P$1048576];16)" office:value-type="string" office:string-value="84.33" calcext:value-type="string">
            <text:p>84.33</text:p>
          </table:table-cell>
          <table:table-cell table:formula="of:=INDEX([.$J$2:.$J$13];MATCH([.D266];[.$K$2:.$K$13];1))" office:value-type="string" office:string-value="" calcext:value-type="error">
            <text:p>#N/A</text:p>
          </table:table-cell>
          <table:table-cell table:style-name="ce3" table:formula="of:=VLOOKUP([.A$1:.A$1048576];[$Attendance.$A265:.$AMJ1264];18)" office:value-type="string" office:string-value="91.67%" calcext:value-type="string">
            <text:p>91.67%</text:p>
          </table:table-cell>
          <table:table-cell table:style-name="ce4" table:formula="of:=[.D266]" office:value-type="string" office:string-value="84.33" calcext:value-type="string">
            <text:p>84.33</text:p>
          </table:table-cell>
          <table:table-cell table:number-columns-repeated="1017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Sydney</text:p>
          </table:table-cell>
          <table:table-cell table:style-name="ce1" office:value-type="string" calcext:value-type="string">
            <text:p>Bartlett</text:p>
          </table:table-cell>
          <table:table-cell table:style-name="ce2" table:formula="of:=VLOOKUP([.A$1:.A$1048576];[$HomeWork.A$1:.P$1048576];16)" office:value-type="string" office:string-value="78.92" calcext:value-type="string">
            <text:p>78.92</text:p>
          </table:table-cell>
          <table:table-cell table:formula="of:=INDEX([.$J$2:.$J$13];MATCH([.D267];[.$K$2:.$K$13];1))" office:value-type="string" office:string-value="" calcext:value-type="error">
            <text:p>#N/A</text:p>
          </table:table-cell>
          <table:table-cell table:style-name="ce3" table:formula="of:=VLOOKUP([.A$1:.A$1048576];[$Attendance.$A266:.$AMJ1265];18)" office:value-type="string" office:string-value="91.67%" calcext:value-type="string">
            <text:p>91.67%</text:p>
          </table:table-cell>
          <table:table-cell table:style-name="ce4" table:formula="of:=[.D267]" office:value-type="string" office:string-value="78.92" calcext:value-type="string">
            <text:p>78.92</text:p>
          </table:table-cell>
          <table:table-cell table:number-columns-repeated="1017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Tandy</text:p>
          </table:table-cell>
          <table:table-cell table:style-name="ce1" office:value-type="string" calcext:value-type="string">
            <text:p>Downing</text:p>
          </table:table-cell>
          <table:table-cell table:style-name="ce2" table:formula="of:=VLOOKUP([.A$1:.A$1048576];[$HomeWork.A$1:.P$1048576];16)" office:value-type="string" office:string-value="82.50" calcext:value-type="string">
            <text:p>82.50</text:p>
          </table:table-cell>
          <table:table-cell table:formula="of:=INDEX([.$J$2:.$J$13];MATCH([.D268];[.$K$2:.$K$13];1))" office:value-type="string" office:string-value="" calcext:value-type="error">
            <text:p>#N/A</text:p>
          </table:table-cell>
          <table:table-cell table:style-name="ce3" table:formula="of:=VLOOKUP([.A$1:.A$1048576];[$Attendance.$A267:.$AMJ1266];18)" office:value-type="string" office:string-value="83.33%" calcext:value-type="string">
            <text:p>83.33%</text:p>
          </table:table-cell>
          <table:table-cell table:style-name="ce4" table:formula="of:=[.D268]" office:value-type="string" office:string-value="82.50" calcext:value-type="string">
            <text:p>82.50</text:p>
          </table:table-cell>
          <table:table-cell table:number-columns-repeated="1017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Taneka</text:p>
          </table:table-cell>
          <table:table-cell table:style-name="ce1" office:value-type="string" calcext:value-type="string">
            <text:p>Royster</text:p>
          </table:table-cell>
          <table:table-cell table:style-name="ce2" table:formula="of:=VLOOKUP([.A$1:.A$1048576];[$HomeWork.A$1:.P$1048576];16)" office:value-type="string" office:string-value="85.92" calcext:value-type="string">
            <text:p>85.92</text:p>
          </table:table-cell>
          <table:table-cell table:formula="of:=INDEX([.$J$2:.$J$13];MATCH([.D269];[.$K$2:.$K$13];1))" office:value-type="string" office:string-value="" calcext:value-type="error">
            <text:p>#N/A</text:p>
          </table:table-cell>
          <table:table-cell table:style-name="ce3" table:formula="of:=VLOOKUP([.A$1:.A$1048576];[$Attendance.$A268:.$AMJ1267];18)" office:value-type="string" office:string-value="91.67%" calcext:value-type="string">
            <text:p>91.67%</text:p>
          </table:table-cell>
          <table:table-cell table:style-name="ce4" table:formula="of:=[.D269]" office:value-type="string" office:string-value="85.92" calcext:value-type="string">
            <text:p>85.92</text:p>
          </table:table-cell>
          <table:table-cell table:number-columns-repeated="1017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Tara</text:p>
          </table:table-cell>
          <table:table-cell table:style-name="ce1" office:value-type="string" calcext:value-type="string">
            <text:p>Dunn</text:p>
          </table:table-cell>
          <table:table-cell table:style-name="ce2" table:formula="of:=VLOOKUP([.A$1:.A$1048576];[$HomeWork.A$1:.P$1048576];16)" office:value-type="string" office:string-value="87.25" calcext:value-type="string">
            <text:p>87.25</text:p>
          </table:table-cell>
          <table:table-cell table:formula="of:=INDEX([.$J$2:.$J$13];MATCH([.D270];[.$K$2:.$K$13];1))" office:value-type="string" office:string-value="" calcext:value-type="error">
            <text:p>#N/A</text:p>
          </table:table-cell>
          <table:table-cell table:style-name="ce3" table:formula="of:=VLOOKUP([.A$1:.A$1048576];[$Attendance.$A269:.$AMJ1268];18)" office:value-type="string" office:string-value="91.67%" calcext:value-type="string">
            <text:p>91.67%</text:p>
          </table:table-cell>
          <table:table-cell table:style-name="ce4" table:formula="of:=[.D270]" office:value-type="string" office:string-value="87.25" calcext:value-type="string">
            <text:p>87.25</text:p>
          </table:table-cell>
          <table:table-cell table:number-columns-repeated="1017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Tasha</text:p>
          </table:table-cell>
          <table:table-cell table:style-name="ce1" office:value-type="string" calcext:value-type="string">
            <text:p>Conner</text:p>
          </table:table-cell>
          <table:table-cell table:style-name="ce2" table:formula="of:=VLOOKUP([.A$1:.A$1048576];[$HomeWork.A$1:.P$1048576];16)" office:value-type="string" office:string-value="84.08" calcext:value-type="string">
            <text:p>84.08</text:p>
          </table:table-cell>
          <table:table-cell table:formula="of:=INDEX([.$J$2:.$J$13];MATCH([.D271];[.$K$2:.$K$13];1))" office:value-type="string" office:string-value="" calcext:value-type="error">
            <text:p>#N/A</text:p>
          </table:table-cell>
          <table:table-cell table:style-name="ce3" table:formula="of:=VLOOKUP([.A$1:.A$1048576];[$Attendance.$A270:.$AMJ1269];18)" office:value-type="string" office:string-value="91.67%" calcext:value-type="string">
            <text:p>91.67%</text:p>
          </table:table-cell>
          <table:table-cell table:style-name="ce4" table:formula="of:=[.D271]" office:value-type="string" office:string-value="84.08" calcext:value-type="string">
            <text:p>84.08</text:p>
          </table:table-cell>
          <table:table-cell table:number-columns-repeated="1017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Tayna</text:p>
          </table:table-cell>
          <table:table-cell table:style-name="ce1" office:value-type="string" calcext:value-type="string">
            <text:p>Dial</text:p>
          </table:table-cell>
          <table:table-cell table:style-name="ce2" table:formula="of:=VLOOKUP([.A$1:.A$1048576];[$HomeWork.A$1:.P$1048576];16)" office:value-type="string" office:string-value="80.17" calcext:value-type="string">
            <text:p>80.17</text:p>
          </table:table-cell>
          <table:table-cell table:formula="of:=INDEX([.$J$2:.$J$13];MATCH([.D272];[.$K$2:.$K$13];1))" office:value-type="string" office:string-value="" calcext:value-type="error">
            <text:p>#N/A</text:p>
          </table:table-cell>
          <table:table-cell table:style-name="ce3" table:formula="of:=VLOOKUP([.A$1:.A$1048576];[$Attendance.$A271:.$AMJ1270];18)" office:value-type="string" office:string-value="91.67%" calcext:value-type="string">
            <text:p>91.67%</text:p>
          </table:table-cell>
          <table:table-cell table:style-name="ce4" table:formula="of:=[.D272]" office:value-type="string" office:string-value="80.17" calcext:value-type="string">
            <text:p>80.17</text:p>
          </table:table-cell>
          <table:table-cell table:number-columns-repeated="1017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Terrance</text:p>
          </table:table-cell>
          <table:table-cell table:style-name="ce1" office:value-type="string" calcext:value-type="string">
            <text:p>Luna</text:p>
          </table:table-cell>
          <table:table-cell table:style-name="ce2" table:formula="of:=VLOOKUP([.A$1:.A$1048576];[$HomeWork.A$1:.P$1048576];16)" office:value-type="string" office:string-value="80.50" calcext:value-type="string">
            <text:p>80.50</text:p>
          </table:table-cell>
          <table:table-cell table:formula="of:=INDEX([.$J$2:.$J$13];MATCH([.D273];[.$K$2:.$K$13];1))" office:value-type="string" office:string-value="" calcext:value-type="error">
            <text:p>#N/A</text:p>
          </table:table-cell>
          <table:table-cell table:style-name="ce3" table:formula="of:=VLOOKUP([.A$1:.A$1048576];[$Attendance.$A272:.$AMJ1271];18)" office:value-type="string" office:string-value="100.00%" calcext:value-type="string">
            <text:p>100.00%</text:p>
          </table:table-cell>
          <table:table-cell table:style-name="ce4" table:formula="of:=[.D273]" office:value-type="string" office:string-value="80.50" calcext:value-type="string">
            <text:p>80.50</text:p>
          </table:table-cell>
          <table:table-cell table:number-columns-repeated="1017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Terrell</text:p>
          </table:table-cell>
          <table:table-cell table:style-name="ce1" office:value-type="string" calcext:value-type="string">
            <text:p>Knight</text:p>
          </table:table-cell>
          <table:table-cell table:style-name="ce2" table:formula="of:=VLOOKUP([.A$1:.A$1048576];[$HomeWork.A$1:.P$1048576];16)" office:value-type="string" office:string-value="83.42" calcext:value-type="string">
            <text:p>83.42</text:p>
          </table:table-cell>
          <table:table-cell table:formula="of:=INDEX([.$J$2:.$J$13];MATCH([.D274];[.$K$2:.$K$13];1))" office:value-type="string" office:string-value="" calcext:value-type="error">
            <text:p>#N/A</text:p>
          </table:table-cell>
          <table:table-cell table:style-name="ce3" table:formula="of:=VLOOKUP([.A$1:.A$1048576];[$Attendance.$A273:.$AMJ1272];18)" office:value-type="string" office:string-value="91.67%" calcext:value-type="string">
            <text:p>91.67%</text:p>
          </table:table-cell>
          <table:table-cell table:style-name="ce4" table:formula="of:=[.D274]" office:value-type="string" office:string-value="83.42" calcext:value-type="string">
            <text:p>83.42</text:p>
          </table:table-cell>
          <table:table-cell table:number-columns-repeated="1017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Thea</text:p>
          </table:table-cell>
          <table:table-cell table:style-name="ce1" office:value-type="string" calcext:value-type="string">
            <text:p>Sumner</text:p>
          </table:table-cell>
          <table:table-cell table:style-name="ce2" table:formula="of:=VLOOKUP([.A$1:.A$1048576];[$HomeWork.A$1:.P$1048576];16)" office:value-type="string" office:string-value="79.00" calcext:value-type="string">
            <text:p>79.00</text:p>
          </table:table-cell>
          <table:table-cell table:formula="of:=INDEX([.$J$2:.$J$13];MATCH([.D275];[.$K$2:.$K$13];1))" office:value-type="string" office:string-value="" calcext:value-type="error">
            <text:p>#N/A</text:p>
          </table:table-cell>
          <table:table-cell table:style-name="ce3" table:formula="of:=VLOOKUP([.A$1:.A$1048576];[$Attendance.$A274:.$AMJ1273];18)" office:value-type="string" office:string-value="100.00%" calcext:value-type="string">
            <text:p>100.00%</text:p>
          </table:table-cell>
          <table:table-cell table:style-name="ce4" table:formula="of:=[.D275]" office:value-type="string" office:string-value="79.00" calcext:value-type="string">
            <text:p>79.00</text:p>
          </table:table-cell>
          <table:table-cell table:number-columns-repeated="1017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Theresia</text:p>
          </table:table-cell>
          <table:table-cell table:style-name="ce1" office:value-type="string" calcext:value-type="string">
            <text:p>Leroy</text:p>
          </table:table-cell>
          <table:table-cell table:style-name="ce2" table:formula="of:=VLOOKUP([.A$1:.A$1048576];[$HomeWork.A$1:.P$1048576];16)" office:value-type="string" office:string-value="83.67" calcext:value-type="string">
            <text:p>83.67</text:p>
          </table:table-cell>
          <table:table-cell table:formula="of:=INDEX([.$J$2:.$J$13];MATCH([.D276];[.$K$2:.$K$13];1))" office:value-type="string" office:string-value="" calcext:value-type="error">
            <text:p>#N/A</text:p>
          </table:table-cell>
          <table:table-cell table:style-name="ce3" table:formula="of:=VLOOKUP([.A$1:.A$1048576];[$Attendance.$A275:.$AMJ1274];18)" office:value-type="string" office:string-value="91.67%" calcext:value-type="string">
            <text:p>91.67%</text:p>
          </table:table-cell>
          <table:table-cell table:style-name="ce4" table:formula="of:=[.D276]" office:value-type="string" office:string-value="83.67" calcext:value-type="string">
            <text:p>83.67</text:p>
          </table:table-cell>
          <table:table-cell table:number-columns-repeated="1017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Tijuana</text:p>
          </table:table-cell>
          <table:table-cell table:style-name="ce1" office:value-type="string" calcext:value-type="string">
            <text:p>Varney</text:p>
          </table:table-cell>
          <table:table-cell table:style-name="ce2" table:formula="of:=VLOOKUP([.A$1:.A$1048576];[$HomeWork.A$1:.P$1048576];16)" office:value-type="string" office:string-value="90.75" calcext:value-type="string">
            <text:p>90.75</text:p>
          </table:table-cell>
          <table:table-cell table:formula="of:=INDEX([.$J$2:.$J$13];MATCH([.D277];[.$K$2:.$K$13];1))" office:value-type="string" office:string-value="" calcext:value-type="error">
            <text:p>#N/A</text:p>
          </table:table-cell>
          <table:table-cell table:style-name="ce3" table:formula="of:=VLOOKUP([.A$1:.A$1048576];[$Attendance.$A276:.$AMJ1275];18)" office:value-type="string" office:string-value="91.67%" calcext:value-type="string">
            <text:p>91.67%</text:p>
          </table:table-cell>
          <table:table-cell table:style-name="ce4" table:formula="of:=[.D277]" office:value-type="string" office:string-value="90.75" calcext:value-type="string">
            <text:p>90.75</text:p>
          </table:table-cell>
          <table:table-cell table:number-columns-repeated="1017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Tom</text:p>
          </table:table-cell>
          <table:table-cell table:style-name="ce1" office:value-type="string" calcext:value-type="string">
            <text:p>Mitchell</text:p>
          </table:table-cell>
          <table:table-cell table:style-name="ce2" table:formula="of:=VLOOKUP([.A$1:.A$1048576];[$HomeWork.A$1:.P$1048576];16)" office:value-type="string" office:string-value="77.67" calcext:value-type="string">
            <text:p>77.67</text:p>
          </table:table-cell>
          <table:table-cell table:formula="of:=INDEX([.$J$2:.$J$13];MATCH([.D278];[.$K$2:.$K$13];1))" office:value-type="string" office:string-value="" calcext:value-type="error">
            <text:p>#N/A</text:p>
          </table:table-cell>
          <table:table-cell table:style-name="ce3" table:formula="of:=VLOOKUP([.A$1:.A$1048576];[$Attendance.$A277:.$AMJ1276];18)" office:value-type="string" office:string-value="91.67%" calcext:value-type="string">
            <text:p>91.67%</text:p>
          </table:table-cell>
          <table:table-cell table:style-name="ce4" table:formula="of:=[.D278]" office:value-type="string" office:string-value="77.67" calcext:value-type="string">
            <text:p>77.67</text:p>
          </table:table-cell>
          <table:table-cell table:number-columns-repeated="1017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Tom</text:p>
          </table:table-cell>
          <table:table-cell table:style-name="ce1" office:value-type="string" calcext:value-type="string">
            <text:p>Griffin</text:p>
          </table:table-cell>
          <table:table-cell table:style-name="ce2" table:formula="of:=VLOOKUP([.A$1:.A$1048576];[$HomeWork.A$1:.P$1048576];16)" office:value-type="string" office:string-value="77.92" calcext:value-type="string">
            <text:p>77.92</text:p>
          </table:table-cell>
          <table:table-cell table:formula="of:=INDEX([.$J$2:.$J$13];MATCH([.D279];[.$K$2:.$K$13];1))" office:value-type="string" office:string-value="" calcext:value-type="error">
            <text:p>#N/A</text:p>
          </table:table-cell>
          <table:table-cell table:style-name="ce3" table:formula="of:=VLOOKUP([.A$1:.A$1048576];[$Attendance.$A278:.$AMJ1277];18)" office:value-type="string" office:string-value="91.67%" calcext:value-type="string">
            <text:p>91.67%</text:p>
          </table:table-cell>
          <table:table-cell table:style-name="ce4" table:formula="of:=[.D279]" office:value-type="string" office:string-value="77.92" calcext:value-type="string">
            <text:p>77.92</text:p>
          </table:table-cell>
          <table:table-cell table:number-columns-repeated="1017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Tomas</text:p>
          </table:table-cell>
          <table:table-cell table:style-name="ce1" office:value-type="string" calcext:value-type="string">
            <text:p>Mclaughlin</text:p>
          </table:table-cell>
          <table:table-cell table:style-name="ce2" table:formula="of:=VLOOKUP([.A$1:.A$1048576];[$HomeWork.A$1:.P$1048576];16)" office:value-type="string" office:string-value="76.92" calcext:value-type="string">
            <text:p>76.92</text:p>
          </table:table-cell>
          <table:table-cell table:formula="of:=INDEX([.$J$2:.$J$13];MATCH([.D280];[.$K$2:.$K$13];1))" office:value-type="string" office:string-value="" calcext:value-type="error">
            <text:p>#N/A</text:p>
          </table:table-cell>
          <table:table-cell table:style-name="ce3" table:formula="of:=VLOOKUP([.A$1:.A$1048576];[$Attendance.$A279:.$AMJ1278];18)" office:value-type="string" office:string-value="91.67%" calcext:value-type="string">
            <text:p>91.67%</text:p>
          </table:table-cell>
          <table:table-cell table:style-name="ce4" table:formula="of:=[.D280]" office:value-type="string" office:string-value="76.92" calcext:value-type="string">
            <text:p>76.92</text:p>
          </table:table-cell>
          <table:table-cell table:number-columns-repeated="1017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Tommie</text:p>
          </table:table-cell>
          <table:table-cell table:style-name="ce1" office:value-type="string" calcext:value-type="string">
            <text:p>Mann</text:p>
          </table:table-cell>
          <table:table-cell table:style-name="ce2" table:formula="of:=VLOOKUP([.A$1:.A$1048576];[$HomeWork.A$1:.P$1048576];16)" office:value-type="string" office:string-value="82.17" calcext:value-type="string">
            <text:p>82.17</text:p>
          </table:table-cell>
          <table:table-cell table:formula="of:=INDEX([.$J$2:.$J$13];MATCH([.D281];[.$K$2:.$K$13];1))" office:value-type="string" office:string-value="" calcext:value-type="error">
            <text:p>#N/A</text:p>
          </table:table-cell>
          <table:table-cell table:style-name="ce3" table:formula="of:=VLOOKUP([.A$1:.A$1048576];[$Attendance.$A280:.$AMJ1279];18)" office:value-type="string" office:string-value="91.67%" calcext:value-type="string">
            <text:p>91.67%</text:p>
          </table:table-cell>
          <table:table-cell table:style-name="ce4" table:formula="of:=[.D281]" office:value-type="string" office:string-value="82.17" calcext:value-type="string">
            <text:p>82.17</text:p>
          </table:table-cell>
          <table:table-cell table:number-columns-repeated="1017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Traci</text:p>
          </table:table-cell>
          <table:table-cell table:style-name="ce1" office:value-type="string" calcext:value-type="string">
            <text:p>Mitchell</text:p>
          </table:table-cell>
          <table:table-cell table:style-name="ce2" table:formula="of:=VLOOKUP([.A$1:.A$1048576];[$HomeWork.A$1:.P$1048576];16)" office:value-type="string" office:string-value="81.58" calcext:value-type="string">
            <text:p>81.58</text:p>
          </table:table-cell>
          <table:table-cell table:formula="of:=INDEX([.$J$2:.$J$13];MATCH([.D282];[.$K$2:.$K$13];1))" office:value-type="string" office:string-value="" calcext:value-type="error">
            <text:p>#N/A</text:p>
          </table:table-cell>
          <table:table-cell table:style-name="ce3" table:formula="of:=VLOOKUP([.A$1:.A$1048576];[$Attendance.$A281:.$AMJ1280];18)" office:value-type="string" office:string-value="100.00%" calcext:value-type="string">
            <text:p>100.00%</text:p>
          </table:table-cell>
          <table:table-cell table:style-name="ce4" table:formula="of:=[.D282]" office:value-type="string" office:string-value="81.58" calcext:value-type="string">
            <text:p>81.58</text:p>
          </table:table-cell>
          <table:table-cell table:number-columns-repeated="1017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Travis</text:p>
          </table:table-cell>
          <table:table-cell table:style-name="ce1" office:value-type="string" calcext:value-type="string">
            <text:p>Wade</text:p>
          </table:table-cell>
          <table:table-cell table:style-name="ce2" table:formula="of:=VLOOKUP([.A$1:.A$1048576];[$HomeWork.A$1:.P$1048576];16)" office:value-type="string" office:string-value="81.25" calcext:value-type="string">
            <text:p>81.25</text:p>
          </table:table-cell>
          <table:table-cell table:formula="of:=INDEX([.$J$2:.$J$13];MATCH([.D283];[.$K$2:.$K$13];1))" office:value-type="string" office:string-value="" calcext:value-type="error">
            <text:p>#N/A</text:p>
          </table:table-cell>
          <table:table-cell table:style-name="ce3" table:formula="of:=VLOOKUP([.A$1:.A$1048576];[$Attendance.$A282:.$AMJ1281];18)" office:value-type="string" office:string-value="83.33%" calcext:value-type="string">
            <text:p>83.33%</text:p>
          </table:table-cell>
          <table:table-cell table:style-name="ce4" table:formula="of:=[.D283]" office:value-type="string" office:string-value="81.25" calcext:value-type="string">
            <text:p>81.25</text:p>
          </table:table-cell>
          <table:table-cell table:number-columns-repeated="1017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Trevor</text:p>
          </table:table-cell>
          <table:table-cell table:style-name="ce1" office:value-type="string" calcext:value-type="string">
            <text:p>Mccoy</text:p>
          </table:table-cell>
          <table:table-cell table:style-name="ce2" table:formula="of:=VLOOKUP([.A$1:.A$1048576];[$HomeWork.A$1:.P$1048576];16)" office:value-type="string" office:string-value="86.17" calcext:value-type="string">
            <text:p>86.17</text:p>
          </table:table-cell>
          <table:table-cell table:formula="of:=INDEX([.$J$2:.$J$13];MATCH([.D284];[.$K$2:.$K$13];1))" office:value-type="string" office:string-value="" calcext:value-type="error">
            <text:p>#N/A</text:p>
          </table:table-cell>
          <table:table-cell table:style-name="ce3" table:formula="of:=VLOOKUP([.A$1:.A$1048576];[$Attendance.$A283:.$AMJ1282];18)" office:value-type="string" office:string-value="100.00%" calcext:value-type="string">
            <text:p>100.00%</text:p>
          </table:table-cell>
          <table:table-cell table:style-name="ce4" table:formula="of:=[.D284]" office:value-type="string" office:string-value="86.17" calcext:value-type="string">
            <text:p>86.17</text:p>
          </table:table-cell>
          <table:table-cell table:number-columns-repeated="1017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Valerie</text:p>
          </table:table-cell>
          <table:table-cell table:style-name="ce1" office:value-type="string" calcext:value-type="string">
            <text:p>Terry</text:p>
          </table:table-cell>
          <table:table-cell table:style-name="ce2" table:formula="of:=VLOOKUP([.A$1:.A$1048576];[$HomeWork.A$1:.P$1048576];16)" office:value-type="string" office:string-value="87.42" calcext:value-type="string">
            <text:p>87.42</text:p>
          </table:table-cell>
          <table:table-cell table:formula="of:=INDEX([.$J$2:.$J$13];MATCH([.D285];[.$K$2:.$K$13];1))" office:value-type="string" office:string-value="" calcext:value-type="error">
            <text:p>#N/A</text:p>
          </table:table-cell>
          <table:table-cell table:style-name="ce3" table:formula="of:=VLOOKUP([.A$1:.A$1048576];[$Attendance.$A284:.$AMJ1283];18)" office:value-type="string" office:string-value="83.33%" calcext:value-type="string">
            <text:p>83.33%</text:p>
          </table:table-cell>
          <table:table-cell table:style-name="ce4" table:formula="of:=[.D285]" office:value-type="string" office:string-value="87.42" calcext:value-type="string">
            <text:p>87.42</text:p>
          </table:table-cell>
          <table:table-cell table:number-columns-repeated="1017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Vicente</text:p>
          </table:table-cell>
          <table:table-cell table:style-name="ce1" office:value-type="string" calcext:value-type="string">
            <text:p>Marquis</text:p>
          </table:table-cell>
          <table:table-cell table:style-name="ce2" table:formula="of:=VLOOKUP([.A$1:.A$1048576];[$HomeWork.A$1:.P$1048576];16)" office:value-type="string" office:string-value="80.17" calcext:value-type="string">
            <text:p>80.17</text:p>
          </table:table-cell>
          <table:table-cell table:formula="of:=INDEX([.$J$2:.$J$13];MATCH([.D286];[.$K$2:.$K$13];1))" office:value-type="string" office:string-value="" calcext:value-type="error">
            <text:p>#N/A</text:p>
          </table:table-cell>
          <table:table-cell table:style-name="ce3" table:formula="of:=VLOOKUP([.A$1:.A$1048576];[$Attendance.$A285:.$AMJ1284];18)" office:value-type="string" office:string-value="91.67%" calcext:value-type="string">
            <text:p>91.67%</text:p>
          </table:table-cell>
          <table:table-cell table:style-name="ce4" table:formula="of:=[.D286]" office:value-type="string" office:string-value="80.17" calcext:value-type="string">
            <text:p>80.17</text:p>
          </table:table-cell>
          <table:table-cell table:number-columns-repeated="1017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Victoria</text:p>
          </table:table-cell>
          <table:table-cell table:style-name="ce1" office:value-type="string" calcext:value-type="string">
            <text:p>Robertson</text:p>
          </table:table-cell>
          <table:table-cell table:style-name="ce2" table:formula="of:=VLOOKUP([.A$1:.A$1048576];[$HomeWork.A$1:.P$1048576];16)" office:value-type="string" office:string-value="81.00" calcext:value-type="string">
            <text:p>81.00</text:p>
          </table:table-cell>
          <table:table-cell table:formula="of:=INDEX([.$J$2:.$J$13];MATCH([.D287];[.$K$2:.$K$13];1))" office:value-type="string" office:string-value="" calcext:value-type="error">
            <text:p>#N/A</text:p>
          </table:table-cell>
          <table:table-cell table:style-name="ce3" table:formula="of:=VLOOKUP([.A$1:.A$1048576];[$Attendance.$A286:.$AMJ1285];18)" office:value-type="string" office:string-value="91.67%" calcext:value-type="string">
            <text:p>91.67%</text:p>
          </table:table-cell>
          <table:table-cell table:style-name="ce4" table:formula="of:=[.D287]" office:value-type="string" office:string-value="81.00" calcext:value-type="string">
            <text:p>81.00</text:p>
          </table:table-cell>
          <table:table-cell table:number-columns-repeated="1017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Viola</text:p>
          </table:table-cell>
          <table:table-cell table:style-name="ce1" office:value-type="string" calcext:value-type="string">
            <text:p>Owen</text:p>
          </table:table-cell>
          <table:table-cell table:style-name="ce2" table:formula="of:=VLOOKUP([.A$1:.A$1048576];[$HomeWork.A$1:.P$1048576];16)" office:value-type="string" office:string-value="85.17" calcext:value-type="string">
            <text:p>85.17</text:p>
          </table:table-cell>
          <table:table-cell table:formula="of:=INDEX([.$J$2:.$J$13];MATCH([.D288];[.$K$2:.$K$13];1))" office:value-type="string" office:string-value="" calcext:value-type="error">
            <text:p>#N/A</text:p>
          </table:table-cell>
          <table:table-cell table:style-name="ce3" table:formula="of:=VLOOKUP([.A$1:.A$1048576];[$Attendance.$A287:.$AMJ1286];18)" office:value-type="string" office:string-value="100.00%" calcext:value-type="string">
            <text:p>100.00%</text:p>
          </table:table-cell>
          <table:table-cell table:style-name="ce4" table:formula="of:=[.D288]" office:value-type="string" office:string-value="85.17" calcext:value-type="string">
            <text:p>85.17</text:p>
          </table:table-cell>
          <table:table-cell table:number-columns-repeated="1017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Howell</text:p>
          </table:table-cell>
          <table:table-cell table:style-name="ce2" table:formula="of:=VLOOKUP([.A$1:.A$1048576];[$HomeWork.A$1:.P$1048576];16)" office:value-type="string" office:string-value="82.08" calcext:value-type="string">
            <text:p>82.08</text:p>
          </table:table-cell>
          <table:table-cell table:formula="of:=INDEX([.$J$2:.$J$13];MATCH([.D289];[.$K$2:.$K$13];1))" office:value-type="string" office:string-value="" calcext:value-type="error">
            <text:p>#N/A</text:p>
          </table:table-cell>
          <table:table-cell table:style-name="ce3" table:formula="of:=VLOOKUP([.A$1:.A$1048576];[$Attendance.$A288:.$AMJ1287];18)" office:value-type="string" office:string-value="91.67%" calcext:value-type="string">
            <text:p>91.67%</text:p>
          </table:table-cell>
          <table:table-cell table:style-name="ce4" table:formula="of:=[.D289]" office:value-type="string" office:string-value="82.08" calcext:value-type="string">
            <text:p>82.08</text:p>
          </table:table-cell>
          <table:table-cell table:number-columns-repeated="1017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string" calcext:value-type="string">
            <text:p>Walton</text:p>
          </table:table-cell>
          <table:table-cell table:style-name="ce1" office:value-type="string" calcext:value-type="string">
            <text:p>Viera</text:p>
          </table:table-cell>
          <table:table-cell table:style-name="ce2" table:formula="of:=VLOOKUP([.A$1:.A$1048576];[$HomeWork.A$1:.P$1048576];16)" office:value-type="string" office:string-value="82.08" calcext:value-type="string">
            <text:p>82.08</text:p>
          </table:table-cell>
          <table:table-cell table:formula="of:=INDEX([.$J$2:.$J$13];MATCH([.D290];[.$K$2:.$K$13];1))" office:value-type="string" office:string-value="" calcext:value-type="error">
            <text:p>#N/A</text:p>
          </table:table-cell>
          <table:table-cell table:style-name="ce3" table:formula="of:=VLOOKUP([.A$1:.A$1048576];[$Attendance.$A289:.$AMJ1288];18)" office:value-type="string" office:string-value="91.67%" calcext:value-type="string">
            <text:p>91.67%</text:p>
          </table:table-cell>
          <table:table-cell table:style-name="ce4" table:formula="of:=[.D290]" office:value-type="string" office:string-value="82.08" calcext:value-type="string">
            <text:p>82.08</text:p>
          </table:table-cell>
          <table:table-cell table:number-columns-repeated="1017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Wayne</text:p>
          </table:table-cell>
          <table:table-cell table:style-name="ce1" office:value-type="string" calcext:value-type="string">
            <text:p>Harvey</text:p>
          </table:table-cell>
          <table:table-cell table:style-name="ce2" table:formula="of:=VLOOKUP([.A$1:.A$1048576];[$HomeWork.A$1:.P$1048576];16)" office:value-type="string" office:string-value="79.75" calcext:value-type="string">
            <text:p>79.75</text:p>
          </table:table-cell>
          <table:table-cell table:formula="of:=INDEX([.$J$2:.$J$13];MATCH([.D291];[.$K$2:.$K$13];1))" office:value-type="string" office:string-value="" calcext:value-type="error">
            <text:p>#N/A</text:p>
          </table:table-cell>
          <table:table-cell table:style-name="ce3" table:formula="of:=VLOOKUP([.A$1:.A$1048576];[$Attendance.$A290:.$AMJ1289];18)" office:value-type="string" office:string-value="91.67%" calcext:value-type="string">
            <text:p>91.67%</text:p>
          </table:table-cell>
          <table:table-cell table:style-name="ce4" table:formula="of:=[.D291]" office:value-type="string" office:string-value="79.75" calcext:value-type="string">
            <text:p>79.75</text:p>
          </table:table-cell>
          <table:table-cell table:number-columns-repeated="1017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string" calcext:value-type="string">
            <text:p>Wendy</text:p>
          </table:table-cell>
          <table:table-cell table:style-name="ce1" office:value-type="string" calcext:value-type="string">
            <text:p>Wheeler</text:p>
          </table:table-cell>
          <table:table-cell table:style-name="ce2" table:formula="of:=VLOOKUP([.A$1:.A$1048576];[$HomeWork.A$1:.P$1048576];16)" office:value-type="string" office:string-value="82.33" calcext:value-type="string">
            <text:p>82.33</text:p>
          </table:table-cell>
          <table:table-cell table:formula="of:=INDEX([.$J$2:.$J$13];MATCH([.D292];[.$K$2:.$K$13];1))" office:value-type="string" office:string-value="" calcext:value-type="error">
            <text:p>#N/A</text:p>
          </table:table-cell>
          <table:table-cell table:style-name="ce3" table:formula="of:=VLOOKUP([.A$1:.A$1048576];[$Attendance.$A291:.$AMJ1290];18)" office:value-type="string" office:string-value="91.67%" calcext:value-type="string">
            <text:p>91.67%</text:p>
          </table:table-cell>
          <table:table-cell table:style-name="ce4" table:formula="of:=[.D292]" office:value-type="string" office:string-value="82.33" calcext:value-type="string">
            <text:p>82.33</text:p>
          </table:table-cell>
          <table:table-cell table:number-columns-repeated="1017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Wendy</text:p>
          </table:table-cell>
          <table:table-cell table:style-name="ce1" office:value-type="string" calcext:value-type="string">
            <text:p>Evans</text:p>
          </table:table-cell>
          <table:table-cell table:style-name="ce2" table:formula="of:=VLOOKUP([.A$1:.A$1048576];[$HomeWork.A$1:.P$1048576];16)" office:value-type="string" office:string-value="82.00" calcext:value-type="string">
            <text:p>82.00</text:p>
          </table:table-cell>
          <table:table-cell table:formula="of:=INDEX([.$J$2:.$J$13];MATCH([.D293];[.$K$2:.$K$13];1))" office:value-type="string" office:string-value="" calcext:value-type="error">
            <text:p>#N/A</text:p>
          </table:table-cell>
          <table:table-cell table:style-name="ce3" table:formula="of:=VLOOKUP([.A$1:.A$1048576];[$Attendance.$A292:.$AMJ1291];18)" office:value-type="string" office:string-value="91.67%" calcext:value-type="string">
            <text:p>91.67%</text:p>
          </table:table-cell>
          <table:table-cell table:style-name="ce4" table:formula="of:=[.D293]" office:value-type="string" office:string-value="82.00" calcext:value-type="string">
            <text:p>82.00</text:p>
          </table:table-cell>
          <table:table-cell table:number-columns-repeated="1017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Wilfred</text:p>
          </table:table-cell>
          <table:table-cell table:style-name="ce1" office:value-type="string" calcext:value-type="string">
            <text:p>Wilkins</text:p>
          </table:table-cell>
          <table:table-cell table:style-name="ce2" table:formula="of:=VLOOKUP([.A$1:.A$1048576];[$HomeWork.A$1:.P$1048576];16)" office:value-type="string" office:string-value="79.67" calcext:value-type="string">
            <text:p>79.67</text:p>
          </table:table-cell>
          <table:table-cell table:formula="of:=INDEX([.$J$2:.$J$13];MATCH([.D294];[.$K$2:.$K$13];1))" office:value-type="string" office:string-value="" calcext:value-type="error">
            <text:p>#N/A</text:p>
          </table:table-cell>
          <table:table-cell table:style-name="ce3" table:formula="of:=VLOOKUP([.A$1:.A$1048576];[$Attendance.$A293:.$AMJ1292];18)" office:value-type="string" office:string-value="83.33%" calcext:value-type="string">
            <text:p>83.33%</text:p>
          </table:table-cell>
          <table:table-cell table:style-name="ce4" table:formula="of:=[.D294]" office:value-type="string" office:string-value="79.67" calcext:value-type="string">
            <text:p>79.67</text:p>
          </table:table-cell>
          <table:table-cell table:number-columns-repeated="1017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Willis</text:p>
          </table:table-cell>
          <table:table-cell table:style-name="ce1" office:value-type="string" calcext:value-type="string">
            <text:p>Berry</text:p>
          </table:table-cell>
          <table:table-cell table:style-name="ce2" table:formula="of:=VLOOKUP([.A$1:.A$1048576];[$HomeWork.A$1:.P$1048576];16)" office:value-type="string" office:string-value="85.00" calcext:value-type="string">
            <text:p>85.00</text:p>
          </table:table-cell>
          <table:table-cell table:formula="of:=INDEX([.$J$2:.$J$13];MATCH([.D295];[.$K$2:.$K$13];1))" office:value-type="string" office:string-value="" calcext:value-type="error">
            <text:p>#N/A</text:p>
          </table:table-cell>
          <table:table-cell table:style-name="ce3" table:formula="of:=VLOOKUP([.A$1:.A$1048576];[$Attendance.$A294:.$AMJ1293];18)" office:value-type="string" office:string-value="91.67%" calcext:value-type="string">
            <text:p>91.67%</text:p>
          </table:table-cell>
          <table:table-cell table:style-name="ce4" table:formula="of:=[.D295]" office:value-type="string" office:string-value="85.00" calcext:value-type="string">
            <text:p>85.00</text:p>
          </table:table-cell>
          <table:table-cell table:number-columns-repeated="1017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Wilton</text:p>
          </table:table-cell>
          <table:table-cell table:style-name="ce1" office:value-type="string" calcext:value-type="string">
            <text:p>Duckworth</text:p>
          </table:table-cell>
          <table:table-cell table:style-name="ce2" table:formula="of:=VLOOKUP([.A$1:.A$1048576];[$HomeWork.A$1:.P$1048576];16)" office:value-type="string" office:string-value="83.92" calcext:value-type="string">
            <text:p>83.92</text:p>
          </table:table-cell>
          <table:table-cell table:formula="of:=INDEX([.$J$2:.$J$13];MATCH([.D296];[.$K$2:.$K$13];1))" office:value-type="string" office:string-value="" calcext:value-type="error">
            <text:p>#N/A</text:p>
          </table:table-cell>
          <table:table-cell table:style-name="ce3" table:formula="of:=VLOOKUP([.A$1:.A$1048576];[$Attendance.$A295:.$AMJ1294];18)" office:value-type="string" office:string-value="91.67%" calcext:value-type="string">
            <text:p>91.67%</text:p>
          </table:table-cell>
          <table:table-cell table:style-name="ce4" table:formula="of:=[.D296]" office:value-type="string" office:string-value="83.92" calcext:value-type="string">
            <text:p>83.92</text:p>
          </table:table-cell>
          <table:table-cell table:number-columns-repeated="1017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Winston</text:p>
          </table:table-cell>
          <table:table-cell table:style-name="ce1" office:value-type="string" calcext:value-type="string">
            <text:p>Torres</text:p>
          </table:table-cell>
          <table:table-cell table:style-name="ce2" table:formula="of:=VLOOKUP([.A$1:.A$1048576];[$HomeWork.A$1:.P$1048576];16)" office:value-type="string" office:string-value="76.33" calcext:value-type="string">
            <text:p>76.33</text:p>
          </table:table-cell>
          <table:table-cell table:formula="of:=INDEX([.$J$2:.$J$13];MATCH([.D297];[.$K$2:.$K$13];1))" office:value-type="string" office:string-value="" calcext:value-type="error">
            <text:p>#N/A</text:p>
          </table:table-cell>
          <table:table-cell table:style-name="ce3" table:formula="of:=VLOOKUP([.A$1:.A$1048576];[$Attendance.$A296:.$AMJ1295];18)" office:value-type="string" office:string-value="91.67%" calcext:value-type="string">
            <text:p>91.67%</text:p>
          </table:table-cell>
          <table:table-cell table:style-name="ce4" table:formula="of:=[.D297]" office:value-type="string" office:string-value="76.33" calcext:value-type="string">
            <text:p>76.33</text:p>
          </table:table-cell>
          <table:table-cell table:number-columns-repeated="1017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Wm</text:p>
          </table:table-cell>
          <table:table-cell table:style-name="ce1" office:value-type="string" calcext:value-type="string">
            <text:p>Fowler</text:p>
          </table:table-cell>
          <table:table-cell table:style-name="ce2" table:formula="of:=VLOOKUP([.A$1:.A$1048576];[$HomeWork.A$1:.P$1048576];16)" office:value-type="string" office:string-value="84.83" calcext:value-type="string">
            <text:p>84.83</text:p>
          </table:table-cell>
          <table:table-cell table:formula="of:=INDEX([.$J$2:.$J$13];MATCH([.D298];[.$K$2:.$K$13];1))" office:value-type="string" office:string-value="" calcext:value-type="error">
            <text:p>#N/A</text:p>
          </table:table-cell>
          <table:table-cell table:style-name="ce3" table:formula="of:=VLOOKUP([.A$1:.A$1048576];[$Attendance.$A297:.$AMJ1296];18)" office:value-type="string" office:string-value="91.67%" calcext:value-type="string">
            <text:p>91.67%</text:p>
          </table:table-cell>
          <table:table-cell table:style-name="ce4" table:formula="of:=[.D298]" office:value-type="string" office:string-value="84.83" calcext:value-type="string">
            <text:p>84.83</text:p>
          </table:table-cell>
          <table:table-cell table:number-columns-repeated="1017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Woodrow</text:p>
          </table:table-cell>
          <table:table-cell table:style-name="ce1" office:value-type="string" calcext:value-type="string">
            <text:p>Carter</text:p>
          </table:table-cell>
          <table:table-cell table:style-name="ce2" table:formula="of:=VLOOKUP([.A$1:.A$1048576];[$HomeWork.A$1:.P$1048576];16)" office:value-type="string" office:string-value="78.25" calcext:value-type="string">
            <text:p>78.25</text:p>
          </table:table-cell>
          <table:table-cell table:formula="of:=INDEX([.$J$2:.$J$13];MATCH([.D299];[.$K$2:.$K$13];1))" office:value-type="string" office:string-value="" calcext:value-type="error">
            <text:p>#N/A</text:p>
          </table:table-cell>
          <table:table-cell table:style-name="ce3" table:formula="of:=VLOOKUP([.A$1:.A$1048576];[$Attendance.$A298:.$AMJ1297];18)" office:value-type="string" office:string-value="91.67%" calcext:value-type="string">
            <text:p>91.67%</text:p>
          </table:table-cell>
          <table:table-cell table:style-name="ce4" table:formula="of:=[.D299]" office:value-type="string" office:string-value="78.25" calcext:value-type="string">
            <text:p>78.25</text:p>
          </table:table-cell>
          <table:table-cell table:number-columns-repeated="1017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Yee</text:p>
          </table:table-cell>
          <table:table-cell table:style-name="ce1" office:value-type="string" calcext:value-type="string">
            <text:p>Theriault</text:p>
          </table:table-cell>
          <table:table-cell table:style-name="ce2" table:formula="of:=VLOOKUP([.A$1:.A$1048576];[$HomeWork.A$1:.P$1048576];16)" office:value-type="string" office:string-value="80.83" calcext:value-type="string">
            <text:p>80.83</text:p>
          </table:table-cell>
          <table:table-cell table:formula="of:=INDEX([.$J$2:.$J$13];MATCH([.D300];[.$K$2:.$K$13];1))" office:value-type="string" office:string-value="" calcext:value-type="error">
            <text:p>#N/A</text:p>
          </table:table-cell>
          <table:table-cell table:style-name="ce3" table:formula="of:=VLOOKUP([.A$1:.A$1048576];[$Attendance.$A299:.$AMJ1298];18)" office:value-type="string" office:string-value="91.67%" calcext:value-type="string">
            <text:p>91.67%</text:p>
          </table:table-cell>
          <table:table-cell table:style-name="ce4" table:formula="of:=[.D300]" office:value-type="string" office:string-value="80.83" calcext:value-type="string">
            <text:p>80.83</text:p>
          </table:table-cell>
          <table:table-cell table:number-columns-repeated="1017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Yolanda</text:p>
          </table:table-cell>
          <table:table-cell table:style-name="ce1" office:value-type="string" calcext:value-type="string">
            <text:p>Roy</text:p>
          </table:table-cell>
          <table:table-cell table:style-name="ce2" table:formula="of:=VLOOKUP([.A$1:.A$1048576];[$HomeWork.A$1:.P$1048576];16)" office:value-type="string" office:string-value="83.75" calcext:value-type="string">
            <text:p>83.75</text:p>
          </table:table-cell>
          <table:table-cell table:formula="of:=INDEX([.$J$2:.$J$13];MATCH([.D301];[.$K$2:.$K$13];1))" office:value-type="string" office:string-value="" calcext:value-type="error">
            <text:p>#N/A</text:p>
          </table:table-cell>
          <table:table-cell table:style-name="ce3" table:formula="of:=VLOOKUP([.A$1:.A$1048576];[$Attendance.$A300:.$AMJ1299];18)" office:value-type="string" office:string-value="91.67%" calcext:value-type="string">
            <text:p>91.67%</text:p>
          </table:table-cell>
          <table:table-cell table:style-name="ce4" table:formula="of:=[.D301]" office:value-type="string" office:string-value="83.75" calcext:value-type="string">
            <text:p>83.75</text:p>
          </table:table-cell>
          <table:table-cell table:number-columns-repeated="1017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Roster.$A$1" table:cell-range-address="$Roster.$A$1:.$F$301"/>
        </table:named-expressions>
        <calcext:conditional-formats>
          <calcext:conditional-format calcext:target-range-address="Roster.G2:Roster.G301">
            <calcext:condition calcext:apply-style-name="ConditionalStyle_1" calcext:value="between(61,79.99)" calcext:base-cell-address="Roster.G2"/>
          </calcext:conditional-format>
          <calcext:conditional-format calcext:target-range-address="Roster.G2:Roster.G301">
            <calcext:condition calcext:apply-style-name="ConditionalStyle_2" calcext:value="&lt;60.99" calcext:base-cell-address="Roster.G2"/>
          </calcext:conditional-format>
          <calcext:conditional-format calcext:target-range-address="Roster.G2:Roster.G301">
            <calcext:condition calcext:apply-style-name="ConditionalStyle_3" calcext:value="between(80,87)" calcext:base-cell-address="Roster.G2"/>
          </calcext:conditional-format>
          <calcext:conditional-format calcext:target-range-address="Roster.G2:Roster.G301">
            <calcext:condition calcext:apply-style-name="ConditionalStyle_4" calcext:value="&gt;87" calcext:base-cell-address="Roster.G2"/>
          </calcext:conditional-format>
        </calcext:conditional-formats>
      </table:table>
      <table:table table:name="HomeWork" table:style-name="ta2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7" office:value-type="date" office:date-value="2017-03-06" calcext:value-type="date">
            <text:p>March 6, 2017</text:p>
          </table:table-cell>
          <table:table-cell table:style-name="ce7" office:value-type="date" office:date-value="2017-03-13" calcext:value-type="date">
            <text:p>March 13, 2017</text:p>
          </table:table-cell>
          <table:table-cell table:style-name="ce7" office:value-type="date" office:date-value="2017-03-20" calcext:value-type="date">
            <text:p>March 20, 2017</text:p>
          </table:table-cell>
          <table:table-cell table:style-name="ce7" office:value-type="date" office:date-value="2017-03-27" calcext:value-type="date">
            <text:p>March 27, 2017</text:p>
          </table:table-cell>
          <table:table-cell table:style-name="ce7" office:value-type="date" office:date-value="2017-04-03" calcext:value-type="date">
            <text:p>April 3, 2017</text:p>
          </table:table-cell>
          <table:table-cell table:style-name="ce7" office:value-type="date" office:date-value="2017-04-10" calcext:value-type="date">
            <text:p>April 10, 2017</text:p>
          </table:table-cell>
          <table:table-cell table:style-name="ce7" office:value-type="date" office:date-value="2017-04-17" calcext:value-type="date">
            <text:p>April 17, 2017</text:p>
          </table:table-cell>
          <table:table-cell table:style-name="ce7" office:value-type="date" office:date-value="2017-04-24" calcext:value-type="date">
            <text:p>April 24, 2017</text:p>
          </table:table-cell>
          <table:table-cell table:style-name="ce7" office:value-type="date" office:date-value="2017-05-01" calcext:value-type="date">
            <text:p>May 1, 2017</text:p>
          </table:table-cell>
          <table:table-cell table:style-name="ce7" office:value-type="date" office:date-value="2017-05-08" calcext:value-type="date">
            <text:p>May 8, 2017</text:p>
          </table:table-cell>
          <table:table-cell table:style-name="ce7" office:value-type="date" office:date-value="2017-05-15" calcext:value-type="date">
            <text:p>May 15, 2017</text:p>
          </table:table-cell>
          <table:table-cell table:style-name="ce7" office:value-type="date" office:date-value="2017-05-22" calcext:value-type="date">
            <text:p>May 22, 2017</text:p>
          </table:table-cell>
          <table:table-cell table:style-name="ce1" office:value-type="string" calcext:value-type="string">
            <text:p>Average</text:p>
          </table:table-cell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Parker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91" calcext:value-type="float">
            <text:p>91.00</text:p>
          </table:table-cell>
          <table:table-cell table:style-name="ce2" table:formula="of:=AVERAGE([.D2:.O2])" office:value-type="float" office:value="80.4166666666667" calcext:value-type="float">
            <text:p>80.42</text:p>
          </table:table-cell>
          <table:table-cell/>
          <table:table-cell table:style-name="ce2"/>
          <table:table-cell table:number-columns-repeated="100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olph</text:p>
          </table:table-cell>
          <table:table-cell table:style-name="ce1" office:value-type="string" calcext:value-type="string">
            <text:p>Lindstrom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4" calcext:value-type="float">
            <text:p>54.00</text:p>
          </table:table-cell>
          <table:table-cell table:number-columns-repeated="2" table:style-name="ce8" office:value-type="float" office:value="98" calcext:value-type="float">
            <text:p>98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8" calcext:value-type="float">
            <text:p>88.00</text:p>
          </table:table-cell>
          <table:table-cell table:style-name="ce2" table:formula="of:=AVERAGE([.D3:.O3])" office:value-type="float" office:value="86.4166666666667" calcext:value-type="float">
            <text:p>86.42</text:p>
          </table:table-cell>
          <table:table-cell table:number-columns-repeated="100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drian</text:p>
          </table:table-cell>
          <table:table-cell table:style-name="ce1" office:value-type="string" calcext:value-type="string">
            <text:p>Medina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1" calcext:value-type="float">
            <text:p>51.00</text:p>
          </table:table-cell>
          <table:table-cell table:number-columns-repeated="2" table:style-name="ce8" office:value-type="float" office:value="92" calcext:value-type="float">
            <text:p>92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2" calcext:value-type="float">
            <text:p>72.00</text:p>
          </table:table-cell>
          <table:table-cell table:style-name="ce2" table:formula="of:=AVERAGE([.D4:.O4])" office:value-type="float" office:value="82.1666666666667" calcext:value-type="float">
            <text:p>82.17</text:p>
          </table:table-cell>
          <table:table-cell table:number-columns-repeated="100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ejandro</text:p>
          </table:table-cell>
          <table:table-cell table:style-name="ce1" office:value-type="string" calcext:value-type="string">
            <text:p>Elliott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1" calcext:value-type="float">
            <text:p>91.00</text:p>
          </table:table-cell>
          <table:table-cell table:number-columns-repeated="2" table:style-name="ce8" office:value-type="float" office:value="96" calcext:value-type="float">
            <text:p>96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82" calcext:value-type="float">
            <text:p>82.00</text:p>
          </table:table-cell>
          <table:table-cell table:style-name="ce2" table:formula="of:=AVERAGE([.D5:.O5])" office:value-type="float" office:value="84.0833333333333" calcext:value-type="float">
            <text:p>84.08</text:p>
          </table:table-cell>
          <table:table-cell table:number-columns-repeated="100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Brewer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70" calcext:value-type="float">
            <text:p>70.00</text:p>
          </table:table-cell>
          <table:table-cell table:style-name="ce2" table:formula="of:=AVERAGE([.D6:.O6])" office:value-type="float" office:value="83.5" calcext:value-type="float">
            <text:p>83.50</text:p>
          </table:table-cell>
          <table:table-cell table:number-columns-repeated="100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llen</text:p>
          </table:table-cell>
          <table:table-cell table:style-name="ce1" office:value-type="string" calcext:value-type="string">
            <text:p>Lindsey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76" calcext:value-type="float">
            <text:p>76.00</text:p>
          </table:table-cell>
          <table:table-cell table:style-name="ce2" table:formula="of:=AVERAGE([.D7:.O7])" office:value-type="float" office:value="69.1666666666667" calcext:value-type="float">
            <text:p>69.17</text:p>
          </table:table-cell>
          <table:table-cell table:number-columns-repeated="100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lphonso</text:p>
          </table:table-cell>
          <table:table-cell table:style-name="ce1" office:value-type="string" calcext:value-type="string">
            <text:p>Ruff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64" calcext:value-type="float">
            <text:p>64.00</text:p>
          </table:table-cell>
          <table:table-cell table:number-columns-repeated="4" table:style-name="ce8" office:value-type="float" office:value="60" calcext:value-type="float">
            <text:p>60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57" calcext:value-type="float">
            <text:p>57.00</text:p>
          </table:table-cell>
          <table:table-cell table:style-name="ce2" table:formula="of:=AVERAGE([.D8:.O8])" office:value-type="float" office:value="58.4166666666667" calcext:value-type="float">
            <text:p>58.42</text:p>
          </table:table-cell>
          <table:table-cell table:number-columns-repeated="100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Fitzgerald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78" calcext:value-type="float">
            <text:p>78.00</text:p>
          </table:table-cell>
          <table:table-cell table:style-name="ce2" table:formula="of:=AVERAGE([.D9:.O9])" office:value-type="float" office:value="81.25" calcext:value-type="float">
            <text:p>81.25</text:p>
          </table:table-cell>
          <table:table-cell table:number-columns-repeated="100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ngelina</text:p>
          </table:table-cell>
          <table:table-cell table:style-name="ce1" office:value-type="string" calcext:value-type="string">
            <text:p>Castillo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67" calcext:value-type="float">
            <text:p>67.00</text:p>
          </table:table-cell>
          <table:table-cell table:style-name="ce2" table:formula="of:=AVERAGE([.D10:.O10])" office:value-type="float" office:value="81.8333333333333" calcext:value-type="float">
            <text:p>81.83</text:p>
          </table:table-cell>
          <table:table-cell table:number-columns-repeated="100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jelica</text:p>
          </table:table-cell>
          <table:table-cell table:style-name="ce1" office:value-type="string" calcext:value-type="string">
            <text:p>Muniz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2" table:formula="of:=AVERAGE([.D11:.O11])" office:value-type="float" office:value="93" calcext:value-type="float">
            <text:p>93.00</text:p>
          </table:table-cell>
          <table:table-cell table:number-columns-repeated="100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nn</text:p>
          </table:table-cell>
          <table:table-cell table:style-name="ce1" office:value-type="string" calcext:value-type="string">
            <text:p>Richards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58" calcext:value-type="float">
            <text:p>58.00</text:p>
          </table:table-cell>
          <table:table-cell table:style-name="ce2" table:formula="of:=AVERAGE([.D12:.O12])" office:value-type="float" office:value="78.9166666666667" calcext:value-type="float">
            <text:p>78.92</text:p>
          </table:table-cell>
          <table:table-cell table:number-columns-repeated="100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Flowers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58" calcext:value-type="float">
            <text:p>58.00</text:p>
          </table:table-cell>
          <table:table-cell table:style-name="ce2" table:formula="of:=AVERAGE([.D13:.O13])" office:value-type="float" office:value="78.75" calcext:value-type="float">
            <text:p>78.75</text:p>
          </table:table-cell>
          <table:table-cell table:number-columns-repeated="100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nnalisa</text:p>
          </table:table-cell>
          <table:table-cell table:style-name="ce1" office:value-type="string" calcext:value-type="string">
            <text:p>Hollis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80" calcext:value-type="float">
            <text:p>80.00</text:p>
          </table:table-cell>
          <table:table-cell table:style-name="ce2" table:formula="of:=AVERAGE([.D14:.O14])" office:value-type="float" office:value="85.5833333333333" calcext:value-type="float">
            <text:p>85.58</text:p>
          </table:table-cell>
          <table:table-cell table:number-columns-repeated="100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nneliese</text:p>
          </table:table-cell>
          <table:table-cell table:style-name="ce1" office:value-type="string" calcext:value-type="string">
            <text:p>Cahill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67" calcext:value-type="float">
            <text:p>67.00</text:p>
          </table:table-cell>
          <table:table-cell table:style-name="ce2" table:formula="of:=AVERAGE([.D15:.O15])" office:value-type="float" office:value="81.0833333333333" calcext:value-type="float">
            <text:p>81.08</text:p>
          </table:table-cell>
          <table:table-cell table:number-columns-repeated="100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nnette</text:p>
          </table:table-cell>
          <table:table-cell table:style-name="ce1" office:value-type="string" calcext:value-type="string">
            <text:p>Higgins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79" calcext:value-type="float">
            <text:p>79.00</text:p>
          </table:table-cell>
          <table:table-cell table:style-name="ce2" table:formula="of:=AVERAGE([.D16:.O16])" office:value-type="float" office:value="86" calcext:value-type="float">
            <text:p>86.00</text:p>
          </table:table-cell>
          <table:table-cell table:number-columns-repeated="100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ntoinette</text:p>
          </table:table-cell>
          <table:table-cell table:style-name="ce1" office:value-type="string" calcext:value-type="string">
            <text:p>Parks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85" calcext:value-type="float">
            <text:p>85.00</text:p>
          </table:table-cell>
          <table:table-cell table:style-name="ce2" table:formula="of:=AVERAGE([.D17:.O17])" office:value-type="float" office:value="78.3333333333333" calcext:value-type="float">
            <text:p>78.33</text:p>
          </table:table-cell>
          <table:table-cell table:number-columns-repeated="100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ntonio</text:p>
          </table:table-cell>
          <table:table-cell table:style-name="ce1" office:value-type="string" calcext:value-type="string">
            <text:p>Owens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67" calcext:value-type="float">
            <text:p>67.00</text:p>
          </table:table-cell>
          <table:table-cell table:style-name="ce2" table:formula="of:=AVERAGE([.D18:.O18])" office:value-type="float" office:value="83.5833333333333" calcext:value-type="float">
            <text:p>83.58</text:p>
          </table:table-cell>
          <table:table-cell table:number-columns-repeated="100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dell</text:p>
          </table:table-cell>
          <table:table-cell table:style-name="ce1" office:value-type="string" calcext:value-type="string">
            <text:p>Lear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88" calcext:value-type="float">
            <text:p>88.00</text:p>
          </table:table-cell>
          <table:table-cell table:style-name="ce2" table:formula="of:=AVERAGE([.D19:.O19])" office:value-type="float" office:value="84" calcext:value-type="float">
            <text:p>84.00</text:p>
          </table:table-cell>
          <table:table-cell table:number-columns-repeated="100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minda</text:p>
          </table:table-cell>
          <table:table-cell table:style-name="ce1" office:value-type="string" calcext:value-type="string">
            <text:p>Flanagan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59" calcext:value-type="float">
            <text:p>59.00</text:p>
          </table:table-cell>
          <table:table-cell table:style-name="ce2" table:formula="of:=AVERAGE([.D20:.O20])" office:value-type="float" office:value="83.1666666666667" calcext:value-type="float">
            <text:p>83.17</text:p>
          </table:table-cell>
          <table:table-cell table:number-columns-repeated="100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nold</text:p>
          </table:table-cell>
          <table:table-cell table:style-name="ce1" office:value-type="string" calcext:value-type="string">
            <text:p>Myers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69" calcext:value-type="float">
            <text:p>69.00</text:p>
          </table:table-cell>
          <table:table-cell table:style-name="ce2" table:formula="of:=AVERAGE([.D21:.O21])" office:value-type="float" office:value="80.0833333333333" calcext:value-type="float">
            <text:p>80.08</text:p>
          </table:table-cell>
          <table:table-cell table:number-columns-repeated="100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turo</text:p>
          </table:table-cell>
          <table:table-cell table:style-name="ce1" office:value-type="string" calcext:value-type="string">
            <text:p>Scott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56" calcext:value-type="float">
            <text:p>56.00</text:p>
          </table:table-cell>
          <table:table-cell table:style-name="ce2" table:formula="of:=AVERAGE([.D22:.O22])" office:value-type="float" office:value="82.4166666666667" calcext:value-type="float">
            <text:p>82.42</text:p>
          </table:table-cell>
          <table:table-cell table:number-columns-repeated="100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Cheney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62" calcext:value-type="float">
            <text:p>62.00</text:p>
          </table:table-cell>
          <table:table-cell table:style-name="ce2" table:formula="of:=AVERAGE([.D23:.O23])" office:value-type="float" office:value="86.8333333333333" calcext:value-type="float">
            <text:p>86.83</text:p>
          </table:table-cell>
          <table:table-cell table:number-columns-repeated="100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arney</text:p>
          </table:table-cell>
          <table:table-cell table:style-name="ce1" office:value-type="string" calcext:value-type="string">
            <text:p>Schmitt</text:p>
          </table:table-cell>
          <table:table-cell table:number-columns-repeated="2" table:style-name="ce8" office:value-type="float" office:value="98" calcext:value-type="float">
            <text:p>98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81" calcext:value-type="float">
            <text:p>81.00</text:p>
          </table:table-cell>
          <table:table-cell table:style-name="ce2" table:formula="of:=AVERAGE([.D24:.O24])" office:value-type="float" office:value="83.75" calcext:value-type="float">
            <text:p>83.75</text:p>
          </table:table-cell>
          <table:table-cell table:number-columns-repeated="100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enita</text:p>
          </table:table-cell>
          <table:table-cell table:style-name="ce1" office:value-type="string" calcext:value-type="string">
            <text:p>Bostick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0" calcext:value-type="float">
            <text:p>90.00</text:p>
          </table:table-cell>
          <table:table-cell table:number-columns-repeated="2" table:style-name="ce8" office:value-type="float" office:value="91" calcext:value-type="float">
            <text:p>91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78" calcext:value-type="float">
            <text:p>78.00</text:p>
          </table:table-cell>
          <table:table-cell table:style-name="ce2" table:formula="of:=AVERAGE([.D25:.O25])" office:value-type="float" office:value="79.8333333333333" calcext:value-type="float">
            <text:p>79.83</text:p>
          </table:table-cell>
          <table:table-cell table:number-columns-repeated="100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enjamin</text:p>
          </table:table-cell>
          <table:table-cell table:style-name="ce1" office:value-type="string" calcext:value-type="string">
            <text:p>Patrick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100" calcext:value-type="float">
            <text:p>100.00</text:p>
          </table:table-cell>
          <table:table-cell table:number-columns-repeated="2" table:style-name="ce8" office:value-type="float" office:value="94" calcext:value-type="float">
            <text:p>9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66" calcext:value-type="float">
            <text:p>66.00</text:p>
          </table:table-cell>
          <table:table-cell table:style-name="ce2" table:formula="of:=AVERAGE([.D26:.O26])" office:value-type="float" office:value="82.0833333333333" calcext:value-type="float">
            <text:p>82.08</text:p>
          </table:table-cell>
          <table:table-cell table:number-columns-repeated="100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ennie</text:p>
          </table:table-cell>
          <table:table-cell table:style-name="ce1" office:value-type="string" calcext:value-type="string">
            <text:p>Curtis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68" calcext:value-type="float">
            <text:p>68.00</text:p>
          </table:table-cell>
          <table:table-cell table:style-name="ce2" table:formula="of:=AVERAGE([.D27:.O27])" office:value-type="float" office:value="84.3333333333333" calcext:value-type="float">
            <text:p>84.33</text:p>
          </table:table-cell>
          <table:table-cell table:number-columns-repeated="100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ernadette</text:p>
          </table:table-cell>
          <table:table-cell table:style-name="ce1" office:value-type="string" calcext:value-type="string">
            <text:p>Hamilton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55" calcext:value-type="float">
            <text:p>55.00</text:p>
          </table:table-cell>
          <table:table-cell table:style-name="ce2" table:formula="of:=AVERAGE([.D28:.O28])" office:value-type="float" office:value="79.8333333333333" calcext:value-type="float">
            <text:p>79.83</text:p>
          </table:table-cell>
          <table:table-cell table:number-columns-repeated="100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ernetta</text:p>
          </table:table-cell>
          <table:table-cell table:style-name="ce1" office:value-type="string" calcext:value-type="string">
            <text:p>Simone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0" calcext:value-type="float">
            <text:p>90.00</text:p>
          </table:table-cell>
          <table:table-cell table:style-name="ce2" table:formula="of:=AVERAGE([.D29:.O29])" office:value-type="float" office:value="82.5833333333333" calcext:value-type="float">
            <text:p>82.58</text:p>
          </table:table-cell>
          <table:table-cell table:number-columns-repeated="100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Beryl</text:p>
          </table:table-cell>
          <table:table-cell table:style-name="ce1" office:value-type="string" calcext:value-type="string">
            <text:p>Blanco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78" calcext:value-type="float">
            <text:p>78.00</text:p>
          </table:table-cell>
          <table:table-cell table:style-name="ce2" table:formula="of:=AVERAGE([.D30:.O30])" office:value-type="float" office:value="83.5833333333333" calcext:value-type="float">
            <text:p>83.58</text:p>
          </table:table-cell>
          <table:table-cell table:number-columns-repeated="100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Bessie</text:p>
          </table:table-cell>
          <table:table-cell table:style-name="ce1" office:value-type="string" calcext:value-type="string">
            <text:p>Peterson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7" calcext:value-type="float">
            <text:p>87.00</text:p>
          </table:table-cell>
          <table:table-cell table:style-name="ce2" table:formula="of:=AVERAGE([.D31:.O31])" office:value-type="float" office:value="82.0833333333333" calcext:value-type="float">
            <text:p>82.08</text:p>
          </table:table-cell>
          <table:table-cell table:number-columns-repeated="100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Obrien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65" calcext:value-type="float">
            <text:p>65.00</text:p>
          </table:table-cell>
          <table:table-cell table:style-name="ce2" table:formula="of:=AVERAGE([.D32:.O32])" office:value-type="float" office:value="75.9166666666667" calcext:value-type="float">
            <text:p>75.92</text:p>
          </table:table-cell>
          <table:table-cell table:number-columns-repeated="100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etsy</text:p>
          </table:table-cell>
          <table:table-cell table:style-name="ce1" office:value-type="string" calcext:value-type="string">
            <text:p>Lopez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70" calcext:value-type="float">
            <text:p>70.00</text:p>
          </table:table-cell>
          <table:table-cell table:style-name="ce2" table:formula="of:=AVERAGE([.D33:.O33])" office:value-type="float" office:value="77.75" calcext:value-type="float">
            <text:p>77.75</text:p>
          </table:table-cell>
          <table:table-cell table:number-columns-repeated="100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Blair</text:p>
          </table:table-cell>
          <table:table-cell table:style-name="ce1" office:value-type="string" calcext:value-type="string">
            <text:p>Bynum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8" calcext:value-type="float">
            <text:p>58.00</text:p>
          </table:table-cell>
          <table:table-cell table:number-columns-repeated="2" table:style-name="ce8" office:value-type="float" office:value="67" calcext:value-type="float">
            <text:p>67.00</text:p>
          </table:table-cell>
          <table:table-cell table:style-name="ce2" table:formula="of:=AVERAGE([.D34:.O34])" office:value-type="float" office:value="81.5833333333333" calcext:value-type="float">
            <text:p>81.58</text:p>
          </table:table-cell>
          <table:table-cell table:number-columns-repeated="100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Blake</text:p>
          </table:table-cell>
          <table:table-cell table:style-name="ce1" office:value-type="string" calcext:value-type="string">
            <text:p>Horton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81" calcext:value-type="float">
            <text:p>81.00</text:p>
          </table:table-cell>
          <table:table-cell table:style-name="ce2" table:formula="of:=AVERAGE([.D35:.O35])" office:value-type="float" office:value="80.75" calcext:value-type="float">
            <text:p>80.75</text:p>
          </table:table-cell>
          <table:table-cell table:number-columns-repeated="100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Blanche</text:p>
          </table:table-cell>
          <table:table-cell table:style-name="ce1" office:value-type="string" calcext:value-type="string">
            <text:p>Fields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0" calcext:value-type="float">
            <text:p>80.00</text:p>
          </table:table-cell>
          <table:table-cell table:style-name="ce2" table:formula="of:=AVERAGE([.D36:.O36])" office:value-type="float" office:value="81.5833333333333" calcext:value-type="float">
            <text:p>81.58</text:p>
          </table:table-cell>
          <table:table-cell table:number-columns-repeated="100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Bobbye</text:p>
          </table:table-cell>
          <table:table-cell table:style-name="ce1" office:value-type="string" calcext:value-type="string">
            <text:p>Ennis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51" calcext:value-type="float">
            <text:p>51.00</text:p>
          </table:table-cell>
          <table:table-cell table:number-columns-repeated="2" table:style-name="ce8" office:value-type="float" office:value="59" calcext:value-type="float">
            <text:p>59.00</text:p>
          </table:table-cell>
          <table:table-cell table:style-name="ce8" office:value-type="float" office:value="94" calcext:value-type="float">
            <text:p>94.00</text:p>
          </table:table-cell>
          <table:table-cell table:style-name="ce2" table:formula="of:=AVERAGE([.D37:.O37])" office:value-type="float" office:value="76.0833333333333" calcext:value-type="float">
            <text:p>76.08</text:p>
          </table:table-cell>
          <table:table-cell table:number-columns-repeated="100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Boris</text:p>
          </table:table-cell>
          <table:table-cell table:style-name="ce1" office:value-type="string" calcext:value-type="string">
            <text:p>Pitts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2" table:formula="of:=AVERAGE([.D38:.O38])" office:value-type="float" office:value="79.5833333333333" calcext:value-type="float">
            <text:p>79.58</text:p>
          </table:table-cell>
          <table:table-cell table:number-columns-repeated="100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Bradley</text:p>
          </table:table-cell>
          <table:table-cell table:style-name="ce1" office:value-type="string" calcext:value-type="string">
            <text:p>Herrera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1" calcext:value-type="float">
            <text:p>71.00</text:p>
          </table:table-cell>
          <table:table-cell table:number-columns-repeated="2" table:style-name="ce8" office:value-type="float" office:value="96" calcext:value-type="float">
            <text:p>96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4" calcext:value-type="float">
            <text:p>54.00</text:p>
          </table:table-cell>
          <table:table-cell table:number-columns-repeated="2" table:style-name="ce8" office:value-type="float" office:value="76" calcext:value-type="float">
            <text:p>7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2" table:formula="of:=AVERAGE([.D39:.O39])" office:value-type="float" office:value="83.8333333333333" calcext:value-type="float">
            <text:p>83.83</text:p>
          </table:table-cell>
          <table:table-cell table:number-columns-repeated="100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Burke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76" calcext:value-type="float">
            <text:p>76.00</text:p>
          </table:table-cell>
          <table:table-cell table:style-name="ce2" table:formula="of:=AVERAGE([.D40:.O40])" office:value-type="float" office:value="85.3333333333333" calcext:value-type="float">
            <text:p>85.33</text:p>
          </table:table-cell>
          <table:table-cell table:number-columns-repeated="100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ameron</text:p>
          </table:table-cell>
          <table:table-cell table:style-name="ce1" office:value-type="string" calcext:value-type="string">
            <text:p>Patrick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9" calcext:value-type="float">
            <text:p>99.00</text:p>
          </table:table-cell>
          <table:table-cell table:style-name="ce2" table:formula="of:=AVERAGE([.D41:.O41])" office:value-type="float" office:value="83" calcext:value-type="float">
            <text:p>83.00</text:p>
          </table:table-cell>
          <table:table-cell table:number-columns-repeated="100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arroll</text:p>
          </table:table-cell>
          <table:table-cell table:style-name="ce1" office:value-type="string" calcext:value-type="string">
            <text:p>Hunt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2" table:formula="of:=AVERAGE([.D42:.O42])" office:value-type="float" office:value="85" calcext:value-type="float">
            <text:p>85.00</text:p>
          </table:table-cell>
          <table:table-cell table:number-columns-repeated="100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ary</text:p>
          </table:table-cell>
          <table:table-cell table:style-name="ce1" office:value-type="string" calcext:value-type="string">
            <text:p>Meyer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94" calcext:value-type="float">
            <text:p>94.00</text:p>
          </table:table-cell>
          <table:table-cell table:number-columns-repeated="2" table:style-name="ce8" office:value-type="float" office:value="82" calcext:value-type="float">
            <text:p>82.00</text:p>
          </table:table-cell>
          <table:table-cell table:style-name="ce2" table:formula="of:=AVERAGE([.D43:.O43])" office:value-type="float" office:value="84.3333333333333" calcext:value-type="float">
            <text:p>84.33</text:p>
          </table:table-cell>
          <table:table-cell table:number-columns-repeated="100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asey</text:p>
          </table:table-cell>
          <table:table-cell table:style-name="ce1" office:value-type="string" calcext:value-type="string">
            <text:p>Osborne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80" calcext:value-type="float">
            <text:p>80.00</text:p>
          </table:table-cell>
          <table:table-cell table:style-name="ce2" table:formula="of:=AVERAGE([.D44:.O44])" office:value-type="float" office:value="79.0833333333333" calcext:value-type="float">
            <text:p>79.08</text:p>
          </table:table-cell>
          <table:table-cell table:number-columns-repeated="100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Catherine</text:p>
          </table:table-cell>
          <table:table-cell table:style-name="ce1" office:value-type="string" calcext:value-type="string">
            <text:p>Taylor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61" calcext:value-type="float">
            <text:p>61.00</text:p>
          </table:table-cell>
          <table:table-cell table:style-name="ce2" table:formula="of:=AVERAGE([.D45:.O45])" office:value-type="float" office:value="85.6666666666667" calcext:value-type="float">
            <text:p>85.67</text:p>
          </table:table-cell>
          <table:table-cell table:number-columns-repeated="100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atherine</text:p>
          </table:table-cell>
          <table:table-cell table:style-name="ce1" office:value-type="string" calcext:value-type="string">
            <text:p>Ortega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87" calcext:value-type="float">
            <text:p>87.00</text:p>
          </table:table-cell>
          <table:table-cell table:style-name="ce2" table:formula="of:=AVERAGE([.D46:.O46])" office:value-type="float" office:value="81.1666666666667" calcext:value-type="float">
            <text:p>81.17</text:p>
          </table:table-cell>
          <table:table-cell table:number-columns-repeated="100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ecelia</text:p>
          </table:table-cell>
          <table:table-cell table:style-name="ce1" office:value-type="string" calcext:value-type="string">
            <text:p>Baker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2" table:formula="of:=AVERAGE([.D47:.O47])" office:value-type="float" office:value="84.3333333333333" calcext:value-type="float">
            <text:p>84.33</text:p>
          </table:table-cell>
          <table:table-cell table:number-columns-repeated="100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ecelia</text:p>
          </table:table-cell>
          <table:table-cell table:style-name="ce1" office:value-type="string" calcext:value-type="string">
            <text:p>Washington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98" calcext:value-type="float">
            <text:p>98.00</text:p>
          </table:table-cell>
          <table:table-cell table:style-name="ce2" table:formula="of:=AVERAGE([.D48:.O48])" office:value-type="float" office:value="85.0833333333333" calcext:value-type="float">
            <text:p>85.08</text:p>
          </table:table-cell>
          <table:table-cell table:number-columns-repeated="100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harlena</text:p>
          </table:table-cell>
          <table:table-cell table:style-name="ce1" office:value-type="string" calcext:value-type="string">
            <text:p>Matson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57" calcext:value-type="float">
            <text:p>57.00</text:p>
          </table:table-cell>
          <table:table-cell table:number-columns-repeated="2" table:style-name="ce8" office:value-type="float" office:value="98" calcext:value-type="float">
            <text:p>98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67" calcext:value-type="float">
            <text:p>67.00</text:p>
          </table:table-cell>
          <table:table-cell table:style-name="ce2" table:formula="of:=AVERAGE([.D49:.O49])" office:value-type="float" office:value="78.0833333333333" calcext:value-type="float">
            <text:p>78.08</text:p>
          </table:table-cell>
          <table:table-cell table:number-columns-repeated="100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harmain</text:p>
          </table:table-cell>
          <table:table-cell table:style-name="ce1" office:value-type="string" calcext:value-type="string">
            <text:p>Geary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87" calcext:value-type="float">
            <text:p>87.00</text:p>
          </table:table-cell>
          <table:table-cell table:style-name="ce2" table:formula="of:=AVERAGE([.D50:.O50])" office:value-type="float" office:value="84.4166666666667" calcext:value-type="float">
            <text:p>84.42</text:p>
          </table:table-cell>
          <table:table-cell table:number-columns-repeated="100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herise</text:p>
          </table:table-cell>
          <table:table-cell table:style-name="ce1" office:value-type="string" calcext:value-type="string">
            <text:p>Ripley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72" calcext:value-type="float">
            <text:p>72.00</text:p>
          </table:table-cell>
          <table:table-cell table:style-name="ce2" table:formula="of:=AVERAGE([.D51:.O51])" office:value-type="float" office:value="81" calcext:value-type="float">
            <text:p>81.00</text:p>
          </table:table-cell>
          <table:table-cell table:number-columns-repeated="100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hun</text:p>
          </table:table-cell>
          <table:table-cell table:style-name="ce1" office:value-type="string" calcext:value-type="string">
            <text:p>Major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2" calcext:value-type="float">
            <text:p>52.00</text:p>
          </table:table-cell>
          <table:table-cell table:number-columns-repeated="2" table:style-name="ce8" office:value-type="float" office:value="93" calcext:value-type="float">
            <text:p>93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54" calcext:value-type="float">
            <text:p>54.00</text:p>
          </table:table-cell>
          <table:table-cell table:style-name="ce2" table:formula="of:=AVERAGE([.D52:.O52])" office:value-type="float" office:value="78.9166666666667" calcext:value-type="float">
            <text:p>78.92</text:p>
          </table:table-cell>
          <table:table-cell table:number-columns-repeated="100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Cindie</text:p>
          </table:table-cell>
          <table:table-cell table:style-name="ce1" office:value-type="string" calcext:value-type="string">
            <text:p>Armstead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0" calcext:value-type="float">
            <text:p>60.00</text:p>
          </table:table-cell>
          <table:table-cell table:style-name="ce2" table:formula="of:=AVERAGE([.D53:.O53])" office:value-type="float" office:value="84.9166666666667" calcext:value-type="float">
            <text:p>84.92</text:p>
          </table:table-cell>
          <table:table-cell table:number-columns-repeated="100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laire</text:p>
          </table:table-cell>
          <table:table-cell table:style-name="ce1" office:value-type="string" calcext:value-type="string">
            <text:p>Rios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5" calcext:value-type="float">
            <text:p>95.00</text:p>
          </table:table-cell>
          <table:table-cell table:style-name="ce2" table:formula="of:=AVERAGE([.D54:.O54])" office:value-type="float" office:value="82.8333333333333" calcext:value-type="float">
            <text:p>82.83</text:p>
          </table:table-cell>
          <table:table-cell table:number-columns-repeated="100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lara</text:p>
          </table:table-cell>
          <table:table-cell table:style-name="ce1" office:value-type="string" calcext:value-type="string">
            <text:p>Francis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4" calcext:value-type="float">
            <text:p>94.00</text:p>
          </table:table-cell>
          <table:table-cell table:style-name="ce2" table:formula="of:=AVERAGE([.D55:.O55])" office:value-type="float" office:value="85.1666666666667" calcext:value-type="float">
            <text:p>85.17</text:p>
          </table:table-cell>
          <table:table-cell table:number-columns-repeated="100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larinda</text:p>
          </table:table-cell>
          <table:table-cell table:style-name="ce1" office:value-type="string" calcext:value-type="string">
            <text:p>Velez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82" calcext:value-type="float">
            <text:p>82.00</text:p>
          </table:table-cell>
          <table:table-cell table:style-name="ce2" table:formula="of:=AVERAGE([.D56:.O56])" office:value-type="float" office:value="82.9166666666667" calcext:value-type="float">
            <text:p>82.92</text:p>
          </table:table-cell>
          <table:table-cell table:number-columns-repeated="100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layton</text:p>
          </table:table-cell>
          <table:table-cell table:style-name="ce1" office:value-type="string" calcext:value-type="string">
            <text:p>Washington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2" table:formula="of:=AVERAGE([.D57:.O57])" office:value-type="float" office:value="86.4166666666667" calcext:value-type="float">
            <text:p>86.42</text:p>
          </table:table-cell>
          <table:table-cell table:number-columns-repeated="100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lorinda</text:p>
          </table:table-cell>
          <table:table-cell table:style-name="ce1" office:value-type="string" calcext:value-type="string">
            <text:p>Dykes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8" calcext:value-type="float">
            <text:p>68.00</text:p>
          </table:table-cell>
          <table:table-cell table:number-columns-repeated="2" table:style-name="ce8" office:value-type="float" office:value="95" calcext:value-type="float">
            <text:p>95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2" table:formula="of:=AVERAGE([.D58:.O58])" office:value-type="float" office:value="85.8333333333333" calcext:value-type="float">
            <text:p>85.83</text:p>
          </table:table-cell>
          <table:table-cell table:number-columns-repeated="100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orey</text:p>
          </table:table-cell>
          <table:table-cell table:style-name="ce1" office:value-type="string" calcext:value-type="string">
            <text:p>Anderson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57" calcext:value-type="float">
            <text:p>57.00</text:p>
          </table:table-cell>
          <table:table-cell table:style-name="ce2" table:formula="of:=AVERAGE([.D59:.O59])" office:value-type="float" office:value="74.75" calcext:value-type="float">
            <text:p>74.75</text:p>
          </table:table-cell>
          <table:table-cell table:number-columns-repeated="100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raig</text:p>
          </table:table-cell>
          <table:table-cell table:style-name="ce1" office:value-type="string" calcext:value-type="string">
            <text:p>Wolfe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54" calcext:value-type="float">
            <text:p>54.00</text:p>
          </table:table-cell>
          <table:table-cell table:style-name="ce2" table:formula="of:=AVERAGE([.D60:.O60])" office:value-type="float" office:value="85.3333333333333" calcext:value-type="float">
            <text:p>85.33</text:p>
          </table:table-cell>
          <table:table-cell table:number-columns-repeated="100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urtis</text:p>
          </table:table-cell>
          <table:table-cell table:style-name="ce1" office:value-type="string" calcext:value-type="string">
            <text:p>Holmes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51" calcext:value-type="float">
            <text:p>51.00</text:p>
          </table:table-cell>
          <table:table-cell table:style-name="ce2" table:formula="of:=AVERAGE([.D61:.O61])" office:value-type="float" office:value="81.8333333333333" calcext:value-type="float">
            <text:p>81.83</text:p>
          </table:table-cell>
          <table:table-cell table:number-columns-repeated="100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Cynthia</text:p>
          </table:table-cell>
          <table:table-cell table:style-name="ce1" office:value-type="string" calcext:value-type="string">
            <text:p>Colon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81" calcext:value-type="float">
            <text:p>81.00</text:p>
          </table:table-cell>
          <table:table-cell table:style-name="ce2" table:formula="of:=AVERAGE([.D62:.O62])" office:value-type="float" office:value="85.1666666666667" calcext:value-type="float">
            <text:p>85.17</text:p>
          </table:table-cell>
          <table:table-cell table:number-columns-repeated="100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Daina</text:p>
          </table:table-cell>
          <table:table-cell table:style-name="ce1" office:value-type="string" calcext:value-type="string">
            <text:p>Slattery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71" calcext:value-type="float">
            <text:p>71.00</text:p>
          </table:table-cell>
          <table:table-cell table:style-name="ce2" table:formula="of:=AVERAGE([.D63:.O63])" office:value-type="float" office:value="76.9166666666667" calcext:value-type="float">
            <text:p>76.92</text:p>
          </table:table-cell>
          <table:table-cell table:number-columns-repeated="100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Dale</text:p>
          </table:table-cell>
          <table:table-cell table:style-name="ce1" office:value-type="string" calcext:value-type="string">
            <text:p>Jordan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95" calcext:value-type="float">
            <text:p>95.00</text:p>
          </table:table-cell>
          <table:table-cell table:number-columns-repeated="2" table:style-name="ce8" office:value-type="float" office:value="53" calcext:value-type="float">
            <text:p>53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71" calcext:value-type="float">
            <text:p>71.00</text:p>
          </table:table-cell>
          <table:table-cell table:style-name="ce2" table:formula="of:=AVERAGE([.D64:.O64])" office:value-type="float" office:value="75.0833333333333" calcext:value-type="float">
            <text:p>75.08</text:p>
          </table:table-cell>
          <table:table-cell table:number-columns-repeated="100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ana</text:p>
          </table:table-cell>
          <table:table-cell table:style-name="ce1" office:value-type="string" calcext:value-type="string">
            <text:p>Cruz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81" calcext:value-type="float">
            <text:p>81.00</text:p>
          </table:table-cell>
          <table:table-cell table:style-name="ce2" table:formula="of:=AVERAGE([.D65:.O65])" office:value-type="float" office:value="81" calcext:value-type="float">
            <text:p>81.00</text:p>
          </table:table-cell>
          <table:table-cell table:number-columns-repeated="100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Dana</text:p>
          </table:table-cell>
          <table:table-cell table:style-name="ce1" office:value-type="string" calcext:value-type="string">
            <text:p>Wallace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69" calcext:value-type="float">
            <text:p>69.00</text:p>
          </table:table-cell>
          <table:table-cell table:style-name="ce2" table:formula="of:=AVERAGE([.D66:.O66])" office:value-type="float" office:value="75.75" calcext:value-type="float">
            <text:p>75.75</text:p>
          </table:table-cell>
          <table:table-cell table:number-columns-repeated="100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Dannie</text:p>
          </table:table-cell>
          <table:table-cell table:style-name="ce1" office:value-type="string" calcext:value-type="string">
            <text:p>Dobbins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55" calcext:value-type="float">
            <text:p>55.00</text:p>
          </table:table-cell>
          <table:table-cell table:style-name="ce2" table:formula="of:=AVERAGE([.D67:.O67])" office:value-type="float" office:value="75.5" calcext:value-type="float">
            <text:p>75.50</text:p>
          </table:table-cell>
          <table:table-cell table:number-columns-repeated="1008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Danny</text:p>
          </table:table-cell>
          <table:table-cell table:style-name="ce1" office:value-type="string" calcext:value-type="string">
            <text:p>Hanson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53" calcext:value-type="float">
            <text:p>53.00</text:p>
          </table:table-cell>
          <table:table-cell table:style-name="ce2" table:formula="of:=AVERAGE([.D68:.O68])" office:value-type="float" office:value="85.25" calcext:value-type="float">
            <text:p>85.25</text:p>
          </table:table-cell>
          <table:table-cell table:number-columns-repeated="100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Darin</text:p>
          </table:table-cell>
          <table:table-cell table:style-name="ce1" office:value-type="string" calcext:value-type="string">
            <text:p>Singleton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60" calcext:value-type="float">
            <text:p>60.00</text:p>
          </table:table-cell>
          <table:table-cell table:style-name="ce2" table:formula="of:=AVERAGE([.D69:.O69])" office:value-type="float" office:value="75.4166666666667" calcext:value-type="float">
            <text:p>75.42</text:p>
          </table:table-cell>
          <table:table-cell table:number-columns-repeated="1008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Darin</text:p>
          </table:table-cell>
          <table:table-cell table:style-name="ce1" office:value-type="string" calcext:value-type="string">
            <text:p>Barker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77" calcext:value-type="float">
            <text:p>77.00</text:p>
          </table:table-cell>
          <table:table-cell table:style-name="ce2" table:formula="of:=AVERAGE([.D70:.O70])" office:value-type="float" office:value="84.75" calcext:value-type="float">
            <text:p>84.75</text:p>
          </table:table-cell>
          <table:table-cell table:number-columns-repeated="100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Darlena</text:p>
          </table:table-cell>
          <table:table-cell table:style-name="ce1" office:value-type="string" calcext:value-type="string">
            <text:p>Daly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89" calcext:value-type="float">
            <text:p>89.00</text:p>
          </table:table-cell>
          <table:table-cell table:style-name="ce2" table:formula="of:=AVERAGE([.D71:.O71])" office:value-type="float" office:value="84.25" calcext:value-type="float">
            <text:p>84.25</text:p>
          </table:table-cell>
          <table:table-cell table:number-columns-repeated="100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Darlene</text:p>
          </table:table-cell>
          <table:table-cell table:style-name="ce1" office:value-type="string" calcext:value-type="string">
            <text:p>Guerrero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2" table:formula="of:=AVERAGE([.D72:.O72])" office:value-type="float" office:value="89.5833333333333" calcext:value-type="float">
            <text:p>89.58</text:p>
          </table:table-cell>
          <table:table-cell table:number-columns-repeated="1008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Darryl</text:p>
          </table:table-cell>
          <table:table-cell table:style-name="ce1" office:value-type="string" calcext:value-type="string">
            <text:p>Schmidt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90" calcext:value-type="float">
            <text:p>90.00</text:p>
          </table:table-cell>
          <table:table-cell table:style-name="ce2" table:formula="of:=AVERAGE([.D73:.O73])" office:value-type="float" office:value="84.0833333333333" calcext:value-type="float">
            <text:p>84.08</text:p>
          </table:table-cell>
          <table:table-cell table:number-columns-repeated="1008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Dave</text:p>
          </table:table-cell>
          <table:table-cell table:style-name="ce1" office:value-type="string" calcext:value-type="string">
            <text:p>Carpenter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7" calcext:value-type="float">
            <text:p>97.00</text:p>
          </table:table-cell>
          <table:table-cell table:style-name="ce2" table:formula="of:=AVERAGE([.D74:.O74])" office:value-type="float" office:value="86.4166666666667" calcext:value-type="float">
            <text:p>86.42</text:p>
          </table:table-cell>
          <table:table-cell table:number-columns-repeated="1008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Dean</text:p>
          </table:table-cell>
          <table:table-cell table:style-name="ce1" office:value-type="string" calcext:value-type="string">
            <text:p>Woods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2" calcext:value-type="float">
            <text:p>92.00</text:p>
          </table:table-cell>
          <table:table-cell table:style-name="ce2" table:formula="of:=AVERAGE([.D75:.O75])" office:value-type="float" office:value="80.4166666666667" calcext:value-type="float">
            <text:p>80.42</text:p>
          </table:table-cell>
          <table:table-cell table:number-columns-repeated="100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Deann</text:p>
          </table:table-cell>
          <table:table-cell table:style-name="ce1" office:value-type="string" calcext:value-type="string">
            <text:p>Cowart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7" calcext:value-type="float">
            <text:p>67.00</text:p>
          </table:table-cell>
          <table:table-cell table:style-name="ce2" table:formula="of:=AVERAGE([.D76:.O76])" office:value-type="float" office:value="83.5833333333333" calcext:value-type="float">
            <text:p>83.58</text:p>
          </table:table-cell>
          <table:table-cell table:number-columns-repeated="1008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Delia</text:p>
          </table:table-cell>
          <table:table-cell table:style-name="ce1" office:value-type="string" calcext:value-type="string">
            <text:p>Santiago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5" calcext:value-type="float">
            <text:p>55.00</text:p>
          </table:table-cell>
          <table:table-cell table:style-name="ce2" table:formula="of:=AVERAGE([.D77:.O77])" office:value-type="float" office:value="83.6666666666667" calcext:value-type="float">
            <text:p>83.67</text:p>
          </table:table-cell>
          <table:table-cell table:number-columns-repeated="1008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Delora</text:p>
          </table:table-cell>
          <table:table-cell table:style-name="ce1" office:value-type="string" calcext:value-type="string">
            <text:p>Fortenberry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78" calcext:value-type="float">
            <text:p>78.00</text:p>
          </table:table-cell>
          <table:table-cell table:style-name="ce2" table:formula="of:=AVERAGE([.D78:.O78])" office:value-type="float" office:value="82.75" calcext:value-type="float">
            <text:p>82.75</text:p>
          </table:table-cell>
          <table:table-cell table:number-columns-repeated="1008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Deloris</text:p>
          </table:table-cell>
          <table:table-cell table:style-name="ce1" office:value-type="string" calcext:value-type="string">
            <text:p>Cortes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53" calcext:value-type="float">
            <text:p>53.00</text:p>
          </table:table-cell>
          <table:table-cell table:style-name="ce2" table:formula="of:=AVERAGE([.D79:.O79])" office:value-type="float" office:value="73.75" calcext:value-type="float">
            <text:p>73.75</text:p>
          </table:table-cell>
          <table:table-cell table:number-columns-repeated="1008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Copley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69" calcext:value-type="float">
            <text:p>69.00</text:p>
          </table:table-cell>
          <table:table-cell table:style-name="ce2" table:formula="of:=AVERAGE([.D80:.O80])" office:value-type="float" office:value="81.0833333333333" calcext:value-type="float">
            <text:p>81.08</text:p>
          </table:table-cell>
          <table:table-cell table:number-columns-repeated="100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Derek</text:p>
          </table:table-cell>
          <table:table-cell table:style-name="ce1" office:value-type="string" calcext:value-type="string">
            <text:p>Peters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2" table:formula="of:=AVERAGE([.D81:.O81])" office:value-type="float" office:value="80.6666666666667" calcext:value-type="float">
            <text:p>80.67</text:p>
          </table:table-cell>
          <table:table-cell table:number-columns-repeated="1008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Derick</text:p>
          </table:table-cell>
          <table:table-cell table:style-name="ce1" office:value-type="string" calcext:value-type="string">
            <text:p>Seiler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0" calcext:value-type="float">
            <text:p>90.00</text:p>
          </table:table-cell>
          <table:table-cell table:style-name="ce2" table:formula="of:=AVERAGE([.D82:.O82])" office:value-type="float" office:value="84.5" calcext:value-type="float">
            <text:p>84.50</text:p>
          </table:table-cell>
          <table:table-cell table:number-columns-repeated="1008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Diane</text:p>
          </table:table-cell>
          <table:table-cell table:style-name="ce1" office:value-type="string" calcext:value-type="string">
            <text:p>Fox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74" calcext:value-type="float">
            <text:p>74.00</text:p>
          </table:table-cell>
          <table:table-cell table:style-name="ce2" table:formula="of:=AVERAGE([.D83:.O83])" office:value-type="float" office:value="87.25" calcext:value-type="float">
            <text:p>87.25</text:p>
          </table:table-cell>
          <table:table-cell table:number-columns-repeated="1008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Diane</text:p>
          </table:table-cell>
          <table:table-cell table:style-name="ce1" office:value-type="string" calcext:value-type="string">
            <text:p>Mccoy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75" calcext:value-type="float">
            <text:p>75.00</text:p>
          </table:table-cell>
          <table:table-cell table:style-name="ce2" table:formula="of:=AVERAGE([.D84:.O84])" office:value-type="float" office:value="80" calcext:value-type="float">
            <text:p>80.00</text:p>
          </table:table-cell>
          <table:table-cell table:number-columns-repeated="1008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Dianne</text:p>
          </table:table-cell>
          <table:table-cell table:style-name="ce1" office:value-type="string" calcext:value-type="string">
            <text:p>Barton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69" calcext:value-type="float">
            <text:p>69.00</text:p>
          </table:table-cell>
          <table:table-cell table:style-name="ce2" table:formula="of:=AVERAGE([.D85:.O85])" office:value-type="float" office:value="82.8333333333333" calcext:value-type="float">
            <text:p>82.83</text:p>
          </table:table-cell>
          <table:table-cell table:number-columns-repeated="100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Dona</text:p>
          </table:table-cell>
          <table:table-cell table:style-name="ce1" office:value-type="string" calcext:value-type="string">
            <text:p>Snead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77" calcext:value-type="float">
            <text:p>77.00</text:p>
          </table:table-cell>
          <table:table-cell table:style-name="ce2" table:formula="of:=AVERAGE([.D86:.O86])" office:value-type="float" office:value="85.8333333333333" calcext:value-type="float">
            <text:p>85.83</text:p>
          </table:table-cell>
          <table:table-cell table:number-columns-repeated="1008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Donnetta</text:p>
          </table:table-cell>
          <table:table-cell table:style-name="ce1" office:value-type="string" calcext:value-type="string">
            <text:p>Gossett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76" calcext:value-type="float">
            <text:p>76.00</text:p>
          </table:table-cell>
          <table:table-cell table:style-name="ce2" table:formula="of:=AVERAGE([.D87:.O87])" office:value-type="float" office:value="81.8333333333333" calcext:value-type="float">
            <text:p>81.83</text:p>
          </table:table-cell>
          <table:table-cell table:number-columns-repeated="1008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Doreen</text:p>
          </table:table-cell>
          <table:table-cell table:style-name="ce1" office:value-type="string" calcext:value-type="string">
            <text:p>Holmes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62" calcext:value-type="float">
            <text:p>62.00</text:p>
          </table:table-cell>
          <table:table-cell table:style-name="ce2" table:formula="of:=AVERAGE([.D88:.O88])" office:value-type="float" office:value="83.25" calcext:value-type="float">
            <text:p>83.25</text:p>
          </table:table-cell>
          <table:table-cell table:number-columns-repeated="1008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Cortez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2" table:formula="of:=AVERAGE([.D89:.O89])" office:value-type="float" office:value="85" calcext:value-type="float">
            <text:p>85.00</text:p>
          </table:table-cell>
          <table:table-cell table:number-columns-repeated="100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Doyle</text:p>
          </table:table-cell>
          <table:table-cell table:style-name="ce1" office:value-type="string" calcext:value-type="string">
            <text:p>Guzman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4" calcext:value-type="float">
            <text:p>84.00</text:p>
          </table:table-cell>
          <table:table-cell table:number-columns-repeated="2" table:style-name="ce8" office:value-type="float" office:value="97" calcext:value-type="float">
            <text:p>97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72" calcext:value-type="float">
            <text:p>72.00</text:p>
          </table:table-cell>
          <table:table-cell table:style-name="ce2" table:formula="of:=AVERAGE([.D90:.O90])" office:value-type="float" office:value="85.6666666666667" calcext:value-type="float">
            <text:p>85.67</text:p>
          </table:table-cell>
          <table:table-cell table:number-columns-repeated="100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Dulcie</text:p>
          </table:table-cell>
          <table:table-cell table:style-name="ce1" office:value-type="string" calcext:value-type="string">
            <text:p>Burt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2" table:formula="of:=AVERAGE([.D91:.O91])" office:value-type="float" office:value="87.5" calcext:value-type="float">
            <text:p>87.50</text:p>
          </table:table-cell>
          <table:table-cell table:number-columns-repeated="1008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Dwight</text:p>
          </table:table-cell>
          <table:table-cell table:style-name="ce1" office:value-type="string" calcext:value-type="string">
            <text:p>Norris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5" calcext:value-type="float">
            <text:p>85.00</text:p>
          </table:table-cell>
          <table:table-cell table:number-columns-repeated="2" table:style-name="ce8" office:value-type="float" office:value="93" calcext:value-type="float">
            <text:p>93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87" calcext:value-type="float">
            <text:p>87.00</text:p>
          </table:table-cell>
          <table:table-cell table:style-name="ce2" table:formula="of:=AVERAGE([.D92:.O92])" office:value-type="float" office:value="89.25" calcext:value-type="float">
            <text:p>89.25</text:p>
          </table:table-cell>
          <table:table-cell table:number-columns-repeated="1008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Earl</text:p>
          </table:table-cell>
          <table:table-cell table:style-name="ce1" office:value-type="string" calcext:value-type="string">
            <text:p>Jones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63" calcext:value-type="float">
            <text:p>63.00</text:p>
          </table:table-cell>
          <table:table-cell table:style-name="ce2" table:formula="of:=AVERAGE([.D93:.O93])" office:value-type="float" office:value="78.4166666666667" calcext:value-type="float">
            <text:p>78.42</text:p>
          </table:table-cell>
          <table:table-cell table:number-columns-repeated="1008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Earl</text:p>
          </table:table-cell>
          <table:table-cell table:style-name="ce1" office:value-type="string" calcext:value-type="string">
            <text:p>Bell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9" calcext:value-type="float">
            <text:p>89.00</text:p>
          </table:table-cell>
          <table:table-cell table:style-name="ce2" table:formula="of:=AVERAGE([.D94:.O94])" office:value-type="float" office:value="87" calcext:value-type="float">
            <text:p>87.00</text:p>
          </table:table-cell>
          <table:table-cell table:number-columns-repeated="1008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Eddie</text:p>
          </table:table-cell>
          <table:table-cell table:style-name="ce1" office:value-type="string" calcext:value-type="string">
            <text:p>Bradley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75" calcext:value-type="float">
            <text:p>75.00</text:p>
          </table:table-cell>
          <table:table-cell table:style-name="ce2" table:formula="of:=AVERAGE([.D95:.O95])" office:value-type="float" office:value="86.3333333333333" calcext:value-type="float">
            <text:p>86.33</text:p>
          </table:table-cell>
          <table:table-cell table:number-columns-repeated="100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Edith</text:p>
          </table:table-cell>
          <table:table-cell table:style-name="ce1" office:value-type="string" calcext:value-type="string">
            <text:p>Arnold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65" calcext:value-type="float">
            <text:p>65.00</text:p>
          </table:table-cell>
          <table:table-cell table:number-columns-repeated="2" table:style-name="ce8" office:value-type="float" office:value="91" calcext:value-type="float">
            <text:p>91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2" calcext:value-type="float">
            <text:p>82.00</text:p>
          </table:table-cell>
          <table:table-cell table:style-name="ce2" table:formula="of:=AVERAGE([.D96:.O96])" office:value-type="float" office:value="80.3333333333333" calcext:value-type="float">
            <text:p>80.33</text:p>
          </table:table-cell>
          <table:table-cell table:number-columns-repeated="1008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lias</text:p>
          </table:table-cell>
          <table:table-cell table:style-name="ce1" office:value-type="string" calcext:value-type="string">
            <text:p>Padilla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2" table:formula="of:=AVERAGE([.D97:.O97])" office:value-type="float" office:value="89.3333333333333" calcext:value-type="float">
            <text:p>89.33</text:p>
          </table:table-cell>
          <table:table-cell table:number-columns-repeated="1008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Rose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7" calcext:value-type="float">
            <text:p>97.00</text:p>
          </table:table-cell>
          <table:table-cell table:number-columns-repeated="2" table:style-name="ce8" office:value-type="float" office:value="82" calcext:value-type="float">
            <text:p>82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58" calcext:value-type="float">
            <text:p>58.00</text:p>
          </table:table-cell>
          <table:table-cell table:style-name="ce2" table:formula="of:=AVERAGE([.D98:.O98])" office:value-type="float" office:value="82.1666666666667" calcext:value-type="float">
            <text:p>82.17</text:p>
          </table:table-cell>
          <table:table-cell table:number-columns-repeated="1008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Ellie</text:p>
          </table:table-cell>
          <table:table-cell table:style-name="ce1" office:value-type="string" calcext:value-type="string">
            <text:p>Cuevas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94" calcext:value-type="float">
            <text:p>94.00</text:p>
          </table:table-cell>
          <table:table-cell table:number-columns-repeated="2" table:style-name="ce8" office:value-type="float" office:value="56" calcext:value-type="float">
            <text:p>56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7" calcext:value-type="float">
            <text:p>97.00</text:p>
          </table:table-cell>
          <table:table-cell table:style-name="ce2" table:formula="of:=AVERAGE([.D99:.O99])" office:value-type="float" office:value="82" calcext:value-type="float">
            <text:p>82.00</text:p>
          </table:table-cell>
          <table:table-cell table:number-columns-repeated="1008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Elmer</text:p>
          </table:table-cell>
          <table:table-cell table:style-name="ce1" office:value-type="string" calcext:value-type="string">
            <text:p>Jimenez</text:p>
          </table:table-cell>
          <table:table-cell table:number-columns-repeated="2" table:style-name="ce8" office:value-type="float" office:value="85" calcext:value-type="float">
            <text:p>85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3" calcext:value-type="float">
            <text:p>93.00</text:p>
          </table:table-cell>
          <table:table-cell table:style-name="ce2" table:formula="of:=AVERAGE([.D100:.O100])" office:value-type="float" office:value="84.25" calcext:value-type="float">
            <text:p>84.25</text:p>
          </table:table-cell>
          <table:table-cell table:number-columns-repeated="100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Eloise</text:p>
          </table:table-cell>
          <table:table-cell table:style-name="ce1" office:value-type="string" calcext:value-type="string">
            <text:p>Santos</text:p>
          </table:table-cell>
          <table:table-cell table:style-name="ce8" office:value-type="float" office:value="87" calcext:value-type="float">
            <text:p>87.00</text:p>
          </table:table-cell>
          <table:table-cell table:number-columns-repeated="2" table:style-name="ce8" office:value-type="float" office:value="81" calcext:value-type="float">
            <text:p>81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73" calcext:value-type="float">
            <text:p>73.00</text:p>
          </table:table-cell>
          <table:table-cell table:style-name="ce2" table:formula="of:=AVERAGE([.D101:.O101])" office:value-type="float" office:value="78.75" calcext:value-type="float">
            <text:p>78.75</text:p>
          </table:table-cell>
          <table:table-cell table:number-columns-repeated="1008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Elsa</text:p>
          </table:table-cell>
          <table:table-cell table:style-name="ce1" office:value-type="string" calcext:value-type="string">
            <text:p>Sparks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63" calcext:value-type="float">
            <text:p>63.00</text:p>
          </table:table-cell>
          <table:table-cell table:style-name="ce2" table:formula="of:=AVERAGE([.D102:.O102])" office:value-type="float" office:value="83.25" calcext:value-type="float">
            <text:p>83.25</text:p>
          </table:table-cell>
          <table:table-cell table:number-columns-repeated="1008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Elvira</text:p>
          </table:table-cell>
          <table:table-cell table:style-name="ce1" office:value-type="string" calcext:value-type="string">
            <text:p>Russell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0" calcext:value-type="float">
            <text:p>90.00</text:p>
          </table:table-cell>
          <table:table-cell table:style-name="ce2" table:formula="of:=AVERAGE([.D103:.O103])" office:value-type="float" office:value="87.25" calcext:value-type="float">
            <text:p>87.25</text:p>
          </table:table-cell>
          <table:table-cell table:number-columns-repeated="1008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Emanuel</text:p>
          </table:table-cell>
          <table:table-cell table:style-name="ce1" office:value-type="string" calcext:value-type="string">
            <text:p>Bass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53" calcext:value-type="float">
            <text:p>53.00</text:p>
          </table:table-cell>
          <table:table-cell table:style-name="ce2" table:formula="of:=AVERAGE([.D104:.O104])" office:value-type="float" office:value="83.5833333333333" calcext:value-type="float">
            <text:p>83.58</text:p>
          </table:table-cell>
          <table:table-cell table:number-columns-repeated="1008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nrique</text:p>
          </table:table-cell>
          <table:table-cell table:style-name="ce1" office:value-type="string" calcext:value-type="string">
            <text:p>Barnes</text:p>
          </table:table-cell>
          <table:table-cell table:style-name="ce8" office:value-type="float" office:value="80" calcext:value-type="float">
            <text:p>80.00</text:p>
          </table:table-cell>
          <table:table-cell table:number-columns-repeated="2" table:style-name="ce8" office:value-type="float" office:value="85" calcext:value-type="float">
            <text:p>85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2" table:formula="of:=AVERAGE([.D105:.O105])" office:value-type="float" office:value="85.25" calcext:value-type="float">
            <text:p>85.25</text:p>
          </table:table-cell>
          <table:table-cell table:number-columns-repeated="1008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pifania</text:p>
          </table:table-cell>
          <table:table-cell table:style-name="ce1" office:value-type="string" calcext:value-type="string">
            <text:p>Fink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52" calcext:value-type="float">
            <text:p>52.00</text:p>
          </table:table-cell>
          <table:table-cell table:style-name="ce2" table:formula="of:=AVERAGE([.D106:.O106])" office:value-type="float" office:value="77.75" calcext:value-type="float">
            <text:p>77.75</text:p>
          </table:table-cell>
          <table:table-cell table:number-columns-repeated="1008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Ernest</text:p>
          </table:table-cell>
          <table:table-cell table:style-name="ce1" office:value-type="string" calcext:value-type="string">
            <text:p>Griffith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7" calcext:value-type="float">
            <text:p>67.00</text:p>
          </table:table-cell>
          <table:table-cell table:number-columns-repeated="2" table:style-name="ce8" office:value-type="float" office:value="84" calcext:value-type="float">
            <text:p>84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2" table:formula="of:=AVERAGE([.D107:.O107])" office:value-type="float" office:value="88.8333333333333" calcext:value-type="float">
            <text:p>88.83</text:p>
          </table:table-cell>
          <table:table-cell table:number-columns-repeated="1008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ryn</text:p>
          </table:table-cell>
          <table:table-cell table:style-name="ce1" office:value-type="string" calcext:value-type="string">
            <text:p>Gillen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59" calcext:value-type="float">
            <text:p>59.00</text:p>
          </table:table-cell>
          <table:table-cell table:style-name="ce2" table:formula="of:=AVERAGE([.D108:.O108])" office:value-type="float" office:value="82.1666666666667" calcext:value-type="float">
            <text:p>82.17</text:p>
          </table:table-cell>
          <table:table-cell table:number-columns-repeated="1008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Eunice</text:p>
          </table:table-cell>
          <table:table-cell table:style-name="ce1" office:value-type="string" calcext:value-type="string">
            <text:p>Burgess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89" calcext:value-type="float">
            <text:p>89.00</text:p>
          </table:table-cell>
          <table:table-cell table:style-name="ce2" table:formula="of:=AVERAGE([.D109:.O109])" office:value-type="float" office:value="82.75" calcext:value-type="float">
            <text:p>82.75</text:p>
          </table:table-cell>
          <table:table-cell table:number-columns-repeated="1008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Faith</text:p>
          </table:table-cell>
          <table:table-cell table:style-name="ce1" office:value-type="string" calcext:value-type="string">
            <text:p>Gill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2" table:formula="of:=AVERAGE([.D110:.O110])" office:value-type="float" office:value="82.8333333333333" calcext:value-type="float">
            <text:p>82.83</text:p>
          </table:table-cell>
          <table:table-cell table:number-columns-repeated="1008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Felix</text:p>
          </table:table-cell>
          <table:table-cell table:style-name="ce1" office:value-type="string" calcext:value-type="string">
            <text:p>Reese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9" calcext:value-type="float">
            <text:p>99.00</text:p>
          </table:table-cell>
          <table:table-cell table:style-name="ce2" table:formula="of:=AVERAGE([.D111:.O111])" office:value-type="float" office:value="88.1666666666667" calcext:value-type="float">
            <text:p>88.17</text:p>
          </table:table-cell>
          <table:table-cell table:number-columns-repeated="1008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Floyd</text:p>
          </table:table-cell>
          <table:table-cell table:style-name="ce1" office:value-type="string" calcext:value-type="string">
            <text:p>Gardner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2" table:formula="of:=AVERAGE([.D112:.O112])" office:value-type="float" office:value="85.8333333333333" calcext:value-type="float">
            <text:p>85.83</text:p>
          </table:table-cell>
          <table:table-cell table:number-columns-repeated="1008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Francene</text:p>
          </table:table-cell>
          <table:table-cell table:style-name="ce1" office:value-type="string" calcext:value-type="string">
            <text:p>Lackey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6" calcext:value-type="float">
            <text:p>66.00</text:p>
          </table:table-cell>
          <table:table-cell table:style-name="ce2" table:formula="of:=AVERAGE([.D113:.O113])" office:value-type="float" office:value="82.0833333333333" calcext:value-type="float">
            <text:p>82.08</text:p>
          </table:table-cell>
          <table:table-cell table:number-columns-repeated="1008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Francisco</text:p>
          </table:table-cell>
          <table:table-cell table:style-name="ce1" office:value-type="string" calcext:value-type="string">
            <text:p>Parker</text:p>
          </table:table-cell>
          <table:table-cell table:number-columns-repeated="2" table:style-name="ce8" office:value-type="float" office:value="99" calcext:value-type="float">
            <text:p>99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100" calcext:value-type="float">
            <text:p>100.00</text:p>
          </table:table-cell>
          <table:table-cell table:number-columns-repeated="2" table:style-name="ce8" office:value-type="float" office:value="99" calcext:value-type="float">
            <text:p>99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7" calcext:value-type="float">
            <text:p>67.00</text:p>
          </table:table-cell>
          <table:table-cell table:number-columns-repeated="2" table:style-name="ce8" office:value-type="float" office:value="85" calcext:value-type="float">
            <text:p>85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9" calcext:value-type="float">
            <text:p>69.00</text:p>
          </table:table-cell>
          <table:table-cell table:style-name="ce2" table:formula="of:=AVERAGE([.D114:.O114])" office:value-type="float" office:value="91.4166666666667" calcext:value-type="float">
            <text:p>91.42</text:p>
          </table:table-cell>
          <table:table-cell table:number-columns-repeated="1008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Pratt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5" calcext:value-type="float">
            <text:p>95.00</text:p>
          </table:table-cell>
          <table:table-cell table:number-columns-repeated="2" table:style-name="ce8" office:value-type="float" office:value="98" calcext:value-type="float">
            <text:p>98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60" calcext:value-type="float">
            <text:p>60.00</text:p>
          </table:table-cell>
          <table:table-cell table:style-name="ce2" table:formula="of:=AVERAGE([.D115:.O115])" office:value-type="float" office:value="80.8333333333333" calcext:value-type="float">
            <text:p>80.83</text:p>
          </table:table-cell>
          <table:table-cell table:number-columns-repeated="1008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Gail</text:p>
          </table:table-cell>
          <table:table-cell table:style-name="ce1" office:value-type="string" calcext:value-type="string">
            <text:p>Hill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52" calcext:value-type="float">
            <text:p>52.00</text:p>
          </table:table-cell>
          <table:table-cell table:style-name="ce2" table:formula="of:=AVERAGE([.D116:.O116])" office:value-type="float" office:value="80.25" calcext:value-type="float">
            <text:p>80.25</text:p>
          </table:table-cell>
          <table:table-cell table:number-columns-repeated="1008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Garfield</text:p>
          </table:table-cell>
          <table:table-cell table:style-name="ce1" office:value-type="string" calcext:value-type="string">
            <text:p>Batten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64" calcext:value-type="float">
            <text:p>64.00</text:p>
          </table:table-cell>
          <table:table-cell table:style-name="ce2" table:formula="of:=AVERAGE([.D117:.O117])" office:value-type="float" office:value="82.8333333333333" calcext:value-type="float">
            <text:p>82.83</text:p>
          </table:table-cell>
          <table:table-cell table:number-columns-repeated="1008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Garry</text:p>
          </table:table-cell>
          <table:table-cell table:style-name="ce1" office:value-type="string" calcext:value-type="string">
            <text:p>Young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8" calcext:value-type="float">
            <text:p>58.00</text:p>
          </table:table-cell>
          <table:table-cell table:style-name="ce2" table:formula="of:=AVERAGE([.D118:.O118])" office:value-type="float" office:value="82.1666666666667" calcext:value-type="float">
            <text:p>82.17</text:p>
          </table:table-cell>
          <table:table-cell table:number-columns-repeated="1008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Gay</text:p>
          </table:table-cell>
          <table:table-cell table:style-name="ce1" office:value-type="string" calcext:value-type="string">
            <text:p>Alaniz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87" calcext:value-type="float">
            <text:p>87.00</text:p>
          </table:table-cell>
          <table:table-cell table:style-name="ce2" table:formula="of:=AVERAGE([.D119:.O119])" office:value-type="float" office:value="88.8333333333333" calcext:value-type="float">
            <text:p>88.83</text:p>
          </table:table-cell>
          <table:table-cell table:number-columns-repeated="1008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Genesis</text:p>
          </table:table-cell>
          <table:table-cell table:style-name="ce1" office:value-type="string" calcext:value-type="string">
            <text:p>Dorsey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2" table:formula="of:=AVERAGE([.D120:.O120])" office:value-type="float" office:value="89.6666666666667" calcext:value-type="float">
            <text:p>89.67</text:p>
          </table:table-cell>
          <table:table-cell table:number-columns-repeated="1008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Geneva</text:p>
          </table:table-cell>
          <table:table-cell table:style-name="ce1" office:value-type="string" calcext:value-type="string">
            <text:p>Moody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87" calcext:value-type="float">
            <text:p>87.00</text:p>
          </table:table-cell>
          <table:table-cell table:style-name="ce2" table:formula="of:=AVERAGE([.D121:.O121])" office:value-type="float" office:value="86.3333333333333" calcext:value-type="float">
            <text:p>86.33</text:p>
          </table:table-cell>
          <table:table-cell table:number-columns-repeated="1008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Gilbert</text:p>
          </table:table-cell>
          <table:table-cell table:style-name="ce1" office:value-type="string" calcext:value-type="string">
            <text:p>Stevens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90" calcext:value-type="float">
            <text:p>90.00</text:p>
          </table:table-cell>
          <table:table-cell table:style-name="ce2" table:formula="of:=AVERAGE([.D122:.O122])" office:value-type="float" office:value="78.5" calcext:value-type="float">
            <text:p>78.50</text:p>
          </table:table-cell>
          <table:table-cell table:number-columns-repeated="1008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Gilberto</text:p>
          </table:table-cell>
          <table:table-cell table:style-name="ce1" office:value-type="string" calcext:value-type="string">
            <text:p>Murphy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66" calcext:value-type="float">
            <text:p>66.00</text:p>
          </table:table-cell>
          <table:table-cell table:style-name="ce2" table:formula="of:=AVERAGE([.D123:.O123])" office:value-type="float" office:value="79.1666666666667" calcext:value-type="float">
            <text:p>79.17</text:p>
          </table:table-cell>
          <table:table-cell table:number-columns-repeated="1008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Gina</text:p>
          </table:table-cell>
          <table:table-cell table:style-name="ce1" office:value-type="string" calcext:value-type="string">
            <text:p>Cobb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88" calcext:value-type="float">
            <text:p>88.00</text:p>
          </table:table-cell>
          <table:table-cell table:style-name="ce2" table:formula="of:=AVERAGE([.D124:.O124])" office:value-type="float" office:value="83.1666666666667" calcext:value-type="float">
            <text:p>83.17</text:p>
          </table:table-cell>
          <table:table-cell table:number-columns-repeated="1008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Glenn</text:p>
          </table:table-cell>
          <table:table-cell table:style-name="ce1" office:value-type="string" calcext:value-type="string">
            <text:p>Stewart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65" calcext:value-type="float">
            <text:p>65.00</text:p>
          </table:table-cell>
          <table:table-cell table:style-name="ce2" table:formula="of:=AVERAGE([.D125:.O125])" office:value-type="float" office:value="81.4166666666667" calcext:value-type="float">
            <text:p>81.42</text:p>
          </table:table-cell>
          <table:table-cell table:number-columns-repeated="1008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Gwen</text:p>
          </table:table-cell>
          <table:table-cell table:style-name="ce1" office:value-type="string" calcext:value-type="string">
            <text:p>Bowers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55" calcext:value-type="float">
            <text:p>55.00</text:p>
          </table:table-cell>
          <table:table-cell table:style-name="ce2" table:formula="of:=AVERAGE([.D126:.O126])" office:value-type="float" office:value="82.6666666666667" calcext:value-type="float">
            <text:p>82.67</text:p>
          </table:table-cell>
          <table:table-cell table:number-columns-repeated="1008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Gwendolyn</text:p>
          </table:table-cell>
          <table:table-cell table:style-name="ce1" office:value-type="string" calcext:value-type="string">
            <text:p>Cannon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51" calcext:value-type="float">
            <text:p>51.00</text:p>
          </table:table-cell>
          <table:table-cell table:style-name="ce2" table:formula="of:=AVERAGE([.D127:.O127])" office:value-type="float" office:value="77.25" calcext:value-type="float">
            <text:p>77.25</text:p>
          </table:table-cell>
          <table:table-cell table:number-columns-repeated="1008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Han</text:p>
          </table:table-cell>
          <table:table-cell table:style-name="ce1" office:value-type="string" calcext:value-type="string">
            <text:p>Wills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6" calcext:value-type="float">
            <text:p>56.00</text:p>
          </table:table-cell>
          <table:table-cell table:style-name="ce2" table:formula="of:=AVERAGE([.D128:.O128])" office:value-type="float" office:value="81.0833333333333" calcext:value-type="float">
            <text:p>81.08</text:p>
          </table:table-cell>
          <table:table-cell table:number-columns-repeated="1008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Harmony</text:p>
          </table:table-cell>
          <table:table-cell table:style-name="ce1" office:value-type="string" calcext:value-type="string">
            <text:p>Tharp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50" calcext:value-type="float">
            <text:p>50.00</text:p>
          </table:table-cell>
          <table:table-cell table:style-name="ce2" table:formula="of:=AVERAGE([.D129:.O129])" office:value-type="float" office:value="76.5" calcext:value-type="float">
            <text:p>76.50</text:p>
          </table:table-cell>
          <table:table-cell table:number-columns-repeated="1008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Hattie</text:p>
          </table:table-cell>
          <table:table-cell table:style-name="ce1" office:value-type="string" calcext:value-type="string">
            <text:p>Mason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75" calcext:value-type="float">
            <text:p>75.00</text:p>
          </table:table-cell>
          <table:table-cell table:style-name="ce2" table:formula="of:=AVERAGE([.D130:.O130])" office:value-type="float" office:value="82" calcext:value-type="float">
            <text:p>82.00</text:p>
          </table:table-cell>
          <table:table-cell table:number-columns-repeated="1008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Heather</text:p>
          </table:table-cell>
          <table:table-cell table:style-name="ce1" office:value-type="string" calcext:value-type="string">
            <text:p>Henderson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2" table:formula="of:=AVERAGE([.D131:.O131])" office:value-type="float" office:value="80.9166666666667" calcext:value-type="float">
            <text:p>80.92</text:p>
          </table:table-cell>
          <table:table-cell table:number-columns-repeated="1008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Hugh</text:p>
          </table:table-cell>
          <table:table-cell table:style-name="ce1" office:value-type="string" calcext:value-type="string">
            <text:p>Rice</text:p>
          </table:table-cell>
          <table:table-cell table:number-columns-repeated="2" table:style-name="ce8" office:value-type="float" office:value="97" calcext:value-type="float">
            <text:p>97.00</text:p>
          </table:table-cell>
          <table:table-cell table:style-name="ce8" office:value-type="float" office:value="50" calcext:value-type="float">
            <text:p>50.00</text:p>
          </table:table-cell>
          <table:table-cell table:number-columns-repeated="2" table:style-name="ce8" office:value-type="float" office:value="99" calcext:value-type="float">
            <text:p>99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65" calcext:value-type="float">
            <text:p>65.00</text:p>
          </table:table-cell>
          <table:table-cell table:style-name="ce2" table:formula="of:=AVERAGE([.D132:.O132])" office:value-type="float" office:value="77.75" calcext:value-type="float">
            <text:p>77.75</text:p>
          </table:table-cell>
          <table:table-cell table:number-columns-repeated="1008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Ima</text:p>
          </table:table-cell>
          <table:table-cell table:style-name="ce1" office:value-type="string" calcext:value-type="string">
            <text:p>Almond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69" calcext:value-type="float">
            <text:p>69.00</text:p>
          </table:table-cell>
          <table:table-cell table:style-name="ce2" table:formula="of:=AVERAGE([.D133:.O133])" office:value-type="float" office:value="83.4166666666667" calcext:value-type="float">
            <text:p>83.42</text:p>
          </table:table-cell>
          <table:table-cell table:number-columns-repeated="1008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Irvin</text:p>
          </table:table-cell>
          <table:table-cell table:style-name="ce1" office:value-type="string" calcext:value-type="string">
            <text:p>Morrison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80" calcext:value-type="float">
            <text:p>80.00</text:p>
          </table:table-cell>
          <table:table-cell table:style-name="ce2" table:formula="of:=AVERAGE([.D134:.O134])" office:value-type="float" office:value="77.6666666666667" calcext:value-type="float">
            <text:p>77.67</text:p>
          </table:table-cell>
          <table:table-cell table:number-columns-repeated="1008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Jackeline</text:p>
          </table:table-cell>
          <table:table-cell table:style-name="ce1" office:value-type="string" calcext:value-type="string">
            <text:p>Trapp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2" table:formula="of:=AVERAGE([.D135:.O135])" office:value-type="float" office:value="81.3333333333333" calcext:value-type="float">
            <text:p>81.33</text:p>
          </table:table-cell>
          <table:table-cell table:number-columns-repeated="1008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Jackie</text:p>
          </table:table-cell>
          <table:table-cell table:style-name="ce1" office:value-type="string" calcext:value-type="string">
            <text:p>Jefferson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9" calcext:value-type="float">
            <text:p>99.00</text:p>
          </table:table-cell>
          <table:table-cell table:number-columns-repeated="2" table:style-name="ce8" office:value-type="float" office:value="94" calcext:value-type="float">
            <text:p>94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7" calcext:value-type="float">
            <text:p>87.00</text:p>
          </table:table-cell>
          <table:table-cell table:style-name="ce2" table:formula="of:=AVERAGE([.D136:.O136])" office:value-type="float" office:value="86.75" calcext:value-type="float">
            <text:p>86.75</text:p>
          </table:table-cell>
          <table:table-cell table:number-columns-repeated="1008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Jade</text:p>
          </table:table-cell>
          <table:table-cell table:style-name="ce1" office:value-type="string" calcext:value-type="string">
            <text:p>Caro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0" calcext:value-type="float">
            <text:p>60.00</text:p>
          </table:table-cell>
          <table:table-cell table:number-columns-repeated="2" table:style-name="ce8" office:value-type="float" office:value="99" calcext:value-type="float">
            <text:p>99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7" calcext:value-type="float">
            <text:p>87.00</text:p>
          </table:table-cell>
          <table:table-cell table:style-name="ce2" table:formula="of:=AVERAGE([.D137:.O137])" office:value-type="float" office:value="81.0833333333333" calcext:value-type="float">
            <text:p>81.08</text:p>
          </table:table-cell>
          <table:table-cell table:number-columns-repeated="1008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Jaime</text:p>
          </table:table-cell>
          <table:table-cell table:style-name="ce1" office:value-type="string" calcext:value-type="string">
            <text:p>Jordan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1" calcext:value-type="float">
            <text:p>91.00</text:p>
          </table:table-cell>
          <table:table-cell table:number-columns-repeated="2" table:style-name="ce8" office:value-type="float" office:value="99" calcext:value-type="float">
            <text:p>99.00</text:p>
          </table:table-cell>
          <table:table-cell table:style-name="ce2" table:formula="of:=AVERAGE([.D138:.O138])" office:value-type="float" office:value="87" calcext:value-type="float">
            <text:p>87.00</text:p>
          </table:table-cell>
          <table:table-cell table:number-columns-repeated="1008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Jamie</text:p>
          </table:table-cell>
          <table:table-cell table:style-name="ce1" office:value-type="string" calcext:value-type="string">
            <text:p>Watts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2" table:formula="of:=AVERAGE([.D139:.O139])" office:value-type="float" office:value="86.4166666666667" calcext:value-type="float">
            <text:p>86.42</text:p>
          </table:table-cell>
          <table:table-cell table:number-columns-repeated="100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Baldwin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51" calcext:value-type="float">
            <text:p>51.00</text:p>
          </table:table-cell>
          <table:table-cell table:style-name="ce2" table:formula="of:=AVERAGE([.D140:.O140])" office:value-type="float" office:value="77.75" calcext:value-type="float">
            <text:p>77.75</text:p>
          </table:table-cell>
          <table:table-cell table:number-columns-repeated="1008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Jared</text:p>
          </table:table-cell>
          <table:table-cell table:style-name="ce1" office:value-type="string" calcext:value-type="string">
            <text:p>Walsh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68" calcext:value-type="float">
            <text:p>68.00</text:p>
          </table:table-cell>
          <table:table-cell table:style-name="ce2" table:formula="of:=AVERAGE([.D141:.O141])" office:value-type="float" office:value="73.3333333333333" calcext:value-type="float">
            <text:p>73.33</text:p>
          </table:table-cell>
          <table:table-cell table:number-columns-repeated="1008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Javier</text:p>
          </table:table-cell>
          <table:table-cell table:style-name="ce1" office:value-type="string" calcext:value-type="string">
            <text:p>Oliver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9" calcext:value-type="float">
            <text:p>99.00</text:p>
          </table:table-cell>
          <table:table-cell table:number-columns-repeated="2" table:style-name="ce8" office:value-type="float" office:value="54" calcext:value-type="float">
            <text:p>54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77" calcext:value-type="float">
            <text:p>77.00</text:p>
          </table:table-cell>
          <table:table-cell table:style-name="ce2" table:formula="of:=AVERAGE([.D142:.O142])" office:value-type="float" office:value="78.3333333333333" calcext:value-type="float">
            <text:p>78.33</text:p>
          </table:table-cell>
          <table:table-cell table:number-columns-repeated="1008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Brock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73" calcext:value-type="float">
            <text:p>73.00</text:p>
          </table:table-cell>
          <table:table-cell table:style-name="ce2" table:formula="of:=AVERAGE([.D143:.O143])" office:value-type="float" office:value="85.8333333333333" calcext:value-type="float">
            <text:p>85.83</text:p>
          </table:table-cell>
          <table:table-cell table:number-columns-repeated="1008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Jeanne</text:p>
          </table:table-cell>
          <table:table-cell table:style-name="ce1" office:value-type="string" calcext:value-type="string">
            <text:p>Riley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8" calcext:value-type="float">
            <text:p>98.00</text:p>
          </table:table-cell>
          <table:table-cell table:style-name="ce2" table:formula="of:=AVERAGE([.D144:.O144])" office:value-type="float" office:value="86.9166666666667" calcext:value-type="float">
            <text:p>86.92</text:p>
          </table:table-cell>
          <table:table-cell table:number-columns-repeated="1008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Jeannette</text:p>
          </table:table-cell>
          <table:table-cell table:style-name="ce1" office:value-type="string" calcext:value-type="string">
            <text:p>Terry</text:p>
          </table:table-cell>
          <table:table-cell table:number-columns-repeated="2" table:style-name="ce8" office:value-type="float" office:value="87" calcext:value-type="float">
            <text:p>87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3" calcext:value-type="float">
            <text:p>93.00</text:p>
          </table:table-cell>
          <table:table-cell table:number-columns-repeated="2" table:style-name="ce8" office:value-type="float" office:value="92" calcext:value-type="float">
            <text:p>92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59" calcext:value-type="float">
            <text:p>59.00</text:p>
          </table:table-cell>
          <table:table-cell table:style-name="ce2" table:formula="of:=AVERAGE([.D145:.O145])" office:value-type="float" office:value="79.6666666666667" calcext:value-type="float">
            <text:p>79.67</text:p>
          </table:table-cell>
          <table:table-cell table:number-columns-repeated="1008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Jed</text:p>
          </table:table-cell>
          <table:table-cell table:style-name="ce1" office:value-type="string" calcext:value-type="string">
            <text:p>Ostrander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100" calcext:value-type="float">
            <text:p>100.00</text:p>
          </table:table-cell>
          <table:table-cell table:number-columns-repeated="2" table:style-name="ce8" office:value-type="float" office:value="72" calcext:value-type="float">
            <text:p>72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86" calcext:value-type="float">
            <text:p>86.00</text:p>
          </table:table-cell>
          <table:table-cell table:style-name="ce2" table:formula="of:=AVERAGE([.D146:.O146])" office:value-type="float" office:value="80.9166666666667" calcext:value-type="float">
            <text:p>80.92</text:p>
          </table:table-cell>
          <table:table-cell table:number-columns-repeated="1008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Jennie</text:p>
          </table:table-cell>
          <table:table-cell table:style-name="ce1" office:value-type="string" calcext:value-type="string">
            <text:p>Carpenter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6" calcext:value-type="float">
            <text:p>76.00</text:p>
          </table:table-cell>
          <table:table-cell table:number-columns-repeated="2" table:style-name="ce8" office:value-type="float" office:value="90" calcext:value-type="float">
            <text:p>90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54" calcext:value-type="float">
            <text:p>54.00</text:p>
          </table:table-cell>
          <table:table-cell table:style-name="ce2" table:formula="of:=AVERAGE([.D147:.O147])" office:value-type="float" office:value="76.8333333333333" calcext:value-type="float">
            <text:p>76.83</text:p>
          </table:table-cell>
          <table:table-cell table:number-columns-repeated="1008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Ruiz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76" calcext:value-type="float">
            <text:p>76.00</text:p>
          </table:table-cell>
          <table:table-cell table:style-name="ce2" table:formula="of:=AVERAGE([.D148:.O148])" office:value-type="float" office:value="85.0833333333333" calcext:value-type="float">
            <text:p>85.08</text:p>
          </table:table-cell>
          <table:table-cell table:number-columns-repeated="1008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Martins</text:p>
          </table:table-cell>
          <table:table-cell table:number-columns-repeated="2" table:style-name="ce8" office:value-type="float" office:value="85" calcext:value-type="float">
            <text:p>85.00</text:p>
          </table:table-cell>
          <table:table-cell table:style-name="ce8" office:value-type="float" office:value="92" calcext:value-type="float">
            <text:p>92.00</text:p>
          </table:table-cell>
          <table:table-cell table:number-columns-repeated="2" table:style-name="ce8" office:value-type="float" office:value="94" calcext:value-type="float">
            <text:p>94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89" calcext:value-type="float">
            <text:p>89.00</text:p>
          </table:table-cell>
          <table:table-cell table:style-name="ce2" table:formula="of:=AVERAGE([.D149:.O149])" office:value-type="float" office:value="85.9166666666667" calcext:value-type="float">
            <text:p>85.92</text:p>
          </table:table-cell>
          <table:table-cell table:number-columns-repeated="1008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string" calcext:value-type="string">
            <text:p>Brock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78" calcext:value-type="float">
            <text:p>78.00</text:p>
          </table:table-cell>
          <table:table-cell table:style-name="ce2" table:formula="of:=AVERAGE([.D150:.O150])" office:value-type="float" office:value="86.9166666666667" calcext:value-type="float">
            <text:p>86.92</text:p>
          </table:table-cell>
          <table:table-cell table:number-columns-repeated="1008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Jody</text:p>
          </table:table-cell>
          <table:table-cell table:style-name="ce1" office:value-type="string" calcext:value-type="string">
            <text:p>Campbell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79" calcext:value-type="float">
            <text:p>79.00</text:p>
          </table:table-cell>
          <table:table-cell table:style-name="ce2" table:formula="of:=AVERAGE([.D151:.O151])" office:value-type="float" office:value="80.75" calcext:value-type="float">
            <text:p>80.75</text:p>
          </table:table-cell>
          <table:table-cell table:number-columns-repeated="1008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Jon</text:p>
          </table:table-cell>
          <table:table-cell table:style-name="ce1" office:value-type="string" calcext:value-type="string">
            <text:p>Kim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86" calcext:value-type="float">
            <text:p>86.00</text:p>
          </table:table-cell>
          <table:table-cell table:style-name="ce2" table:formula="of:=AVERAGE([.D152:.O152])" office:value-type="float" office:value="82.8333333333333" calcext:value-type="float">
            <text:p>82.83</text:p>
          </table:table-cell>
          <table:table-cell table:number-columns-repeated="1008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Jonathon</text:p>
          </table:table-cell>
          <table:table-cell table:style-name="ce1" office:value-type="string" calcext:value-type="string">
            <text:p>Barnes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67" calcext:value-type="float">
            <text:p>67.00</text:p>
          </table:table-cell>
          <table:table-cell table:style-name="ce2" table:formula="of:=AVERAGE([.D153:.O153])" office:value-type="float" office:value="83" calcext:value-type="float">
            <text:p>83.00</text:p>
          </table:table-cell>
          <table:table-cell table:number-columns-repeated="1008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Jonelle</text:p>
          </table:table-cell>
          <table:table-cell table:style-name="ce1" office:value-type="string" calcext:value-type="string">
            <text:p>Kyle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51" calcext:value-type="float">
            <text:p>51.00</text:p>
          </table:table-cell>
          <table:table-cell table:number-columns-repeated="2" table:style-name="ce8" office:value-type="float" office:value="56" calcext:value-type="float">
            <text:p>56.00</text:p>
          </table:table-cell>
          <table:table-cell table:style-name="ce8" office:value-type="float" office:value="63" calcext:value-type="float">
            <text:p>63.00</text:p>
          </table:table-cell>
          <table:table-cell table:style-name="ce2" table:formula="of:=AVERAGE([.D154:.O154])" office:value-type="float" office:value="75" calcext:value-type="float">
            <text:p>75.00</text:p>
          </table:table-cell>
          <table:table-cell table:number-columns-repeated="1008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Jose</text:p>
          </table:table-cell>
          <table:table-cell table:style-name="ce1" office:value-type="string" calcext:value-type="string">
            <text:p>Tucker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65" calcext:value-type="float">
            <text:p>65.00</text:p>
          </table:table-cell>
          <table:table-cell table:style-name="ce2" table:formula="of:=AVERAGE([.D155:.O155])" office:value-type="float" office:value="81.9166666666667" calcext:value-type="float">
            <text:p>81.92</text:p>
          </table:table-cell>
          <table:table-cell table:number-columns-repeated="1008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Josefina</text:p>
          </table:table-cell>
          <table:table-cell table:style-name="ce1" office:value-type="string" calcext:value-type="string">
            <text:p>Summers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85" calcext:value-type="float">
            <text:p>85.00</text:p>
          </table:table-cell>
          <table:table-cell table:style-name="ce2" table:formula="of:=AVERAGE([.D156:.O156])" office:value-type="float" office:value="85.5833333333333" calcext:value-type="float">
            <text:p>85.58</text:p>
          </table:table-cell>
          <table:table-cell table:number-columns-repeated="1008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Josh</text:p>
          </table:table-cell>
          <table:table-cell table:style-name="ce1" office:value-type="string" calcext:value-type="string">
            <text:p>Howell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7" calcext:value-type="float">
            <text:p>97.00</text:p>
          </table:table-cell>
          <table:table-cell table:style-name="ce2" table:formula="of:=AVERAGE([.D157:.O157])" office:value-type="float" office:value="86.5" calcext:value-type="float">
            <text:p>86.50</text:p>
          </table:table-cell>
          <table:table-cell table:number-columns-repeated="1008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Joycelyn</text:p>
          </table:table-cell>
          <table:table-cell table:style-name="ce1" office:value-type="string" calcext:value-type="string">
            <text:p>Mock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69" calcext:value-type="float">
            <text:p>69.00</text:p>
          </table:table-cell>
          <table:table-cell table:style-name="ce2" table:formula="of:=AVERAGE([.D158:.O158])" office:value-type="float" office:value="80.3333333333333" calcext:value-type="float">
            <text:p>80.33</text:p>
          </table:table-cell>
          <table:table-cell table:number-columns-repeated="1008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Judy</text:p>
          </table:table-cell>
          <table:table-cell table:style-name="ce1" office:value-type="string" calcext:value-type="string">
            <text:p>Weaver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82" calcext:value-type="float">
            <text:p>82.00</text:p>
          </table:table-cell>
          <table:table-cell table:style-name="ce2" table:formula="of:=AVERAGE([.D159:.O159])" office:value-type="float" office:value="83.25" calcext:value-type="float">
            <text:p>83.25</text:p>
          </table:table-cell>
          <table:table-cell table:number-columns-repeated="1008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Junie</text:p>
          </table:table-cell>
          <table:table-cell table:style-name="ce1" office:value-type="string" calcext:value-type="string">
            <text:p>Torrence</text:p>
          </table:table-cell>
          <table:table-cell table:style-name="ce8" office:value-type="float" office:value="91" calcext:value-type="float">
            <text:p>91.00</text:p>
          </table:table-cell>
          <table:table-cell table:number-columns-repeated="2" table:style-name="ce8" office:value-type="float" office:value="86" calcext:value-type="float">
            <text:p>86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59" calcext:value-type="float">
            <text:p>59.00</text:p>
          </table:table-cell>
          <table:table-cell table:style-name="ce2" table:formula="of:=AVERAGE([.D160:.O160])" office:value-type="float" office:value="83.8333333333333" calcext:value-type="float">
            <text:p>83.83</text:p>
          </table:table-cell>
          <table:table-cell table:number-columns-repeated="1008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Kacie</text:p>
          </table:table-cell>
          <table:table-cell table:style-name="ce1" office:value-type="string" calcext:value-type="string">
            <text:p>Muir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2" table:formula="of:=AVERAGE([.D161:.O161])" office:value-type="float" office:value="83" calcext:value-type="float">
            <text:p>83.00</text:p>
          </table:table-cell>
          <table:table-cell table:number-columns-repeated="100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Kareen</text:p>
          </table:table-cell>
          <table:table-cell table:style-name="ce1" office:value-type="string" calcext:value-type="string">
            <text:p>Albright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5" calcext:value-type="float">
            <text:p>95.00</text:p>
          </table:table-cell>
          <table:table-cell table:number-columns-repeated="2" table:style-name="ce8" office:value-type="float" office:value="98" calcext:value-type="float">
            <text:p>98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92" calcext:value-type="float">
            <text:p>92.00</text:p>
          </table:table-cell>
          <table:table-cell table:style-name="ce2" table:formula="of:=AVERAGE([.D162:.O162])" office:value-type="float" office:value="85.8333333333333" calcext:value-type="float">
            <text:p>85.83</text:p>
          </table:table-cell>
          <table:table-cell table:number-columns-repeated="1008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Hart</text:p>
          </table:table-cell>
          <table:table-cell table:number-columns-repeated="2" table:style-name="ce8" office:value-type="float" office:value="97" calcext:value-type="float">
            <text:p>9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51" calcext:value-type="float">
            <text:p>51.00</text:p>
          </table:table-cell>
          <table:table-cell table:style-name="ce2" table:formula="of:=AVERAGE([.D163:.O163])" office:value-type="float" office:value="85.5833333333333" calcext:value-type="float">
            <text:p>85.58</text:p>
          </table:table-cell>
          <table:table-cell table:number-columns-repeated="1008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Katina</text:p>
          </table:table-cell>
          <table:table-cell table:style-name="ce1" office:value-type="string" calcext:value-type="string">
            <text:p>Houck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80" calcext:value-type="float">
            <text:p>80.00</text:p>
          </table:table-cell>
          <table:table-cell table:style-name="ce2" table:formula="of:=AVERAGE([.D164:.O164])" office:value-type="float" office:value="78.8333333333333" calcext:value-type="float">
            <text:p>78.83</text:p>
          </table:table-cell>
          <table:table-cell table:number-columns-repeated="1008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string" calcext:value-type="string">
            <text:p>Robinson</text:p>
          </table:table-cell>
          <table:table-cell table:number-columns-repeated="2" table:style-name="ce8" office:value-type="float" office:value="95" calcext:value-type="float">
            <text:p>95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80" calcext:value-type="float">
            <text:p>80.00</text:p>
          </table:table-cell>
          <table:table-cell table:style-name="ce2" table:formula="of:=AVERAGE([.D165:.O165])" office:value-type="float" office:value="83.25" calcext:value-type="float">
            <text:p>83.25</text:p>
          </table:table-cell>
          <table:table-cell table:number-columns-repeated="1008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Kenny</text:p>
          </table:table-cell>
          <table:table-cell table:style-name="ce1" office:value-type="string" calcext:value-type="string">
            <text:p>Ferguson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69" calcext:value-type="float">
            <text:p>69.00</text:p>
          </table:table-cell>
          <table:table-cell table:style-name="ce2" table:formula="of:=AVERAGE([.D166:.O166])" office:value-type="float" office:value="80.75" calcext:value-type="float">
            <text:p>80.75</text:p>
          </table:table-cell>
          <table:table-cell table:number-columns-repeated="1008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Krista</text:p>
          </table:table-cell>
          <table:table-cell table:style-name="ce1" office:value-type="string" calcext:value-type="string">
            <text:p>Sims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53" calcext:value-type="float">
            <text:p>53.00</text:p>
          </table:table-cell>
          <table:table-cell table:style-name="ce2" table:formula="of:=AVERAGE([.D167:.O167])" office:value-type="float" office:value="79.6666666666667" calcext:value-type="float">
            <text:p>79.67</text:p>
          </table:table-cell>
          <table:table-cell table:number-columns-repeated="1008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Lamar</text:p>
          </table:table-cell>
          <table:table-cell table:style-name="ce1" office:value-type="string" calcext:value-type="string">
            <text:p>Jones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68" calcext:value-type="float">
            <text:p>68.00</text:p>
          </table:table-cell>
          <table:table-cell table:style-name="ce2" table:formula="of:=AVERAGE([.D168:.O168])" office:value-type="float" office:value="78.1666666666667" calcext:value-type="float">
            <text:p>78.17</text:p>
          </table:table-cell>
          <table:table-cell table:number-columns-repeated="1008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Larisa</text:p>
          </table:table-cell>
          <table:table-cell table:style-name="ce1" office:value-type="string" calcext:value-type="string">
            <text:p>Herbert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7" calcext:value-type="float">
            <text:p>97.00</text:p>
          </table:table-cell>
          <table:table-cell table:number-columns-repeated="2" table:style-name="ce8" office:value-type="float" office:value="75" calcext:value-type="float">
            <text:p>75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53" calcext:value-type="float">
            <text:p>53.00</text:p>
          </table:table-cell>
          <table:table-cell table:style-name="ce2" table:formula="of:=AVERAGE([.D169:.O169])" office:value-type="float" office:value="75.9166666666667" calcext:value-type="float">
            <text:p>75.92</text:p>
          </table:table-cell>
          <table:table-cell table:number-columns-repeated="1008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Lasonya</text:p>
          </table:table-cell>
          <table:table-cell table:style-name="ce1" office:value-type="string" calcext:value-type="string">
            <text:p>Clement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71" calcext:value-type="float">
            <text:p>71.00</text:p>
          </table:table-cell>
          <table:table-cell table:style-name="ce2" table:formula="of:=AVERAGE([.D170:.O170])" office:value-type="float" office:value="78.6666666666667" calcext:value-type="float">
            <text:p>78.67</text:p>
          </table:table-cell>
          <table:table-cell table:number-columns-repeated="1008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Waters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9" calcext:value-type="float">
            <text:p>99.00</text:p>
          </table:table-cell>
          <table:table-cell table:number-columns-repeated="2" table:style-name="ce8" office:value-type="float" office:value="85" calcext:value-type="float">
            <text:p>85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50" calcext:value-type="float">
            <text:p>50.00</text:p>
          </table:table-cell>
          <table:table-cell table:style-name="ce2" table:formula="of:=AVERAGE([.D171:.O171])" office:value-type="float" office:value="83.6666666666667" calcext:value-type="float">
            <text:p>83.67</text:p>
          </table:table-cell>
          <table:table-cell table:number-columns-repeated="1008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Lauran</text:p>
          </table:table-cell>
          <table:table-cell table:style-name="ce1" office:value-type="string" calcext:value-type="string">
            <text:p>Teague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64" calcext:value-type="float">
            <text:p>64.00</text:p>
          </table:table-cell>
          <table:table-cell table:number-columns-repeated="2" table:style-name="ce8" office:value-type="float" office:value="50" calcext:value-type="float">
            <text:p>50.00</text:p>
          </table:table-cell>
          <table:table-cell table:style-name="ce2" table:formula="of:=AVERAGE([.D172:.O172])" office:value-type="float" office:value="77.75" calcext:value-type="float">
            <text:p>77.75</text:p>
          </table:table-cell>
          <table:table-cell table:number-columns-repeated="1008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Laurence</text:p>
          </table:table-cell>
          <table:table-cell table:style-name="ce1" office:value-type="string" calcext:value-type="string">
            <text:p>Clayton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86" calcext:value-type="float">
            <text:p>86.00</text:p>
          </table:table-cell>
          <table:table-cell table:style-name="ce2" table:formula="of:=AVERAGE([.D173:.O173])" office:value-type="float" office:value="78.3333333333333" calcext:value-type="float">
            <text:p>78.33</text:p>
          </table:table-cell>
          <table:table-cell table:number-columns-repeated="1008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Laverne</text:p>
          </table:table-cell>
          <table:table-cell table:style-name="ce1" office:value-type="string" calcext:value-type="string">
            <text:p>Joseph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56" calcext:value-type="float">
            <text:p>56.00</text:p>
          </table:table-cell>
          <table:table-cell table:style-name="ce2" table:formula="of:=AVERAGE([.D174:.O174])" office:value-type="float" office:value="83.5833333333333" calcext:value-type="float">
            <text:p>83.58</text:p>
          </table:table-cell>
          <table:table-cell table:number-columns-repeated="1008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Leah</text:p>
          </table:table-cell>
          <table:table-cell table:style-name="ce1" office:value-type="string" calcext:value-type="string">
            <text:p>Jackson</text:p>
          </table:table-cell>
          <table:table-cell table:number-columns-repeated="2" table:style-name="ce8" office:value-type="float" office:value="87" calcext:value-type="float">
            <text:p>87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60" calcext:value-type="float">
            <text:p>60.00</text:p>
          </table:table-cell>
          <table:table-cell table:style-name="ce2" table:formula="of:=AVERAGE([.D175:.O175])" office:value-type="float" office:value="77.9166666666667" calcext:value-type="float">
            <text:p>77.92</text:p>
          </table:table-cell>
          <table:table-cell table:number-columns-repeated="1008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Leonard</text:p>
          </table:table-cell>
          <table:table-cell table:style-name="ce1" office:value-type="string" calcext:value-type="string">
            <text:p>Carlson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51" calcext:value-type="float">
            <text:p>51.00</text:p>
          </table:table-cell>
          <table:table-cell table:style-name="ce2" table:formula="of:=AVERAGE([.D176:.O176])" office:value-type="float" office:value="83.25" calcext:value-type="float">
            <text:p>83.25</text:p>
          </table:table-cell>
          <table:table-cell table:number-columns-repeated="1008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Letty</text:p>
          </table:table-cell>
          <table:table-cell table:style-name="ce1" office:value-type="string" calcext:value-type="string">
            <text:p>Weeks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51" calcext:value-type="float">
            <text:p>51.00</text:p>
          </table:table-cell>
          <table:table-cell table:style-name="ce2" table:formula="of:=AVERAGE([.D177:.O177])" office:value-type="float" office:value="74.4166666666667" calcext:value-type="float">
            <text:p>74.42</text:p>
          </table:table-cell>
          <table:table-cell table:number-columns-repeated="1008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Lillian</text:p>
          </table:table-cell>
          <table:table-cell table:style-name="ce1" office:value-type="string" calcext:value-type="string">
            <text:p>Ellis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2" calcext:value-type="float">
            <text:p>72.00</text:p>
          </table:table-cell>
          <table:table-cell table:style-name="ce2" table:formula="of:=AVERAGE([.D178:.O178])" office:value-type="float" office:value="86.8333333333333" calcext:value-type="float">
            <text:p>86.83</text:p>
          </table:table-cell>
          <table:table-cell table:number-columns-repeated="1008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Lindsay</text:p>
          </table:table-cell>
          <table:table-cell table:style-name="ce1" office:value-type="string" calcext:value-type="string">
            <text:p>Mason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99" calcext:value-type="float">
            <text:p>99.00</text:p>
          </table:table-cell>
          <table:table-cell table:style-name="ce2" table:formula="of:=AVERAGE([.D179:.O179])" office:value-type="float" office:value="85.0833333333333" calcext:value-type="float">
            <text:p>85.08</text:p>
          </table:table-cell>
          <table:table-cell table:number-columns-repeated="1008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Lindsey</text:p>
          </table:table-cell>
          <table:table-cell table:style-name="ce1" office:value-type="string" calcext:value-type="string">
            <text:p>Hughes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70" calcext:value-type="float">
            <text:p>70.00</text:p>
          </table:table-cell>
          <table:table-cell table:style-name="ce2" table:formula="of:=AVERAGE([.D180:.O180])" office:value-type="float" office:value="78.8333333333333" calcext:value-type="float">
            <text:p>78.83</text:p>
          </table:table-cell>
          <table:table-cell table:number-columns-repeated="1008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Linnea</text:p>
          </table:table-cell>
          <table:table-cell table:style-name="ce1" office:value-type="string" calcext:value-type="string">
            <text:p>Gilchrist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86" calcext:value-type="float">
            <text:p>86.00</text:p>
          </table:table-cell>
          <table:table-cell table:style-name="ce2" table:formula="of:=AVERAGE([.D181:.O181])" office:value-type="float" office:value="81.5833333333333" calcext:value-type="float">
            <text:p>81.58</text:p>
          </table:table-cell>
          <table:table-cell table:number-columns-repeated="1008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Loreen</text:p>
          </table:table-cell>
          <table:table-cell table:style-name="ce1" office:value-type="string" calcext:value-type="string">
            <text:p>Grady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76" calcext:value-type="float">
            <text:p>76.00</text:p>
          </table:table-cell>
          <table:table-cell table:style-name="ce2" table:formula="of:=AVERAGE([.D182:.O182])" office:value-type="float" office:value="79" calcext:value-type="float">
            <text:p>79.00</text:p>
          </table:table-cell>
          <table:table-cell table:number-columns-repeated="1008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Loren</text:p>
          </table:table-cell>
          <table:table-cell table:style-name="ce1" office:value-type="string" calcext:value-type="string">
            <text:p>Wyman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75" calcext:value-type="float">
            <text:p>75.00</text:p>
          </table:table-cell>
          <table:table-cell table:style-name="ce2" table:formula="of:=AVERAGE([.D183:.O183])" office:value-type="float" office:value="82.6666666666667" calcext:value-type="float">
            <text:p>82.67</text:p>
          </table:table-cell>
          <table:table-cell table:number-columns-repeated="1008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Louis</text:p>
          </table:table-cell>
          <table:table-cell table:style-name="ce1" office:value-type="string" calcext:value-type="string">
            <text:p>Bridges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75" calcext:value-type="float">
            <text:p>75.00</text:p>
          </table:table-cell>
          <table:table-cell table:style-name="ce2" table:formula="of:=AVERAGE([.D184:.O184])" office:value-type="float" office:value="80.5" calcext:value-type="float">
            <text:p>80.50</text:p>
          </table:table-cell>
          <table:table-cell table:number-columns-repeated="1008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Lovie</text:p>
          </table:table-cell>
          <table:table-cell table:style-name="ce1" office:value-type="string" calcext:value-type="string">
            <text:p>Burkett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6" calcext:value-type="float">
            <text:p>76.00</text:p>
          </table:table-cell>
          <table:table-cell table:number-columns-repeated="2" table:style-name="ce8" office:value-type="float" office:value="99" calcext:value-type="float">
            <text:p>99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54" calcext:value-type="float">
            <text:p>54.00</text:p>
          </table:table-cell>
          <table:table-cell table:style-name="ce2" table:formula="of:=AVERAGE([.D185:.O185])" office:value-type="float" office:value="84.25" calcext:value-type="float">
            <text:p>84.25</text:p>
          </table:table-cell>
          <table:table-cell table:number-columns-repeated="1008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Lucia</text:p>
          </table:table-cell>
          <table:table-cell table:style-name="ce1" office:value-type="string" calcext:value-type="string">
            <text:p>Massey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63" calcext:value-type="float">
            <text:p>63.00</text:p>
          </table:table-cell>
          <table:table-cell table:style-name="ce2" table:formula="of:=AVERAGE([.D186:.O186])" office:value-type="float" office:value="73.4166666666667" calcext:value-type="float">
            <text:p>73.42</text:p>
          </table:table-cell>
          <table:table-cell table:number-columns-repeated="1008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Lucius</text:p>
          </table:table-cell>
          <table:table-cell table:style-name="ce1" office:value-type="string" calcext:value-type="string">
            <text:p>Lightfoot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59" calcext:value-type="float">
            <text:p>59.00</text:p>
          </table:table-cell>
          <table:table-cell table:style-name="ce2" table:formula="of:=AVERAGE([.D187:.O187])" office:value-type="float" office:value="79.9166666666667" calcext:value-type="float">
            <text:p>79.92</text:p>
          </table:table-cell>
          <table:table-cell table:number-columns-repeated="1008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Johnson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75" calcext:value-type="float">
            <text:p>75.00</text:p>
          </table:table-cell>
          <table:table-cell table:style-name="ce2" table:formula="of:=AVERAGE([.D188:.O188])" office:value-type="float" office:value="84.25" calcext:value-type="float">
            <text:p>84.25</text:p>
          </table:table-cell>
          <table:table-cell table:number-columns-repeated="1008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Lyons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1" calcext:value-type="float">
            <text:p>81.00</text:p>
          </table:table-cell>
          <table:table-cell table:number-columns-repeated="2" table:style-name="ce8" office:value-type="float" office:value="91" calcext:value-type="float">
            <text:p>91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8" calcext:value-type="float">
            <text:p>98.00</text:p>
          </table:table-cell>
          <table:table-cell table:style-name="ce2" table:formula="of:=AVERAGE([.D189:.O189])" office:value-type="float" office:value="83.9166666666667" calcext:value-type="float">
            <text:p>83.92</text:p>
          </table:table-cell>
          <table:table-cell table:number-columns-repeated="1008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Lurlene</text:p>
          </table:table-cell>
          <table:table-cell table:style-name="ce1" office:value-type="string" calcext:value-type="string">
            <text:p>Lively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92" calcext:value-type="float">
            <text:p>92.00</text:p>
          </table:table-cell>
          <table:table-cell table:style-name="ce2" table:formula="of:=AVERAGE([.D190:.O190])" office:value-type="float" office:value="80.9166666666667" calcext:value-type="float">
            <text:p>80.92</text:p>
          </table:table-cell>
          <table:table-cell table:number-columns-repeated="1008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Luther</text:p>
          </table:table-cell>
          <table:table-cell table:style-name="ce1" office:value-type="string" calcext:value-type="string">
            <text:p>Stokes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59" calcext:value-type="float">
            <text:p>59.00</text:p>
          </table:table-cell>
          <table:table-cell table:number-columns-repeated="2" table:style-name="ce8" office:value-type="float" office:value="98" calcext:value-type="float">
            <text:p>98.00</text:p>
          </table:table-cell>
          <table:table-cell table:style-name="ce2" table:formula="of:=AVERAGE([.D191:.O191])" office:value-type="float" office:value="84.5833333333333" calcext:value-type="float">
            <text:p>84.58</text:p>
          </table:table-cell>
          <table:table-cell table:number-columns-repeated="1008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Luther</text:p>
          </table:table-cell>
          <table:table-cell table:style-name="ce1" office:value-type="string" calcext:value-type="string">
            <text:p>Webster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5" calcext:value-type="float">
            <text:p>95.00</text:p>
          </table:table-cell>
          <table:table-cell table:style-name="ce2" table:formula="of:=AVERAGE([.D192:.O192])" office:value-type="float" office:value="84.75" calcext:value-type="float">
            <text:p>84.75</text:p>
          </table:table-cell>
          <table:table-cell table:number-columns-repeated="1008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Lynnette</text:p>
          </table:table-cell>
          <table:table-cell table:style-name="ce1" office:value-type="string" calcext:value-type="string">
            <text:p>Ruffin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66" calcext:value-type="float">
            <text:p>66.00</text:p>
          </table:table-cell>
          <table:table-cell table:style-name="ce2" table:formula="of:=AVERAGE([.D193:.O193])" office:value-type="float" office:value="80.0833333333333" calcext:value-type="float">
            <text:p>80.08</text:p>
          </table:table-cell>
          <table:table-cell table:number-columns-repeated="1008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Mable</text:p>
          </table:table-cell>
          <table:table-cell table:style-name="ce1" office:value-type="string" calcext:value-type="string">
            <text:p>Day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2" table:formula="of:=AVERAGE([.D194:.O194])" office:value-type="float" office:value="86.75" calcext:value-type="float">
            <text:p>86.75</text:p>
          </table:table-cell>
          <table:table-cell table:number-columns-repeated="1008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Madeline</text:p>
          </table:table-cell>
          <table:table-cell table:style-name="ce1" office:value-type="string" calcext:value-type="string">
            <text:p>Roy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6" calcext:value-type="float">
            <text:p>96.00</text:p>
          </table:table-cell>
          <table:table-cell table:style-name="ce2" table:formula="of:=AVERAGE([.D195:.O195])" office:value-type="float" office:value="84.0833333333333" calcext:value-type="float">
            <text:p>84.08</text:p>
          </table:table-cell>
          <table:table-cell table:number-columns-repeated="100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Kelley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4" calcext:value-type="float">
            <text:p>74.00</text:p>
          </table:table-cell>
          <table:table-cell table:style-name="ce2" table:formula="of:=AVERAGE([.D196:.O196])" office:value-type="float" office:value="87.8333333333333" calcext:value-type="float">
            <text:p>87.83</text:p>
          </table:table-cell>
          <table:table-cell table:number-columns-repeated="1008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Marcelino</text:p>
          </table:table-cell>
          <table:table-cell table:style-name="ce1" office:value-type="string" calcext:value-type="string">
            <text:p>Fife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74" calcext:value-type="float">
            <text:p>74.00</text:p>
          </table:table-cell>
          <table:table-cell table:style-name="ce2" table:formula="of:=AVERAGE([.D197:.O197])" office:value-type="float" office:value="82.3333333333333" calcext:value-type="float">
            <text:p>82.33</text:p>
          </table:table-cell>
          <table:table-cell table:number-columns-repeated="1008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Marget</text:p>
          </table:table-cell>
          <table:table-cell table:style-name="ce1" office:value-type="string" calcext:value-type="string">
            <text:p>Borden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61" calcext:value-type="float">
            <text:p>61.00</text:p>
          </table:table-cell>
          <table:table-cell table:style-name="ce2" table:formula="of:=AVERAGE([.D198:.O198])" office:value-type="float" office:value="83.8333333333333" calcext:value-type="float">
            <text:p>83.83</text:p>
          </table:table-cell>
          <table:table-cell table:number-columns-repeated="1008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rgie</text:p>
          </table:table-cell>
          <table:table-cell table:style-name="ce1" office:value-type="string" calcext:value-type="string">
            <text:p>Castillo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62" calcext:value-type="float">
            <text:p>62.00</text:p>
          </table:table-cell>
          <table:table-cell table:style-name="ce2" table:formula="of:=AVERAGE([.D199:.O199])" office:value-type="float" office:value="82.1666666666667" calcext:value-type="float">
            <text:p>82.17</text:p>
          </table:table-cell>
          <table:table-cell table:number-columns-repeated="1008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Marianne</text:p>
          </table:table-cell>
          <table:table-cell table:style-name="ce1" office:value-type="string" calcext:value-type="string">
            <text:p>Guzman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9" calcext:value-type="float">
            <text:p>89.00</text:p>
          </table:table-cell>
          <table:table-cell table:number-columns-repeated="2" table:style-name="ce8" office:value-type="float" office:value="94" calcext:value-type="float">
            <text:p>9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7" calcext:value-type="float">
            <text:p>77.00</text:p>
          </table:table-cell>
          <table:table-cell table:number-columns-repeated="2" table:style-name="ce8" office:value-type="float" office:value="61" calcext:value-type="float">
            <text:p>61.00</text:p>
          </table:table-cell>
          <table:table-cell table:style-name="ce2" table:formula="of:=AVERAGE([.D200:.O200])" office:value-type="float" office:value="85.1666666666667" calcext:value-type="float">
            <text:p>85.17</text:p>
          </table:table-cell>
          <table:table-cell table:number-columns-repeated="1008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Marietta</text:p>
          </table:table-cell>
          <table:table-cell table:style-name="ce1" office:value-type="string" calcext:value-type="string">
            <text:p>Blaine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1" calcext:value-type="float">
            <text:p>51.00</text:p>
          </table:table-cell>
          <table:table-cell table:style-name="ce2" table:formula="of:=AVERAGE([.D201:.O201])" office:value-type="float" office:value="77.9166666666667" calcext:value-type="float">
            <text:p>77.92</text:p>
          </table:table-cell>
          <table:table-cell table:number-columns-repeated="1008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ain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57" calcext:value-type="float">
            <text:p>57.00</text:p>
          </table:table-cell>
          <table:table-cell table:number-columns-repeated="2" table:style-name="ce8" office:value-type="float" office:value="95" calcext:value-type="float">
            <text:p>95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2" table:formula="of:=AVERAGE([.D202:.O202])" office:value-type="float" office:value="80.5" calcext:value-type="float">
            <text:p>80.50</text:p>
          </table:table-cell>
          <table:table-cell table:number-columns-repeated="1008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Marshall</text:p>
          </table:table-cell>
          <table:table-cell table:style-name="ce1" office:value-type="string" calcext:value-type="string">
            <text:p>Snipes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0" calcext:value-type="float">
            <text:p>70.00</text:p>
          </table:table-cell>
          <table:table-cell table:style-name="ce2" table:formula="of:=AVERAGE([.D203:.O203])" office:value-type="float" office:value="86.25" calcext:value-type="float">
            <text:p>86.25</text:p>
          </table:table-cell>
          <table:table-cell table:number-columns-repeated="1008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Carroll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7" calcext:value-type="float">
            <text:p>87.00</text:p>
          </table:table-cell>
          <table:table-cell table:number-columns-repeated="2" table:style-name="ce8" office:value-type="float" office:value="98" calcext:value-type="float">
            <text:p>98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65" calcext:value-type="float">
            <text:p>65.00</text:p>
          </table:table-cell>
          <table:table-cell table:style-name="ce2" table:formula="of:=AVERAGE([.D204:.O204])" office:value-type="float" office:value="82.3333333333333" calcext:value-type="float">
            <text:p>82.33</text:p>
          </table:table-cell>
          <table:table-cell table:number-columns-repeated="1008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Marva</text:p>
          </table:table-cell>
          <table:table-cell table:style-name="ce1" office:value-type="string" calcext:value-type="string">
            <text:p>Merritt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77" calcext:value-type="float">
            <text:p>77.00</text:p>
          </table:table-cell>
          <table:table-cell table:style-name="ce2" table:formula="of:=AVERAGE([.D205:.O205])" office:value-type="float" office:value="79.5833333333333" calcext:value-type="float">
            <text:p>79.58</text:p>
          </table:table-cell>
          <table:table-cell table:number-columns-repeated="100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Reed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63" calcext:value-type="float">
            <text:p>63.00</text:p>
          </table:table-cell>
          <table:table-cell table:style-name="ce2" table:formula="of:=AVERAGE([.D206:.O206])" office:value-type="float" office:value="74.3333333333333" calcext:value-type="float">
            <text:p>74.33</text:p>
          </table:table-cell>
          <table:table-cell table:number-columns-repeated="1008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Mathew</text:p>
          </table:table-cell>
          <table:table-cell table:style-name="ce1" office:value-type="string" calcext:value-type="string">
            <text:p>Vaughn</text:p>
          </table:table-cell>
          <table:table-cell table:number-columns-repeated="2" table:style-name="ce8" office:value-type="float" office:value="90" calcext:value-type="float">
            <text:p>90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0" calcext:value-type="float">
            <text:p>50.00</text:p>
          </table:table-cell>
          <table:table-cell table:style-name="ce2" table:formula="of:=AVERAGE([.D207:.O207])" office:value-type="float" office:value="83.5833333333333" calcext:value-type="float">
            <text:p>83.58</text:p>
          </table:table-cell>
          <table:table-cell table:number-columns-repeated="1008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Meda</text:p>
          </table:table-cell>
          <table:table-cell table:style-name="ce1" office:value-type="string" calcext:value-type="string">
            <text:p>Reaves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68" calcext:value-type="float">
            <text:p>68.00</text:p>
          </table:table-cell>
          <table:table-cell table:style-name="ce2" table:formula="of:=AVERAGE([.D208:.O208])" office:value-type="float" office:value="80.25" calcext:value-type="float">
            <text:p>80.25</text:p>
          </table:table-cell>
          <table:table-cell table:number-columns-repeated="1008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Micheline</text:p>
          </table:table-cell>
          <table:table-cell table:style-name="ce1" office:value-type="string" calcext:value-type="string">
            <text:p>Kerns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70" calcext:value-type="float">
            <text:p>70.00</text:p>
          </table:table-cell>
          <table:table-cell table:style-name="ce2" table:formula="of:=AVERAGE([.D209:.O209])" office:value-type="float" office:value="83.9166666666667" calcext:value-type="float">
            <text:p>83.92</text:p>
          </table:table-cell>
          <table:table-cell table:number-columns-repeated="1008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Michiko</text:p>
          </table:table-cell>
          <table:table-cell table:style-name="ce1" office:value-type="string" calcext:value-type="string">
            <text:p>Altman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2" table:formula="of:=AVERAGE([.D210:.O210])" office:value-type="float" office:value="81.5833333333333" calcext:value-type="float">
            <text:p>81.58</text:p>
          </table:table-cell>
          <table:table-cell table:number-columns-repeated="1008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Mickey</text:p>
          </table:table-cell>
          <table:table-cell table:style-name="ce1" office:value-type="string" calcext:value-type="string">
            <text:p>Lunsford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9" calcext:value-type="float">
            <text:p>89.00</text:p>
          </table:table-cell>
          <table:table-cell table:style-name="ce2" table:formula="of:=AVERAGE([.D211:.O211])" office:value-type="float" office:value="85.6666666666667" calcext:value-type="float">
            <text:p>85.67</text:p>
          </table:table-cell>
          <table:table-cell table:number-columns-repeated="1008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Mildred</text:p>
          </table:table-cell>
          <table:table-cell table:style-name="ce1" office:value-type="string" calcext:value-type="string">
            <text:p>Phillips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67" calcext:value-type="float">
            <text:p>67.00</text:p>
          </table:table-cell>
          <table:table-cell table:style-name="ce2" table:formula="of:=AVERAGE([.D212:.O212])" office:value-type="float" office:value="80.1666666666667" calcext:value-type="float">
            <text:p>80.17</text:p>
          </table:table-cell>
          <table:table-cell table:number-columns-repeated="1008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Morris</text:p>
          </table:table-cell>
          <table:table-cell table:style-name="ce1" office:value-type="string" calcext:value-type="string">
            <text:p>Warren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79" calcext:value-type="float">
            <text:p>79.00</text:p>
          </table:table-cell>
          <table:table-cell table:style-name="ce2" table:formula="of:=AVERAGE([.D213:.O213])" office:value-type="float" office:value="84.8333333333333" calcext:value-type="float">
            <text:p>84.83</text:p>
          </table:table-cell>
          <table:table-cell table:number-columns-repeated="1008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Myron</text:p>
          </table:table-cell>
          <table:table-cell table:style-name="ce1" office:value-type="string" calcext:value-type="string">
            <text:p>Craig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57" calcext:value-type="float">
            <text:p>57.00</text:p>
          </table:table-cell>
          <table:table-cell table:number-columns-repeated="2" table:style-name="ce8" office:value-type="float" office:value="63" calcext:value-type="float">
            <text:p>63.00</text:p>
          </table:table-cell>
          <table:table-cell table:style-name="ce8" office:value-type="float" office:value="90" calcext:value-type="float">
            <text:p>90.00</text:p>
          </table:table-cell>
          <table:table-cell table:style-name="ce2" table:formula="of:=AVERAGE([.D214:.O214])" office:value-type="float" office:value="79.4166666666667" calcext:value-type="float">
            <text:p>79.42</text:p>
          </table:table-cell>
          <table:table-cell table:number-columns-repeated="1008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Nichole</text:p>
          </table:table-cell>
          <table:table-cell table:style-name="ce1" office:value-type="string" calcext:value-type="string">
            <text:p>Miller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5" calcext:value-type="float">
            <text:p>95.00</text:p>
          </table:table-cell>
          <table:table-cell table:number-columns-repeated="2" table:style-name="ce8" office:value-type="float" office:value="92" calcext:value-type="float">
            <text:p>92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1" calcext:value-type="float">
            <text:p>81.00</text:p>
          </table:table-cell>
          <table:table-cell table:style-name="ce2" table:formula="of:=AVERAGE([.D215:.O215])" office:value-type="float" office:value="90.5833333333333" calcext:value-type="float">
            <text:p>90.58</text:p>
          </table:table-cell>
          <table:table-cell table:number-columns-repeated="100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Nick</text:p>
          </table:table-cell>
          <table:table-cell table:style-name="ce1" office:value-type="string" calcext:value-type="string">
            <text:p>Wright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6" calcext:value-type="float">
            <text:p>76.00</text:p>
          </table:table-cell>
          <table:table-cell table:number-columns-repeated="2" table:style-name="ce8" office:value-type="float" office:value="93" calcext:value-type="float">
            <text:p>93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54" calcext:value-type="float">
            <text:p>54.00</text:p>
          </table:table-cell>
          <table:table-cell table:style-name="ce2" table:formula="of:=AVERAGE([.D216:.O216])" office:value-type="float" office:value="78.5833333333333" calcext:value-type="float">
            <text:p>78.58</text:p>
          </table:table-cell>
          <table:table-cell table:number-columns-repeated="1008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Ollie</text:p>
          </table:table-cell>
          <table:table-cell table:style-name="ce1" office:value-type="string" calcext:value-type="string">
            <text:p>Soto</text:p>
          </table:table-cell>
          <table:table-cell table:style-name="ce8" office:value-type="float" office:value="80" calcext:value-type="float">
            <text:p>80.00</text:p>
          </table:table-cell>
          <table:table-cell table:number-columns-repeated="2" table:style-name="ce8" office:value-type="float" office:value="89" calcext:value-type="float">
            <text:p>89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58" calcext:value-type="float">
            <text:p>58.00</text:p>
          </table:table-cell>
          <table:table-cell table:style-name="ce2" table:formula="of:=AVERAGE([.D217:.O217])" office:value-type="float" office:value="78.9166666666667" calcext:value-type="float">
            <text:p>78.92</text:p>
          </table:table-cell>
          <table:table-cell table:number-columns-repeated="1008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Orville</text:p>
          </table:table-cell>
          <table:table-cell table:style-name="ce1" office:value-type="string" calcext:value-type="string">
            <text:p>Mcdonald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73" calcext:value-type="float">
            <text:p>73.00</text:p>
          </table:table-cell>
          <table:table-cell table:style-name="ce2" table:formula="of:=AVERAGE([.D218:.O218])" office:value-type="float" office:value="78.3333333333333" calcext:value-type="float">
            <text:p>78.33</text:p>
          </table:table-cell>
          <table:table-cell table:number-columns-repeated="1008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Otis</text:p>
          </table:table-cell>
          <table:table-cell table:style-name="ce1" office:value-type="string" calcext:value-type="string">
            <text:p>Reyes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95" calcext:value-type="float">
            <text:p>95.00</text:p>
          </table:table-cell>
          <table:table-cell table:number-columns-repeated="2" table:style-name="ce8" office:value-type="float" office:value="93" calcext:value-type="float">
            <text:p>9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86" calcext:value-type="float">
            <text:p>86.00</text:p>
          </table:table-cell>
          <table:table-cell table:style-name="ce2" table:formula="of:=AVERAGE([.D219:.O219])" office:value-type="float" office:value="88.5" calcext:value-type="float">
            <text:p>88.50</text:p>
          </table:table-cell>
          <table:table-cell table:number-columns-repeated="1008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Paulette</text:p>
          </table:table-cell>
          <table:table-cell table:style-name="ce1" office:value-type="string" calcext:value-type="string">
            <text:p>Alvarez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50" calcext:value-type="float">
            <text:p>50.00</text:p>
          </table:table-cell>
          <table:table-cell table:style-name="ce2" table:formula="of:=AVERAGE([.D220:.O220])" office:value-type="float" office:value="81.5" calcext:value-type="float">
            <text:p>81.50</text:p>
          </table:table-cell>
          <table:table-cell table:number-columns-repeated="1008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Pauline</text:p>
          </table:table-cell>
          <table:table-cell table:style-name="ce1" office:value-type="string" calcext:value-type="string">
            <text:p>Vargas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75" calcext:value-type="float">
            <text:p>75.00</text:p>
          </table:table-cell>
          <table:table-cell table:style-name="ce2" table:formula="of:=AVERAGE([.D221:.O221])" office:value-type="float" office:value="83.75" calcext:value-type="float">
            <text:p>83.75</text:p>
          </table:table-cell>
          <table:table-cell table:number-columns-repeated="1008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Pearlie</text:p>
          </table:table-cell>
          <table:table-cell table:style-name="ce1" office:value-type="string" calcext:value-type="string">
            <text:p>Pounds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1" calcext:value-type="float">
            <text:p>81.00</text:p>
          </table:table-cell>
          <table:table-cell table:style-name="ce2" table:formula="of:=AVERAGE([.D222:.O222])" office:value-type="float" office:value="80.4166666666667" calcext:value-type="float">
            <text:p>80.42</text:p>
          </table:table-cell>
          <table:table-cell table:number-columns-repeated="1008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Pedro</text:p>
          </table:table-cell>
          <table:table-cell table:style-name="ce1" office:value-type="string" calcext:value-type="string">
            <text:p>Gibbs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5" calcext:value-type="float">
            <text:p>55.00</text:p>
          </table:table-cell>
          <table:table-cell table:number-columns-repeated="2" table:style-name="ce8" office:value-type="float" office:value="94" calcext:value-type="float">
            <text:p>9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2" table:formula="of:=AVERAGE([.D223:.O223])" office:value-type="float" office:value="82.75" calcext:value-type="float">
            <text:p>82.75</text:p>
          </table:table-cell>
          <table:table-cell table:number-columns-repeated="1008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Peggy</text:p>
          </table:table-cell>
          <table:table-cell table:style-name="ce1" office:value-type="string" calcext:value-type="string">
            <text:p>Colon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3" calcext:value-type="float">
            <text:p>83.00</text:p>
          </table:table-cell>
          <table:table-cell table:number-columns-repeated="2" table:style-name="ce8" office:value-type="float" office:value="93" calcext:value-type="float">
            <text:p>93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1" calcext:value-type="float">
            <text:p>91.00</text:p>
          </table:table-cell>
          <table:table-cell table:style-name="ce2" table:formula="of:=AVERAGE([.D224:.O224])" office:value-type="float" office:value="83.8333333333333" calcext:value-type="float">
            <text:p>83.83</text:p>
          </table:table-cell>
          <table:table-cell table:number-columns-repeated="1008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Peggy</text:p>
          </table:table-cell>
          <table:table-cell table:style-name="ce1" office:value-type="string" calcext:value-type="string">
            <text:p>Nelson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68" calcext:value-type="float">
            <text:p>68.00</text:p>
          </table:table-cell>
          <table:table-cell table:style-name="ce2" table:formula="of:=AVERAGE([.D225:.O225])" office:value-type="float" office:value="82.5833333333333" calcext:value-type="float">
            <text:p>82.58</text:p>
          </table:table-cell>
          <table:table-cell table:number-columns-repeated="1008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hil</text:p>
          </table:table-cell>
          <table:table-cell table:style-name="ce1" office:value-type="string" calcext:value-type="string">
            <text:p>Rhodes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2" calcext:value-type="float">
            <text:p>92.00</text:p>
          </table:table-cell>
          <table:table-cell table:style-name="ce2" table:formula="of:=AVERAGE([.D226:.O226])" office:value-type="float" office:value="84.6666666666667" calcext:value-type="float">
            <text:p>84.67</text:p>
          </table:table-cell>
          <table:table-cell table:number-columns-repeated="1008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Pok</text:p>
          </table:table-cell>
          <table:table-cell table:style-name="ce1" office:value-type="string" calcext:value-type="string">
            <text:p>Reedy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7" calcext:value-type="float">
            <text:p>97.00</text:p>
          </table:table-cell>
          <table:table-cell table:style-name="ce2" table:formula="of:=AVERAGE([.D227:.O227])" office:value-type="float" office:value="83" calcext:value-type="float">
            <text:p>83.00</text:p>
          </table:table-cell>
          <table:table-cell table:number-columns-repeated="1008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Randall</text:p>
          </table:table-cell>
          <table:table-cell table:style-name="ce1" office:value-type="string" calcext:value-type="string">
            <text:p>Wilkins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7" calcext:value-type="float">
            <text:p>97.00</text:p>
          </table:table-cell>
          <table:table-cell table:style-name="ce2" table:formula="of:=AVERAGE([.D228:.O228])" office:value-type="float" office:value="83.3333333333333" calcext:value-type="float">
            <text:p>83.33</text:p>
          </table:table-cell>
          <table:table-cell table:number-columns-repeated="1008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string" calcext:value-type="string">
            <text:p>Randy</text:p>
          </table:table-cell>
          <table:table-cell table:style-name="ce1" office:value-type="string" calcext:value-type="string">
            <text:p>Murray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8" calcext:value-type="float">
            <text:p>88.00</text:p>
          </table:table-cell>
          <table:table-cell table:style-name="ce2" table:formula="of:=AVERAGE([.D229:.O229])" office:value-type="float" office:value="81.6666666666667" calcext:value-type="float">
            <text:p>81.67</text:p>
          </table:table-cell>
          <table:table-cell table:number-columns-repeated="1008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string" calcext:value-type="string">
            <text:p>Reba</text:p>
          </table:table-cell>
          <table:table-cell table:style-name="ce1" office:value-type="string" calcext:value-type="string">
            <text:p>Strange</text:p>
          </table:table-cell>
          <table:table-cell table:style-name="ce8" office:value-type="float" office:value="81" calcext:value-type="float">
            <text:p>81.00</text:p>
          </table:table-cell>
          <table:table-cell table:number-columns-repeated="2" table:style-name="ce8" office:value-type="float" office:value="85" calcext:value-type="float">
            <text:p>85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69" calcext:value-type="float">
            <text:p>69.00</text:p>
          </table:table-cell>
          <table:table-cell table:style-name="ce2" table:formula="of:=AVERAGE([.D230:.O230])" office:value-type="float" office:value="79" calcext:value-type="float">
            <text:p>79.00</text:p>
          </table:table-cell>
          <table:table-cell table:number-columns-repeated="1008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Retha</text:p>
          </table:table-cell>
          <table:table-cell table:style-name="ce1" office:value-type="string" calcext:value-type="string">
            <text:p>Shipman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71" calcext:value-type="float">
            <text:p>71.00</text:p>
          </table:table-cell>
          <table:table-cell table:style-name="ce2" table:formula="of:=AVERAGE([.D231:.O231])" office:value-type="float" office:value="87.25" calcext:value-type="float">
            <text:p>87.25</text:p>
          </table:table-cell>
          <table:table-cell table:number-columns-repeated="1008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Rhonda</text:p>
          </table:table-cell>
          <table:table-cell table:style-name="ce1" office:value-type="string" calcext:value-type="string">
            <text:p>Sparks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2" table:formula="of:=AVERAGE([.D232:.O232])" office:value-type="float" office:value="85.75" calcext:value-type="float">
            <text:p>85.75</text:p>
          </table:table-cell>
          <table:table-cell table:number-columns-repeated="1008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Ricardo</text:p>
          </table:table-cell>
          <table:table-cell table:style-name="ce1" office:value-type="string" calcext:value-type="string">
            <text:p>Dean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53" calcext:value-type="float">
            <text:p>53.00</text:p>
          </table:table-cell>
          <table:table-cell table:number-columns-repeated="2" table:style-name="ce8" office:value-type="float" office:value="91" calcext:value-type="float">
            <text:p>91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88" calcext:value-type="float">
            <text:p>88.00</text:p>
          </table:table-cell>
          <table:table-cell table:style-name="ce2" table:formula="of:=AVERAGE([.D233:.O233])" office:value-type="float" office:value="77.9166666666667" calcext:value-type="float">
            <text:p>77.92</text:p>
          </table:table-cell>
          <table:table-cell table:number-columns-repeated="1008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Richard</text:p>
          </table:table-cell>
          <table:table-cell table:style-name="ce1" office:value-type="string" calcext:value-type="string">
            <text:p>Garcia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55" calcext:value-type="float">
            <text:p>55.00</text:p>
          </table:table-cell>
          <table:table-cell table:style-name="ce2" table:formula="of:=AVERAGE([.D234:.O234])" office:value-type="float" office:value="75.9166666666667" calcext:value-type="float">
            <text:p>75.92</text:p>
          </table:table-cell>
          <table:table-cell table:number-columns-repeated="1008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Richelle</text:p>
          </table:table-cell>
          <table:table-cell table:style-name="ce1" office:value-type="string" calcext:value-type="string">
            <text:p>Donahue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71" calcext:value-type="float">
            <text:p>71.00</text:p>
          </table:table-cell>
          <table:table-cell table:number-columns-repeated="2" table:style-name="ce8" office:value-type="float" office:value="85" calcext:value-type="float">
            <text:p>85.00</text:p>
          </table:table-cell>
          <table:table-cell table:style-name="ce2" table:formula="of:=AVERAGE([.D235:.O235])" office:value-type="float" office:value="85.3333333333333" calcext:value-type="float">
            <text:p>85.33</text:p>
          </table:table-cell>
          <table:table-cell table:number-columns-repeated="1008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Rickey</text:p>
          </table:table-cell>
          <table:table-cell table:style-name="ce1" office:value-type="string" calcext:value-type="string">
            <text:p>Coleman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82" calcext:value-type="float">
            <text:p>82.00</text:p>
          </table:table-cell>
          <table:table-cell table:style-name="ce2" table:formula="of:=AVERAGE([.D236:.O236])" office:value-type="float" office:value="85.6666666666667" calcext:value-type="float">
            <text:p>85.67</text:p>
          </table:table-cell>
          <table:table-cell table:number-columns-repeated="1008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Roberta</text:p>
          </table:table-cell>
          <table:table-cell table:style-name="ce1" office:value-type="string" calcext:value-type="string">
            <text:p>Moss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5" calcext:value-type="float">
            <text:p>55.00</text:p>
          </table:table-cell>
          <table:table-cell table:number-columns-repeated="2" table:style-name="ce8" office:value-type="float" office:value="93" calcext:value-type="float">
            <text:p>93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68" calcext:value-type="float">
            <text:p>68.00</text:p>
          </table:table-cell>
          <table:table-cell table:style-name="ce2" table:formula="of:=AVERAGE([.D237:.O237])" office:value-type="float" office:value="78.75" calcext:value-type="float">
            <text:p>78.75</text:p>
          </table:table-cell>
          <table:table-cell table:number-columns-repeated="1008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Rochelle</text:p>
          </table:table-cell>
          <table:table-cell table:style-name="ce1" office:value-type="string" calcext:value-type="string">
            <text:p>Perez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61" calcext:value-type="float">
            <text:p>61.00</text:p>
          </table:table-cell>
          <table:table-cell table:style-name="ce2" table:formula="of:=AVERAGE([.D238:.O238])" office:value-type="float" office:value="74.8333333333333" calcext:value-type="float">
            <text:p>74.83</text:p>
          </table:table-cell>
          <table:table-cell table:number-columns-repeated="1008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Rodney</text:p>
          </table:table-cell>
          <table:table-cell table:style-name="ce1" office:value-type="string" calcext:value-type="string">
            <text:p>Paul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89" calcext:value-type="float">
            <text:p>89.00</text:p>
          </table:table-cell>
          <table:table-cell table:style-name="ce2" table:formula="of:=AVERAGE([.D239:.O239])" office:value-type="float" office:value="83.6666666666667" calcext:value-type="float">
            <text:p>83.67</text:p>
          </table:table-cell>
          <table:table-cell table:number-columns-repeated="1008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Rodolfo</text:p>
          </table:table-cell>
          <table:table-cell table:style-name="ce1" office:value-type="string" calcext:value-type="string">
            <text:p>Sandoval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8" calcext:value-type="float">
            <text:p>98.00</text:p>
          </table:table-cell>
          <table:table-cell table:style-name="ce2" table:formula="of:=AVERAGE([.D240:.O240])" office:value-type="float" office:value="83.6666666666667" calcext:value-type="float">
            <text:p>83.67</text:p>
          </table:table-cell>
          <table:table-cell table:number-columns-repeated="1008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Arnold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4" calcext:value-type="float">
            <text:p>54.00</text:p>
          </table:table-cell>
          <table:table-cell table:number-columns-repeated="2" table:style-name="ce8" office:value-type="float" office:value="78" calcext:value-type="float">
            <text:p>78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56" calcext:value-type="float">
            <text:p>56.00</text:p>
          </table:table-cell>
          <table:table-cell table:style-name="ce2" table:formula="of:=AVERAGE([.D241:.O241])" office:value-type="float" office:value="74.8333333333333" calcext:value-type="float">
            <text:p>74.83</text:p>
          </table:table-cell>
          <table:table-cell table:number-columns-repeated="1008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Romana</text:p>
          </table:table-cell>
          <table:table-cell table:style-name="ce1" office:value-type="string" calcext:value-type="string">
            <text:p>Outlaw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2" table:formula="of:=AVERAGE([.D242:.O242])" office:value-type="float" office:value="84.8333333333333" calcext:value-type="float">
            <text:p>84.83</text:p>
          </table:table-cell>
          <table:table-cell table:number-columns-repeated="1008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Rosa</text:p>
          </table:table-cell>
          <table:table-cell table:style-name="ce1" office:value-type="string" calcext:value-type="string">
            <text:p>Sherman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70" calcext:value-type="float">
            <text:p>70.00</text:p>
          </table:table-cell>
          <table:table-cell table:style-name="ce2" table:formula="of:=AVERAGE([.D243:.O243])" office:value-type="float" office:value="80.3333333333333" calcext:value-type="float">
            <text:p>80.33</text:p>
          </table:table-cell>
          <table:table-cell table:number-columns-repeated="1008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Rosalie</text:p>
          </table:table-cell>
          <table:table-cell table:style-name="ce1" office:value-type="string" calcext:value-type="string">
            <text:p>Williamson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2" table:formula="of:=AVERAGE([.D244:.O244])" office:value-type="float" office:value="91.25" calcext:value-type="float">
            <text:p>91.25</text:p>
          </table:table-cell>
          <table:table-cell table:number-columns-repeated="1008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Harrington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99" calcext:value-type="float">
            <text:p>99.00</text:p>
          </table:table-cell>
          <table:table-cell table:style-name="ce2" table:formula="of:=AVERAGE([.D245:.O245])" office:value-type="float" office:value="79.9166666666667" calcext:value-type="float">
            <text:p>79.92</text:p>
          </table:table-cell>
          <table:table-cell table:number-columns-repeated="1008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rice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6" calcext:value-type="float">
            <text:p>96.00</text:p>
          </table:table-cell>
          <table:table-cell table:style-name="ce2" table:formula="of:=AVERAGE([.D246:.O246])" office:value-type="float" office:value="84.3333333333333" calcext:value-type="float">
            <text:p>84.33</text:p>
          </table:table-cell>
          <table:table-cell table:number-columns-repeated="1008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Rosendo</text:p>
          </table:table-cell>
          <table:table-cell table:style-name="ce1" office:value-type="string" calcext:value-type="string">
            <text:p>Mckay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56" calcext:value-type="float">
            <text:p>56.00</text:p>
          </table:table-cell>
          <table:table-cell table:style-name="ce2" table:formula="of:=AVERAGE([.D247:.O247])" office:value-type="float" office:value="76.25" calcext:value-type="float">
            <text:p>76.25</text:p>
          </table:table-cell>
          <table:table-cell table:number-columns-repeated="1008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Roxanne</text:p>
          </table:table-cell>
          <table:table-cell table:style-name="ce1" office:value-type="string" calcext:value-type="string">
            <text:p>Maxwell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88" calcext:value-type="float">
            <text:p>88.00</text:p>
          </table:table-cell>
          <table:table-cell table:style-name="ce2" table:formula="of:=AVERAGE([.D248:.O248])" office:value-type="float" office:value="84.5" calcext:value-type="float">
            <text:p>84.50</text:p>
          </table:table-cell>
          <table:table-cell table:number-columns-repeated="1008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Royal</text:p>
          </table:table-cell>
          <table:table-cell table:style-name="ce1" office:value-type="string" calcext:value-type="string">
            <text:p>Rubin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2" calcext:value-type="float">
            <text:p>92.00</text:p>
          </table:table-cell>
          <table:table-cell table:style-name="ce2" table:formula="of:=AVERAGE([.D249:.O249])" office:value-type="float" office:value="89" calcext:value-type="float">
            <text:p>89.00</text:p>
          </table:table-cell>
          <table:table-cell table:number-columns-repeated="1008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Ruby</text:p>
          </table:table-cell>
          <table:table-cell table:style-name="ce1" office:value-type="string" calcext:value-type="string">
            <text:p>Page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68" calcext:value-type="float">
            <text:p>68.00</text:p>
          </table:table-cell>
          <table:table-cell table:number-columns-repeated="2" table:style-name="ce8" office:value-type="float" office:value="95" calcext:value-type="float">
            <text:p>95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59" calcext:value-type="float">
            <text:p>59.00</text:p>
          </table:table-cell>
          <table:table-cell table:style-name="ce2" table:formula="of:=AVERAGE([.D250:.O250])" office:value-type="float" office:value="77.3333333333333" calcext:value-type="float">
            <text:p>77.33</text:p>
          </table:table-cell>
          <table:table-cell table:number-columns-repeated="1008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Rufina</text:p>
          </table:table-cell>
          <table:table-cell table:style-name="ce1" office:value-type="string" calcext:value-type="string">
            <text:p>Bankston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1" calcext:value-type="float">
            <text:p>91.00</text:p>
          </table:table-cell>
          <table:table-cell table:style-name="ce2" table:formula="of:=AVERAGE([.D251:.O251])" office:value-type="float" office:value="83.75" calcext:value-type="float">
            <text:p>83.75</text:p>
          </table:table-cell>
          <table:table-cell table:number-columns-repeated="1008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Ryann</text:p>
          </table:table-cell>
          <table:table-cell table:style-name="ce1" office:value-type="string" calcext:value-type="string">
            <text:p>Foss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66" calcext:value-type="float">
            <text:p>66.00</text:p>
          </table:table-cell>
          <table:table-cell table:style-name="ce2" table:formula="of:=AVERAGE([.D252:.O252])" office:value-type="float" office:value="84.4166666666667" calcext:value-type="float">
            <text:p>84.42</text:p>
          </table:table-cell>
          <table:table-cell table:number-columns-repeated="1008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Sabra</text:p>
          </table:table-cell>
          <table:table-cell table:style-name="ce1" office:value-type="string" calcext:value-type="string">
            <text:p>Berlin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2" table:formula="of:=AVERAGE([.D253:.O253])" office:value-type="float" office:value="77.1666666666667" calcext:value-type="float">
            <text:p>77.17</text:p>
          </table:table-cell>
          <table:table-cell table:number-columns-repeated="1008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Austin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58" calcext:value-type="float">
            <text:p>58.00</text:p>
          </table:table-cell>
          <table:table-cell table:style-name="ce2" table:formula="of:=AVERAGE([.D254:.O254])" office:value-type="float" office:value="78.8333333333333" calcext:value-type="float">
            <text:p>78.83</text:p>
          </table:table-cell>
          <table:table-cell table:number-columns-repeated="1008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string" calcext:value-type="string">
            <text:p>Santiago</text:p>
          </table:table-cell>
          <table:table-cell table:style-name="ce1" office:value-type="string" calcext:value-type="string">
            <text:p>Cobb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2" table:formula="of:=AVERAGE([.D255:.O255])" office:value-type="float" office:value="84.8333333333333" calcext:value-type="float">
            <text:p>84.83</text:p>
          </table:table-cell>
          <table:table-cell table:number-columns-repeated="1008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Santos</text:p>
          </table:table-cell>
          <table:table-cell table:style-name="ce1" office:value-type="string" calcext:value-type="string">
            <text:p>Hamilton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76" calcext:value-type="float">
            <text:p>76.00</text:p>
          </table:table-cell>
          <table:table-cell table:style-name="ce2" table:formula="of:=AVERAGE([.D256:.O256])" office:value-type="float" office:value="84.3333333333333" calcext:value-type="float">
            <text:p>84.33</text:p>
          </table:table-cell>
          <table:table-cell table:number-columns-repeated="1008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Sean</text:p>
          </table:table-cell>
          <table:table-cell table:style-name="ce1" office:value-type="string" calcext:value-type="string">
            <text:p>Jacobs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63" calcext:value-type="float">
            <text:p>63.00</text:p>
          </table:table-cell>
          <table:table-cell table:style-name="ce2" table:formula="of:=AVERAGE([.D257:.O257])" office:value-type="float" office:value="79" calcext:value-type="float">
            <text:p>79.00</text:p>
          </table:table-cell>
          <table:table-cell table:number-columns-repeated="1008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string" calcext:value-type="string">
            <text:p>Shalanda</text:p>
          </table:table-cell>
          <table:table-cell table:style-name="ce1" office:value-type="string" calcext:value-type="string">
            <text:p>Godwin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69" calcext:value-type="float">
            <text:p>69.00</text:p>
          </table:table-cell>
          <table:table-cell table:style-name="ce2" table:formula="of:=AVERAGE([.D258:.O258])" office:value-type="float" office:value="80.0833333333333" calcext:value-type="float">
            <text:p>80.08</text:p>
          </table:table-cell>
          <table:table-cell table:number-columns-repeated="1008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Sherly</text:p>
          </table:table-cell>
          <table:table-cell table:style-name="ce1" office:value-type="string" calcext:value-type="string">
            <text:p>Peltier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2" calcext:value-type="float">
            <text:p>62.00</text:p>
          </table:table-cell>
          <table:table-cell table:style-name="ce2" table:formula="of:=AVERAGE([.D259:.O259])" office:value-type="float" office:value="84.0833333333333" calcext:value-type="float">
            <text:p>84.08</text:p>
          </table:table-cell>
          <table:table-cell table:number-columns-repeated="1008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string" calcext:value-type="string">
            <text:p>Sherron</text:p>
          </table:table-cell>
          <table:table-cell table:style-name="ce1" office:value-type="string" calcext:value-type="string">
            <text:p>Burgos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5" calcext:value-type="float">
            <text:p>65.00</text:p>
          </table:table-cell>
          <table:table-cell table:style-name="ce2" table:formula="of:=AVERAGE([.D260:.O260])" office:value-type="float" office:value="79.5" calcext:value-type="float">
            <text:p>79.50</text:p>
          </table:table-cell>
          <table:table-cell table:number-columns-repeated="1008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Sherry</text:p>
          </table:table-cell>
          <table:table-cell table:style-name="ce1" office:value-type="string" calcext:value-type="string">
            <text:p>Moody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96" calcext:value-type="float">
            <text:p>96.00</text:p>
          </table:table-cell>
          <table:table-cell table:number-columns-repeated="2" table:style-name="ce8" office:value-type="float" office:value="64" calcext:value-type="float">
            <text:p>64.00</text:p>
          </table:table-cell>
          <table:table-cell table:style-name="ce2" table:formula="of:=AVERAGE([.D261:.O261])" office:value-type="float" office:value="81" calcext:value-type="float">
            <text:p>81.00</text:p>
          </table:table-cell>
          <table:table-cell table:number-columns-repeated="1008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pencer</text:p>
          </table:table-cell>
          <table:table-cell table:style-name="ce1" office:value-type="string" calcext:value-type="string">
            <text:p>Boyd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91" calcext:value-type="float">
            <text:p>91.00</text:p>
          </table:table-cell>
          <table:table-cell table:style-name="ce2" table:formula="of:=AVERAGE([.D262:.O262])" office:value-type="float" office:value="77.1666666666667" calcext:value-type="float">
            <text:p>77.17</text:p>
          </table:table-cell>
          <table:table-cell table:number-columns-repeated="1008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Stanton</text:p>
          </table:table-cell>
          <table:table-cell table:style-name="ce1" office:value-type="string" calcext:value-type="string">
            <text:p>Ambrose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58" calcext:value-type="float">
            <text:p>58.00</text:p>
          </table:table-cell>
          <table:table-cell table:number-columns-repeated="2" table:style-name="ce8" office:value-type="float" office:value="96" calcext:value-type="float">
            <text:p>96.00</text:p>
          </table:table-cell>
          <table:table-cell table:number-columns-repeated="2" table:style-name="ce8" office:value-type="float" office:value="91" calcext:value-type="float">
            <text:p>91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56" calcext:value-type="float">
            <text:p>56.00</text:p>
          </table:table-cell>
          <table:table-cell table:style-name="ce2" table:formula="of:=AVERAGE([.D263:.O263])" office:value-type="float" office:value="78.3333333333333" calcext:value-type="float">
            <text:p>78.33</text:p>
          </table:table-cell>
          <table:table-cell table:number-columns-repeated="1008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Steve</text:p>
          </table:table-cell>
          <table:table-cell table:style-name="ce1" office:value-type="string" calcext:value-type="string">
            <text:p>Green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84" calcext:value-type="float">
            <text:p>84.00</text:p>
          </table:table-cell>
          <table:table-cell table:style-name="ce2" table:formula="of:=AVERAGE([.D264:.O264])" office:value-type="float" office:value="75.4166666666667" calcext:value-type="float">
            <text:p>75.42</text:p>
          </table:table-cell>
          <table:table-cell table:number-columns-repeated="1008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Susana</text:p>
          </table:table-cell>
          <table:table-cell table:style-name="ce1" office:value-type="string" calcext:value-type="string">
            <text:p>Anthony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4" calcext:value-type="float">
            <text:p>94.00</text:p>
          </table:table-cell>
          <table:table-cell table:number-columns-repeated="2" table:style-name="ce8" office:value-type="float" office:value="99" calcext:value-type="float">
            <text:p>99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8" calcext:value-type="float">
            <text:p>98.00</text:p>
          </table:table-cell>
          <table:table-cell table:number-columns-repeated="2" table:style-name="ce8" office:value-type="float" office:value="56" calcext:value-type="float">
            <text:p>56.00</text:p>
          </table:table-cell>
          <table:table-cell table:style-name="ce8" office:value-type="float" office:value="94" calcext:value-type="float">
            <text:p>94.00</text:p>
          </table:table-cell>
          <table:table-cell table:style-name="ce2" table:formula="of:=AVERAGE([.D265:.O265])" office:value-type="float" office:value="83.3333333333333" calcext:value-type="float">
            <text:p>83.33</text:p>
          </table:table-cell>
          <table:table-cell table:number-columns-repeated="1008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Susie</text:p>
          </table:table-cell>
          <table:table-cell table:style-name="ce1" office:value-type="string" calcext:value-type="string">
            <text:p>Cox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74" calcext:value-type="float">
            <text:p>74.00</text:p>
          </table:table-cell>
          <table:table-cell table:number-columns-repeated="2" table:style-name="ce8" office:value-type="float" office:value="98" calcext:value-type="float">
            <text:p>98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67" calcext:value-type="float">
            <text:p>67.00</text:p>
          </table:table-cell>
          <table:table-cell table:style-name="ce2" table:formula="of:=AVERAGE([.D266:.O266])" office:value-type="float" office:value="84.3333333333333" calcext:value-type="float">
            <text:p>84.33</text:p>
          </table:table-cell>
          <table:table-cell table:number-columns-repeated="1008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Sydney</text:p>
          </table:table-cell>
          <table:table-cell table:style-name="ce1" office:value-type="string" calcext:value-type="string">
            <text:p>Bartlett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74" calcext:value-type="float">
            <text:p>74.00</text:p>
          </table:table-cell>
          <table:table-cell table:style-name="ce2" table:formula="of:=AVERAGE([.D267:.O267])" office:value-type="float" office:value="78.9166666666667" calcext:value-type="float">
            <text:p>78.92</text:p>
          </table:table-cell>
          <table:table-cell table:number-columns-repeated="1008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Tandy</text:p>
          </table:table-cell>
          <table:table-cell table:style-name="ce1" office:value-type="string" calcext:value-type="string">
            <text:p>Downing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1" calcext:value-type="float">
            <text:p>91.00</text:p>
          </table:table-cell>
          <table:table-cell table:style-name="ce2" table:formula="of:=AVERAGE([.D268:.O268])" office:value-type="float" office:value="82.5" calcext:value-type="float">
            <text:p>82.50</text:p>
          </table:table-cell>
          <table:table-cell table:number-columns-repeated="1008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Taneka</text:p>
          </table:table-cell>
          <table:table-cell table:style-name="ce1" office:value-type="string" calcext:value-type="string">
            <text:p>Royster</text:p>
          </table:table-cell>
          <table:table-cell table:number-columns-repeated="2" table:style-name="ce8" office:value-type="float" office:value="94" calcext:value-type="float">
            <text:p>9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78" calcext:value-type="float">
            <text:p>78.00</text:p>
          </table:table-cell>
          <table:table-cell table:style-name="ce2" table:formula="of:=AVERAGE([.D269:.O269])" office:value-type="float" office:value="85.9166666666667" calcext:value-type="float">
            <text:p>85.92</text:p>
          </table:table-cell>
          <table:table-cell table:number-columns-repeated="1008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Tara</text:p>
          </table:table-cell>
          <table:table-cell table:style-name="ce1" office:value-type="string" calcext:value-type="string">
            <text:p>Dunn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5" calcext:value-type="float">
            <text:p>95.00</text:p>
          </table:table-cell>
          <table:table-cell table:number-columns-repeated="3" table:style-name="ce8" office:value-type="float" office:value="96" calcext:value-type="float">
            <text:p>9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50" calcext:value-type="float">
            <text:p>50.00</text:p>
          </table:table-cell>
          <table:table-cell table:style-name="ce2" table:formula="of:=AVERAGE([.D270:.O270])" office:value-type="float" office:value="87.25" calcext:value-type="float">
            <text:p>87.25</text:p>
          </table:table-cell>
          <table:table-cell table:number-columns-repeated="1008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Tasha</text:p>
          </table:table-cell>
          <table:table-cell table:style-name="ce1" office:value-type="string" calcext:value-type="string">
            <text:p>Conner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58" calcext:value-type="float">
            <text:p>58.00</text:p>
          </table:table-cell>
          <table:table-cell table:style-name="ce2" table:formula="of:=AVERAGE([.D271:.O271])" office:value-type="float" office:value="84.0833333333333" calcext:value-type="float">
            <text:p>84.08</text:p>
          </table:table-cell>
          <table:table-cell table:number-columns-repeated="1008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Tayna</text:p>
          </table:table-cell>
          <table:table-cell table:style-name="ce1" office:value-type="string" calcext:value-type="string">
            <text:p>Dial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93" calcext:value-type="float">
            <text:p>93.00</text:p>
          </table:table-cell>
          <table:table-cell table:style-name="ce2" table:formula="of:=AVERAGE([.D272:.O272])" office:value-type="float" office:value="80.1666666666667" calcext:value-type="float">
            <text:p>80.17</text:p>
          </table:table-cell>
          <table:table-cell table:number-columns-repeated="1008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Terrance</text:p>
          </table:table-cell>
          <table:table-cell table:style-name="ce1" office:value-type="string" calcext:value-type="string">
            <text:p>Luna</text:p>
          </table:table-cell>
          <table:table-cell table:style-name="ce8" office:value-type="float" office:value="88" calcext:value-type="float">
            <text:p>88.00</text:p>
          </table:table-cell>
          <table:table-cell table:number-columns-repeated="2" table:style-name="ce8" office:value-type="float" office:value="86" calcext:value-type="float">
            <text:p>86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7" calcext:value-type="float">
            <text:p>87.00</text:p>
          </table:table-cell>
          <table:table-cell table:style-name="ce2" table:formula="of:=AVERAGE([.D273:.O273])" office:value-type="float" office:value="80.5" calcext:value-type="float">
            <text:p>80.50</text:p>
          </table:table-cell>
          <table:table-cell table:number-columns-repeated="1008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Terrell</text:p>
          </table:table-cell>
          <table:table-cell table:style-name="ce1" office:value-type="string" calcext:value-type="string">
            <text:p>Knight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0" calcext:value-type="float">
            <text:p>90.00</text:p>
          </table:table-cell>
          <table:table-cell table:style-name="ce2" table:formula="of:=AVERAGE([.D274:.O274])" office:value-type="float" office:value="83.4166666666667" calcext:value-type="float">
            <text:p>83.42</text:p>
          </table:table-cell>
          <table:table-cell table:number-columns-repeated="100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Thea</text:p>
          </table:table-cell>
          <table:table-cell table:style-name="ce1" office:value-type="string" calcext:value-type="string">
            <text:p>Sumner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56" calcext:value-type="float">
            <text:p>56.00</text:p>
          </table:table-cell>
          <table:table-cell table:style-name="ce2" table:formula="of:=AVERAGE([.D275:.O275])" office:value-type="float" office:value="79" calcext:value-type="float">
            <text:p>79.00</text:p>
          </table:table-cell>
          <table:table-cell table:number-columns-repeated="1008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Theresia</text:p>
          </table:table-cell>
          <table:table-cell table:style-name="ce1" office:value-type="string" calcext:value-type="string">
            <text:p>Leroy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0" calcext:value-type="float">
            <text:p>90.00</text:p>
          </table:table-cell>
          <table:table-cell table:style-name="ce2" table:formula="of:=AVERAGE([.D276:.O276])" office:value-type="float" office:value="83.6666666666667" calcext:value-type="float">
            <text:p>83.67</text:p>
          </table:table-cell>
          <table:table-cell table:number-columns-repeated="1008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Tijuana</text:p>
          </table:table-cell>
          <table:table-cell table:style-name="ce1" office:value-type="string" calcext:value-type="string">
            <text:p>Varney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2" table:formula="of:=AVERAGE([.D277:.O277])" office:value-type="float" office:value="90.75" calcext:value-type="float">
            <text:p>90.75</text:p>
          </table:table-cell>
          <table:table-cell table:number-columns-repeated="100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Tom</text:p>
          </table:table-cell>
          <table:table-cell table:style-name="ce1" office:value-type="string" calcext:value-type="string">
            <text:p>Mitchell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4" calcext:value-type="float">
            <text:p>64.00</text:p>
          </table:table-cell>
          <table:table-cell table:number-columns-repeated="2" table:style-name="ce8" office:value-type="float" office:value="67" calcext:value-type="float">
            <text:p>67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55" calcext:value-type="float">
            <text:p>55.00</text:p>
          </table:table-cell>
          <table:table-cell table:style-name="ce2" table:formula="of:=AVERAGE([.D278:.O278])" office:value-type="float" office:value="77.6666666666667" calcext:value-type="float">
            <text:p>77.67</text:p>
          </table:table-cell>
          <table:table-cell table:number-columns-repeated="1008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Tom</text:p>
          </table:table-cell>
          <table:table-cell table:style-name="ce1" office:value-type="string" calcext:value-type="string">
            <text:p>Griffin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74" calcext:value-type="float">
            <text:p>74.00</text:p>
          </table:table-cell>
          <table:table-cell table:style-name="ce2" table:formula="of:=AVERAGE([.D279:.O279])" office:value-type="float" office:value="77.9166666666667" calcext:value-type="float">
            <text:p>77.92</text:p>
          </table:table-cell>
          <table:table-cell table:number-columns-repeated="1008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Tomas</text:p>
          </table:table-cell>
          <table:table-cell table:style-name="ce1" office:value-type="string" calcext:value-type="string">
            <text:p>Mclaughlin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57" calcext:value-type="float">
            <text:p>57.00</text:p>
          </table:table-cell>
          <table:table-cell table:number-columns-repeated="2" table:style-name="ce8" office:value-type="float" office:value="66" calcext:value-type="float">
            <text:p>66.00</text:p>
          </table:table-cell>
          <table:table-cell table:style-name="ce8" office:value-type="float" office:value="64" calcext:value-type="float">
            <text:p>64.00</text:p>
          </table:table-cell>
          <table:table-cell table:style-name="ce2" table:formula="of:=AVERAGE([.D280:.O280])" office:value-type="float" office:value="76.9166666666667" calcext:value-type="float">
            <text:p>76.92</text:p>
          </table:table-cell>
          <table:table-cell table:number-columns-repeated="1008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Tommie</text:p>
          </table:table-cell>
          <table:table-cell table:style-name="ce1" office:value-type="string" calcext:value-type="string">
            <text:p>Mann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51" calcext:value-type="float">
            <text:p>51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91" calcext:value-type="float">
            <text:p>91.00</text:p>
          </table:table-cell>
          <table:table-cell table:style-name="ce2" table:formula="of:=AVERAGE([.D281:.O281])" office:value-type="float" office:value="82.1666666666667" calcext:value-type="float">
            <text:p>82.17</text:p>
          </table:table-cell>
          <table:table-cell table:number-columns-repeated="1008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Traci</text:p>
          </table:table-cell>
          <table:table-cell table:style-name="ce1" office:value-type="string" calcext:value-type="string">
            <text:p>Mitchell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5" calcext:value-type="float">
            <text:p>85.00</text:p>
          </table:table-cell>
          <table:table-cell table:style-name="ce2" table:formula="of:=AVERAGE([.D282:.O282])" office:value-type="float" office:value="81.5833333333333" calcext:value-type="float">
            <text:p>81.58</text:p>
          </table:table-cell>
          <table:table-cell table:number-columns-repeated="1008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Travis</text:p>
          </table:table-cell>
          <table:table-cell table:style-name="ce1" office:value-type="string" calcext:value-type="string">
            <text:p>Wade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76" calcext:value-type="float">
            <text:p>76.00</text:p>
          </table:table-cell>
          <table:table-cell table:style-name="ce2" table:formula="of:=AVERAGE([.D283:.O283])" office:value-type="float" office:value="81.25" calcext:value-type="float">
            <text:p>81.25</text:p>
          </table:table-cell>
          <table:table-cell table:number-columns-repeated="1008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Trevor</text:p>
          </table:table-cell>
          <table:table-cell table:style-name="ce1" office:value-type="string" calcext:value-type="string">
            <text:p>Mccoy</text:p>
          </table:table-cell>
          <table:table-cell table:number-columns-repeated="3" table:style-name="ce8" office:value-type="float" office:value="84" calcext:value-type="float">
            <text:p>8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5" calcext:value-type="float">
            <text:p>85.00</text:p>
          </table:table-cell>
          <table:table-cell table:style-name="ce2" table:formula="of:=AVERAGE([.D284:.O284])" office:value-type="float" office:value="86.1666666666667" calcext:value-type="float">
            <text:p>86.17</text:p>
          </table:table-cell>
          <table:table-cell table:number-columns-repeated="1008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Valerie</text:p>
          </table:table-cell>
          <table:table-cell table:style-name="ce1" office:value-type="string" calcext:value-type="string">
            <text:p>Terry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9" calcext:value-type="float">
            <text:p>79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6" calcext:value-type="float">
            <text:p>86.00</text:p>
          </table:table-cell>
          <table:table-cell table:style-name="ce2" table:formula="of:=AVERAGE([.D285:.O285])" office:value-type="float" office:value="87.4166666666667" calcext:value-type="float">
            <text:p>87.42</text:p>
          </table:table-cell>
          <table:table-cell table:number-columns-repeated="1008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Vicente</text:p>
          </table:table-cell>
          <table:table-cell table:style-name="ce1" office:value-type="string" calcext:value-type="string">
            <text:p>Marquis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58" calcext:value-type="float">
            <text:p>58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72" calcext:value-type="float">
            <text:p>72.00</text:p>
          </table:table-cell>
          <table:table-cell table:style-name="ce2" table:formula="of:=AVERAGE([.D286:.O286])" office:value-type="float" office:value="80.1666666666667" calcext:value-type="float">
            <text:p>80.17</text:p>
          </table:table-cell>
          <table:table-cell table:number-columns-repeated="1008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Victoria</text:p>
          </table:table-cell>
          <table:table-cell table:style-name="ce1" office:value-type="string" calcext:value-type="string">
            <text:p>Robertson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51" calcext:value-type="float">
            <text:p>51.00</text:p>
          </table:table-cell>
          <table:table-cell table:style-name="ce2" table:formula="of:=AVERAGE([.D287:.O287])" office:value-type="float" office:value="81" calcext:value-type="float">
            <text:p>81.00</text:p>
          </table:table-cell>
          <table:table-cell table:number-columns-repeated="1008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Viola</text:p>
          </table:table-cell>
          <table:table-cell table:style-name="ce1" office:value-type="string" calcext:value-type="string">
            <text:p>Owen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7" calcext:value-type="float">
            <text:p>97.00</text:p>
          </table:table-cell>
          <table:table-cell table:number-columns-repeated="2" table:style-name="ce8" office:value-type="float" office:value="95" calcext:value-type="float">
            <text:p>9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74" calcext:value-type="float">
            <text:p>74.00</text:p>
          </table:table-cell>
          <table:table-cell table:style-name="ce2" table:formula="of:=AVERAGE([.D288:.O288])" office:value-type="float" office:value="85.1666666666667" calcext:value-type="float">
            <text:p>85.17</text:p>
          </table:table-cell>
          <table:table-cell table:number-columns-repeated="1008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Howell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8" calcext:value-type="float">
            <text:p>68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0" calcext:value-type="float">
            <text:p>50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86" calcext:value-type="float">
            <text:p>86.00</text:p>
          </table:table-cell>
          <table:table-cell table:style-name="ce2" table:formula="of:=AVERAGE([.D289:.O289])" office:value-type="float" office:value="82.0833333333333" calcext:value-type="float">
            <text:p>82.08</text:p>
          </table:table-cell>
          <table:table-cell table:number-columns-repeated="1008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string" calcext:value-type="string">
            <text:p>Walton</text:p>
          </table:table-cell>
          <table:table-cell table:style-name="ce1" office:value-type="string" calcext:value-type="string">
            <text:p>Viera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7" calcext:value-type="float">
            <text:p>67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2" table:formula="of:=AVERAGE([.D290:.O290])" office:value-type="float" office:value="82.0833333333333" calcext:value-type="float">
            <text:p>82.08</text:p>
          </table:table-cell>
          <table:table-cell table:number-columns-repeated="1008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Wayne</text:p>
          </table:table-cell>
          <table:table-cell table:style-name="ce1" office:value-type="string" calcext:value-type="string">
            <text:p>Harvey</text:p>
          </table:table-cell>
          <table:table-cell table:style-name="ce8" office:value-type="float" office:value="82" calcext:value-type="float">
            <text:p>82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4" calcext:value-type="float">
            <text:p>6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81" calcext:value-type="float">
            <text:p>81.00</text:p>
          </table:table-cell>
          <table:table-cell table:style-name="ce8" office:value-type="float" office:value="62" calcext:value-type="float">
            <text:p>62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7" calcext:value-type="float">
            <text:p>77.00</text:p>
          </table:table-cell>
          <table:table-cell table:style-name="ce2" table:formula="of:=AVERAGE([.D291:.O291])" office:value-type="float" office:value="79.75" calcext:value-type="float">
            <text:p>79.75</text:p>
          </table:table-cell>
          <table:table-cell table:number-columns-repeated="1008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string" calcext:value-type="string">
            <text:p>Wendy</text:p>
          </table:table-cell>
          <table:table-cell table:style-name="ce1" office:value-type="string" calcext:value-type="string">
            <text:p>Wheeler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58" calcext:value-type="float">
            <text:p>58.00</text:p>
          </table:table-cell>
          <table:table-cell table:number-columns-repeated="2" table:style-name="ce8" office:value-type="float" office:value="90" calcext:value-type="float">
            <text:p>90.00</text:p>
          </table:table-cell>
          <table:table-cell table:style-name="ce8" office:value-type="float" office:value="54" calcext:value-type="float">
            <text:p>54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72" calcext:value-type="float">
            <text:p>72.00</text:p>
          </table:table-cell>
          <table:table-cell table:style-name="ce2" table:formula="of:=AVERAGE([.D292:.O292])" office:value-type="float" office:value="82.3333333333333" calcext:value-type="float">
            <text:p>82.33</text:p>
          </table:table-cell>
          <table:table-cell table:number-columns-repeated="1008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Wendy</text:p>
          </table:table-cell>
          <table:table-cell table:style-name="ce1" office:value-type="string" calcext:value-type="string">
            <text:p>Evans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8" calcext:value-type="float">
            <text:p>88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1" calcext:value-type="float">
            <text:p>91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57" calcext:value-type="float">
            <text:p>57.00</text:p>
          </table:table-cell>
          <table:table-cell table:style-name="ce8" office:value-type="float" office:value="70" calcext:value-type="float">
            <text:p>70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77" calcext:value-type="float">
            <text:p>77.00</text:p>
          </table:table-cell>
          <table:table-cell table:style-name="ce2" table:formula="of:=AVERAGE([.D293:.O293])" office:value-type="float" office:value="82" calcext:value-type="float">
            <text:p>82.00</text:p>
          </table:table-cell>
          <table:table-cell table:number-columns-repeated="1008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Wilfred</text:p>
          </table:table-cell>
          <table:table-cell table:style-name="ce1" office:value-type="string" calcext:value-type="string">
            <text:p>Wilkins</text:p>
          </table:table-cell>
          <table:table-cell table:style-name="ce8" office:value-type="float" office:value="84" calcext:value-type="float">
            <text:p>84.00</text:p>
          </table:table-cell>
          <table:table-cell table:style-name="ce8" office:value-type="float" office:value="87" calcext:value-type="float">
            <text:p>87.00</text:p>
          </table:table-cell>
          <table:table-cell table:style-name="ce8" office:value-type="float" office:value="72" calcext:value-type="float">
            <text:p>72.00</text:p>
          </table:table-cell>
          <table:table-cell table:number-columns-repeated="2" table:style-name="ce8" office:value-type="float" office:value="94" calcext:value-type="float">
            <text:p>94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75" calcext:value-type="float">
            <text:p>75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68" calcext:value-type="float">
            <text:p>68.00</text:p>
          </table:table-cell>
          <table:table-cell table:style-name="ce2" table:formula="of:=AVERAGE([.D294:.O294])" office:value-type="float" office:value="79.6666666666667" calcext:value-type="float">
            <text:p>79.67</text:p>
          </table:table-cell>
          <table:table-cell table:number-columns-repeated="1008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Willis</text:p>
          </table:table-cell>
          <table:table-cell table:style-name="ce1" office:value-type="string" calcext:value-type="string">
            <text:p>Berry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60" calcext:value-type="float">
            <text:p>60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65" calcext:value-type="float">
            <text:p>65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6" calcext:value-type="float">
            <text:p>86.00</text:p>
          </table:table-cell>
          <table:table-cell table:style-name="ce8" office:value-type="float" office:value="99" calcext:value-type="float">
            <text:p>99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82" calcext:value-type="float">
            <text:p>82.00</text:p>
          </table:table-cell>
          <table:table-cell table:style-name="ce2" table:formula="of:=AVERAGE([.D295:.O295])" office:value-type="float" office:value="85" calcext:value-type="float">
            <text:p>85.00</text:p>
          </table:table-cell>
          <table:table-cell table:number-columns-repeated="1008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Wilton</text:p>
          </table:table-cell>
          <table:table-cell table:style-name="ce1" office:value-type="string" calcext:value-type="string">
            <text:p>Duckworth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5" calcext:value-type="float">
            <text:p>85.00</text:p>
          </table:table-cell>
          <table:table-cell table:number-columns-repeated="2" table:style-name="ce8" office:value-type="float" office:value="92" calcext:value-type="float">
            <text:p>92.00</text:p>
          </table:table-cell>
          <table:table-cell table:style-name="ce8" office:value-type="float" office:value="77" calcext:value-type="float">
            <text:p>77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90" calcext:value-type="float">
            <text:p>90.00</text:p>
          </table:table-cell>
          <table:table-cell table:style-name="ce2" table:formula="of:=AVERAGE([.D296:.O296])" office:value-type="float" office:value="83.9166666666667" calcext:value-type="float">
            <text:p>83.92</text:p>
          </table:table-cell>
          <table:table-cell table:number-columns-repeated="1008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Winston</text:p>
          </table:table-cell>
          <table:table-cell table:style-name="ce1" office:value-type="string" calcext:value-type="string">
            <text:p>Torres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97" calcext:value-type="float">
            <text:p>97.00</text:p>
          </table:table-cell>
          <table:table-cell table:style-name="ce8" office:value-type="float" office:value="73" calcext:value-type="float">
            <text:p>73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61" calcext:value-type="float">
            <text:p>61.00</text:p>
          </table:table-cell>
          <table:table-cell table:style-name="ce8" office:value-type="float" office:value="56" calcext:value-type="float">
            <text:p>56.00</text:p>
          </table:table-cell>
          <table:table-cell table:style-name="ce8" office:value-type="float" office:value="55" calcext:value-type="float">
            <text:p>55.00</text:p>
          </table:table-cell>
          <table:table-cell table:style-name="ce2" table:formula="of:=AVERAGE([.D297:.O297])" office:value-type="float" office:value="76.3333333333333" calcext:value-type="float">
            <text:p>76.33</text:p>
          </table:table-cell>
          <table:table-cell table:number-columns-repeated="1008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Wm</text:p>
          </table:table-cell>
          <table:table-cell table:style-name="ce1" office:value-type="string" calcext:value-type="string">
            <text:p>Fowler</text:p>
          </table:table-cell>
          <table:table-cell table:number-columns-repeated="2" table:style-name="ce8" office:value-type="float" office:value="87" calcext:value-type="float">
            <text:p>87.00</text:p>
          </table:table-cell>
          <table:table-cell table:number-columns-repeated="2" table:style-name="ce8" office:value-type="float" office:value="95" calcext:value-type="float">
            <text:p>95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78" calcext:value-type="float">
            <text:p>78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66" calcext:value-type="float">
            <text:p>66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50" calcext:value-type="float">
            <text:p>50.00</text:p>
          </table:table-cell>
          <table:table-cell table:style-name="ce2" table:formula="of:=AVERAGE([.D298:.O298])" office:value-type="float" office:value="84.8333333333333" calcext:value-type="float">
            <text:p>84.83</text:p>
          </table:table-cell>
          <table:table-cell table:number-columns-repeated="1008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Woodrow</text:p>
          </table:table-cell>
          <table:table-cell table:style-name="ce1" office:value-type="string" calcext:value-type="string">
            <text:p>Carter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82" calcext:value-type="float">
            <text:p>82.00</text:p>
          </table:table-cell>
          <table:table-cell table:number-columns-repeated="2" table:style-name="ce8" office:value-type="float" office:value="91" calcext:value-type="float">
            <text:p>91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71" calcext:value-type="float">
            <text:p>71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59" calcext:value-type="float">
            <text:p>59.00</text:p>
          </table:table-cell>
          <table:table-cell table:style-name="ce8" office:value-type="float" office:value="55" calcext:value-type="float">
            <text:p>55.00</text:p>
          </table:table-cell>
          <table:table-cell table:style-name="ce8" office:value-type="float" office:value="92" calcext:value-type="float">
            <text:p>92.00</text:p>
          </table:table-cell>
          <table:table-cell table:style-name="ce8" office:value-type="float" office:value="63" calcext:value-type="float">
            <text:p>63.00</text:p>
          </table:table-cell>
          <table:table-cell table:style-name="ce8" office:value-type="float" office:value="58" calcext:value-type="float">
            <text:p>58.00</text:p>
          </table:table-cell>
          <table:table-cell table:style-name="ce2" table:formula="of:=AVERAGE([.D299:.O299])" office:value-type="float" office:value="78.25" calcext:value-type="float">
            <text:p>78.25</text:p>
          </table:table-cell>
          <table:table-cell table:number-columns-repeated="1008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Yee</text:p>
          </table:table-cell>
          <table:table-cell table:style-name="ce1" office:value-type="string" calcext:value-type="string">
            <text:p>Theriault</text:p>
          </table:table-cell>
          <table:table-cell table:style-name="ce8" office:value-type="float" office:value="94" calcext:value-type="float">
            <text:p>94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89" calcext:value-type="float">
            <text:p>89.00</text:p>
          </table:table-cell>
          <table:table-cell table:style-name="ce8" office:value-type="float" office:value="95" calcext:value-type="float">
            <text:p>95.00</text:p>
          </table:table-cell>
          <table:table-cell table:style-name="ce8" office:value-type="float" office:value="90" calcext:value-type="float">
            <text:p>90.00</text:p>
          </table:table-cell>
          <table:table-cell table:style-name="ce8" office:value-type="float" office:value="83" calcext:value-type="float">
            <text:p>83.00</text:p>
          </table:table-cell>
          <table:table-cell table:style-name="ce8" office:value-type="float" office:value="98" calcext:value-type="float">
            <text:p>98.00</text:p>
          </table:table-cell>
          <table:table-cell table:style-name="ce8" office:value-type="float" office:value="80" calcext:value-type="float">
            <text:p>80.00</text:p>
          </table:table-cell>
          <table:table-cell table:style-name="ce8" office:value-type="float" office:value="52" calcext:value-type="float">
            <text:p>52.00</text:p>
          </table:table-cell>
          <table:table-cell table:style-name="ce8" office:value-type="float" office:value="53" calcext:value-type="float">
            <text:p>53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67" calcext:value-type="float">
            <text:p>67.00</text:p>
          </table:table-cell>
          <table:table-cell table:style-name="ce2" table:formula="of:=AVERAGE([.D300:.O300])" office:value-type="float" office:value="80.8333333333333" calcext:value-type="float">
            <text:p>80.83</text:p>
          </table:table-cell>
          <table:table-cell table:number-columns-repeated="1008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Yolanda</text:p>
          </table:table-cell>
          <table:table-cell table:style-name="ce1" office:value-type="string" calcext:value-type="string">
            <text:p>Roy</text:p>
          </table:table-cell>
          <table:table-cell table:style-name="ce8" office:value-type="float" office:value="96" calcext:value-type="float">
            <text:p>96.00</text:p>
          </table:table-cell>
          <table:table-cell table:style-name="ce9" office:value-type="float" office:value="81" calcext:value-type="float">
            <text:p>81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93" calcext:value-type="float">
            <text:p>93.00</text:p>
          </table:table-cell>
          <table:table-cell table:style-name="ce8" office:value-type="float" office:value="96" calcext:value-type="float">
            <text:p>96.00</text:p>
          </table:table-cell>
          <table:table-cell table:style-name="ce8" office:value-type="float" office:value="69" calcext:value-type="float">
            <text:p>69.00</text:p>
          </table:table-cell>
          <table:table-cell table:style-name="ce8" office:value-type="float" office:value="100" calcext:value-type="float">
            <text:p>100.00</text:p>
          </table:table-cell>
          <table:table-cell table:style-name="ce8" office:value-type="float" office:value="72" calcext:value-type="float">
            <text:p>72.00</text:p>
          </table:table-cell>
          <table:table-cell table:style-name="ce8" office:value-type="float" office:value="76" calcext:value-type="float">
            <text:p>76.00</text:p>
          </table:table-cell>
          <table:table-cell table:style-name="ce8" office:value-type="float" office:value="74" calcext:value-type="float">
            <text:p>74.00</text:p>
          </table:table-cell>
          <table:table-cell table:style-name="ce8" office:value-type="float" office:value="85" calcext:value-type="float">
            <text:p>85.00</text:p>
          </table:table-cell>
          <table:table-cell table:style-name="ce8" office:value-type="float" office:value="94" calcext:value-type="float">
            <text:p>94.00</text:p>
          </table:table-cell>
          <table:table-cell table:style-name="ce2" table:formula="of:=AVERAGE([.D301:.O301])" office:value-type="float" office:value="83.75" calcext:value-type="float">
            <text:p>83.7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endance" table:style-name="ta3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7" office:value-type="date" office:date-value="2017-03-06" calcext:value-type="date">
            <text:p>March 6, 2017</text:p>
          </table:table-cell>
          <table:table-cell table:style-name="ce7" office:value-type="date" office:date-value="2017-03-13" calcext:value-type="date">
            <text:p>March 13, 2017</text:p>
          </table:table-cell>
          <table:table-cell table:style-name="ce7" office:value-type="date" office:date-value="2017-03-20" calcext:value-type="date">
            <text:p>March 20, 2017</text:p>
          </table:table-cell>
          <table:table-cell table:style-name="ce7" office:value-type="date" office:date-value="2017-03-27" calcext:value-type="date">
            <text:p>March 27, 2017</text:p>
          </table:table-cell>
          <table:table-cell table:style-name="ce7" office:value-type="date" office:date-value="2017-04-03" calcext:value-type="date">
            <text:p>April 3, 2017</text:p>
          </table:table-cell>
          <table:table-cell table:style-name="ce7" office:value-type="date" office:date-value="2017-04-10" calcext:value-type="date">
            <text:p>April 10, 2017</text:p>
          </table:table-cell>
          <table:table-cell table:style-name="ce7" office:value-type="date" office:date-value="2017-04-17" calcext:value-type="date">
            <text:p>April 17, 2017</text:p>
          </table:table-cell>
          <table:table-cell table:style-name="ce7" office:value-type="date" office:date-value="2017-04-24" calcext:value-type="date">
            <text:p>April 24, 2017</text:p>
          </table:table-cell>
          <table:table-cell table:style-name="ce7" office:value-type="date" office:date-value="2017-05-01" calcext:value-type="date">
            <text:p>May 1, 2017</text:p>
          </table:table-cell>
          <table:table-cell table:style-name="ce7" office:value-type="date" office:date-value="2017-05-08" calcext:value-type="date">
            <text:p>May 8, 2017</text:p>
          </table:table-cell>
          <table:table-cell table:style-name="ce7" office:value-type="date" office:date-value="2017-05-15" calcext:value-type="date">
            <text:p>May 15, 2017</text:p>
          </table:table-cell>
          <table:table-cell table:style-name="ce7" office:value-type="date" office:date-value="2017-05-22" calcext:value-type="date">
            <text:p>May 22, 2017</text:p>
          </table:table-cell>
          <table:table-cell table:style-name="ce1" office:value-type="string" calcext:value-type="string">
            <text:p>Present</text:p>
          </table:table-cell>
          <table:table-cell table:style-name="ce1" office:value-type="string" calcext:value-type="string">
            <text:p>Total School Days</text:p>
          </table:table-cell>
          <table:table-cell table:style-name="ce1" office:value-type="string" calcext:value-type="string">
            <text:p>Percent</text:p>
          </table:table-cell>
          <table:table-cell table:number-columns-repeated="100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</text:p>
          </table:table-cell>
          <table:table-cell table:style-name="ce1" office:value-type="string" calcext:value-type="string">
            <text:p>Parker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2:.O2])" office:value-type="float" office:value="1" calcext:value-type="float">
            <text:p>1</text:p>
          </table:table-cell>
          <table:table-cell table:formula="of:=COUNTA([.D2:.O2])" office:value-type="float" office:value="12" calcext:value-type="float">
            <text:p>12</text:p>
          </table:table-cell>
          <table:table-cell table:style-name="ce3" table:formula="of:=[.P2]/[.Q2]" office:value-type="percentage" office:value="0.0833333333333333" calcext:value-type="percentage">
            <text:p>8.33%</text:p>
          </table:table-cell>
          <table:table-cell table:number-columns-repeated="100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olph</text:p>
          </table:table-cell>
          <table:table-cell table:style-name="ce1" office:value-type="string" calcext:value-type="string">
            <text:p>Lindstro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3:.O3])" office:value-type="float" office:value="0" calcext:value-type="float">
            <text:p>0</text:p>
          </table:table-cell>
          <table:table-cell table:formula="of:=COUNTA([.D3:.O3])" office:value-type="float" office:value="12" calcext:value-type="float">
            <text:p>12</text:p>
          </table:table-cell>
          <table:table-cell table:style-name="ce3" table:formula="of:=[.P3]/[.Q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drian</text:p>
          </table:table-cell>
          <table:table-cell table:style-name="ce1" office:value-type="string" calcext:value-type="string">
            <text:p>Medina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formula="of:=SUM([.D4:.O4])" office:value-type="float" office:value="0" calcext:value-type="float">
            <text:p>0</text:p>
          </table:table-cell>
          <table:table-cell table:formula="of:=COUNTA([.D4:.O4])" office:value-type="float" office:value="12" calcext:value-type="float">
            <text:p>12</text:p>
          </table:table-cell>
          <table:table-cell table:style-name="ce3" table:formula="of:=[.P4]/[.Q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lejandro</text:p>
          </table:table-cell>
          <table:table-cell table:style-name="ce1" office:value-type="string" calcext:value-type="string">
            <text:p>Elliot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formula="of:=SUM([.D5:.O5])" office:value-type="float" office:value="0" calcext:value-type="float">
            <text:p>0</text:p>
          </table:table-cell>
          <table:table-cell table:formula="of:=COUNTA([.D5:.O5])" office:value-type="float" office:value="12" calcext:value-type="float">
            <text:p>12</text:p>
          </table:table-cell>
          <table:table-cell table:style-name="ce3" table:formula="of:=[.P5]/[.Q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llan</text:p>
          </table:table-cell>
          <table:table-cell table:style-name="ce1" office:value-type="string" calcext:value-type="string">
            <text:p>Brew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6:.O6])" office:value-type="float" office:value="0" calcext:value-type="float">
            <text:p>0</text:p>
          </table:table-cell>
          <table:table-cell table:formula="of:=COUNTA([.D6:.O6])" office:value-type="float" office:value="12" calcext:value-type="float">
            <text:p>12</text:p>
          </table:table-cell>
          <table:table-cell table:style-name="ce3" table:formula="of:=[.P6]/[.Q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llen</text:p>
          </table:table-cell>
          <table:table-cell table:style-name="ce1" office:value-type="string" calcext:value-type="string">
            <text:p>Lindsey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7:.O7])" office:value-type="float" office:value="0" calcext:value-type="float">
            <text:p>0</text:p>
          </table:table-cell>
          <table:table-cell table:formula="of:=COUNTA([.D7:.O7])" office:value-type="float" office:value="12" calcext:value-type="float">
            <text:p>12</text:p>
          </table:table-cell>
          <table:table-cell table:style-name="ce3" table:formula="of:=[.P7]/[.Q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lphonso</text:p>
          </table:table-cell>
          <table:table-cell table:style-name="ce1" office:value-type="string" calcext:value-type="string">
            <text:p>Ruff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8:.O8])" office:value-type="float" office:value="0" calcext:value-type="float">
            <text:p>0</text:p>
          </table:table-cell>
          <table:table-cell table:formula="of:=COUNTA([.D8:.O8])" office:value-type="float" office:value="12" calcext:value-type="float">
            <text:p>12</text:p>
          </table:table-cell>
          <table:table-cell table:style-name="ce3" table:formula="of:=[.P8]/[.Q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Fitzgerald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9:.O9])" office:value-type="float" office:value="0" calcext:value-type="float">
            <text:p>0</text:p>
          </table:table-cell>
          <table:table-cell table:formula="of:=COUNTA([.D9:.O9])" office:value-type="float" office:value="12" calcext:value-type="float">
            <text:p>12</text:p>
          </table:table-cell>
          <table:table-cell table:style-name="ce3" table:formula="of:=[.P9]/[.Q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ngelina</text:p>
          </table:table-cell>
          <table:table-cell table:style-name="ce1" office:value-type="string" calcext:value-type="string">
            <text:p>Castill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0:.O10])" office:value-type="float" office:value="0" calcext:value-type="float">
            <text:p>0</text:p>
          </table:table-cell>
          <table:table-cell table:formula="of:=COUNTA([.D10:.O10])" office:value-type="float" office:value="12" calcext:value-type="float">
            <text:p>12</text:p>
          </table:table-cell>
          <table:table-cell table:style-name="ce3" table:formula="of:=[.P10]/[.Q1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njelica</text:p>
          </table:table-cell>
          <table:table-cell table:style-name="ce1" office:value-type="string" calcext:value-type="string">
            <text:p>Muniz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11:.O11])" office:value-type="float" office:value="0" calcext:value-type="float">
            <text:p>0</text:p>
          </table:table-cell>
          <table:table-cell table:formula="of:=COUNTA([.D11:.O11])" office:value-type="float" office:value="12" calcext:value-type="float">
            <text:p>12</text:p>
          </table:table-cell>
          <table:table-cell table:style-name="ce3" table:formula="of:=[.P11]/[.Q1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nn</text:p>
          </table:table-cell>
          <table:table-cell table:style-name="ce1" office:value-type="string" calcext:value-type="string">
            <text:p>Richar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2:.O12])" office:value-type="float" office:value="0" calcext:value-type="float">
            <text:p>0</text:p>
          </table:table-cell>
          <table:table-cell table:formula="of:=COUNTA([.D12:.O12])" office:value-type="float" office:value="12" calcext:value-type="float">
            <text:p>12</text:p>
          </table:table-cell>
          <table:table-cell table:style-name="ce3" table:formula="of:=[.P12]/[.Q1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nna</text:p>
          </table:table-cell>
          <table:table-cell table:style-name="ce1" office:value-type="string" calcext:value-type="string">
            <text:p>Flower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3:.O13])" office:value-type="float" office:value="0" calcext:value-type="float">
            <text:p>0</text:p>
          </table:table-cell>
          <table:table-cell table:formula="of:=COUNTA([.D13:.O13])" office:value-type="float" office:value="12" calcext:value-type="float">
            <text:p>12</text:p>
          </table:table-cell>
          <table:table-cell table:style-name="ce3" table:formula="of:=[.P13]/[.Q1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nnalisa</text:p>
          </table:table-cell>
          <table:table-cell table:style-name="ce1" office:value-type="string" calcext:value-type="string">
            <text:p>Holl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4:.O14])" office:value-type="float" office:value="0" calcext:value-type="float">
            <text:p>0</text:p>
          </table:table-cell>
          <table:table-cell table:formula="of:=COUNTA([.D14:.O14])" office:value-type="float" office:value="12" calcext:value-type="float">
            <text:p>12</text:p>
          </table:table-cell>
          <table:table-cell table:style-name="ce3" table:formula="of:=[.P14]/[.Q1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Anneliese</text:p>
          </table:table-cell>
          <table:table-cell table:style-name="ce1" office:value-type="string" calcext:value-type="string">
            <text:p>Cahi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5:.O15])" office:value-type="float" office:value="0" calcext:value-type="float">
            <text:p>0</text:p>
          </table:table-cell>
          <table:table-cell table:formula="of:=COUNTA([.D15:.O15])" office:value-type="float" office:value="12" calcext:value-type="float">
            <text:p>12</text:p>
          </table:table-cell>
          <table:table-cell table:style-name="ce3" table:formula="of:=[.P15]/[.Q1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nnette</text:p>
          </table:table-cell>
          <table:table-cell table:style-name="ce1" office:value-type="string" calcext:value-type="string">
            <text:p>Higgin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6:.O16])" office:value-type="float" office:value="0" calcext:value-type="float">
            <text:p>0</text:p>
          </table:table-cell>
          <table:table-cell table:formula="of:=COUNTA([.D16:.O16])" office:value-type="float" office:value="12" calcext:value-type="float">
            <text:p>12</text:p>
          </table:table-cell>
          <table:table-cell table:style-name="ce3" table:formula="of:=[.P16]/[.Q1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ntoinette</text:p>
          </table:table-cell>
          <table:table-cell table:style-name="ce1" office:value-type="string" calcext:value-type="string">
            <text:p>Parks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17:.O17])" office:value-type="float" office:value="0" calcext:value-type="float">
            <text:p>0</text:p>
          </table:table-cell>
          <table:table-cell table:formula="of:=COUNTA([.D17:.O17])" office:value-type="float" office:value="12" calcext:value-type="float">
            <text:p>12</text:p>
          </table:table-cell>
          <table:table-cell table:style-name="ce3" table:formula="of:=[.P17]/[.Q1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Antonio</text:p>
          </table:table-cell>
          <table:table-cell table:style-name="ce1" office:value-type="string" calcext:value-type="string">
            <text:p>Owen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8:.O18])" office:value-type="float" office:value="0" calcext:value-type="float">
            <text:p>0</text:p>
          </table:table-cell>
          <table:table-cell table:formula="of:=COUNTA([.D18:.O18])" office:value-type="float" office:value="12" calcext:value-type="float">
            <text:p>12</text:p>
          </table:table-cell>
          <table:table-cell table:style-name="ce3" table:formula="of:=[.P18]/[.Q1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Ardell</text:p>
          </table:table-cell>
          <table:table-cell table:style-name="ce1" office:value-type="string" calcext:value-type="string">
            <text:p>Lear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19:.O19])" office:value-type="float" office:value="0" calcext:value-type="float">
            <text:p>0</text:p>
          </table:table-cell>
          <table:table-cell table:formula="of:=COUNTA([.D19:.O19])" office:value-type="float" office:value="12" calcext:value-type="float">
            <text:p>12</text:p>
          </table:table-cell>
          <table:table-cell table:style-name="ce3" table:formula="of:=[.P19]/[.Q1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rminda</text:p>
          </table:table-cell>
          <table:table-cell table:style-name="ce1" office:value-type="string" calcext:value-type="string">
            <text:p>Flanaga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0:.O20])" office:value-type="float" office:value="0" calcext:value-type="float">
            <text:p>0</text:p>
          </table:table-cell>
          <table:table-cell table:formula="of:=COUNTA([.D20:.O20])" office:value-type="float" office:value="12" calcext:value-type="float">
            <text:p>12</text:p>
          </table:table-cell>
          <table:table-cell table:style-name="ce3" table:formula="of:=[.P20]/[.Q2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rnold</text:p>
          </table:table-cell>
          <table:table-cell table:style-name="ce1" office:value-type="string" calcext:value-type="string">
            <text:p>Myers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21:.O21])" office:value-type="float" office:value="0" calcext:value-type="float">
            <text:p>0</text:p>
          </table:table-cell>
          <table:table-cell table:formula="of:=COUNTA([.D21:.O21])" office:value-type="float" office:value="12" calcext:value-type="float">
            <text:p>12</text:p>
          </table:table-cell>
          <table:table-cell table:style-name="ce3" table:formula="of:=[.P21]/[.Q2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rturo</text:p>
          </table:table-cell>
          <table:table-cell table:style-name="ce1" office:value-type="string" calcext:value-type="string">
            <text:p>Scot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2:.O22])" office:value-type="float" office:value="0" calcext:value-type="float">
            <text:p>0</text:p>
          </table:table-cell>
          <table:table-cell table:formula="of:=COUNTA([.D22:.O22])" office:value-type="float" office:value="12" calcext:value-type="float">
            <text:p>12</text:p>
          </table:table-cell>
          <table:table-cell table:style-name="ce3" table:formula="of:=[.P22]/[.Q2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strid</text:p>
          </table:table-cell>
          <table:table-cell table:style-name="ce1" office:value-type="string" calcext:value-type="string">
            <text:p>Cheney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23:.O23])" office:value-type="float" office:value="0" calcext:value-type="float">
            <text:p>0</text:p>
          </table:table-cell>
          <table:table-cell table:formula="of:=COUNTA([.D23:.O23])" office:value-type="float" office:value="12" calcext:value-type="float">
            <text:p>12</text:p>
          </table:table-cell>
          <table:table-cell table:style-name="ce3" table:formula="of:=[.P23]/[.Q2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arney</text:p>
          </table:table-cell>
          <table:table-cell table:style-name="ce1" office:value-type="string" calcext:value-type="string">
            <text:p>Schmit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4:.O24])" office:value-type="float" office:value="0" calcext:value-type="float">
            <text:p>0</text:p>
          </table:table-cell>
          <table:table-cell table:formula="of:=COUNTA([.D24:.O24])" office:value-type="float" office:value="12" calcext:value-type="float">
            <text:p>12</text:p>
          </table:table-cell>
          <table:table-cell table:style-name="ce3" table:formula="of:=[.P24]/[.Q2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Benita</text:p>
          </table:table-cell>
          <table:table-cell table:style-name="ce1" office:value-type="string" calcext:value-type="string">
            <text:p>Bostick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5:.O25])" office:value-type="float" office:value="0" calcext:value-type="float">
            <text:p>0</text:p>
          </table:table-cell>
          <table:table-cell table:formula="of:=COUNTA([.D25:.O25])" office:value-type="float" office:value="12" calcext:value-type="float">
            <text:p>12</text:p>
          </table:table-cell>
          <table:table-cell table:style-name="ce3" table:formula="of:=[.P25]/[.Q2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enjamin</text:p>
          </table:table-cell>
          <table:table-cell table:style-name="ce1" office:value-type="string" calcext:value-type="string">
            <text:p>Patrick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6:.O26])" office:value-type="float" office:value="0" calcext:value-type="float">
            <text:p>0</text:p>
          </table:table-cell>
          <table:table-cell table:formula="of:=COUNTA([.D26:.O26])" office:value-type="float" office:value="12" calcext:value-type="float">
            <text:p>12</text:p>
          </table:table-cell>
          <table:table-cell table:style-name="ce3" table:formula="of:=[.P26]/[.Q2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Bennie</text:p>
          </table:table-cell>
          <table:table-cell table:style-name="ce1" office:value-type="string" calcext:value-type="string">
            <text:p>Curtis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27:.O27])" office:value-type="float" office:value="0" calcext:value-type="float">
            <text:p>0</text:p>
          </table:table-cell>
          <table:table-cell table:formula="of:=COUNTA([.D27:.O27])" office:value-type="float" office:value="12" calcext:value-type="float">
            <text:p>12</text:p>
          </table:table-cell>
          <table:table-cell table:style-name="ce3" table:formula="of:=[.P27]/[.Q2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ernadette</text:p>
          </table:table-cell>
          <table:table-cell table:style-name="ce1" office:value-type="string" calcext:value-type="string">
            <text:p>Hamilt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8:.O28])" office:value-type="float" office:value="0" calcext:value-type="float">
            <text:p>0</text:p>
          </table:table-cell>
          <table:table-cell table:formula="of:=COUNTA([.D28:.O28])" office:value-type="float" office:value="12" calcext:value-type="float">
            <text:p>12</text:p>
          </table:table-cell>
          <table:table-cell table:style-name="ce3" table:formula="of:=[.P28]/[.Q2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Bernetta</text:p>
          </table:table-cell>
          <table:table-cell table:style-name="ce1" office:value-type="string" calcext:value-type="string">
            <text:p>Simon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9:.O29])" office:value-type="float" office:value="0" calcext:value-type="float">
            <text:p>0</text:p>
          </table:table-cell>
          <table:table-cell table:formula="of:=COUNTA([.D29:.O29])" office:value-type="float" office:value="12" calcext:value-type="float">
            <text:p>12</text:p>
          </table:table-cell>
          <table:table-cell table:style-name="ce3" table:formula="of:=[.P29]/[.Q2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Beryl</text:p>
          </table:table-cell>
          <table:table-cell table:style-name="ce1" office:value-type="string" calcext:value-type="string">
            <text:p>Blanc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30:.O30])" office:value-type="float" office:value="0" calcext:value-type="float">
            <text:p>0</text:p>
          </table:table-cell>
          <table:table-cell table:formula="of:=COUNTA([.D30:.O30])" office:value-type="float" office:value="12" calcext:value-type="float">
            <text:p>12</text:p>
          </table:table-cell>
          <table:table-cell table:style-name="ce3" table:formula="of:=[.P30]/[.Q3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Bessie</text:p>
          </table:table-cell>
          <table:table-cell table:style-name="ce1" office:value-type="string" calcext:value-type="string">
            <text:p>Peter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31:.O31])" office:value-type="float" office:value="0" calcext:value-type="float">
            <text:p>0</text:p>
          </table:table-cell>
          <table:table-cell table:formula="of:=COUNTA([.D31:.O31])" office:value-type="float" office:value="12" calcext:value-type="float">
            <text:p>12</text:p>
          </table:table-cell>
          <table:table-cell table:style-name="ce3" table:formula="of:=[.P31]/[.Q3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Beth</text:p>
          </table:table-cell>
          <table:table-cell table:style-name="ce1" office:value-type="string" calcext:value-type="string">
            <text:p>Obrie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32:.O32])" office:value-type="float" office:value="0" calcext:value-type="float">
            <text:p>0</text:p>
          </table:table-cell>
          <table:table-cell table:formula="of:=COUNTA([.D32:.O32])" office:value-type="float" office:value="12" calcext:value-type="float">
            <text:p>12</text:p>
          </table:table-cell>
          <table:table-cell table:style-name="ce3" table:formula="of:=[.P32]/[.Q3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etsy</text:p>
          </table:table-cell>
          <table:table-cell table:style-name="ce1" office:value-type="string" calcext:value-type="string">
            <text:p>Lopez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33:.O33])" office:value-type="float" office:value="0" calcext:value-type="float">
            <text:p>0</text:p>
          </table:table-cell>
          <table:table-cell table:formula="of:=COUNTA([.D33:.O33])" office:value-type="float" office:value="12" calcext:value-type="float">
            <text:p>12</text:p>
          </table:table-cell>
          <table:table-cell table:style-name="ce3" table:formula="of:=[.P33]/[.Q3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Blair</text:p>
          </table:table-cell>
          <table:table-cell table:style-name="ce1" office:value-type="string" calcext:value-type="string">
            <text:p>Bynum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34:.O34])" office:value-type="float" office:value="0" calcext:value-type="float">
            <text:p>0</text:p>
          </table:table-cell>
          <table:table-cell table:formula="of:=COUNTA([.D34:.O34])" office:value-type="float" office:value="12" calcext:value-type="float">
            <text:p>12</text:p>
          </table:table-cell>
          <table:table-cell table:style-name="ce3" table:formula="of:=[.P34]/[.Q3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Blake</text:p>
          </table:table-cell>
          <table:table-cell table:style-name="ce1" office:value-type="string" calcext:value-type="string">
            <text:p>Hort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35:.O35])" office:value-type="float" office:value="0" calcext:value-type="float">
            <text:p>0</text:p>
          </table:table-cell>
          <table:table-cell table:formula="of:=COUNTA([.D35:.O35])" office:value-type="float" office:value="12" calcext:value-type="float">
            <text:p>12</text:p>
          </table:table-cell>
          <table:table-cell table:style-name="ce3" table:formula="of:=[.P35]/[.Q3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Blanche</text:p>
          </table:table-cell>
          <table:table-cell table:style-name="ce1" office:value-type="string" calcext:value-type="string">
            <text:p>Fiel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36:.O36])" office:value-type="float" office:value="0" calcext:value-type="float">
            <text:p>0</text:p>
          </table:table-cell>
          <table:table-cell table:formula="of:=COUNTA([.D36:.O36])" office:value-type="float" office:value="12" calcext:value-type="float">
            <text:p>12</text:p>
          </table:table-cell>
          <table:table-cell table:style-name="ce3" table:formula="of:=[.P36]/[.Q3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Bobbye</text:p>
          </table:table-cell>
          <table:table-cell table:style-name="ce1" office:value-type="string" calcext:value-type="string">
            <text:p>Ennis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37:.O37])" office:value-type="float" office:value="0" calcext:value-type="float">
            <text:p>0</text:p>
          </table:table-cell>
          <table:table-cell table:formula="of:=COUNTA([.D37:.O37])" office:value-type="float" office:value="12" calcext:value-type="float">
            <text:p>12</text:p>
          </table:table-cell>
          <table:table-cell table:style-name="ce3" table:formula="of:=[.P37]/[.Q3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Boris</text:p>
          </table:table-cell>
          <table:table-cell table:style-name="ce1" office:value-type="string" calcext:value-type="string">
            <text:p>Pitt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formula="of:=SUM([.D38:.O38])" office:value-type="float" office:value="0" calcext:value-type="float">
            <text:p>0</text:p>
          </table:table-cell>
          <table:table-cell table:formula="of:=COUNTA([.D38:.O38])" office:value-type="float" office:value="12" calcext:value-type="float">
            <text:p>12</text:p>
          </table:table-cell>
          <table:table-cell table:style-name="ce3" table:formula="of:=[.P38]/[.Q3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Bradley</text:p>
          </table:table-cell>
          <table:table-cell table:style-name="ce1" office:value-type="string" calcext:value-type="string">
            <text:p>Herrer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39:.O39])" office:value-type="float" office:value="0" calcext:value-type="float">
            <text:p>0</text:p>
          </table:table-cell>
          <table:table-cell table:formula="of:=COUNTA([.D39:.O39])" office:value-type="float" office:value="12" calcext:value-type="float">
            <text:p>12</text:p>
          </table:table-cell>
          <table:table-cell table:style-name="ce3" table:formula="of:=[.P39]/[.Q3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Brooke</text:p>
          </table:table-cell>
          <table:table-cell table:style-name="ce1" office:value-type="string" calcext:value-type="string">
            <text:p>Burk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formula="of:=SUM([.D40:.O40])" office:value-type="float" office:value="0" calcext:value-type="float">
            <text:p>0</text:p>
          </table:table-cell>
          <table:table-cell table:formula="of:=COUNTA([.D40:.O40])" office:value-type="float" office:value="12" calcext:value-type="float">
            <text:p>12</text:p>
          </table:table-cell>
          <table:table-cell table:style-name="ce3" table:formula="of:=[.P40]/[.Q4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ameron</text:p>
          </table:table-cell>
          <table:table-cell table:style-name="ce1" office:value-type="string" calcext:value-type="string">
            <text:p>Patrick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41:.O41])" office:value-type="float" office:value="0" calcext:value-type="float">
            <text:p>0</text:p>
          </table:table-cell>
          <table:table-cell table:formula="of:=COUNTA([.D41:.O41])" office:value-type="float" office:value="12" calcext:value-type="float">
            <text:p>12</text:p>
          </table:table-cell>
          <table:table-cell table:style-name="ce3" table:formula="of:=[.P41]/[.Q4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arroll</text:p>
          </table:table-cell>
          <table:table-cell table:style-name="ce1" office:value-type="string" calcext:value-type="string">
            <text:p>Hu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42:.O42])" office:value-type="float" office:value="0" calcext:value-type="float">
            <text:p>0</text:p>
          </table:table-cell>
          <table:table-cell table:formula="of:=COUNTA([.D42:.O42])" office:value-type="float" office:value="12" calcext:value-type="float">
            <text:p>12</text:p>
          </table:table-cell>
          <table:table-cell table:style-name="ce3" table:formula="of:=[.P42]/[.Q4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ary</text:p>
          </table:table-cell>
          <table:table-cell table:style-name="ce1" office:value-type="string" calcext:value-type="string">
            <text:p>Mey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43:.O43])" office:value-type="float" office:value="0" calcext:value-type="float">
            <text:p>0</text:p>
          </table:table-cell>
          <table:table-cell table:formula="of:=COUNTA([.D43:.O43])" office:value-type="float" office:value="12" calcext:value-type="float">
            <text:p>12</text:p>
          </table:table-cell>
          <table:table-cell table:style-name="ce3" table:formula="of:=[.P43]/[.Q4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Casey</text:p>
          </table:table-cell>
          <table:table-cell table:style-name="ce1" office:value-type="string" calcext:value-type="string">
            <text:p>Osborne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44:.O44])" office:value-type="float" office:value="0" calcext:value-type="float">
            <text:p>0</text:p>
          </table:table-cell>
          <table:table-cell table:formula="of:=COUNTA([.D44:.O44])" office:value-type="float" office:value="12" calcext:value-type="float">
            <text:p>12</text:p>
          </table:table-cell>
          <table:table-cell table:style-name="ce3" table:formula="of:=[.P44]/[.Q4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Catherine</text:p>
          </table:table-cell>
          <table:table-cell table:style-name="ce1" office:value-type="string" calcext:value-type="string">
            <text:p>Tayl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45:.O45])" office:value-type="float" office:value="0" calcext:value-type="float">
            <text:p>0</text:p>
          </table:table-cell>
          <table:table-cell table:formula="of:=COUNTA([.D45:.O45])" office:value-type="float" office:value="12" calcext:value-type="float">
            <text:p>12</text:p>
          </table:table-cell>
          <table:table-cell table:style-name="ce3" table:formula="of:=[.P45]/[.Q4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atherine</text:p>
          </table:table-cell>
          <table:table-cell table:style-name="ce1" office:value-type="string" calcext:value-type="string">
            <text:p>Orteg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46:.O46])" office:value-type="float" office:value="0" calcext:value-type="float">
            <text:p>0</text:p>
          </table:table-cell>
          <table:table-cell table:formula="of:=COUNTA([.D46:.O46])" office:value-type="float" office:value="12" calcext:value-type="float">
            <text:p>12</text:p>
          </table:table-cell>
          <table:table-cell table:style-name="ce3" table:formula="of:=[.P46]/[.Q4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ecelia</text:p>
          </table:table-cell>
          <table:table-cell table:style-name="ce1" office:value-type="string" calcext:value-type="string">
            <text:p>Bak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47:.O47])" office:value-type="float" office:value="0" calcext:value-type="float">
            <text:p>0</text:p>
          </table:table-cell>
          <table:table-cell table:formula="of:=COUNTA([.D47:.O47])" office:value-type="float" office:value="12" calcext:value-type="float">
            <text:p>12</text:p>
          </table:table-cell>
          <table:table-cell table:style-name="ce3" table:formula="of:=[.P47]/[.Q4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ecelia</text:p>
          </table:table-cell>
          <table:table-cell table:style-name="ce1" office:value-type="string" calcext:value-type="string">
            <text:p>Washingt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48:.O48])" office:value-type="float" office:value="0" calcext:value-type="float">
            <text:p>0</text:p>
          </table:table-cell>
          <table:table-cell table:formula="of:=COUNTA([.D48:.O48])" office:value-type="float" office:value="12" calcext:value-type="float">
            <text:p>12</text:p>
          </table:table-cell>
          <table:table-cell table:style-name="ce3" table:formula="of:=[.P48]/[.Q4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harlena</text:p>
          </table:table-cell>
          <table:table-cell table:style-name="ce1" office:value-type="string" calcext:value-type="string">
            <text:p>Matso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49:.O49])" office:value-type="float" office:value="0" calcext:value-type="float">
            <text:p>0</text:p>
          </table:table-cell>
          <table:table-cell table:formula="of:=COUNTA([.D49:.O49])" office:value-type="float" office:value="12" calcext:value-type="float">
            <text:p>12</text:p>
          </table:table-cell>
          <table:table-cell table:style-name="ce3" table:formula="of:=[.P49]/[.Q4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harmain</text:p>
          </table:table-cell>
          <table:table-cell table:style-name="ce1" office:value-type="string" calcext:value-type="string">
            <text:p>Gear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50:.O50])" office:value-type="float" office:value="0" calcext:value-type="float">
            <text:p>0</text:p>
          </table:table-cell>
          <table:table-cell table:formula="of:=COUNTA([.D50:.O50])" office:value-type="float" office:value="12" calcext:value-type="float">
            <text:p>12</text:p>
          </table:table-cell>
          <table:table-cell table:style-name="ce3" table:formula="of:=[.P50]/[.Q5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herise</text:p>
          </table:table-cell>
          <table:table-cell table:style-name="ce1" office:value-type="string" calcext:value-type="string">
            <text:p>Riple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51:.O51])" office:value-type="float" office:value="0" calcext:value-type="float">
            <text:p>0</text:p>
          </table:table-cell>
          <table:table-cell table:formula="of:=COUNTA([.D51:.O51])" office:value-type="float" office:value="12" calcext:value-type="float">
            <text:p>12</text:p>
          </table:table-cell>
          <table:table-cell table:style-name="ce3" table:formula="of:=[.P51]/[.Q5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hun</text:p>
          </table:table-cell>
          <table:table-cell table:style-name="ce1" office:value-type="string" calcext:value-type="string">
            <text:p>Maj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52:.O52])" office:value-type="float" office:value="0" calcext:value-type="float">
            <text:p>0</text:p>
          </table:table-cell>
          <table:table-cell table:formula="of:=COUNTA([.D52:.O52])" office:value-type="float" office:value="12" calcext:value-type="float">
            <text:p>12</text:p>
          </table:table-cell>
          <table:table-cell table:style-name="ce3" table:formula="of:=[.P52]/[.Q5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Cindie</text:p>
          </table:table-cell>
          <table:table-cell table:style-name="ce1" office:value-type="string" calcext:value-type="string">
            <text:p>Armstea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53:.O53])" office:value-type="float" office:value="0" calcext:value-type="float">
            <text:p>0</text:p>
          </table:table-cell>
          <table:table-cell table:formula="of:=COUNTA([.D53:.O53])" office:value-type="float" office:value="12" calcext:value-type="float">
            <text:p>12</text:p>
          </table:table-cell>
          <table:table-cell table:style-name="ce3" table:formula="of:=[.P53]/[.Q5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Claire</text:p>
          </table:table-cell>
          <table:table-cell table:style-name="ce1" office:value-type="string" calcext:value-type="string">
            <text:p>Rio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54:.O54])" office:value-type="float" office:value="0" calcext:value-type="float">
            <text:p>0</text:p>
          </table:table-cell>
          <table:table-cell table:formula="of:=COUNTA([.D54:.O54])" office:value-type="float" office:value="12" calcext:value-type="float">
            <text:p>12</text:p>
          </table:table-cell>
          <table:table-cell table:style-name="ce3" table:formula="of:=[.P54]/[.Q5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Clara</text:p>
          </table:table-cell>
          <table:table-cell table:style-name="ce1" office:value-type="string" calcext:value-type="string">
            <text:p>Franc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55:.O55])" office:value-type="float" office:value="0" calcext:value-type="float">
            <text:p>0</text:p>
          </table:table-cell>
          <table:table-cell table:formula="of:=COUNTA([.D55:.O55])" office:value-type="float" office:value="12" calcext:value-type="float">
            <text:p>12</text:p>
          </table:table-cell>
          <table:table-cell table:style-name="ce3" table:formula="of:=[.P55]/[.Q5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Clarinda</text:p>
          </table:table-cell>
          <table:table-cell table:style-name="ce1" office:value-type="string" calcext:value-type="string">
            <text:p>Velez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56:.O56])" office:value-type="float" office:value="0" calcext:value-type="float">
            <text:p>0</text:p>
          </table:table-cell>
          <table:table-cell table:formula="of:=COUNTA([.D56:.O56])" office:value-type="float" office:value="12" calcext:value-type="float">
            <text:p>12</text:p>
          </table:table-cell>
          <table:table-cell table:style-name="ce3" table:formula="of:=[.P56]/[.Q5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Clayton</text:p>
          </table:table-cell>
          <table:table-cell table:style-name="ce1" office:value-type="string" calcext:value-type="string">
            <text:p>Washingt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57:.O57])" office:value-type="float" office:value="0" calcext:value-type="float">
            <text:p>0</text:p>
          </table:table-cell>
          <table:table-cell table:formula="of:=COUNTA([.D57:.O57])" office:value-type="float" office:value="12" calcext:value-type="float">
            <text:p>12</text:p>
          </table:table-cell>
          <table:table-cell table:style-name="ce3" table:formula="of:=[.P57]/[.Q5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lorinda</text:p>
          </table:table-cell>
          <table:table-cell table:style-name="ce1" office:value-type="string" calcext:value-type="string">
            <text:p>Dyk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formula="of:=SUM([.D58:.O58])" office:value-type="float" office:value="0" calcext:value-type="float">
            <text:p>0</text:p>
          </table:table-cell>
          <table:table-cell table:formula="of:=COUNTA([.D58:.O58])" office:value-type="float" office:value="12" calcext:value-type="float">
            <text:p>12</text:p>
          </table:table-cell>
          <table:table-cell table:style-name="ce3" table:formula="of:=[.P58]/[.Q5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Corey</text:p>
          </table:table-cell>
          <table:table-cell table:style-name="ce1" office:value-type="string" calcext:value-type="string">
            <text:p>Ander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59:.O59])" office:value-type="float" office:value="0" calcext:value-type="float">
            <text:p>0</text:p>
          </table:table-cell>
          <table:table-cell table:formula="of:=COUNTA([.D59:.O59])" office:value-type="float" office:value="12" calcext:value-type="float">
            <text:p>12</text:p>
          </table:table-cell>
          <table:table-cell table:style-name="ce3" table:formula="of:=[.P59]/[.Q5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Craig</text:p>
          </table:table-cell>
          <table:table-cell table:style-name="ce1" office:value-type="string" calcext:value-type="string">
            <text:p>Wolf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60:.O60])" office:value-type="float" office:value="0" calcext:value-type="float">
            <text:p>0</text:p>
          </table:table-cell>
          <table:table-cell table:formula="of:=COUNTA([.D60:.O60])" office:value-type="float" office:value="12" calcext:value-type="float">
            <text:p>12</text:p>
          </table:table-cell>
          <table:table-cell table:style-name="ce3" table:formula="of:=[.P60]/[.Q6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Curtis</text:p>
          </table:table-cell>
          <table:table-cell table:style-name="ce1" office:value-type="string" calcext:value-type="string">
            <text:p>Holm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61:.O61])" office:value-type="float" office:value="0" calcext:value-type="float">
            <text:p>0</text:p>
          </table:table-cell>
          <table:table-cell table:formula="of:=COUNTA([.D61:.O61])" office:value-type="float" office:value="12" calcext:value-type="float">
            <text:p>12</text:p>
          </table:table-cell>
          <table:table-cell table:style-name="ce3" table:formula="of:=[.P61]/[.Q6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Cynthia</text:p>
          </table:table-cell>
          <table:table-cell table:style-name="ce1" office:value-type="string" calcext:value-type="string">
            <text:p>Col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62:.O62])" office:value-type="float" office:value="0" calcext:value-type="float">
            <text:p>0</text:p>
          </table:table-cell>
          <table:table-cell table:formula="of:=COUNTA([.D62:.O62])" office:value-type="float" office:value="12" calcext:value-type="float">
            <text:p>12</text:p>
          </table:table-cell>
          <table:table-cell table:style-name="ce3" table:formula="of:=[.P62]/[.Q6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Daina</text:p>
          </table:table-cell>
          <table:table-cell table:style-name="ce1" office:value-type="string" calcext:value-type="string">
            <text:p>Slatter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63:.O63])" office:value-type="float" office:value="0" calcext:value-type="float">
            <text:p>0</text:p>
          </table:table-cell>
          <table:table-cell table:formula="of:=COUNTA([.D63:.O63])" office:value-type="float" office:value="12" calcext:value-type="float">
            <text:p>12</text:p>
          </table:table-cell>
          <table:table-cell table:style-name="ce3" table:formula="of:=[.P63]/[.Q6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Dale</text:p>
          </table:table-cell>
          <table:table-cell table:style-name="ce1" office:value-type="string" calcext:value-type="string">
            <text:p>Jordan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64:.O64])" office:value-type="float" office:value="0" calcext:value-type="float">
            <text:p>0</text:p>
          </table:table-cell>
          <table:table-cell table:formula="of:=COUNTA([.D64:.O64])" office:value-type="float" office:value="12" calcext:value-type="float">
            <text:p>12</text:p>
          </table:table-cell>
          <table:table-cell table:style-name="ce3" table:formula="of:=[.P64]/[.Q6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Dana</text:p>
          </table:table-cell>
          <table:table-cell table:style-name="ce1" office:value-type="string" calcext:value-type="string">
            <text:p>Cruz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65:.O65])" office:value-type="float" office:value="0" calcext:value-type="float">
            <text:p>0</text:p>
          </table:table-cell>
          <table:table-cell table:formula="of:=COUNTA([.D65:.O65])" office:value-type="float" office:value="12" calcext:value-type="float">
            <text:p>12</text:p>
          </table:table-cell>
          <table:table-cell table:style-name="ce3" table:formula="of:=[.P65]/[.Q6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Dana</text:p>
          </table:table-cell>
          <table:table-cell table:style-name="ce1" office:value-type="string" calcext:value-type="string">
            <text:p>Wallac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66:.O66])" office:value-type="float" office:value="0" calcext:value-type="float">
            <text:p>0</text:p>
          </table:table-cell>
          <table:table-cell table:formula="of:=COUNTA([.D66:.O66])" office:value-type="float" office:value="12" calcext:value-type="float">
            <text:p>12</text:p>
          </table:table-cell>
          <table:table-cell table:style-name="ce3" table:formula="of:=[.P66]/[.Q6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Dannie</text:p>
          </table:table-cell>
          <table:table-cell table:style-name="ce1" office:value-type="string" calcext:value-type="string">
            <text:p>Dobbin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67:.O67])" office:value-type="float" office:value="0" calcext:value-type="float">
            <text:p>0</text:p>
          </table:table-cell>
          <table:table-cell table:formula="of:=COUNTA([.D67:.O67])" office:value-type="float" office:value="12" calcext:value-type="float">
            <text:p>12</text:p>
          </table:table-cell>
          <table:table-cell table:style-name="ce3" table:formula="of:=[.P67]/[.Q6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Danny</text:p>
          </table:table-cell>
          <table:table-cell table:style-name="ce1" office:value-type="string" calcext:value-type="string">
            <text:p>Han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68:.O68])" office:value-type="float" office:value="0" calcext:value-type="float">
            <text:p>0</text:p>
          </table:table-cell>
          <table:table-cell table:formula="of:=COUNTA([.D68:.O68])" office:value-type="float" office:value="12" calcext:value-type="float">
            <text:p>12</text:p>
          </table:table-cell>
          <table:table-cell table:style-name="ce3" table:formula="of:=[.P68]/[.Q6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Darin</text:p>
          </table:table-cell>
          <table:table-cell table:style-name="ce1" office:value-type="string" calcext:value-type="string">
            <text:p>Singlet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69:.O69])" office:value-type="float" office:value="0" calcext:value-type="float">
            <text:p>0</text:p>
          </table:table-cell>
          <table:table-cell table:formula="of:=COUNTA([.D69:.O69])" office:value-type="float" office:value="12" calcext:value-type="float">
            <text:p>12</text:p>
          </table:table-cell>
          <table:table-cell table:style-name="ce3" table:formula="of:=[.P69]/[.Q6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Darin</text:p>
          </table:table-cell>
          <table:table-cell table:style-name="ce1" office:value-type="string" calcext:value-type="string">
            <text:p>Bark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70:.O70])" office:value-type="float" office:value="0" calcext:value-type="float">
            <text:p>0</text:p>
          </table:table-cell>
          <table:table-cell table:formula="of:=COUNTA([.D70:.O70])" office:value-type="float" office:value="12" calcext:value-type="float">
            <text:p>12</text:p>
          </table:table-cell>
          <table:table-cell table:style-name="ce3" table:formula="of:=[.P70]/[.Q7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Darlena</text:p>
          </table:table-cell>
          <table:table-cell table:style-name="ce1" office:value-type="string" calcext:value-type="string">
            <text:p>Dal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71:.O71])" office:value-type="float" office:value="0" calcext:value-type="float">
            <text:p>0</text:p>
          </table:table-cell>
          <table:table-cell table:formula="of:=COUNTA([.D71:.O71])" office:value-type="float" office:value="12" calcext:value-type="float">
            <text:p>12</text:p>
          </table:table-cell>
          <table:table-cell table:style-name="ce3" table:formula="of:=[.P71]/[.Q7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Darlene</text:p>
          </table:table-cell>
          <table:table-cell table:style-name="ce1" office:value-type="string" calcext:value-type="string">
            <text:p>Guerrero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72:.O72])" office:value-type="float" office:value="0" calcext:value-type="float">
            <text:p>0</text:p>
          </table:table-cell>
          <table:table-cell table:formula="of:=COUNTA([.D72:.O72])" office:value-type="float" office:value="12" calcext:value-type="float">
            <text:p>12</text:p>
          </table:table-cell>
          <table:table-cell table:style-name="ce3" table:formula="of:=[.P72]/[.Q7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Darryl</text:p>
          </table:table-cell>
          <table:table-cell table:style-name="ce1" office:value-type="string" calcext:value-type="string">
            <text:p>Schmidt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formula="of:=SUM([.D73:.O73])" office:value-type="float" office:value="0" calcext:value-type="float">
            <text:p>0</text:p>
          </table:table-cell>
          <table:table-cell table:formula="of:=COUNTA([.D73:.O73])" office:value-type="float" office:value="12" calcext:value-type="float">
            <text:p>12</text:p>
          </table:table-cell>
          <table:table-cell table:style-name="ce3" table:formula="of:=[.P73]/[.Q7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Dave</text:p>
          </table:table-cell>
          <table:table-cell table:style-name="ce1" office:value-type="string" calcext:value-type="string">
            <text:p>Carpent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74:.O74])" office:value-type="float" office:value="0" calcext:value-type="float">
            <text:p>0</text:p>
          </table:table-cell>
          <table:table-cell table:formula="of:=COUNTA([.D74:.O74])" office:value-type="float" office:value="12" calcext:value-type="float">
            <text:p>12</text:p>
          </table:table-cell>
          <table:table-cell table:style-name="ce3" table:formula="of:=[.P74]/[.Q7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Dean</text:p>
          </table:table-cell>
          <table:table-cell table:style-name="ce1" office:value-type="string" calcext:value-type="string">
            <text:p>Woo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formula="of:=SUM([.D75:.O75])" office:value-type="float" office:value="0" calcext:value-type="float">
            <text:p>0</text:p>
          </table:table-cell>
          <table:table-cell table:formula="of:=COUNTA([.D75:.O75])" office:value-type="float" office:value="12" calcext:value-type="float">
            <text:p>12</text:p>
          </table:table-cell>
          <table:table-cell table:style-name="ce3" table:formula="of:=[.P75]/[.Q7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Deann</text:p>
          </table:table-cell>
          <table:table-cell table:style-name="ce1" office:value-type="string" calcext:value-type="string">
            <text:p>Cowar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76:.O76])" office:value-type="float" office:value="0" calcext:value-type="float">
            <text:p>0</text:p>
          </table:table-cell>
          <table:table-cell table:formula="of:=COUNTA([.D76:.O76])" office:value-type="float" office:value="12" calcext:value-type="float">
            <text:p>12</text:p>
          </table:table-cell>
          <table:table-cell table:style-name="ce3" table:formula="of:=[.P76]/[.Q7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Delia</text:p>
          </table:table-cell>
          <table:table-cell table:style-name="ce1" office:value-type="string" calcext:value-type="string">
            <text:p>Santiag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77:.O77])" office:value-type="float" office:value="0" calcext:value-type="float">
            <text:p>0</text:p>
          </table:table-cell>
          <table:table-cell table:formula="of:=COUNTA([.D77:.O77])" office:value-type="float" office:value="12" calcext:value-type="float">
            <text:p>12</text:p>
          </table:table-cell>
          <table:table-cell table:style-name="ce3" table:formula="of:=[.P77]/[.Q7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Delora</text:p>
          </table:table-cell>
          <table:table-cell table:style-name="ce1" office:value-type="string" calcext:value-type="string">
            <text:p>Fortenberr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78:.O78])" office:value-type="float" office:value="0" calcext:value-type="float">
            <text:p>0</text:p>
          </table:table-cell>
          <table:table-cell table:formula="of:=COUNTA([.D78:.O78])" office:value-type="float" office:value="12" calcext:value-type="float">
            <text:p>12</text:p>
          </table:table-cell>
          <table:table-cell table:style-name="ce3" table:formula="of:=[.P78]/[.Q7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Deloris</text:p>
          </table:table-cell>
          <table:table-cell table:style-name="ce1" office:value-type="string" calcext:value-type="string">
            <text:p>Cort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79:.O79])" office:value-type="float" office:value="0" calcext:value-type="float">
            <text:p>0</text:p>
          </table:table-cell>
          <table:table-cell table:formula="of:=COUNTA([.D79:.O79])" office:value-type="float" office:value="12" calcext:value-type="float">
            <text:p>12</text:p>
          </table:table-cell>
          <table:table-cell table:style-name="ce3" table:formula="of:=[.P79]/[.Q7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Deneen</text:p>
          </table:table-cell>
          <table:table-cell table:style-name="ce1" office:value-type="string" calcext:value-type="string">
            <text:p>Cople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80:.O80])" office:value-type="float" office:value="0" calcext:value-type="float">
            <text:p>0</text:p>
          </table:table-cell>
          <table:table-cell table:formula="of:=COUNTA([.D80:.O80])" office:value-type="float" office:value="12" calcext:value-type="float">
            <text:p>12</text:p>
          </table:table-cell>
          <table:table-cell table:style-name="ce3" table:formula="of:=[.P80]/[.Q8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Derek</text:p>
          </table:table-cell>
          <table:table-cell table:style-name="ce1" office:value-type="string" calcext:value-type="string">
            <text:p>Peter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81:.O81])" office:value-type="float" office:value="0" calcext:value-type="float">
            <text:p>0</text:p>
          </table:table-cell>
          <table:table-cell table:formula="of:=COUNTA([.D81:.O81])" office:value-type="float" office:value="12" calcext:value-type="float">
            <text:p>12</text:p>
          </table:table-cell>
          <table:table-cell table:style-name="ce3" table:formula="of:=[.P81]/[.Q8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Derick</text:p>
          </table:table-cell>
          <table:table-cell table:style-name="ce1" office:value-type="string" calcext:value-type="string">
            <text:p>Seil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82:.O82])" office:value-type="float" office:value="0" calcext:value-type="float">
            <text:p>0</text:p>
          </table:table-cell>
          <table:table-cell table:formula="of:=COUNTA([.D82:.O82])" office:value-type="float" office:value="12" calcext:value-type="float">
            <text:p>12</text:p>
          </table:table-cell>
          <table:table-cell table:style-name="ce3" table:formula="of:=[.P82]/[.Q8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Diane</text:p>
          </table:table-cell>
          <table:table-cell table:style-name="ce1" office:value-type="string" calcext:value-type="string">
            <text:p>Fox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83:.O83])" office:value-type="float" office:value="0" calcext:value-type="float">
            <text:p>0</text:p>
          </table:table-cell>
          <table:table-cell table:formula="of:=COUNTA([.D83:.O83])" office:value-type="float" office:value="12" calcext:value-type="float">
            <text:p>12</text:p>
          </table:table-cell>
          <table:table-cell table:style-name="ce3" table:formula="of:=[.P83]/[.Q8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Diane</text:p>
          </table:table-cell>
          <table:table-cell table:style-name="ce1" office:value-type="string" calcext:value-type="string">
            <text:p>Mccoy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84:.O84])" office:value-type="float" office:value="0" calcext:value-type="float">
            <text:p>0</text:p>
          </table:table-cell>
          <table:table-cell table:formula="of:=COUNTA([.D84:.O84])" office:value-type="float" office:value="12" calcext:value-type="float">
            <text:p>12</text:p>
          </table:table-cell>
          <table:table-cell table:style-name="ce3" table:formula="of:=[.P84]/[.Q8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Dianne</text:p>
          </table:table-cell>
          <table:table-cell table:style-name="ce1" office:value-type="string" calcext:value-type="string">
            <text:p>Bart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85:.O85])" office:value-type="float" office:value="0" calcext:value-type="float">
            <text:p>0</text:p>
          </table:table-cell>
          <table:table-cell table:formula="of:=COUNTA([.D85:.O85])" office:value-type="float" office:value="12" calcext:value-type="float">
            <text:p>12</text:p>
          </table:table-cell>
          <table:table-cell table:style-name="ce3" table:formula="of:=[.P85]/[.Q8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Dona</text:p>
          </table:table-cell>
          <table:table-cell table:style-name="ce1" office:value-type="string" calcext:value-type="string">
            <text:p>Snea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86:.O86])" office:value-type="float" office:value="0" calcext:value-type="float">
            <text:p>0</text:p>
          </table:table-cell>
          <table:table-cell table:formula="of:=COUNTA([.D86:.O86])" office:value-type="float" office:value="12" calcext:value-type="float">
            <text:p>12</text:p>
          </table:table-cell>
          <table:table-cell table:style-name="ce3" table:formula="of:=[.P86]/[.Q8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Donnetta</text:p>
          </table:table-cell>
          <table:table-cell table:style-name="ce1" office:value-type="string" calcext:value-type="string">
            <text:p>Gosset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87:.O87])" office:value-type="float" office:value="0" calcext:value-type="float">
            <text:p>0</text:p>
          </table:table-cell>
          <table:table-cell table:formula="of:=COUNTA([.D87:.O87])" office:value-type="float" office:value="12" calcext:value-type="float">
            <text:p>12</text:p>
          </table:table-cell>
          <table:table-cell table:style-name="ce3" table:formula="of:=[.P87]/[.Q8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Doreen</text:p>
          </table:table-cell>
          <table:table-cell table:style-name="ce1" office:value-type="string" calcext:value-type="string">
            <text:p>Holm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88:.O88])" office:value-type="float" office:value="0" calcext:value-type="float">
            <text:p>0</text:p>
          </table:table-cell>
          <table:table-cell table:formula="of:=COUNTA([.D88:.O88])" office:value-type="float" office:value="12" calcext:value-type="float">
            <text:p>12</text:p>
          </table:table-cell>
          <table:table-cell table:style-name="ce3" table:formula="of:=[.P88]/[.Q8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Cortez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89:.O89])" office:value-type="float" office:value="0" calcext:value-type="float">
            <text:p>0</text:p>
          </table:table-cell>
          <table:table-cell table:formula="of:=COUNTA([.D89:.O89])" office:value-type="float" office:value="12" calcext:value-type="float">
            <text:p>12</text:p>
          </table:table-cell>
          <table:table-cell table:style-name="ce3" table:formula="of:=[.P89]/[.Q8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Doyle</text:p>
          </table:table-cell>
          <table:table-cell table:style-name="ce1" office:value-type="string" calcext:value-type="string">
            <text:p>Guzma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90:.O90])" office:value-type="float" office:value="0" calcext:value-type="float">
            <text:p>0</text:p>
          </table:table-cell>
          <table:table-cell table:formula="of:=COUNTA([.D90:.O90])" office:value-type="float" office:value="12" calcext:value-type="float">
            <text:p>12</text:p>
          </table:table-cell>
          <table:table-cell table:style-name="ce3" table:formula="of:=[.P90]/[.Q9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Dulcie</text:p>
          </table:table-cell>
          <table:table-cell table:style-name="ce1" office:value-type="string" calcext:value-type="string">
            <text:p>Bur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91:.O91])" office:value-type="float" office:value="0" calcext:value-type="float">
            <text:p>0</text:p>
          </table:table-cell>
          <table:table-cell table:formula="of:=COUNTA([.D91:.O91])" office:value-type="float" office:value="12" calcext:value-type="float">
            <text:p>12</text:p>
          </table:table-cell>
          <table:table-cell table:style-name="ce3" table:formula="of:=[.P91]/[.Q9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Dwight</text:p>
          </table:table-cell>
          <table:table-cell table:style-name="ce1" office:value-type="string" calcext:value-type="string">
            <text:p>Norr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92:.O92])" office:value-type="float" office:value="0" calcext:value-type="float">
            <text:p>0</text:p>
          </table:table-cell>
          <table:table-cell table:formula="of:=COUNTA([.D92:.O92])" office:value-type="float" office:value="12" calcext:value-type="float">
            <text:p>12</text:p>
          </table:table-cell>
          <table:table-cell table:style-name="ce3" table:formula="of:=[.P92]/[.Q9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Earl</text:p>
          </table:table-cell>
          <table:table-cell table:style-name="ce1" office:value-type="string" calcext:value-type="string">
            <text:p>Jon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formula="of:=SUM([.D93:.O93])" office:value-type="float" office:value="0" calcext:value-type="float">
            <text:p>0</text:p>
          </table:table-cell>
          <table:table-cell table:formula="of:=COUNTA([.D93:.O93])" office:value-type="float" office:value="12" calcext:value-type="float">
            <text:p>12</text:p>
          </table:table-cell>
          <table:table-cell table:style-name="ce3" table:formula="of:=[.P93]/[.Q9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Earl</text:p>
          </table:table-cell>
          <table:table-cell table:style-name="ce1" office:value-type="string" calcext:value-type="string">
            <text:p>Be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94:.O94])" office:value-type="float" office:value="0" calcext:value-type="float">
            <text:p>0</text:p>
          </table:table-cell>
          <table:table-cell table:formula="of:=COUNTA([.D94:.O94])" office:value-type="float" office:value="12" calcext:value-type="float">
            <text:p>12</text:p>
          </table:table-cell>
          <table:table-cell table:style-name="ce3" table:formula="of:=[.P94]/[.Q9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Eddie</text:p>
          </table:table-cell>
          <table:table-cell table:style-name="ce1" office:value-type="string" calcext:value-type="string">
            <text:p>Bradle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95:.O95])" office:value-type="float" office:value="0" calcext:value-type="float">
            <text:p>0</text:p>
          </table:table-cell>
          <table:table-cell table:formula="of:=COUNTA([.D95:.O95])" office:value-type="float" office:value="12" calcext:value-type="float">
            <text:p>12</text:p>
          </table:table-cell>
          <table:table-cell table:style-name="ce3" table:formula="of:=[.P95]/[.Q9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Edith</text:p>
          </table:table-cell>
          <table:table-cell table:style-name="ce1" office:value-type="string" calcext:value-type="string">
            <text:p>Arnol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96:.O96])" office:value-type="float" office:value="0" calcext:value-type="float">
            <text:p>0</text:p>
          </table:table-cell>
          <table:table-cell table:formula="of:=COUNTA([.D96:.O96])" office:value-type="float" office:value="12" calcext:value-type="float">
            <text:p>12</text:p>
          </table:table-cell>
          <table:table-cell table:style-name="ce3" table:formula="of:=[.P96]/[.Q9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lias</text:p>
          </table:table-cell>
          <table:table-cell table:style-name="ce1" office:value-type="string" calcext:value-type="string">
            <text:p>Padill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97:.O97])" office:value-type="float" office:value="0" calcext:value-type="float">
            <text:p>0</text:p>
          </table:table-cell>
          <table:table-cell table:formula="of:=COUNTA([.D97:.O97])" office:value-type="float" office:value="12" calcext:value-type="float">
            <text:p>12</text:p>
          </table:table-cell>
          <table:table-cell table:style-name="ce3" table:formula="of:=[.P97]/[.Q9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Elizabeth</text:p>
          </table:table-cell>
          <table:table-cell table:style-name="ce1" office:value-type="string" calcext:value-type="string">
            <text:p>Ro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98:.O98])" office:value-type="float" office:value="0" calcext:value-type="float">
            <text:p>0</text:p>
          </table:table-cell>
          <table:table-cell table:formula="of:=COUNTA([.D98:.O98])" office:value-type="float" office:value="12" calcext:value-type="float">
            <text:p>12</text:p>
          </table:table-cell>
          <table:table-cell table:style-name="ce3" table:formula="of:=[.P98]/[.Q9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Ellie</text:p>
          </table:table-cell>
          <table:table-cell table:style-name="ce1" office:value-type="string" calcext:value-type="string">
            <text:p>Cuev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99:.O99])" office:value-type="float" office:value="0" calcext:value-type="float">
            <text:p>0</text:p>
          </table:table-cell>
          <table:table-cell table:formula="of:=COUNTA([.D99:.O99])" office:value-type="float" office:value="12" calcext:value-type="float">
            <text:p>12</text:p>
          </table:table-cell>
          <table:table-cell table:style-name="ce3" table:formula="of:=[.P99]/[.Q9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Elmer</text:p>
          </table:table-cell>
          <table:table-cell table:style-name="ce1" office:value-type="string" calcext:value-type="string">
            <text:p>Jimenez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00:.O100])" office:value-type="float" office:value="0" calcext:value-type="float">
            <text:p>0</text:p>
          </table:table-cell>
          <table:table-cell table:formula="of:=COUNTA([.D100:.O100])" office:value-type="float" office:value="12" calcext:value-type="float">
            <text:p>12</text:p>
          </table:table-cell>
          <table:table-cell table:style-name="ce3" table:formula="of:=[.P100]/[.Q10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Eloise</text:p>
          </table:table-cell>
          <table:table-cell table:style-name="ce1" office:value-type="string" calcext:value-type="string">
            <text:p>Santo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01:.O101])" office:value-type="float" office:value="0" calcext:value-type="float">
            <text:p>0</text:p>
          </table:table-cell>
          <table:table-cell table:formula="of:=COUNTA([.D101:.O101])" office:value-type="float" office:value="12" calcext:value-type="float">
            <text:p>12</text:p>
          </table:table-cell>
          <table:table-cell table:style-name="ce3" table:formula="of:=[.P101]/[.Q10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Elsa</text:p>
          </table:table-cell>
          <table:table-cell table:style-name="ce1" office:value-type="string" calcext:value-type="string">
            <text:p>Spark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02:.O102])" office:value-type="float" office:value="0" calcext:value-type="float">
            <text:p>0</text:p>
          </table:table-cell>
          <table:table-cell table:formula="of:=COUNTA([.D102:.O102])" office:value-type="float" office:value="12" calcext:value-type="float">
            <text:p>12</text:p>
          </table:table-cell>
          <table:table-cell table:style-name="ce3" table:formula="of:=[.P102]/[.Q10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Elvira</text:p>
          </table:table-cell>
          <table:table-cell table:style-name="ce1" office:value-type="string" calcext:value-type="string">
            <text:p>Russe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03:.O103])" office:value-type="float" office:value="0" calcext:value-type="float">
            <text:p>0</text:p>
          </table:table-cell>
          <table:table-cell table:formula="of:=COUNTA([.D103:.O103])" office:value-type="float" office:value="12" calcext:value-type="float">
            <text:p>12</text:p>
          </table:table-cell>
          <table:table-cell table:style-name="ce3" table:formula="of:=[.P103]/[.Q10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Emanuel</text:p>
          </table:table-cell>
          <table:table-cell table:style-name="ce1" office:value-type="string" calcext:value-type="string">
            <text:p>Bas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04:.O104])" office:value-type="float" office:value="0" calcext:value-type="float">
            <text:p>0</text:p>
          </table:table-cell>
          <table:table-cell table:formula="of:=COUNTA([.D104:.O104])" office:value-type="float" office:value="12" calcext:value-type="float">
            <text:p>12</text:p>
          </table:table-cell>
          <table:table-cell table:style-name="ce3" table:formula="of:=[.P104]/[.Q10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nrique</text:p>
          </table:table-cell>
          <table:table-cell table:style-name="ce1" office:value-type="string" calcext:value-type="string">
            <text:p>Barn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05:.O105])" office:value-type="float" office:value="0" calcext:value-type="float">
            <text:p>0</text:p>
          </table:table-cell>
          <table:table-cell table:formula="of:=COUNTA([.D105:.O105])" office:value-type="float" office:value="12" calcext:value-type="float">
            <text:p>12</text:p>
          </table:table-cell>
          <table:table-cell table:style-name="ce3" table:formula="of:=[.P105]/[.Q10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pifania</text:p>
          </table:table-cell>
          <table:table-cell table:style-name="ce1" office:value-type="string" calcext:value-type="string">
            <text:p>Fink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06:.O106])" office:value-type="float" office:value="0" calcext:value-type="float">
            <text:p>0</text:p>
          </table:table-cell>
          <table:table-cell table:formula="of:=COUNTA([.D106:.O106])" office:value-type="float" office:value="12" calcext:value-type="float">
            <text:p>12</text:p>
          </table:table-cell>
          <table:table-cell table:style-name="ce3" table:formula="of:=[.P106]/[.Q10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Ernest</text:p>
          </table:table-cell>
          <table:table-cell table:style-name="ce1" office:value-type="string" calcext:value-type="string">
            <text:p>Griffith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107:.O107])" office:value-type="float" office:value="0" calcext:value-type="float">
            <text:p>0</text:p>
          </table:table-cell>
          <table:table-cell table:formula="of:=COUNTA([.D107:.O107])" office:value-type="float" office:value="12" calcext:value-type="float">
            <text:p>12</text:p>
          </table:table-cell>
          <table:table-cell table:style-name="ce3" table:formula="of:=[.P107]/[.Q10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ryn</text:p>
          </table:table-cell>
          <table:table-cell table:style-name="ce1" office:value-type="string" calcext:value-type="string">
            <text:p>Gille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formula="of:=SUM([.D108:.O108])" office:value-type="float" office:value="0" calcext:value-type="float">
            <text:p>0</text:p>
          </table:table-cell>
          <table:table-cell table:formula="of:=COUNTA([.D108:.O108])" office:value-type="float" office:value="12" calcext:value-type="float">
            <text:p>12</text:p>
          </table:table-cell>
          <table:table-cell table:style-name="ce3" table:formula="of:=[.P108]/[.Q10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Eunice</text:p>
          </table:table-cell>
          <table:table-cell table:style-name="ce1" office:value-type="string" calcext:value-type="string">
            <text:p>Burges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09:.O109])" office:value-type="float" office:value="0" calcext:value-type="float">
            <text:p>0</text:p>
          </table:table-cell>
          <table:table-cell table:formula="of:=COUNTA([.D109:.O109])" office:value-type="float" office:value="12" calcext:value-type="float">
            <text:p>12</text:p>
          </table:table-cell>
          <table:table-cell table:style-name="ce3" table:formula="of:=[.P109]/[.Q10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Faith</text:p>
          </table:table-cell>
          <table:table-cell table:style-name="ce1" office:value-type="string" calcext:value-type="string">
            <text:p>Gi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formula="of:=SUM([.D110:.O110])" office:value-type="float" office:value="0" calcext:value-type="float">
            <text:p>0</text:p>
          </table:table-cell>
          <table:table-cell table:formula="of:=COUNTA([.D110:.O110])" office:value-type="float" office:value="12" calcext:value-type="float">
            <text:p>12</text:p>
          </table:table-cell>
          <table:table-cell table:style-name="ce3" table:formula="of:=[.P110]/[.Q11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Felix</text:p>
          </table:table-cell>
          <table:table-cell table:style-name="ce1" office:value-type="string" calcext:value-type="string">
            <text:p>Ree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11:.O111])" office:value-type="float" office:value="0" calcext:value-type="float">
            <text:p>0</text:p>
          </table:table-cell>
          <table:table-cell table:formula="of:=COUNTA([.D111:.O111])" office:value-type="float" office:value="12" calcext:value-type="float">
            <text:p>12</text:p>
          </table:table-cell>
          <table:table-cell table:style-name="ce3" table:formula="of:=[.P111]/[.Q11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Floyd</text:p>
          </table:table-cell>
          <table:table-cell table:style-name="ce1" office:value-type="string" calcext:value-type="string">
            <text:p>Gardn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12:.O112])" office:value-type="float" office:value="0" calcext:value-type="float">
            <text:p>0</text:p>
          </table:table-cell>
          <table:table-cell table:formula="of:=COUNTA([.D112:.O112])" office:value-type="float" office:value="12" calcext:value-type="float">
            <text:p>12</text:p>
          </table:table-cell>
          <table:table-cell table:style-name="ce3" table:formula="of:=[.P112]/[.Q11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Francene</text:p>
          </table:table-cell>
          <table:table-cell table:style-name="ce1" office:value-type="string" calcext:value-type="string">
            <text:p>Lacke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13:.O113])" office:value-type="float" office:value="0" calcext:value-type="float">
            <text:p>0</text:p>
          </table:table-cell>
          <table:table-cell table:formula="of:=COUNTA([.D113:.O113])" office:value-type="float" office:value="12" calcext:value-type="float">
            <text:p>12</text:p>
          </table:table-cell>
          <table:table-cell table:style-name="ce3" table:formula="of:=[.P113]/[.Q11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Francisco</text:p>
          </table:table-cell>
          <table:table-cell table:style-name="ce1" office:value-type="string" calcext:value-type="string">
            <text:p>Park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14:.O114])" office:value-type="float" office:value="0" calcext:value-type="float">
            <text:p>0</text:p>
          </table:table-cell>
          <table:table-cell table:formula="of:=COUNTA([.D114:.O114])" office:value-type="float" office:value="12" calcext:value-type="float">
            <text:p>12</text:p>
          </table:table-cell>
          <table:table-cell table:style-name="ce3" table:formula="of:=[.P114]/[.Q11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Fred</text:p>
          </table:table-cell>
          <table:table-cell table:style-name="ce1" office:value-type="string" calcext:value-type="string">
            <text:p>Prat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15:.O115])" office:value-type="float" office:value="0" calcext:value-type="float">
            <text:p>0</text:p>
          </table:table-cell>
          <table:table-cell table:formula="of:=COUNTA([.D115:.O115])" office:value-type="float" office:value="12" calcext:value-type="float">
            <text:p>12</text:p>
          </table:table-cell>
          <table:table-cell table:style-name="ce3" table:formula="of:=[.P115]/[.Q11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Gail</text:p>
          </table:table-cell>
          <table:table-cell table:style-name="ce1" office:value-type="string" calcext:value-type="string">
            <text:p>Hi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16:.O116])" office:value-type="float" office:value="0" calcext:value-type="float">
            <text:p>0</text:p>
          </table:table-cell>
          <table:table-cell table:formula="of:=COUNTA([.D116:.O116])" office:value-type="float" office:value="12" calcext:value-type="float">
            <text:p>12</text:p>
          </table:table-cell>
          <table:table-cell table:style-name="ce3" table:formula="of:=[.P116]/[.Q11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Garfield</text:p>
          </table:table-cell>
          <table:table-cell table:style-name="ce1" office:value-type="string" calcext:value-type="string">
            <text:p>Batte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17:.O117])" office:value-type="float" office:value="0" calcext:value-type="float">
            <text:p>0</text:p>
          </table:table-cell>
          <table:table-cell table:formula="of:=COUNTA([.D117:.O117])" office:value-type="float" office:value="12" calcext:value-type="float">
            <text:p>12</text:p>
          </table:table-cell>
          <table:table-cell table:style-name="ce3" table:formula="of:=[.P117]/[.Q11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Garry</text:p>
          </table:table-cell>
          <table:table-cell table:style-name="ce1" office:value-type="string" calcext:value-type="string">
            <text:p>You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18:.O118])" office:value-type="float" office:value="0" calcext:value-type="float">
            <text:p>0</text:p>
          </table:table-cell>
          <table:table-cell table:formula="of:=COUNTA([.D118:.O118])" office:value-type="float" office:value="12" calcext:value-type="float">
            <text:p>12</text:p>
          </table:table-cell>
          <table:table-cell table:style-name="ce3" table:formula="of:=[.P118]/[.Q11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Gay</text:p>
          </table:table-cell>
          <table:table-cell table:style-name="ce1" office:value-type="string" calcext:value-type="string">
            <text:p>Alaniz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19:.O119])" office:value-type="float" office:value="0" calcext:value-type="float">
            <text:p>0</text:p>
          </table:table-cell>
          <table:table-cell table:formula="of:=COUNTA([.D119:.O119])" office:value-type="float" office:value="12" calcext:value-type="float">
            <text:p>12</text:p>
          </table:table-cell>
          <table:table-cell table:style-name="ce3" table:formula="of:=[.P119]/[.Q11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Genesis</text:p>
          </table:table-cell>
          <table:table-cell table:style-name="ce1" office:value-type="string" calcext:value-type="string">
            <text:p>Dorse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20:.O120])" office:value-type="float" office:value="0" calcext:value-type="float">
            <text:p>0</text:p>
          </table:table-cell>
          <table:table-cell table:formula="of:=COUNTA([.D120:.O120])" office:value-type="float" office:value="12" calcext:value-type="float">
            <text:p>12</text:p>
          </table:table-cell>
          <table:table-cell table:style-name="ce3" table:formula="of:=[.P120]/[.Q12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Geneva</text:p>
          </table:table-cell>
          <table:table-cell table:style-name="ce1" office:value-type="string" calcext:value-type="string">
            <text:p>Mood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21:.O121])" office:value-type="float" office:value="0" calcext:value-type="float">
            <text:p>0</text:p>
          </table:table-cell>
          <table:table-cell table:formula="of:=COUNTA([.D121:.O121])" office:value-type="float" office:value="12" calcext:value-type="float">
            <text:p>12</text:p>
          </table:table-cell>
          <table:table-cell table:style-name="ce3" table:formula="of:=[.P121]/[.Q12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Gilbert</text:p>
          </table:table-cell>
          <table:table-cell table:style-name="ce1" office:value-type="string" calcext:value-type="string">
            <text:p>Steven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22:.O122])" office:value-type="float" office:value="0" calcext:value-type="float">
            <text:p>0</text:p>
          </table:table-cell>
          <table:table-cell table:formula="of:=COUNTA([.D122:.O122])" office:value-type="float" office:value="12" calcext:value-type="float">
            <text:p>12</text:p>
          </table:table-cell>
          <table:table-cell table:style-name="ce3" table:formula="of:=[.P122]/[.Q12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Gilberto</text:p>
          </table:table-cell>
          <table:table-cell table:style-name="ce1" office:value-type="string" calcext:value-type="string">
            <text:p>Murph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23:.O123])" office:value-type="float" office:value="0" calcext:value-type="float">
            <text:p>0</text:p>
          </table:table-cell>
          <table:table-cell table:formula="of:=COUNTA([.D123:.O123])" office:value-type="float" office:value="12" calcext:value-type="float">
            <text:p>12</text:p>
          </table:table-cell>
          <table:table-cell table:style-name="ce3" table:formula="of:=[.P123]/[.Q12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Gina</text:p>
          </table:table-cell>
          <table:table-cell table:style-name="ce1" office:value-type="string" calcext:value-type="string">
            <text:p>Cob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24:.O124])" office:value-type="float" office:value="0" calcext:value-type="float">
            <text:p>0</text:p>
          </table:table-cell>
          <table:table-cell table:formula="of:=COUNTA([.D124:.O124])" office:value-type="float" office:value="12" calcext:value-type="float">
            <text:p>12</text:p>
          </table:table-cell>
          <table:table-cell table:style-name="ce3" table:formula="of:=[.P124]/[.Q12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Glenn</text:p>
          </table:table-cell>
          <table:table-cell table:style-name="ce1" office:value-type="string" calcext:value-type="string">
            <text:p>Stewar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25:.O125])" office:value-type="float" office:value="0" calcext:value-type="float">
            <text:p>0</text:p>
          </table:table-cell>
          <table:table-cell table:formula="of:=COUNTA([.D125:.O125])" office:value-type="float" office:value="12" calcext:value-type="float">
            <text:p>12</text:p>
          </table:table-cell>
          <table:table-cell table:style-name="ce3" table:formula="of:=[.P125]/[.Q12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Gwen</text:p>
          </table:table-cell>
          <table:table-cell table:style-name="ce1" office:value-type="string" calcext:value-type="string">
            <text:p>Bower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26:.O126])" office:value-type="float" office:value="0" calcext:value-type="float">
            <text:p>0</text:p>
          </table:table-cell>
          <table:table-cell table:formula="of:=COUNTA([.D126:.O126])" office:value-type="float" office:value="12" calcext:value-type="float">
            <text:p>12</text:p>
          </table:table-cell>
          <table:table-cell table:style-name="ce3" table:formula="of:=[.P126]/[.Q12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Gwendolyn</text:p>
          </table:table-cell>
          <table:table-cell table:style-name="ce1" office:value-type="string" calcext:value-type="string">
            <text:p>Cann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27:.O127])" office:value-type="float" office:value="0" calcext:value-type="float">
            <text:p>0</text:p>
          </table:table-cell>
          <table:table-cell table:formula="of:=COUNTA([.D127:.O127])" office:value-type="float" office:value="12" calcext:value-type="float">
            <text:p>12</text:p>
          </table:table-cell>
          <table:table-cell table:style-name="ce3" table:formula="of:=[.P127]/[.Q12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Han</text:p>
          </table:table-cell>
          <table:table-cell table:style-name="ce1" office:value-type="string" calcext:value-type="string">
            <text:p>Will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28:.O128])" office:value-type="float" office:value="0" calcext:value-type="float">
            <text:p>0</text:p>
          </table:table-cell>
          <table:table-cell table:formula="of:=COUNTA([.D128:.O128])" office:value-type="float" office:value="12" calcext:value-type="float">
            <text:p>12</text:p>
          </table:table-cell>
          <table:table-cell table:style-name="ce3" table:formula="of:=[.P128]/[.Q12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Harmony</text:p>
          </table:table-cell>
          <table:table-cell table:style-name="ce1" office:value-type="string" calcext:value-type="string">
            <text:p>Tharp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29:.O129])" office:value-type="float" office:value="0" calcext:value-type="float">
            <text:p>0</text:p>
          </table:table-cell>
          <table:table-cell table:formula="of:=COUNTA([.D129:.O129])" office:value-type="float" office:value="12" calcext:value-type="float">
            <text:p>12</text:p>
          </table:table-cell>
          <table:table-cell table:style-name="ce3" table:formula="of:=[.P129]/[.Q12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Hattie</text:p>
          </table:table-cell>
          <table:table-cell table:style-name="ce1" office:value-type="string" calcext:value-type="string">
            <text:p>Ma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30:.O130])" office:value-type="float" office:value="0" calcext:value-type="float">
            <text:p>0</text:p>
          </table:table-cell>
          <table:table-cell table:formula="of:=COUNTA([.D130:.O130])" office:value-type="float" office:value="12" calcext:value-type="float">
            <text:p>12</text:p>
          </table:table-cell>
          <table:table-cell table:style-name="ce3" table:formula="of:=[.P130]/[.Q13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Heather</text:p>
          </table:table-cell>
          <table:table-cell table:style-name="ce1" office:value-type="string" calcext:value-type="string">
            <text:p>Hender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31:.O131])" office:value-type="float" office:value="0" calcext:value-type="float">
            <text:p>0</text:p>
          </table:table-cell>
          <table:table-cell table:formula="of:=COUNTA([.D131:.O131])" office:value-type="float" office:value="12" calcext:value-type="float">
            <text:p>12</text:p>
          </table:table-cell>
          <table:table-cell table:style-name="ce3" table:formula="of:=[.P131]/[.Q13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Hugh</text:p>
          </table:table-cell>
          <table:table-cell table:style-name="ce1" office:value-type="string" calcext:value-type="string">
            <text:p>Ric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32:.O132])" office:value-type="float" office:value="0" calcext:value-type="float">
            <text:p>0</text:p>
          </table:table-cell>
          <table:table-cell table:formula="of:=COUNTA([.D132:.O132])" office:value-type="float" office:value="12" calcext:value-type="float">
            <text:p>12</text:p>
          </table:table-cell>
          <table:table-cell table:style-name="ce3" table:formula="of:=[.P132]/[.Q13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Ima</text:p>
          </table:table-cell>
          <table:table-cell table:style-name="ce1" office:value-type="string" calcext:value-type="string">
            <text:p>Almon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33:.O133])" office:value-type="float" office:value="0" calcext:value-type="float">
            <text:p>0</text:p>
          </table:table-cell>
          <table:table-cell table:formula="of:=COUNTA([.D133:.O133])" office:value-type="float" office:value="12" calcext:value-type="float">
            <text:p>12</text:p>
          </table:table-cell>
          <table:table-cell table:style-name="ce3" table:formula="of:=[.P133]/[.Q13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Irvin</text:p>
          </table:table-cell>
          <table:table-cell table:style-name="ce1" office:value-type="string" calcext:value-type="string">
            <text:p>Morri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34:.O134])" office:value-type="float" office:value="0" calcext:value-type="float">
            <text:p>0</text:p>
          </table:table-cell>
          <table:table-cell table:formula="of:=COUNTA([.D134:.O134])" office:value-type="float" office:value="12" calcext:value-type="float">
            <text:p>12</text:p>
          </table:table-cell>
          <table:table-cell table:style-name="ce3" table:formula="of:=[.P134]/[.Q13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Jackeline</text:p>
          </table:table-cell>
          <table:table-cell table:style-name="ce1" office:value-type="string" calcext:value-type="string">
            <text:p>Trapp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35:.O135])" office:value-type="float" office:value="0" calcext:value-type="float">
            <text:p>0</text:p>
          </table:table-cell>
          <table:table-cell table:formula="of:=COUNTA([.D135:.O135])" office:value-type="float" office:value="12" calcext:value-type="float">
            <text:p>12</text:p>
          </table:table-cell>
          <table:table-cell table:style-name="ce3" table:formula="of:=[.P135]/[.Q13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Jackie</text:p>
          </table:table-cell>
          <table:table-cell table:style-name="ce1" office:value-type="string" calcext:value-type="string">
            <text:p>Jeffer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36:.O136])" office:value-type="float" office:value="0" calcext:value-type="float">
            <text:p>0</text:p>
          </table:table-cell>
          <table:table-cell table:formula="of:=COUNTA([.D136:.O136])" office:value-type="float" office:value="12" calcext:value-type="float">
            <text:p>12</text:p>
          </table:table-cell>
          <table:table-cell table:style-name="ce3" table:formula="of:=[.P136]/[.Q13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Jade</text:p>
          </table:table-cell>
          <table:table-cell table:style-name="ce1" office:value-type="string" calcext:value-type="string">
            <text:p>Car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37:.O137])" office:value-type="float" office:value="0" calcext:value-type="float">
            <text:p>0</text:p>
          </table:table-cell>
          <table:table-cell table:formula="of:=COUNTA([.D137:.O137])" office:value-type="float" office:value="12" calcext:value-type="float">
            <text:p>12</text:p>
          </table:table-cell>
          <table:table-cell table:style-name="ce3" table:formula="of:=[.P137]/[.Q13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Jaime</text:p>
          </table:table-cell>
          <table:table-cell table:style-name="ce1" office:value-type="string" calcext:value-type="string">
            <text:p>Jorda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38:.O138])" office:value-type="float" office:value="0" calcext:value-type="float">
            <text:p>0</text:p>
          </table:table-cell>
          <table:table-cell table:formula="of:=COUNTA([.D138:.O138])" office:value-type="float" office:value="12" calcext:value-type="float">
            <text:p>12</text:p>
          </table:table-cell>
          <table:table-cell table:style-name="ce3" table:formula="of:=[.P138]/[.Q13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Jamie</text:p>
          </table:table-cell>
          <table:table-cell table:style-name="ce1" office:value-type="string" calcext:value-type="string">
            <text:p>Watt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39:.O139])" office:value-type="float" office:value="0" calcext:value-type="float">
            <text:p>0</text:p>
          </table:table-cell>
          <table:table-cell table:formula="of:=COUNTA([.D139:.O139])" office:value-type="float" office:value="12" calcext:value-type="float">
            <text:p>12</text:p>
          </table:table-cell>
          <table:table-cell table:style-name="ce3" table:formula="of:=[.P139]/[.Q13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Baldwi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40:.O140])" office:value-type="float" office:value="0" calcext:value-type="float">
            <text:p>0</text:p>
          </table:table-cell>
          <table:table-cell table:formula="of:=COUNTA([.D140:.O140])" office:value-type="float" office:value="12" calcext:value-type="float">
            <text:p>12</text:p>
          </table:table-cell>
          <table:table-cell table:style-name="ce3" table:formula="of:=[.P140]/[.Q14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Jared</text:p>
          </table:table-cell>
          <table:table-cell table:style-name="ce1" office:value-type="string" calcext:value-type="string">
            <text:p>Walsh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41:.O141])" office:value-type="float" office:value="0" calcext:value-type="float">
            <text:p>0</text:p>
          </table:table-cell>
          <table:table-cell table:formula="of:=COUNTA([.D141:.O141])" office:value-type="float" office:value="12" calcext:value-type="float">
            <text:p>12</text:p>
          </table:table-cell>
          <table:table-cell table:style-name="ce3" table:formula="of:=[.P141]/[.Q14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Javier</text:p>
          </table:table-cell>
          <table:table-cell table:style-name="ce1" office:value-type="string" calcext:value-type="string">
            <text:p>Oliver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142:.O142])" office:value-type="float" office:value="0" calcext:value-type="float">
            <text:p>0</text:p>
          </table:table-cell>
          <table:table-cell table:formula="of:=COUNTA([.D142:.O142])" office:value-type="float" office:value="12" calcext:value-type="float">
            <text:p>12</text:p>
          </table:table-cell>
          <table:table-cell table:style-name="ce3" table:formula="of:=[.P142]/[.Q14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Jean</text:p>
          </table:table-cell>
          <table:table-cell table:style-name="ce1" office:value-type="string" calcext:value-type="string">
            <text:p>Brock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formula="of:=SUM([.D143:.O143])" office:value-type="float" office:value="0" calcext:value-type="float">
            <text:p>0</text:p>
          </table:table-cell>
          <table:table-cell table:formula="of:=COUNTA([.D143:.O143])" office:value-type="float" office:value="12" calcext:value-type="float">
            <text:p>12</text:p>
          </table:table-cell>
          <table:table-cell table:style-name="ce3" table:formula="of:=[.P143]/[.Q14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Jeanne</text:p>
          </table:table-cell>
          <table:table-cell table:style-name="ce1" office:value-type="string" calcext:value-type="string">
            <text:p>Rile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44:.O144])" office:value-type="float" office:value="0" calcext:value-type="float">
            <text:p>0</text:p>
          </table:table-cell>
          <table:table-cell table:formula="of:=COUNTA([.D144:.O144])" office:value-type="float" office:value="12" calcext:value-type="float">
            <text:p>12</text:p>
          </table:table-cell>
          <table:table-cell table:style-name="ce3" table:formula="of:=[.P144]/[.Q14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Jeannette</text:p>
          </table:table-cell>
          <table:table-cell table:style-name="ce1" office:value-type="string" calcext:value-type="string">
            <text:p>Terr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45:.O145])" office:value-type="float" office:value="0" calcext:value-type="float">
            <text:p>0</text:p>
          </table:table-cell>
          <table:table-cell table:formula="of:=COUNTA([.D145:.O145])" office:value-type="float" office:value="12" calcext:value-type="float">
            <text:p>12</text:p>
          </table:table-cell>
          <table:table-cell table:style-name="ce3" table:formula="of:=[.P145]/[.Q14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Jed</text:p>
          </table:table-cell>
          <table:table-cell table:style-name="ce1" office:value-type="string" calcext:value-type="string">
            <text:p>Ostrand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46:.O146])" office:value-type="float" office:value="0" calcext:value-type="float">
            <text:p>0</text:p>
          </table:table-cell>
          <table:table-cell table:formula="of:=COUNTA([.D146:.O146])" office:value-type="float" office:value="12" calcext:value-type="float">
            <text:p>12</text:p>
          </table:table-cell>
          <table:table-cell table:style-name="ce3" table:formula="of:=[.P146]/[.Q14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Jennie</text:p>
          </table:table-cell>
          <table:table-cell table:style-name="ce1" office:value-type="string" calcext:value-type="string">
            <text:p>Carpent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47:.O147])" office:value-type="float" office:value="0" calcext:value-type="float">
            <text:p>0</text:p>
          </table:table-cell>
          <table:table-cell table:formula="of:=COUNTA([.D147:.O147])" office:value-type="float" office:value="12" calcext:value-type="float">
            <text:p>12</text:p>
          </table:table-cell>
          <table:table-cell table:style-name="ce3" table:formula="of:=[.P147]/[.Q14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Ruiz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48:.O148])" office:value-type="float" office:value="0" calcext:value-type="float">
            <text:p>0</text:p>
          </table:table-cell>
          <table:table-cell table:formula="of:=COUNTA([.D148:.O148])" office:value-type="float" office:value="12" calcext:value-type="float">
            <text:p>12</text:p>
          </table:table-cell>
          <table:table-cell table:style-name="ce3" table:formula="of:=[.P148]/[.Q14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Martin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49:.O149])" office:value-type="float" office:value="0" calcext:value-type="float">
            <text:p>0</text:p>
          </table:table-cell>
          <table:table-cell table:formula="of:=COUNTA([.D149:.O149])" office:value-type="float" office:value="12" calcext:value-type="float">
            <text:p>12</text:p>
          </table:table-cell>
          <table:table-cell table:style-name="ce3" table:formula="of:=[.P149]/[.Q14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Jerome</text:p>
          </table:table-cell>
          <table:table-cell table:style-name="ce1" office:value-type="string" calcext:value-type="string">
            <text:p>Brock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50:.O150])" office:value-type="float" office:value="0" calcext:value-type="float">
            <text:p>0</text:p>
          </table:table-cell>
          <table:table-cell table:formula="of:=COUNTA([.D150:.O150])" office:value-type="float" office:value="12" calcext:value-type="float">
            <text:p>12</text:p>
          </table:table-cell>
          <table:table-cell table:style-name="ce3" table:formula="of:=[.P150]/[.Q15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Jody</text:p>
          </table:table-cell>
          <table:table-cell table:style-name="ce1" office:value-type="string" calcext:value-type="string">
            <text:p>Campbe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51:.O151])" office:value-type="float" office:value="0" calcext:value-type="float">
            <text:p>0</text:p>
          </table:table-cell>
          <table:table-cell table:formula="of:=COUNTA([.D151:.O151])" office:value-type="float" office:value="12" calcext:value-type="float">
            <text:p>12</text:p>
          </table:table-cell>
          <table:table-cell table:style-name="ce3" table:formula="of:=[.P151]/[.Q15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Jon</text:p>
          </table:table-cell>
          <table:table-cell table:style-name="ce1" office:value-type="string" calcext:value-type="string">
            <text:p>Ki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52:.O152])" office:value-type="float" office:value="0" calcext:value-type="float">
            <text:p>0</text:p>
          </table:table-cell>
          <table:table-cell table:formula="of:=COUNTA([.D152:.O152])" office:value-type="float" office:value="12" calcext:value-type="float">
            <text:p>12</text:p>
          </table:table-cell>
          <table:table-cell table:style-name="ce3" table:formula="of:=[.P152]/[.Q15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Jonathon</text:p>
          </table:table-cell>
          <table:table-cell table:style-name="ce1" office:value-type="string" calcext:value-type="string">
            <text:p>Barn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53:.O153])" office:value-type="float" office:value="0" calcext:value-type="float">
            <text:p>0</text:p>
          </table:table-cell>
          <table:table-cell table:formula="of:=COUNTA([.D153:.O153])" office:value-type="float" office:value="12" calcext:value-type="float">
            <text:p>12</text:p>
          </table:table-cell>
          <table:table-cell table:style-name="ce3" table:formula="of:=[.P153]/[.Q15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Jonelle</text:p>
          </table:table-cell>
          <table:table-cell table:style-name="ce1" office:value-type="string" calcext:value-type="string">
            <text:p>Kyle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54:.O154])" office:value-type="float" office:value="0" calcext:value-type="float">
            <text:p>0</text:p>
          </table:table-cell>
          <table:table-cell table:formula="of:=COUNTA([.D154:.O154])" office:value-type="float" office:value="12" calcext:value-type="float">
            <text:p>12</text:p>
          </table:table-cell>
          <table:table-cell table:style-name="ce3" table:formula="of:=[.P154]/[.Q15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string" calcext:value-type="string">
            <text:p>Jose</text:p>
          </table:table-cell>
          <table:table-cell table:style-name="ce1" office:value-type="string" calcext:value-type="string">
            <text:p>Tuck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55:.O155])" office:value-type="float" office:value="0" calcext:value-type="float">
            <text:p>0</text:p>
          </table:table-cell>
          <table:table-cell table:formula="of:=COUNTA([.D155:.O155])" office:value-type="float" office:value="12" calcext:value-type="float">
            <text:p>12</text:p>
          </table:table-cell>
          <table:table-cell table:style-name="ce3" table:formula="of:=[.P155]/[.Q15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Josefina</text:p>
          </table:table-cell>
          <table:table-cell table:style-name="ce1" office:value-type="string" calcext:value-type="string">
            <text:p>Summer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56:.O156])" office:value-type="float" office:value="0" calcext:value-type="float">
            <text:p>0</text:p>
          </table:table-cell>
          <table:table-cell table:formula="of:=COUNTA([.D156:.O156])" office:value-type="float" office:value="12" calcext:value-type="float">
            <text:p>12</text:p>
          </table:table-cell>
          <table:table-cell table:style-name="ce3" table:formula="of:=[.P156]/[.Q15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Josh</text:p>
          </table:table-cell>
          <table:table-cell table:style-name="ce1" office:value-type="string" calcext:value-type="string">
            <text:p>Howe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57:.O157])" office:value-type="float" office:value="0" calcext:value-type="float">
            <text:p>0</text:p>
          </table:table-cell>
          <table:table-cell table:formula="of:=COUNTA([.D157:.O157])" office:value-type="float" office:value="12" calcext:value-type="float">
            <text:p>12</text:p>
          </table:table-cell>
          <table:table-cell table:style-name="ce3" table:formula="of:=[.P157]/[.Q15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Joycelyn</text:p>
          </table:table-cell>
          <table:table-cell table:style-name="ce1" office:value-type="string" calcext:value-type="string">
            <text:p>Mock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58:.O158])" office:value-type="float" office:value="0" calcext:value-type="float">
            <text:p>0</text:p>
          </table:table-cell>
          <table:table-cell table:formula="of:=COUNTA([.D158:.O158])" office:value-type="float" office:value="12" calcext:value-type="float">
            <text:p>12</text:p>
          </table:table-cell>
          <table:table-cell table:style-name="ce3" table:formula="of:=[.P158]/[.Q15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Judy</text:p>
          </table:table-cell>
          <table:table-cell table:style-name="ce1" office:value-type="string" calcext:value-type="string">
            <text:p>Weav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59:.O159])" office:value-type="float" office:value="0" calcext:value-type="float">
            <text:p>0</text:p>
          </table:table-cell>
          <table:table-cell table:formula="of:=COUNTA([.D159:.O159])" office:value-type="float" office:value="12" calcext:value-type="float">
            <text:p>12</text:p>
          </table:table-cell>
          <table:table-cell table:style-name="ce3" table:formula="of:=[.P159]/[.Q15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Junie</text:p>
          </table:table-cell>
          <table:table-cell table:style-name="ce1" office:value-type="string" calcext:value-type="string">
            <text:p>Torrenc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60:.O160])" office:value-type="float" office:value="0" calcext:value-type="float">
            <text:p>0</text:p>
          </table:table-cell>
          <table:table-cell table:formula="of:=COUNTA([.D160:.O160])" office:value-type="float" office:value="12" calcext:value-type="float">
            <text:p>12</text:p>
          </table:table-cell>
          <table:table-cell table:style-name="ce3" table:formula="of:=[.P160]/[.Q16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string" calcext:value-type="string">
            <text:p>Kacie</text:p>
          </table:table-cell>
          <table:table-cell table:style-name="ce1" office:value-type="string" calcext:value-type="string">
            <text:p>Mui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61:.O161])" office:value-type="float" office:value="0" calcext:value-type="float">
            <text:p>0</text:p>
          </table:table-cell>
          <table:table-cell table:formula="of:=COUNTA([.D161:.O161])" office:value-type="float" office:value="12" calcext:value-type="float">
            <text:p>12</text:p>
          </table:table-cell>
          <table:table-cell table:style-name="ce3" table:formula="of:=[.P161]/[.Q16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Kareen</text:p>
          </table:table-cell>
          <table:table-cell table:style-name="ce1" office:value-type="string" calcext:value-type="string">
            <text:p>Albrigh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62:.O162])" office:value-type="float" office:value="0" calcext:value-type="float">
            <text:p>0</text:p>
          </table:table-cell>
          <table:table-cell table:formula="of:=COUNTA([.D162:.O162])" office:value-type="float" office:value="12" calcext:value-type="float">
            <text:p>12</text:p>
          </table:table-cell>
          <table:table-cell table:style-name="ce3" table:formula="of:=[.P162]/[.Q16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office:value-type="string" calcext:value-type="string">
            <text:p>Kate</text:p>
          </table:table-cell>
          <table:table-cell table:style-name="ce1" office:value-type="string" calcext:value-type="string">
            <text:p>Har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formula="of:=SUM([.D163:.O163])" office:value-type="float" office:value="0" calcext:value-type="float">
            <text:p>0</text:p>
          </table:table-cell>
          <table:table-cell table:formula="of:=COUNTA([.D163:.O163])" office:value-type="float" office:value="12" calcext:value-type="float">
            <text:p>12</text:p>
          </table:table-cell>
          <table:table-cell table:style-name="ce3" table:formula="of:=[.P163]/[.Q16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Katina</text:p>
          </table:table-cell>
          <table:table-cell table:style-name="ce1" office:value-type="string" calcext:value-type="string">
            <text:p>Houck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64:.O164])" office:value-type="float" office:value="0" calcext:value-type="float">
            <text:p>0</text:p>
          </table:table-cell>
          <table:table-cell table:formula="of:=COUNTA([.D164:.O164])" office:value-type="float" office:value="12" calcext:value-type="float">
            <text:p>12</text:p>
          </table:table-cell>
          <table:table-cell table:style-name="ce3" table:formula="of:=[.P164]/[.Q16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string" calcext:value-type="string">
            <text:p>Robin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65:.O165])" office:value-type="float" office:value="0" calcext:value-type="float">
            <text:p>0</text:p>
          </table:table-cell>
          <table:table-cell table:formula="of:=COUNTA([.D165:.O165])" office:value-type="float" office:value="12" calcext:value-type="float">
            <text:p>12</text:p>
          </table:table-cell>
          <table:table-cell table:style-name="ce3" table:formula="of:=[.P165]/[.Q16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Kenny</text:p>
          </table:table-cell>
          <table:table-cell table:style-name="ce1" office:value-type="string" calcext:value-type="string">
            <text:p>Fergu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66:.O166])" office:value-type="float" office:value="0" calcext:value-type="float">
            <text:p>0</text:p>
          </table:table-cell>
          <table:table-cell table:formula="of:=COUNTA([.D166:.O166])" office:value-type="float" office:value="12" calcext:value-type="float">
            <text:p>12</text:p>
          </table:table-cell>
          <table:table-cell table:style-name="ce3" table:formula="of:=[.P166]/[.Q16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Krista</text:p>
          </table:table-cell>
          <table:table-cell table:style-name="ce1" office:value-type="string" calcext:value-type="string">
            <text:p>Sim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67:.O167])" office:value-type="float" office:value="0" calcext:value-type="float">
            <text:p>0</text:p>
          </table:table-cell>
          <table:table-cell table:formula="of:=COUNTA([.D167:.O167])" office:value-type="float" office:value="12" calcext:value-type="float">
            <text:p>12</text:p>
          </table:table-cell>
          <table:table-cell table:style-name="ce3" table:formula="of:=[.P167]/[.Q16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Lamar</text:p>
          </table:table-cell>
          <table:table-cell table:style-name="ce1" office:value-type="string" calcext:value-type="string">
            <text:p>Jon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68:.O168])" office:value-type="float" office:value="0" calcext:value-type="float">
            <text:p>0</text:p>
          </table:table-cell>
          <table:table-cell table:formula="of:=COUNTA([.D168:.O168])" office:value-type="float" office:value="12" calcext:value-type="float">
            <text:p>12</text:p>
          </table:table-cell>
          <table:table-cell table:style-name="ce3" table:formula="of:=[.P168]/[.Q16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office:value-type="string" calcext:value-type="string">
            <text:p>Larisa</text:p>
          </table:table-cell>
          <table:table-cell table:style-name="ce1" office:value-type="string" calcext:value-type="string">
            <text:p>Herber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69:.O169])" office:value-type="float" office:value="0" calcext:value-type="float">
            <text:p>0</text:p>
          </table:table-cell>
          <table:table-cell table:formula="of:=COUNTA([.D169:.O169])" office:value-type="float" office:value="12" calcext:value-type="float">
            <text:p>12</text:p>
          </table:table-cell>
          <table:table-cell table:style-name="ce3" table:formula="of:=[.P169]/[.Q16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string" calcext:value-type="string">
            <text:p>Lasonya</text:p>
          </table:table-cell>
          <table:table-cell table:style-name="ce1" office:value-type="string" calcext:value-type="string">
            <text:p>Clemen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70:.O170])" office:value-type="float" office:value="0" calcext:value-type="float">
            <text:p>0</text:p>
          </table:table-cell>
          <table:table-cell table:formula="of:=COUNTA([.D170:.O170])" office:value-type="float" office:value="12" calcext:value-type="float">
            <text:p>12</text:p>
          </table:table-cell>
          <table:table-cell table:style-name="ce3" table:formula="of:=[.P170]/[.Q17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Water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71:.O171])" office:value-type="float" office:value="0" calcext:value-type="float">
            <text:p>0</text:p>
          </table:table-cell>
          <table:table-cell table:formula="of:=COUNTA([.D171:.O171])" office:value-type="float" office:value="12" calcext:value-type="float">
            <text:p>12</text:p>
          </table:table-cell>
          <table:table-cell table:style-name="ce3" table:formula="of:=[.P171]/[.Q17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Lauran</text:p>
          </table:table-cell>
          <table:table-cell table:style-name="ce1" office:value-type="string" calcext:value-type="string">
            <text:p>Teag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72:.O172])" office:value-type="float" office:value="0" calcext:value-type="float">
            <text:p>0</text:p>
          </table:table-cell>
          <table:table-cell table:formula="of:=COUNTA([.D172:.O172])" office:value-type="float" office:value="12" calcext:value-type="float">
            <text:p>12</text:p>
          </table:table-cell>
          <table:table-cell table:style-name="ce3" table:formula="of:=[.P172]/[.Q17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office:value-type="string" calcext:value-type="string">
            <text:p>Laurence</text:p>
          </table:table-cell>
          <table:table-cell table:style-name="ce1" office:value-type="string" calcext:value-type="string">
            <text:p>Clayt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73:.O173])" office:value-type="float" office:value="0" calcext:value-type="float">
            <text:p>0</text:p>
          </table:table-cell>
          <table:table-cell table:formula="of:=COUNTA([.D173:.O173])" office:value-type="float" office:value="12" calcext:value-type="float">
            <text:p>12</text:p>
          </table:table-cell>
          <table:table-cell table:style-name="ce3" table:formula="of:=[.P173]/[.Q17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Laverne</text:p>
          </table:table-cell>
          <table:table-cell table:style-name="ce1" office:value-type="string" calcext:value-type="string">
            <text:p>Joseph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74:.O174])" office:value-type="float" office:value="0" calcext:value-type="float">
            <text:p>0</text:p>
          </table:table-cell>
          <table:table-cell table:formula="of:=COUNTA([.D174:.O174])" office:value-type="float" office:value="12" calcext:value-type="float">
            <text:p>12</text:p>
          </table:table-cell>
          <table:table-cell table:style-name="ce3" table:formula="of:=[.P174]/[.Q17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Leah</text:p>
          </table:table-cell>
          <table:table-cell table:style-name="ce1" office:value-type="string" calcext:value-type="string">
            <text:p>Jack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75:.O175])" office:value-type="float" office:value="0" calcext:value-type="float">
            <text:p>0</text:p>
          </table:table-cell>
          <table:table-cell table:formula="of:=COUNTA([.D175:.O175])" office:value-type="float" office:value="12" calcext:value-type="float">
            <text:p>12</text:p>
          </table:table-cell>
          <table:table-cell table:style-name="ce3" table:formula="of:=[.P175]/[.Q17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string" calcext:value-type="string">
            <text:p>Leonard</text:p>
          </table:table-cell>
          <table:table-cell table:style-name="ce1" office:value-type="string" calcext:value-type="string">
            <text:p>Carl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76:.O176])" office:value-type="float" office:value="0" calcext:value-type="float">
            <text:p>0</text:p>
          </table:table-cell>
          <table:table-cell table:formula="of:=COUNTA([.D176:.O176])" office:value-type="float" office:value="12" calcext:value-type="float">
            <text:p>12</text:p>
          </table:table-cell>
          <table:table-cell table:style-name="ce3" table:formula="of:=[.P176]/[.Q17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office:value-type="string" calcext:value-type="string">
            <text:p>Letty</text:p>
          </table:table-cell>
          <table:table-cell table:style-name="ce1" office:value-type="string" calcext:value-type="string">
            <text:p>Weeks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177:.O177])" office:value-type="float" office:value="0" calcext:value-type="float">
            <text:p>0</text:p>
          </table:table-cell>
          <table:table-cell table:formula="of:=COUNTA([.D177:.O177])" office:value-type="float" office:value="12" calcext:value-type="float">
            <text:p>12</text:p>
          </table:table-cell>
          <table:table-cell table:style-name="ce3" table:formula="of:=[.P177]/[.Q17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office:value-type="string" calcext:value-type="string">
            <text:p>Lillian</text:p>
          </table:table-cell>
          <table:table-cell table:style-name="ce1" office:value-type="string" calcext:value-type="string">
            <text:p>Ellis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formula="of:=SUM([.D178:.O178])" office:value-type="float" office:value="0" calcext:value-type="float">
            <text:p>0</text:p>
          </table:table-cell>
          <table:table-cell table:formula="of:=COUNTA([.D178:.O178])" office:value-type="float" office:value="12" calcext:value-type="float">
            <text:p>12</text:p>
          </table:table-cell>
          <table:table-cell table:style-name="ce3" table:formula="of:=[.P178]/[.Q17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Lindsay</text:p>
          </table:table-cell>
          <table:table-cell table:style-name="ce1" office:value-type="string" calcext:value-type="string">
            <text:p>Ma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79:.O179])" office:value-type="float" office:value="0" calcext:value-type="float">
            <text:p>0</text:p>
          </table:table-cell>
          <table:table-cell table:formula="of:=COUNTA([.D179:.O179])" office:value-type="float" office:value="12" calcext:value-type="float">
            <text:p>12</text:p>
          </table:table-cell>
          <table:table-cell table:style-name="ce3" table:formula="of:=[.P179]/[.Q17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Lindsey</text:p>
          </table:table-cell>
          <table:table-cell table:style-name="ce1" office:value-type="string" calcext:value-type="string">
            <text:p>Hugh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formula="of:=SUM([.D180:.O180])" office:value-type="float" office:value="0" calcext:value-type="float">
            <text:p>0</text:p>
          </table:table-cell>
          <table:table-cell table:formula="of:=COUNTA([.D180:.O180])" office:value-type="float" office:value="12" calcext:value-type="float">
            <text:p>12</text:p>
          </table:table-cell>
          <table:table-cell table:style-name="ce3" table:formula="of:=[.P180]/[.Q18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Linnea</text:p>
          </table:table-cell>
          <table:table-cell table:style-name="ce1" office:value-type="string" calcext:value-type="string">
            <text:p>Gilchris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81:.O181])" office:value-type="float" office:value="0" calcext:value-type="float">
            <text:p>0</text:p>
          </table:table-cell>
          <table:table-cell table:formula="of:=COUNTA([.D181:.O181])" office:value-type="float" office:value="12" calcext:value-type="float">
            <text:p>12</text:p>
          </table:table-cell>
          <table:table-cell table:style-name="ce3" table:formula="of:=[.P181]/[.Q18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office:value-type="string" calcext:value-type="string">
            <text:p>Loreen</text:p>
          </table:table-cell>
          <table:table-cell table:style-name="ce1" office:value-type="string" calcext:value-type="string">
            <text:p>Grad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82:.O182])" office:value-type="float" office:value="0" calcext:value-type="float">
            <text:p>0</text:p>
          </table:table-cell>
          <table:table-cell table:formula="of:=COUNTA([.D182:.O182])" office:value-type="float" office:value="12" calcext:value-type="float">
            <text:p>12</text:p>
          </table:table-cell>
          <table:table-cell table:style-name="ce3" table:formula="of:=[.P182]/[.Q18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office:value-type="string" calcext:value-type="string">
            <text:p>Loren</text:p>
          </table:table-cell>
          <table:table-cell table:style-name="ce1" office:value-type="string" calcext:value-type="string">
            <text:p>Wyma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83:.O183])" office:value-type="float" office:value="0" calcext:value-type="float">
            <text:p>0</text:p>
          </table:table-cell>
          <table:table-cell table:formula="of:=COUNTA([.D183:.O183])" office:value-type="float" office:value="12" calcext:value-type="float">
            <text:p>12</text:p>
          </table:table-cell>
          <table:table-cell table:style-name="ce3" table:formula="of:=[.P183]/[.Q18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Louis</text:p>
          </table:table-cell>
          <table:table-cell table:style-name="ce1" office:value-type="string" calcext:value-type="string">
            <text:p>Bridg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84:.O184])" office:value-type="float" office:value="0" calcext:value-type="float">
            <text:p>0</text:p>
          </table:table-cell>
          <table:table-cell table:formula="of:=COUNTA([.D184:.O184])" office:value-type="float" office:value="12" calcext:value-type="float">
            <text:p>12</text:p>
          </table:table-cell>
          <table:table-cell table:style-name="ce3" table:formula="of:=[.P184]/[.Q18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Lovie</text:p>
          </table:table-cell>
          <table:table-cell table:style-name="ce1" office:value-type="string" calcext:value-type="string">
            <text:p>Burket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85:.O185])" office:value-type="float" office:value="0" calcext:value-type="float">
            <text:p>0</text:p>
          </table:table-cell>
          <table:table-cell table:formula="of:=COUNTA([.D185:.O185])" office:value-type="float" office:value="12" calcext:value-type="float">
            <text:p>12</text:p>
          </table:table-cell>
          <table:table-cell table:style-name="ce3" table:formula="of:=[.P185]/[.Q18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office:value-type="string" calcext:value-type="string">
            <text:p>Lucia</text:p>
          </table:table-cell>
          <table:table-cell table:style-name="ce1" office:value-type="string" calcext:value-type="string">
            <text:p>Masse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86:.O186])" office:value-type="float" office:value="0" calcext:value-type="float">
            <text:p>0</text:p>
          </table:table-cell>
          <table:table-cell table:formula="of:=COUNTA([.D186:.O186])" office:value-type="float" office:value="12" calcext:value-type="float">
            <text:p>12</text:p>
          </table:table-cell>
          <table:table-cell table:style-name="ce3" table:formula="of:=[.P186]/[.Q18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office:value-type="string" calcext:value-type="string">
            <text:p>Lucius</text:p>
          </table:table-cell>
          <table:table-cell table:style-name="ce1" office:value-type="string" calcext:value-type="string">
            <text:p>Lightfoo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87:.O187])" office:value-type="float" office:value="0" calcext:value-type="float">
            <text:p>0</text:p>
          </table:table-cell>
          <table:table-cell table:formula="of:=COUNTA([.D187:.O187])" office:value-type="float" office:value="12" calcext:value-type="float">
            <text:p>12</text:p>
          </table:table-cell>
          <table:table-cell table:style-name="ce3" table:formula="of:=[.P187]/[.Q18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John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88:.O188])" office:value-type="float" office:value="0" calcext:value-type="float">
            <text:p>0</text:p>
          </table:table-cell>
          <table:table-cell table:formula="of:=COUNTA([.D188:.O188])" office:value-type="float" office:value="12" calcext:value-type="float">
            <text:p>12</text:p>
          </table:table-cell>
          <table:table-cell table:style-name="ce3" table:formula="of:=[.P188]/[.Q18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Lyon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89:.O189])" office:value-type="float" office:value="0" calcext:value-type="float">
            <text:p>0</text:p>
          </table:table-cell>
          <table:table-cell table:formula="of:=COUNTA([.D189:.O189])" office:value-type="float" office:value="12" calcext:value-type="float">
            <text:p>12</text:p>
          </table:table-cell>
          <table:table-cell table:style-name="ce3" table:formula="of:=[.P189]/[.Q18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Lurlene</text:p>
          </table:table-cell>
          <table:table-cell table:style-name="ce1" office:value-type="string" calcext:value-type="string">
            <text:p>Livel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90:.O190])" office:value-type="float" office:value="0" calcext:value-type="float">
            <text:p>0</text:p>
          </table:table-cell>
          <table:table-cell table:formula="of:=COUNTA([.D190:.O190])" office:value-type="float" office:value="12" calcext:value-type="float">
            <text:p>12</text:p>
          </table:table-cell>
          <table:table-cell table:style-name="ce3" table:formula="of:=[.P190]/[.Q19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Luther</text:p>
          </table:table-cell>
          <table:table-cell table:style-name="ce1" office:value-type="string" calcext:value-type="string">
            <text:p>Stok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91:.O191])" office:value-type="float" office:value="0" calcext:value-type="float">
            <text:p>0</text:p>
          </table:table-cell>
          <table:table-cell table:formula="of:=COUNTA([.D191:.O191])" office:value-type="float" office:value="12" calcext:value-type="float">
            <text:p>12</text:p>
          </table:table-cell>
          <table:table-cell table:style-name="ce3" table:formula="of:=[.P191]/[.Q19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Luther</text:p>
          </table:table-cell>
          <table:table-cell table:style-name="ce1" office:value-type="string" calcext:value-type="string">
            <text:p>Webst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92:.O192])" office:value-type="float" office:value="0" calcext:value-type="float">
            <text:p>0</text:p>
          </table:table-cell>
          <table:table-cell table:formula="of:=COUNTA([.D192:.O192])" office:value-type="float" office:value="12" calcext:value-type="float">
            <text:p>12</text:p>
          </table:table-cell>
          <table:table-cell table:style-name="ce3" table:formula="of:=[.P192]/[.Q19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Lynnette</text:p>
          </table:table-cell>
          <table:table-cell table:style-name="ce1" office:value-type="string" calcext:value-type="string">
            <text:p>Ruffi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93:.O193])" office:value-type="float" office:value="0" calcext:value-type="float">
            <text:p>0</text:p>
          </table:table-cell>
          <table:table-cell table:formula="of:=COUNTA([.D193:.O193])" office:value-type="float" office:value="12" calcext:value-type="float">
            <text:p>12</text:p>
          </table:table-cell>
          <table:table-cell table:style-name="ce3" table:formula="of:=[.P193]/[.Q19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Mable</text:p>
          </table:table-cell>
          <table:table-cell table:style-name="ce1" office:value-type="string" calcext:value-type="string">
            <text:p>Da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94:.O194])" office:value-type="float" office:value="0" calcext:value-type="float">
            <text:p>0</text:p>
          </table:table-cell>
          <table:table-cell table:formula="of:=COUNTA([.D194:.O194])" office:value-type="float" office:value="12" calcext:value-type="float">
            <text:p>12</text:p>
          </table:table-cell>
          <table:table-cell table:style-name="ce3" table:formula="of:=[.P194]/[.Q19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Madeline</text:p>
          </table:table-cell>
          <table:table-cell table:style-name="ce1" office:value-type="string" calcext:value-type="string">
            <text:p>Ro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95:.O195])" office:value-type="float" office:value="0" calcext:value-type="float">
            <text:p>0</text:p>
          </table:table-cell>
          <table:table-cell table:formula="of:=COUNTA([.D195:.O195])" office:value-type="float" office:value="12" calcext:value-type="float">
            <text:p>12</text:p>
          </table:table-cell>
          <table:table-cell table:style-name="ce3" table:formula="of:=[.P195]/[.Q19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Kelle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96:.O196])" office:value-type="float" office:value="0" calcext:value-type="float">
            <text:p>0</text:p>
          </table:table-cell>
          <table:table-cell table:formula="of:=COUNTA([.D196:.O196])" office:value-type="float" office:value="12" calcext:value-type="float">
            <text:p>12</text:p>
          </table:table-cell>
          <table:table-cell table:style-name="ce3" table:formula="of:=[.P196]/[.Q19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Marcelino</text:p>
          </table:table-cell>
          <table:table-cell table:style-name="ce1" office:value-type="string" calcext:value-type="string">
            <text:p>Fif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97:.O197])" office:value-type="float" office:value="0" calcext:value-type="float">
            <text:p>0</text:p>
          </table:table-cell>
          <table:table-cell table:formula="of:=COUNTA([.D197:.O197])" office:value-type="float" office:value="12" calcext:value-type="float">
            <text:p>12</text:p>
          </table:table-cell>
          <table:table-cell table:style-name="ce3" table:formula="of:=[.P197]/[.Q19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string" calcext:value-type="string">
            <text:p>Marget</text:p>
          </table:table-cell>
          <table:table-cell table:style-name="ce1" office:value-type="string" calcext:value-type="string">
            <text:p>Borde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98:.O198])" office:value-type="float" office:value="0" calcext:value-type="float">
            <text:p>0</text:p>
          </table:table-cell>
          <table:table-cell table:formula="of:=COUNTA([.D198:.O198])" office:value-type="float" office:value="12" calcext:value-type="float">
            <text:p>12</text:p>
          </table:table-cell>
          <table:table-cell table:style-name="ce3" table:formula="of:=[.P198]/[.Q19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Margie</text:p>
          </table:table-cell>
          <table:table-cell table:style-name="ce1" office:value-type="string" calcext:value-type="string">
            <text:p>Castill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199:.O199])" office:value-type="float" office:value="0" calcext:value-type="float">
            <text:p>0</text:p>
          </table:table-cell>
          <table:table-cell table:formula="of:=COUNTA([.D199:.O199])" office:value-type="float" office:value="12" calcext:value-type="float">
            <text:p>12</text:p>
          </table:table-cell>
          <table:table-cell table:style-name="ce3" table:formula="of:=[.P199]/[.Q19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office:value-type="string" calcext:value-type="string">
            <text:p>Marianne</text:p>
          </table:table-cell>
          <table:table-cell table:style-name="ce1" office:value-type="string" calcext:value-type="string">
            <text:p>Guzma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00:.O200])" office:value-type="float" office:value="0" calcext:value-type="float">
            <text:p>0</text:p>
          </table:table-cell>
          <table:table-cell table:formula="of:=COUNTA([.D200:.O200])" office:value-type="float" office:value="12" calcext:value-type="float">
            <text:p>12</text:p>
          </table:table-cell>
          <table:table-cell table:style-name="ce3" table:formula="of:=[.P200]/[.Q20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Marietta</text:p>
          </table:table-cell>
          <table:table-cell table:style-name="ce1" office:value-type="string" calcext:value-type="string">
            <text:p>Blain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01:.O201])" office:value-type="float" office:value="0" calcext:value-type="float">
            <text:p>0</text:p>
          </table:table-cell>
          <table:table-cell table:formula="of:=COUNTA([.D201:.O201])" office:value-type="float" office:value="12" calcext:value-type="float">
            <text:p>12</text:p>
          </table:table-cell>
          <table:table-cell table:style-name="ce3" table:formula="of:=[.P201]/[.Q20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ai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02:.O202])" office:value-type="float" office:value="0" calcext:value-type="float">
            <text:p>0</text:p>
          </table:table-cell>
          <table:table-cell table:formula="of:=COUNTA([.D202:.O202])" office:value-type="float" office:value="12" calcext:value-type="float">
            <text:p>12</text:p>
          </table:table-cell>
          <table:table-cell table:style-name="ce3" table:formula="of:=[.P202]/[.Q20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office:value-type="string" calcext:value-type="string">
            <text:p>Marshall</text:p>
          </table:table-cell>
          <table:table-cell table:style-name="ce1" office:value-type="string" calcext:value-type="string">
            <text:p>Snip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03:.O203])" office:value-type="float" office:value="0" calcext:value-type="float">
            <text:p>0</text:p>
          </table:table-cell>
          <table:table-cell table:formula="of:=COUNTA([.D203:.O203])" office:value-type="float" office:value="12" calcext:value-type="float">
            <text:p>12</text:p>
          </table:table-cell>
          <table:table-cell table:style-name="ce3" table:formula="of:=[.P203]/[.Q20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Martin</text:p>
          </table:table-cell>
          <table:table-cell table:style-name="ce1" office:value-type="string" calcext:value-type="string">
            <text:p>Carro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04:.O204])" office:value-type="float" office:value="0" calcext:value-type="float">
            <text:p>0</text:p>
          </table:table-cell>
          <table:table-cell table:formula="of:=COUNTA([.D204:.O204])" office:value-type="float" office:value="12" calcext:value-type="float">
            <text:p>12</text:p>
          </table:table-cell>
          <table:table-cell table:style-name="ce3" table:formula="of:=[.P204]/[.Q20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Marva</text:p>
          </table:table-cell>
          <table:table-cell table:style-name="ce1" office:value-type="string" calcext:value-type="string">
            <text:p>Merrit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05:.O205])" office:value-type="float" office:value="0" calcext:value-type="float">
            <text:p>0</text:p>
          </table:table-cell>
          <table:table-cell table:formula="of:=COUNTA([.D205:.O205])" office:value-type="float" office:value="12" calcext:value-type="float">
            <text:p>12</text:p>
          </table:table-cell>
          <table:table-cell table:style-name="ce3" table:formula="of:=[.P205]/[.Q20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office:value-type="string" calcext:value-type="string">
            <text:p>Mary</text:p>
          </table:table-cell>
          <table:table-cell table:style-name="ce1" office:value-type="string" calcext:value-type="string">
            <text:p>Ree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06:.O206])" office:value-type="float" office:value="0" calcext:value-type="float">
            <text:p>0</text:p>
          </table:table-cell>
          <table:table-cell table:formula="of:=COUNTA([.D206:.O206])" office:value-type="float" office:value="12" calcext:value-type="float">
            <text:p>12</text:p>
          </table:table-cell>
          <table:table-cell table:style-name="ce3" table:formula="of:=[.P206]/[.Q20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office:value-type="string" calcext:value-type="string">
            <text:p>Mathew</text:p>
          </table:table-cell>
          <table:table-cell table:style-name="ce1" office:value-type="string" calcext:value-type="string">
            <text:p>Vaugh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07:.O207])" office:value-type="float" office:value="0" calcext:value-type="float">
            <text:p>0</text:p>
          </table:table-cell>
          <table:table-cell table:formula="of:=COUNTA([.D207:.O207])" office:value-type="float" office:value="12" calcext:value-type="float">
            <text:p>12</text:p>
          </table:table-cell>
          <table:table-cell table:style-name="ce3" table:formula="of:=[.P207]/[.Q20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Meda</text:p>
          </table:table-cell>
          <table:table-cell table:style-name="ce1" office:value-type="string" calcext:value-type="string">
            <text:p>Reav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08:.O208])" office:value-type="float" office:value="0" calcext:value-type="float">
            <text:p>0</text:p>
          </table:table-cell>
          <table:table-cell table:formula="of:=COUNTA([.D208:.O208])" office:value-type="float" office:value="12" calcext:value-type="float">
            <text:p>12</text:p>
          </table:table-cell>
          <table:table-cell table:style-name="ce3" table:formula="of:=[.P208]/[.Q20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Micheline</text:p>
          </table:table-cell>
          <table:table-cell table:style-name="ce1" office:value-type="string" calcext:value-type="string">
            <text:p>Kern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09:.O209])" office:value-type="float" office:value="0" calcext:value-type="float">
            <text:p>0</text:p>
          </table:table-cell>
          <table:table-cell table:formula="of:=COUNTA([.D209:.O209])" office:value-type="float" office:value="12" calcext:value-type="float">
            <text:p>12</text:p>
          </table:table-cell>
          <table:table-cell table:style-name="ce3" table:formula="of:=[.P209]/[.Q20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Michiko</text:p>
          </table:table-cell>
          <table:table-cell table:style-name="ce1" office:value-type="string" calcext:value-type="string">
            <text:p>Altma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10:.O210])" office:value-type="float" office:value="0" calcext:value-type="float">
            <text:p>0</text:p>
          </table:table-cell>
          <table:table-cell table:formula="of:=COUNTA([.D210:.O210])" office:value-type="float" office:value="12" calcext:value-type="float">
            <text:p>12</text:p>
          </table:table-cell>
          <table:table-cell table:style-name="ce3" table:formula="of:=[.P210]/[.Q21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Mickey</text:p>
          </table:table-cell>
          <table:table-cell table:style-name="ce1" office:value-type="string" calcext:value-type="string">
            <text:p>Lunsfor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11:.O211])" office:value-type="float" office:value="0" calcext:value-type="float">
            <text:p>0</text:p>
          </table:table-cell>
          <table:table-cell table:formula="of:=COUNTA([.D211:.O211])" office:value-type="float" office:value="12" calcext:value-type="float">
            <text:p>12</text:p>
          </table:table-cell>
          <table:table-cell table:style-name="ce3" table:formula="of:=[.P211]/[.Q21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Mildred</text:p>
          </table:table-cell>
          <table:table-cell table:style-name="ce1" office:value-type="string" calcext:value-type="string">
            <text:p>Phillips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212:.O212])" office:value-type="float" office:value="0" calcext:value-type="float">
            <text:p>0</text:p>
          </table:table-cell>
          <table:table-cell table:formula="of:=COUNTA([.D212:.O212])" office:value-type="float" office:value="12" calcext:value-type="float">
            <text:p>12</text:p>
          </table:table-cell>
          <table:table-cell table:style-name="ce3" table:formula="of:=[.P212]/[.Q21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Morris</text:p>
          </table:table-cell>
          <table:table-cell table:style-name="ce1" office:value-type="string" calcext:value-type="string">
            <text:p>Warre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formula="of:=SUM([.D213:.O213])" office:value-type="float" office:value="0" calcext:value-type="float">
            <text:p>0</text:p>
          </table:table-cell>
          <table:table-cell table:formula="of:=COUNTA([.D213:.O213])" office:value-type="float" office:value="12" calcext:value-type="float">
            <text:p>12</text:p>
          </table:table-cell>
          <table:table-cell table:style-name="ce3" table:formula="of:=[.P213]/[.Q21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Myron</text:p>
          </table:table-cell>
          <table:table-cell table:style-name="ce1" office:value-type="string" calcext:value-type="string">
            <text:p>Crai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14:.O214])" office:value-type="float" office:value="0" calcext:value-type="float">
            <text:p>0</text:p>
          </table:table-cell>
          <table:table-cell table:formula="of:=COUNTA([.D214:.O214])" office:value-type="float" office:value="12" calcext:value-type="float">
            <text:p>12</text:p>
          </table:table-cell>
          <table:table-cell table:style-name="ce3" table:formula="of:=[.P214]/[.Q21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Nichole</text:p>
          </table:table-cell>
          <table:table-cell table:style-name="ce1" office:value-type="string" calcext:value-type="string">
            <text:p>Mill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15:.O215])" office:value-type="float" office:value="0" calcext:value-type="float">
            <text:p>0</text:p>
          </table:table-cell>
          <table:table-cell table:formula="of:=COUNTA([.D215:.O215])" office:value-type="float" office:value="12" calcext:value-type="float">
            <text:p>12</text:p>
          </table:table-cell>
          <table:table-cell table:style-name="ce3" table:formula="of:=[.P215]/[.Q21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Nick</text:p>
          </table:table-cell>
          <table:table-cell table:style-name="ce1" office:value-type="string" calcext:value-type="string">
            <text:p>Wrigh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16:.O216])" office:value-type="float" office:value="0" calcext:value-type="float">
            <text:p>0</text:p>
          </table:table-cell>
          <table:table-cell table:formula="of:=COUNTA([.D216:.O216])" office:value-type="float" office:value="12" calcext:value-type="float">
            <text:p>12</text:p>
          </table:table-cell>
          <table:table-cell table:style-name="ce3" table:formula="of:=[.P216]/[.Q21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Ollie</text:p>
          </table:table-cell>
          <table:table-cell table:style-name="ce1" office:value-type="string" calcext:value-type="string">
            <text:p>Sot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17:.O217])" office:value-type="float" office:value="0" calcext:value-type="float">
            <text:p>0</text:p>
          </table:table-cell>
          <table:table-cell table:formula="of:=COUNTA([.D217:.O217])" office:value-type="float" office:value="12" calcext:value-type="float">
            <text:p>12</text:p>
          </table:table-cell>
          <table:table-cell table:style-name="ce3" table:formula="of:=[.P217]/[.Q21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Orville</text:p>
          </table:table-cell>
          <table:table-cell table:style-name="ce1" office:value-type="string" calcext:value-type="string">
            <text:p>Mcdonal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18:.O218])" office:value-type="float" office:value="0" calcext:value-type="float">
            <text:p>0</text:p>
          </table:table-cell>
          <table:table-cell table:formula="of:=COUNTA([.D218:.O218])" office:value-type="float" office:value="12" calcext:value-type="float">
            <text:p>12</text:p>
          </table:table-cell>
          <table:table-cell table:style-name="ce3" table:formula="of:=[.P218]/[.Q21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Otis</text:p>
          </table:table-cell>
          <table:table-cell table:style-name="ce1" office:value-type="string" calcext:value-type="string">
            <text:p>Rey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19:.O219])" office:value-type="float" office:value="0" calcext:value-type="float">
            <text:p>0</text:p>
          </table:table-cell>
          <table:table-cell table:formula="of:=COUNTA([.D219:.O219])" office:value-type="float" office:value="12" calcext:value-type="float">
            <text:p>12</text:p>
          </table:table-cell>
          <table:table-cell table:style-name="ce3" table:formula="of:=[.P219]/[.Q21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Paulette</text:p>
          </table:table-cell>
          <table:table-cell table:style-name="ce1" office:value-type="string" calcext:value-type="string">
            <text:p>Alvarez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20:.O220])" office:value-type="float" office:value="0" calcext:value-type="float">
            <text:p>0</text:p>
          </table:table-cell>
          <table:table-cell table:formula="of:=COUNTA([.D220:.O220])" office:value-type="float" office:value="12" calcext:value-type="float">
            <text:p>12</text:p>
          </table:table-cell>
          <table:table-cell table:style-name="ce3" table:formula="of:=[.P220]/[.Q22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Pauline</text:p>
          </table:table-cell>
          <table:table-cell table:style-name="ce1" office:value-type="string" calcext:value-type="string">
            <text:p>Varg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21:.O221])" office:value-type="float" office:value="0" calcext:value-type="float">
            <text:p>0</text:p>
          </table:table-cell>
          <table:table-cell table:formula="of:=COUNTA([.D221:.O221])" office:value-type="float" office:value="12" calcext:value-type="float">
            <text:p>12</text:p>
          </table:table-cell>
          <table:table-cell table:style-name="ce3" table:formula="of:=[.P221]/[.Q22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office:value-type="string" calcext:value-type="string">
            <text:p>Pearlie</text:p>
          </table:table-cell>
          <table:table-cell table:style-name="ce1" office:value-type="string" calcext:value-type="string">
            <text:p>Pound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22:.O222])" office:value-type="float" office:value="0" calcext:value-type="float">
            <text:p>0</text:p>
          </table:table-cell>
          <table:table-cell table:formula="of:=COUNTA([.D222:.O222])" office:value-type="float" office:value="12" calcext:value-type="float">
            <text:p>12</text:p>
          </table:table-cell>
          <table:table-cell table:style-name="ce3" table:formula="of:=[.P222]/[.Q22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Pedro</text:p>
          </table:table-cell>
          <table:table-cell table:style-name="ce1" office:value-type="string" calcext:value-type="string">
            <text:p>Gibb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23:.O223])" office:value-type="float" office:value="0" calcext:value-type="float">
            <text:p>0</text:p>
          </table:table-cell>
          <table:table-cell table:formula="of:=COUNTA([.D223:.O223])" office:value-type="float" office:value="12" calcext:value-type="float">
            <text:p>12</text:p>
          </table:table-cell>
          <table:table-cell table:style-name="ce3" table:formula="of:=[.P223]/[.Q22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office:value-type="string" calcext:value-type="string">
            <text:p>Peggy</text:p>
          </table:table-cell>
          <table:table-cell table:style-name="ce1" office:value-type="string" calcext:value-type="string">
            <text:p>Colon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24:.O224])" office:value-type="float" office:value="0" calcext:value-type="float">
            <text:p>0</text:p>
          </table:table-cell>
          <table:table-cell table:formula="of:=COUNTA([.D224:.O224])" office:value-type="float" office:value="12" calcext:value-type="float">
            <text:p>12</text:p>
          </table:table-cell>
          <table:table-cell table:style-name="ce3" table:formula="of:=[.P224]/[.Q22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office:value-type="string" calcext:value-type="string">
            <text:p>Peggy</text:p>
          </table:table-cell>
          <table:table-cell table:style-name="ce1" office:value-type="string" calcext:value-type="string">
            <text:p>Nel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25:.O225])" office:value-type="float" office:value="0" calcext:value-type="float">
            <text:p>0</text:p>
          </table:table-cell>
          <table:table-cell table:formula="of:=COUNTA([.D225:.O225])" office:value-type="float" office:value="12" calcext:value-type="float">
            <text:p>12</text:p>
          </table:table-cell>
          <table:table-cell table:style-name="ce3" table:formula="of:=[.P225]/[.Q22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string" calcext:value-type="string">
            <text:p>Phil</text:p>
          </table:table-cell>
          <table:table-cell table:style-name="ce1" office:value-type="string" calcext:value-type="string">
            <text:p>Rhod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26:.O226])" office:value-type="float" office:value="0" calcext:value-type="float">
            <text:p>0</text:p>
          </table:table-cell>
          <table:table-cell table:formula="of:=COUNTA([.D226:.O226])" office:value-type="float" office:value="12" calcext:value-type="float">
            <text:p>12</text:p>
          </table:table-cell>
          <table:table-cell table:style-name="ce3" table:formula="of:=[.P226]/[.Q22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Pok</text:p>
          </table:table-cell>
          <table:table-cell table:style-name="ce1" office:value-type="string" calcext:value-type="string">
            <text:p>Reed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27:.O227])" office:value-type="float" office:value="0" calcext:value-type="float">
            <text:p>0</text:p>
          </table:table-cell>
          <table:table-cell table:formula="of:=COUNTA([.D227:.O227])" office:value-type="float" office:value="12" calcext:value-type="float">
            <text:p>12</text:p>
          </table:table-cell>
          <table:table-cell table:style-name="ce3" table:formula="of:=[.P227]/[.Q22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office:value-type="string" calcext:value-type="string">
            <text:p>Randall</text:p>
          </table:table-cell>
          <table:table-cell table:style-name="ce1" office:value-type="string" calcext:value-type="string">
            <text:p>Wilkin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28:.O228])" office:value-type="float" office:value="0" calcext:value-type="float">
            <text:p>0</text:p>
          </table:table-cell>
          <table:table-cell table:formula="of:=COUNTA([.D228:.O228])" office:value-type="float" office:value="12" calcext:value-type="float">
            <text:p>12</text:p>
          </table:table-cell>
          <table:table-cell table:style-name="ce3" table:formula="of:=[.P228]/[.Q22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office:value-type="string" calcext:value-type="string">
            <text:p>Randy</text:p>
          </table:table-cell>
          <table:table-cell table:style-name="ce1" office:value-type="string" calcext:value-type="string">
            <text:p>Murra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29:.O229])" office:value-type="float" office:value="0" calcext:value-type="float">
            <text:p>0</text:p>
          </table:table-cell>
          <table:table-cell table:formula="of:=COUNTA([.D229:.O229])" office:value-type="float" office:value="12" calcext:value-type="float">
            <text:p>12</text:p>
          </table:table-cell>
          <table:table-cell table:style-name="ce3" table:formula="of:=[.P229]/[.Q22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office:value-type="string" calcext:value-type="string">
            <text:p>Reba</text:p>
          </table:table-cell>
          <table:table-cell table:style-name="ce1" office:value-type="string" calcext:value-type="string">
            <text:p>Strang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30:.O230])" office:value-type="float" office:value="0" calcext:value-type="float">
            <text:p>0</text:p>
          </table:table-cell>
          <table:table-cell table:formula="of:=COUNTA([.D230:.O230])" office:value-type="float" office:value="12" calcext:value-type="float">
            <text:p>12</text:p>
          </table:table-cell>
          <table:table-cell table:style-name="ce3" table:formula="of:=[.P230]/[.Q23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string" calcext:value-type="string">
            <text:p>Retha</text:p>
          </table:table-cell>
          <table:table-cell table:style-name="ce1" office:value-type="string" calcext:value-type="string">
            <text:p>Shipma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31:.O231])" office:value-type="float" office:value="0" calcext:value-type="float">
            <text:p>0</text:p>
          </table:table-cell>
          <table:table-cell table:formula="of:=COUNTA([.D231:.O231])" office:value-type="float" office:value="12" calcext:value-type="float">
            <text:p>12</text:p>
          </table:table-cell>
          <table:table-cell table:style-name="ce3" table:formula="of:=[.P231]/[.Q23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Rhonda</text:p>
          </table:table-cell>
          <table:table-cell table:style-name="ce1" office:value-type="string" calcext:value-type="string">
            <text:p>Spark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32:.O232])" office:value-type="float" office:value="0" calcext:value-type="float">
            <text:p>0</text:p>
          </table:table-cell>
          <table:table-cell table:formula="of:=COUNTA([.D232:.O232])" office:value-type="float" office:value="12" calcext:value-type="float">
            <text:p>12</text:p>
          </table:table-cell>
          <table:table-cell table:style-name="ce3" table:formula="of:=[.P232]/[.Q23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Ricardo</text:p>
          </table:table-cell>
          <table:table-cell table:style-name="ce1" office:value-type="string" calcext:value-type="string">
            <text:p>Dea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formula="of:=SUM([.D233:.O233])" office:value-type="float" office:value="0" calcext:value-type="float">
            <text:p>0</text:p>
          </table:table-cell>
          <table:table-cell table:formula="of:=COUNTA([.D233:.O233])" office:value-type="float" office:value="12" calcext:value-type="float">
            <text:p>12</text:p>
          </table:table-cell>
          <table:table-cell table:style-name="ce3" table:formula="of:=[.P233]/[.Q23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Richard</text:p>
          </table:table-cell>
          <table:table-cell table:style-name="ce1" office:value-type="string" calcext:value-type="string">
            <text:p>Garci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34:.O234])" office:value-type="float" office:value="0" calcext:value-type="float">
            <text:p>0</text:p>
          </table:table-cell>
          <table:table-cell table:formula="of:=COUNTA([.D234:.O234])" office:value-type="float" office:value="12" calcext:value-type="float">
            <text:p>12</text:p>
          </table:table-cell>
          <table:table-cell table:style-name="ce3" table:formula="of:=[.P234]/[.Q23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Richelle</text:p>
          </table:table-cell>
          <table:table-cell table:style-name="ce1" office:value-type="string" calcext:value-type="string">
            <text:p>Donahu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35:.O235])" office:value-type="float" office:value="0" calcext:value-type="float">
            <text:p>0</text:p>
          </table:table-cell>
          <table:table-cell table:formula="of:=COUNTA([.D235:.O235])" office:value-type="float" office:value="12" calcext:value-type="float">
            <text:p>12</text:p>
          </table:table-cell>
          <table:table-cell table:style-name="ce3" table:formula="of:=[.P235]/[.Q23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Rickey</text:p>
          </table:table-cell>
          <table:table-cell table:style-name="ce1" office:value-type="string" calcext:value-type="string">
            <text:p>Colema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36:.O236])" office:value-type="float" office:value="0" calcext:value-type="float">
            <text:p>0</text:p>
          </table:table-cell>
          <table:table-cell table:formula="of:=COUNTA([.D236:.O236])" office:value-type="float" office:value="12" calcext:value-type="float">
            <text:p>12</text:p>
          </table:table-cell>
          <table:table-cell table:style-name="ce3" table:formula="of:=[.P236]/[.Q23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Roberta</text:p>
          </table:table-cell>
          <table:table-cell table:style-name="ce1" office:value-type="string" calcext:value-type="string">
            <text:p>Mos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37:.O237])" office:value-type="float" office:value="0" calcext:value-type="float">
            <text:p>0</text:p>
          </table:table-cell>
          <table:table-cell table:formula="of:=COUNTA([.D237:.O237])" office:value-type="float" office:value="12" calcext:value-type="float">
            <text:p>12</text:p>
          </table:table-cell>
          <table:table-cell table:style-name="ce3" table:formula="of:=[.P237]/[.Q23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Rochelle</text:p>
          </table:table-cell>
          <table:table-cell table:style-name="ce1" office:value-type="string" calcext:value-type="string">
            <text:p>Perez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38:.O238])" office:value-type="float" office:value="0" calcext:value-type="float">
            <text:p>0</text:p>
          </table:table-cell>
          <table:table-cell table:formula="of:=COUNTA([.D238:.O238])" office:value-type="float" office:value="12" calcext:value-type="float">
            <text:p>12</text:p>
          </table:table-cell>
          <table:table-cell table:style-name="ce3" table:formula="of:=[.P238]/[.Q23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office:value-type="string" calcext:value-type="string">
            <text:p>Rodney</text:p>
          </table:table-cell>
          <table:table-cell table:style-name="ce1" office:value-type="string" calcext:value-type="string">
            <text:p>Pau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39:.O239])" office:value-type="float" office:value="0" calcext:value-type="float">
            <text:p>0</text:p>
          </table:table-cell>
          <table:table-cell table:formula="of:=COUNTA([.D239:.O239])" office:value-type="float" office:value="12" calcext:value-type="float">
            <text:p>12</text:p>
          </table:table-cell>
          <table:table-cell table:style-name="ce3" table:formula="of:=[.P239]/[.Q23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Rodolfo</text:p>
          </table:table-cell>
          <table:table-cell table:style-name="ce1" office:value-type="string" calcext:value-type="string">
            <text:p>Sandova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40:.O240])" office:value-type="float" office:value="0" calcext:value-type="float">
            <text:p>0</text:p>
          </table:table-cell>
          <table:table-cell table:formula="of:=COUNTA([.D240:.O240])" office:value-type="float" office:value="12" calcext:value-type="float">
            <text:p>12</text:p>
          </table:table-cell>
          <table:table-cell table:style-name="ce3" table:formula="of:=[.P240]/[.Q24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Arnol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41:.O241])" office:value-type="float" office:value="0" calcext:value-type="float">
            <text:p>0</text:p>
          </table:table-cell>
          <table:table-cell table:formula="of:=COUNTA([.D241:.O241])" office:value-type="float" office:value="12" calcext:value-type="float">
            <text:p>12</text:p>
          </table:table-cell>
          <table:table-cell table:style-name="ce3" table:formula="of:=[.P241]/[.Q24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Romana</text:p>
          </table:table-cell>
          <table:table-cell table:style-name="ce1" office:value-type="string" calcext:value-type="string">
            <text:p>Outlaw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42:.O242])" office:value-type="float" office:value="0" calcext:value-type="float">
            <text:p>0</text:p>
          </table:table-cell>
          <table:table-cell table:formula="of:=COUNTA([.D242:.O242])" office:value-type="float" office:value="12" calcext:value-type="float">
            <text:p>12</text:p>
          </table:table-cell>
          <table:table-cell table:style-name="ce3" table:formula="of:=[.P242]/[.Q24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Rosa</text:p>
          </table:table-cell>
          <table:table-cell table:style-name="ce1" office:value-type="string" calcext:value-type="string">
            <text:p>Sherma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43:.O243])" office:value-type="float" office:value="0" calcext:value-type="float">
            <text:p>0</text:p>
          </table:table-cell>
          <table:table-cell table:formula="of:=COUNTA([.D243:.O243])" office:value-type="float" office:value="12" calcext:value-type="float">
            <text:p>12</text:p>
          </table:table-cell>
          <table:table-cell table:style-name="ce3" table:formula="of:=[.P243]/[.Q24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Rosalie</text:p>
          </table:table-cell>
          <table:table-cell table:style-name="ce1" office:value-type="string" calcext:value-type="string">
            <text:p>William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44:.O244])" office:value-type="float" office:value="0" calcext:value-type="float">
            <text:p>0</text:p>
          </table:table-cell>
          <table:table-cell table:formula="of:=COUNTA([.D244:.O244])" office:value-type="float" office:value="12" calcext:value-type="float">
            <text:p>12</text:p>
          </table:table-cell>
          <table:table-cell table:style-name="ce3" table:formula="of:=[.P244]/[.Q24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Harringt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45:.O245])" office:value-type="float" office:value="0" calcext:value-type="float">
            <text:p>0</text:p>
          </table:table-cell>
          <table:table-cell table:formula="of:=COUNTA([.D245:.O245])" office:value-type="float" office:value="12" calcext:value-type="float">
            <text:p>12</text:p>
          </table:table-cell>
          <table:table-cell table:style-name="ce3" table:formula="of:=[.P245]/[.Q24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office:value-type="string" calcext:value-type="string">
            <text:p>Rose</text:p>
          </table:table-cell>
          <table:table-cell table:style-name="ce1" office:value-type="string" calcext:value-type="string">
            <text:p>Pric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46:.O246])" office:value-type="float" office:value="0" calcext:value-type="float">
            <text:p>0</text:p>
          </table:table-cell>
          <table:table-cell table:formula="of:=COUNTA([.D246:.O246])" office:value-type="float" office:value="12" calcext:value-type="float">
            <text:p>12</text:p>
          </table:table-cell>
          <table:table-cell table:style-name="ce3" table:formula="of:=[.P246]/[.Q24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Rosendo</text:p>
          </table:table-cell>
          <table:table-cell table:style-name="ce1" office:value-type="string" calcext:value-type="string">
            <text:p>Mckay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247:.O247])" office:value-type="float" office:value="0" calcext:value-type="float">
            <text:p>0</text:p>
          </table:table-cell>
          <table:table-cell table:formula="of:=COUNTA([.D247:.O247])" office:value-type="float" office:value="12" calcext:value-type="float">
            <text:p>12</text:p>
          </table:table-cell>
          <table:table-cell table:style-name="ce3" table:formula="of:=[.P247]/[.Q24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Roxanne</text:p>
          </table:table-cell>
          <table:table-cell table:style-name="ce1" office:value-type="string" calcext:value-type="string">
            <text:p>Maxwell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formula="of:=SUM([.D248:.O248])" office:value-type="float" office:value="0" calcext:value-type="float">
            <text:p>0</text:p>
          </table:table-cell>
          <table:table-cell table:formula="of:=COUNTA([.D248:.O248])" office:value-type="float" office:value="12" calcext:value-type="float">
            <text:p>12</text:p>
          </table:table-cell>
          <table:table-cell table:style-name="ce3" table:formula="of:=[.P248]/[.Q24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Royal</text:p>
          </table:table-cell>
          <table:table-cell table:style-name="ce1" office:value-type="string" calcext:value-type="string">
            <text:p>Rubi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49:.O249])" office:value-type="float" office:value="0" calcext:value-type="float">
            <text:p>0</text:p>
          </table:table-cell>
          <table:table-cell table:formula="of:=COUNTA([.D249:.O249])" office:value-type="float" office:value="12" calcext:value-type="float">
            <text:p>12</text:p>
          </table:table-cell>
          <table:table-cell table:style-name="ce3" table:formula="of:=[.P249]/[.Q24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string" calcext:value-type="string">
            <text:p>Ruby</text:p>
          </table:table-cell>
          <table:table-cell table:style-name="ce1" office:value-type="string" calcext:value-type="string">
            <text:p>Pag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50:.O250])" office:value-type="float" office:value="0" calcext:value-type="float">
            <text:p>0</text:p>
          </table:table-cell>
          <table:table-cell table:formula="of:=COUNTA([.D250:.O250])" office:value-type="float" office:value="12" calcext:value-type="float">
            <text:p>12</text:p>
          </table:table-cell>
          <table:table-cell table:style-name="ce3" table:formula="of:=[.P250]/[.Q25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Rufina</text:p>
          </table:table-cell>
          <table:table-cell table:style-name="ce1" office:value-type="string" calcext:value-type="string">
            <text:p>Bankst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51:.O251])" office:value-type="float" office:value="0" calcext:value-type="float">
            <text:p>0</text:p>
          </table:table-cell>
          <table:table-cell table:formula="of:=COUNTA([.D251:.O251])" office:value-type="float" office:value="12" calcext:value-type="float">
            <text:p>12</text:p>
          </table:table-cell>
          <table:table-cell table:style-name="ce3" table:formula="of:=[.P251]/[.Q25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Ryann</text:p>
          </table:table-cell>
          <table:table-cell table:style-name="ce1" office:value-type="string" calcext:value-type="string">
            <text:p>Fos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52:.O252])" office:value-type="float" office:value="0" calcext:value-type="float">
            <text:p>0</text:p>
          </table:table-cell>
          <table:table-cell table:formula="of:=COUNTA([.D252:.O252])" office:value-type="float" office:value="12" calcext:value-type="float">
            <text:p>12</text:p>
          </table:table-cell>
          <table:table-cell table:style-name="ce3" table:formula="of:=[.P252]/[.Q25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Sabra</text:p>
          </table:table-cell>
          <table:table-cell table:style-name="ce1" office:value-type="string" calcext:value-type="string">
            <text:p>Berlin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253:.O253])" office:value-type="float" office:value="0" calcext:value-type="float">
            <text:p>0</text:p>
          </table:table-cell>
          <table:table-cell table:formula="of:=COUNTA([.D253:.O253])" office:value-type="float" office:value="12" calcext:value-type="float">
            <text:p>12</text:p>
          </table:table-cell>
          <table:table-cell table:style-name="ce3" table:formula="of:=[.P253]/[.Q25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Austi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54:.O254])" office:value-type="float" office:value="0" calcext:value-type="float">
            <text:p>0</text:p>
          </table:table-cell>
          <table:table-cell table:formula="of:=COUNTA([.D254:.O254])" office:value-type="float" office:value="12" calcext:value-type="float">
            <text:p>12</text:p>
          </table:table-cell>
          <table:table-cell table:style-name="ce3" table:formula="of:=[.P254]/[.Q25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string" calcext:value-type="string">
            <text:p>Santiago</text:p>
          </table:table-cell>
          <table:table-cell table:style-name="ce1" office:value-type="string" calcext:value-type="string">
            <text:p>Cobb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55:.O255])" office:value-type="float" office:value="0" calcext:value-type="float">
            <text:p>0</text:p>
          </table:table-cell>
          <table:table-cell table:formula="of:=COUNTA([.D255:.O255])" office:value-type="float" office:value="12" calcext:value-type="float">
            <text:p>12</text:p>
          </table:table-cell>
          <table:table-cell table:style-name="ce3" table:formula="of:=[.P255]/[.Q25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Santos</text:p>
          </table:table-cell>
          <table:table-cell table:style-name="ce1" office:value-type="string" calcext:value-type="string">
            <text:p>Hamilt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56:.O256])" office:value-type="float" office:value="0" calcext:value-type="float">
            <text:p>0</text:p>
          </table:table-cell>
          <table:table-cell table:formula="of:=COUNTA([.D256:.O256])" office:value-type="float" office:value="12" calcext:value-type="float">
            <text:p>12</text:p>
          </table:table-cell>
          <table:table-cell table:style-name="ce3" table:formula="of:=[.P256]/[.Q25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Sean</text:p>
          </table:table-cell>
          <table:table-cell table:style-name="ce1" office:value-type="string" calcext:value-type="string">
            <text:p>Jacob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57:.O257])" office:value-type="float" office:value="0" calcext:value-type="float">
            <text:p>0</text:p>
          </table:table-cell>
          <table:table-cell table:formula="of:=COUNTA([.D257:.O257])" office:value-type="float" office:value="12" calcext:value-type="float">
            <text:p>12</text:p>
          </table:table-cell>
          <table:table-cell table:style-name="ce3" table:formula="of:=[.P257]/[.Q25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office:value-type="string" calcext:value-type="string">
            <text:p>Shalanda</text:p>
          </table:table-cell>
          <table:table-cell table:style-name="ce1" office:value-type="string" calcext:value-type="string">
            <text:p>Godwi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58:.O258])" office:value-type="float" office:value="0" calcext:value-type="float">
            <text:p>0</text:p>
          </table:table-cell>
          <table:table-cell table:formula="of:=COUNTA([.D258:.O258])" office:value-type="float" office:value="12" calcext:value-type="float">
            <text:p>12</text:p>
          </table:table-cell>
          <table:table-cell table:style-name="ce3" table:formula="of:=[.P258]/[.Q25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Sherly</text:p>
          </table:table-cell>
          <table:table-cell table:style-name="ce1" office:value-type="string" calcext:value-type="string">
            <text:p>Peltier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59:.O259])" office:value-type="float" office:value="0" calcext:value-type="float">
            <text:p>0</text:p>
          </table:table-cell>
          <table:table-cell table:formula="of:=COUNTA([.D259:.O259])" office:value-type="float" office:value="12" calcext:value-type="float">
            <text:p>12</text:p>
          </table:table-cell>
          <table:table-cell table:style-name="ce3" table:formula="of:=[.P259]/[.Q25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office:value-type="string" calcext:value-type="string">
            <text:p>Sherron</text:p>
          </table:table-cell>
          <table:table-cell table:style-name="ce1" office:value-type="string" calcext:value-type="string">
            <text:p>Burgo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60:.O260])" office:value-type="float" office:value="0" calcext:value-type="float">
            <text:p>0</text:p>
          </table:table-cell>
          <table:table-cell table:formula="of:=COUNTA([.D260:.O260])" office:value-type="float" office:value="12" calcext:value-type="float">
            <text:p>12</text:p>
          </table:table-cell>
          <table:table-cell table:style-name="ce3" table:formula="of:=[.P260]/[.Q26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Sherry</text:p>
          </table:table-cell>
          <table:table-cell table:style-name="ce1" office:value-type="string" calcext:value-type="string">
            <text:p>Mood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61:.O261])" office:value-type="float" office:value="0" calcext:value-type="float">
            <text:p>0</text:p>
          </table:table-cell>
          <table:table-cell table:formula="of:=COUNTA([.D261:.O261])" office:value-type="float" office:value="12" calcext:value-type="float">
            <text:p>12</text:p>
          </table:table-cell>
          <table:table-cell table:style-name="ce3" table:formula="of:=[.P261]/[.Q26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Spencer</text:p>
          </table:table-cell>
          <table:table-cell table:style-name="ce1" office:value-type="string" calcext:value-type="string">
            <text:p>Boy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62:.O262])" office:value-type="float" office:value="0" calcext:value-type="float">
            <text:p>0</text:p>
          </table:table-cell>
          <table:table-cell table:formula="of:=COUNTA([.D262:.O262])" office:value-type="float" office:value="12" calcext:value-type="float">
            <text:p>12</text:p>
          </table:table-cell>
          <table:table-cell table:style-name="ce3" table:formula="of:=[.P262]/[.Q26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Stanton</text:p>
          </table:table-cell>
          <table:table-cell table:style-name="ce1" office:value-type="string" calcext:value-type="string">
            <text:p>Ambro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63:.O263])" office:value-type="float" office:value="0" calcext:value-type="float">
            <text:p>0</text:p>
          </table:table-cell>
          <table:table-cell table:formula="of:=COUNTA([.D263:.O263])" office:value-type="float" office:value="12" calcext:value-type="float">
            <text:p>12</text:p>
          </table:table-cell>
          <table:table-cell table:style-name="ce3" table:formula="of:=[.P263]/[.Q26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office:value-type="string" calcext:value-type="string">
            <text:p>Steve</text:p>
          </table:table-cell>
          <table:table-cell table:style-name="ce1" office:value-type="string" calcext:value-type="string">
            <text:p>Gree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64:.O264])" office:value-type="float" office:value="0" calcext:value-type="float">
            <text:p>0</text:p>
          </table:table-cell>
          <table:table-cell table:formula="of:=COUNTA([.D264:.O264])" office:value-type="float" office:value="12" calcext:value-type="float">
            <text:p>12</text:p>
          </table:table-cell>
          <table:table-cell table:style-name="ce3" table:formula="of:=[.P264]/[.Q26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office:value-type="string" calcext:value-type="string">
            <text:p>Susana</text:p>
          </table:table-cell>
          <table:table-cell table:style-name="ce1" office:value-type="string" calcext:value-type="string">
            <text:p>Anthon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65:.O265])" office:value-type="float" office:value="0" calcext:value-type="float">
            <text:p>0</text:p>
          </table:table-cell>
          <table:table-cell table:formula="of:=COUNTA([.D265:.O265])" office:value-type="float" office:value="12" calcext:value-type="float">
            <text:p>12</text:p>
          </table:table-cell>
          <table:table-cell table:style-name="ce3" table:formula="of:=[.P265]/[.Q26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Susie</text:p>
          </table:table-cell>
          <table:table-cell table:style-name="ce1" office:value-type="string" calcext:value-type="string">
            <text:p>Cox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66:.O266])" office:value-type="float" office:value="0" calcext:value-type="float">
            <text:p>0</text:p>
          </table:table-cell>
          <table:table-cell table:formula="of:=COUNTA([.D266:.O266])" office:value-type="float" office:value="12" calcext:value-type="float">
            <text:p>12</text:p>
          </table:table-cell>
          <table:table-cell table:style-name="ce3" table:formula="of:=[.P266]/[.Q26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Sydney</text:p>
          </table:table-cell>
          <table:table-cell table:style-name="ce1" office:value-type="string" calcext:value-type="string">
            <text:p>Bartlet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67:.O267])" office:value-type="float" office:value="0" calcext:value-type="float">
            <text:p>0</text:p>
          </table:table-cell>
          <table:table-cell table:formula="of:=COUNTA([.D267:.O267])" office:value-type="float" office:value="12" calcext:value-type="float">
            <text:p>12</text:p>
          </table:table-cell>
          <table:table-cell table:style-name="ce3" table:formula="of:=[.P267]/[.Q26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Tandy</text:p>
          </table:table-cell>
          <table:table-cell table:style-name="ce1" office:value-type="string" calcext:value-type="string">
            <text:p>Downi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formula="of:=SUM([.D268:.O268])" office:value-type="float" office:value="0" calcext:value-type="float">
            <text:p>0</text:p>
          </table:table-cell>
          <table:table-cell table:formula="of:=COUNTA([.D268:.O268])" office:value-type="float" office:value="12" calcext:value-type="float">
            <text:p>12</text:p>
          </table:table-cell>
          <table:table-cell table:style-name="ce3" table:formula="of:=[.P268]/[.Q26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Taneka</text:p>
          </table:table-cell>
          <table:table-cell table:style-name="ce1" office:value-type="string" calcext:value-type="string">
            <text:p>Royst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69:.O269])" office:value-type="float" office:value="0" calcext:value-type="float">
            <text:p>0</text:p>
          </table:table-cell>
          <table:table-cell table:formula="of:=COUNTA([.D269:.O269])" office:value-type="float" office:value="12" calcext:value-type="float">
            <text:p>12</text:p>
          </table:table-cell>
          <table:table-cell table:style-name="ce3" table:formula="of:=[.P269]/[.Q26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string" calcext:value-type="string">
            <text:p>Tara</text:p>
          </table:table-cell>
          <table:table-cell table:style-name="ce1" office:value-type="string" calcext:value-type="string">
            <text:p>Dun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70:.O270])" office:value-type="float" office:value="0" calcext:value-type="float">
            <text:p>0</text:p>
          </table:table-cell>
          <table:table-cell table:formula="of:=COUNTA([.D270:.O270])" office:value-type="float" office:value="12" calcext:value-type="float">
            <text:p>12</text:p>
          </table:table-cell>
          <table:table-cell table:style-name="ce3" table:formula="of:=[.P270]/[.Q27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Tasha</text:p>
          </table:table-cell>
          <table:table-cell table:style-name="ce1" office:value-type="string" calcext:value-type="string">
            <text:p>Conn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71:.O271])" office:value-type="float" office:value="0" calcext:value-type="float">
            <text:p>0</text:p>
          </table:table-cell>
          <table:table-cell table:formula="of:=COUNTA([.D271:.O271])" office:value-type="float" office:value="12" calcext:value-type="float">
            <text:p>12</text:p>
          </table:table-cell>
          <table:table-cell table:style-name="ce3" table:formula="of:=[.P271]/[.Q27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Tayna</text:p>
          </table:table-cell>
          <table:table-cell table:style-name="ce1" office:value-type="string" calcext:value-type="string">
            <text:p>Dia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72:.O272])" office:value-type="float" office:value="0" calcext:value-type="float">
            <text:p>0</text:p>
          </table:table-cell>
          <table:table-cell table:formula="of:=COUNTA([.D272:.O272])" office:value-type="float" office:value="12" calcext:value-type="float">
            <text:p>12</text:p>
          </table:table-cell>
          <table:table-cell table:style-name="ce3" table:formula="of:=[.P272]/[.Q27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office:value-type="string" calcext:value-type="string">
            <text:p>Terrance</text:p>
          </table:table-cell>
          <table:table-cell table:style-name="ce1" office:value-type="string" calcext:value-type="string">
            <text:p>Luna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273:.O273])" office:value-type="float" office:value="0" calcext:value-type="float">
            <text:p>0</text:p>
          </table:table-cell>
          <table:table-cell table:formula="of:=COUNTA([.D273:.O273])" office:value-type="float" office:value="12" calcext:value-type="float">
            <text:p>12</text:p>
          </table:table-cell>
          <table:table-cell table:style-name="ce3" table:formula="of:=[.P273]/[.Q27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office:value-type="string" calcext:value-type="string">
            <text:p>Terrell</text:p>
          </table:table-cell>
          <table:table-cell table:style-name="ce1" office:value-type="string" calcext:value-type="string">
            <text:p>Knigh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74:.O274])" office:value-type="float" office:value="0" calcext:value-type="float">
            <text:p>0</text:p>
          </table:table-cell>
          <table:table-cell table:formula="of:=COUNTA([.D274:.O274])" office:value-type="float" office:value="12" calcext:value-type="float">
            <text:p>12</text:p>
          </table:table-cell>
          <table:table-cell table:style-name="ce3" table:formula="of:=[.P274]/[.Q27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office:value-type="string" calcext:value-type="string">
            <text:p>Thea</text:p>
          </table:table-cell>
          <table:table-cell table:style-name="ce1" office:value-type="string" calcext:value-type="string">
            <text:p>Sumner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275:.O275])" office:value-type="float" office:value="0" calcext:value-type="float">
            <text:p>0</text:p>
          </table:table-cell>
          <table:table-cell table:formula="of:=COUNTA([.D275:.O275])" office:value-type="float" office:value="12" calcext:value-type="float">
            <text:p>12</text:p>
          </table:table-cell>
          <table:table-cell table:style-name="ce3" table:formula="of:=[.P275]/[.Q27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Theresia</text:p>
          </table:table-cell>
          <table:table-cell table:style-name="ce1" office:value-type="string" calcext:value-type="string">
            <text:p>Lero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76:.O276])" office:value-type="float" office:value="0" calcext:value-type="float">
            <text:p>0</text:p>
          </table:table-cell>
          <table:table-cell table:formula="of:=COUNTA([.D276:.O276])" office:value-type="float" office:value="12" calcext:value-type="float">
            <text:p>12</text:p>
          </table:table-cell>
          <table:table-cell table:style-name="ce3" table:formula="of:=[.P276]/[.Q27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Tijuana</text:p>
          </table:table-cell>
          <table:table-cell table:style-name="ce1" office:value-type="string" calcext:value-type="string">
            <text:p>Varne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77:.O277])" office:value-type="float" office:value="0" calcext:value-type="float">
            <text:p>0</text:p>
          </table:table-cell>
          <table:table-cell table:formula="of:=COUNTA([.D277:.O277])" office:value-type="float" office:value="12" calcext:value-type="float">
            <text:p>12</text:p>
          </table:table-cell>
          <table:table-cell table:style-name="ce3" table:formula="of:=[.P277]/[.Q27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office:value-type="string" calcext:value-type="string">
            <text:p>Tom</text:p>
          </table:table-cell>
          <table:table-cell table:style-name="ce1" office:value-type="string" calcext:value-type="string">
            <text:p>Mitche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78:.O278])" office:value-type="float" office:value="0" calcext:value-type="float">
            <text:p>0</text:p>
          </table:table-cell>
          <table:table-cell table:formula="of:=COUNTA([.D278:.O278])" office:value-type="float" office:value="12" calcext:value-type="float">
            <text:p>12</text:p>
          </table:table-cell>
          <table:table-cell table:style-name="ce3" table:formula="of:=[.P278]/[.Q27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office:value-type="string" calcext:value-type="string">
            <text:p>Tom</text:p>
          </table:table-cell>
          <table:table-cell table:style-name="ce1" office:value-type="string" calcext:value-type="string">
            <text:p>Griffi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79:.O279])" office:value-type="float" office:value="0" calcext:value-type="float">
            <text:p>0</text:p>
          </table:table-cell>
          <table:table-cell table:formula="of:=COUNTA([.D279:.O279])" office:value-type="float" office:value="12" calcext:value-type="float">
            <text:p>12</text:p>
          </table:table-cell>
          <table:table-cell table:style-name="ce3" table:formula="of:=[.P279]/[.Q27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Tomas</text:p>
          </table:table-cell>
          <table:table-cell table:style-name="ce1" office:value-type="string" calcext:value-type="string">
            <text:p>Mclaughli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80:.O280])" office:value-type="float" office:value="0" calcext:value-type="float">
            <text:p>0</text:p>
          </table:table-cell>
          <table:table-cell table:formula="of:=COUNTA([.D280:.O280])" office:value-type="float" office:value="12" calcext:value-type="float">
            <text:p>12</text:p>
          </table:table-cell>
          <table:table-cell table:style-name="ce3" table:formula="of:=[.P280]/[.Q28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Tommie</text:p>
          </table:table-cell>
          <table:table-cell table:style-name="ce1" office:value-type="string" calcext:value-type="string">
            <text:p>Man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81:.O281])" office:value-type="float" office:value="0" calcext:value-type="float">
            <text:p>0</text:p>
          </table:table-cell>
          <table:table-cell table:formula="of:=COUNTA([.D281:.O281])" office:value-type="float" office:value="12" calcext:value-type="float">
            <text:p>12</text:p>
          </table:table-cell>
          <table:table-cell table:style-name="ce3" table:formula="of:=[.P281]/[.Q28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Traci</text:p>
          </table:table-cell>
          <table:table-cell table:style-name="ce1" office:value-type="string" calcext:value-type="string">
            <text:p>Mitchell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282:.O282])" office:value-type="float" office:value="0" calcext:value-type="float">
            <text:p>0</text:p>
          </table:table-cell>
          <table:table-cell table:formula="of:=COUNTA([.D282:.O282])" office:value-type="float" office:value="12" calcext:value-type="float">
            <text:p>12</text:p>
          </table:table-cell>
          <table:table-cell table:style-name="ce3" table:formula="of:=[.P282]/[.Q28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Travis</text:p>
          </table:table-cell>
          <table:table-cell table:style-name="ce1" office:value-type="string" calcext:value-type="string">
            <text:p>Wade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formula="of:=SUM([.D283:.O283])" office:value-type="float" office:value="0" calcext:value-type="float">
            <text:p>0</text:p>
          </table:table-cell>
          <table:table-cell table:formula="of:=COUNTA([.D283:.O283])" office:value-type="float" office:value="12" calcext:value-type="float">
            <text:p>12</text:p>
          </table:table-cell>
          <table:table-cell table:style-name="ce3" table:formula="of:=[.P283]/[.Q28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Trevor</text:p>
          </table:table-cell>
          <table:table-cell table:style-name="ce1" office:value-type="string" calcext:value-type="string">
            <text:p>Mccoy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284:.O284])" office:value-type="float" office:value="0" calcext:value-type="float">
            <text:p>0</text:p>
          </table:table-cell>
          <table:table-cell table:formula="of:=COUNTA([.D284:.O284])" office:value-type="float" office:value="12" calcext:value-type="float">
            <text:p>12</text:p>
          </table:table-cell>
          <table:table-cell table:style-name="ce3" table:formula="of:=[.P284]/[.Q28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Valerie</text:p>
          </table:table-cell>
          <table:table-cell table:style-name="ce1" office:value-type="string" calcext:value-type="string">
            <text:p>Terr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formula="of:=SUM([.D285:.O285])" office:value-type="float" office:value="0" calcext:value-type="float">
            <text:p>0</text:p>
          </table:table-cell>
          <table:table-cell table:formula="of:=COUNTA([.D285:.O285])" office:value-type="float" office:value="12" calcext:value-type="float">
            <text:p>12</text:p>
          </table:table-cell>
          <table:table-cell table:style-name="ce3" table:formula="of:=[.P285]/[.Q28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Vicente</text:p>
          </table:table-cell>
          <table:table-cell table:style-name="ce1" office:value-type="string" calcext:value-type="string">
            <text:p>Marqu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86:.O286])" office:value-type="float" office:value="0" calcext:value-type="float">
            <text:p>0</text:p>
          </table:table-cell>
          <table:table-cell table:formula="of:=COUNTA([.D286:.O286])" office:value-type="float" office:value="12" calcext:value-type="float">
            <text:p>12</text:p>
          </table:table-cell>
          <table:table-cell table:style-name="ce3" table:formula="of:=[.P286]/[.Q28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Victoria</text:p>
          </table:table-cell>
          <table:table-cell table:style-name="ce1" office:value-type="string" calcext:value-type="string">
            <text:p>Roberts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87:.O287])" office:value-type="float" office:value="0" calcext:value-type="float">
            <text:p>0</text:p>
          </table:table-cell>
          <table:table-cell table:formula="of:=COUNTA([.D287:.O287])" office:value-type="float" office:value="12" calcext:value-type="float">
            <text:p>12</text:p>
          </table:table-cell>
          <table:table-cell table:style-name="ce3" table:formula="of:=[.P287]/[.Q28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Viola</text:p>
          </table:table-cell>
          <table:table-cell table:style-name="ce1" office:value-type="string" calcext:value-type="string">
            <text:p>Owen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formula="of:=SUM([.D288:.O288])" office:value-type="float" office:value="0" calcext:value-type="float">
            <text:p>0</text:p>
          </table:table-cell>
          <table:table-cell table:formula="of:=COUNTA([.D288:.O288])" office:value-type="float" office:value="12" calcext:value-type="float">
            <text:p>12</text:p>
          </table:table-cell>
          <table:table-cell table:style-name="ce3" table:formula="of:=[.P288]/[.Q28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Howell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89:.O289])" office:value-type="float" office:value="0" calcext:value-type="float">
            <text:p>0</text:p>
          </table:table-cell>
          <table:table-cell table:formula="of:=COUNTA([.D289:.O289])" office:value-type="float" office:value="12" calcext:value-type="float">
            <text:p>12</text:p>
          </table:table-cell>
          <table:table-cell table:style-name="ce3" table:formula="of:=[.P289]/[.Q28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office:value-type="string" calcext:value-type="string">
            <text:p>Walton</text:p>
          </table:table-cell>
          <table:table-cell table:style-name="ce1" office:value-type="string" calcext:value-type="string">
            <text:p>Vier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90:.O290])" office:value-type="float" office:value="0" calcext:value-type="float">
            <text:p>0</text:p>
          </table:table-cell>
          <table:table-cell table:formula="of:=COUNTA([.D290:.O290])" office:value-type="float" office:value="12" calcext:value-type="float">
            <text:p>12</text:p>
          </table:table-cell>
          <table:table-cell table:style-name="ce3" table:formula="of:=[.P290]/[.Q29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Wayne</text:p>
          </table:table-cell>
          <table:table-cell table:style-name="ce1" office:value-type="string" calcext:value-type="string">
            <text:p>Harve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91:.O291])" office:value-type="float" office:value="0" calcext:value-type="float">
            <text:p>0</text:p>
          </table:table-cell>
          <table:table-cell table:formula="of:=COUNTA([.D291:.O291])" office:value-type="float" office:value="12" calcext:value-type="float">
            <text:p>12</text:p>
          </table:table-cell>
          <table:table-cell table:style-name="ce3" table:formula="of:=[.P291]/[.Q29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string" calcext:value-type="string">
            <text:p>Wendy</text:p>
          </table:table-cell>
          <table:table-cell table:style-name="ce1" office:value-type="string" calcext:value-type="string">
            <text:p>Wheel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92:.O292])" office:value-type="float" office:value="0" calcext:value-type="float">
            <text:p>0</text:p>
          </table:table-cell>
          <table:table-cell table:formula="of:=COUNTA([.D292:.O292])" office:value-type="float" office:value="12" calcext:value-type="float">
            <text:p>12</text:p>
          </table:table-cell>
          <table:table-cell table:style-name="ce3" table:formula="of:=[.P292]/[.Q292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Wendy</text:p>
          </table:table-cell>
          <table:table-cell table:style-name="ce1" office:value-type="string" calcext:value-type="string">
            <text:p>Evan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93:.O293])" office:value-type="float" office:value="0" calcext:value-type="float">
            <text:p>0</text:p>
          </table:table-cell>
          <table:table-cell table:formula="of:=COUNTA([.D293:.O293])" office:value-type="float" office:value="12" calcext:value-type="float">
            <text:p>12</text:p>
          </table:table-cell>
          <table:table-cell table:style-name="ce3" table:formula="of:=[.P293]/[.Q293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Wilfred</text:p>
          </table:table-cell>
          <table:table-cell table:style-name="ce1" office:value-type="string" calcext:value-type="string">
            <text:p>Wilkins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94:.O294])" office:value-type="float" office:value="0" calcext:value-type="float">
            <text:p>0</text:p>
          </table:table-cell>
          <table:table-cell table:formula="of:=COUNTA([.D294:.O294])" office:value-type="float" office:value="12" calcext:value-type="float">
            <text:p>12</text:p>
          </table:table-cell>
          <table:table-cell table:style-name="ce3" table:formula="of:=[.P294]/[.Q294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Willis</text:p>
          </table:table-cell>
          <table:table-cell table:style-name="ce1" office:value-type="string" calcext:value-type="string">
            <text:p>Berr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95:.O295])" office:value-type="float" office:value="0" calcext:value-type="float">
            <text:p>0</text:p>
          </table:table-cell>
          <table:table-cell table:formula="of:=COUNTA([.D295:.O295])" office:value-type="float" office:value="12" calcext:value-type="float">
            <text:p>12</text:p>
          </table:table-cell>
          <table:table-cell table:style-name="ce3" table:formula="of:=[.P295]/[.Q295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Wilton</text:p>
          </table:table-cell>
          <table:table-cell table:style-name="ce1" office:value-type="string" calcext:value-type="string">
            <text:p>Duckworth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96:.O296])" office:value-type="float" office:value="0" calcext:value-type="float">
            <text:p>0</text:p>
          </table:table-cell>
          <table:table-cell table:formula="of:=COUNTA([.D296:.O296])" office:value-type="float" office:value="12" calcext:value-type="float">
            <text:p>12</text:p>
          </table:table-cell>
          <table:table-cell table:style-name="ce3" table:formula="of:=[.P296]/[.Q296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Winston</text:p>
          </table:table-cell>
          <table:table-cell table:style-name="ce1" office:value-type="string" calcext:value-type="string">
            <text:p>Torr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97:.O297])" office:value-type="float" office:value="0" calcext:value-type="float">
            <text:p>0</text:p>
          </table:table-cell>
          <table:table-cell table:formula="of:=COUNTA([.D297:.O297])" office:value-type="float" office:value="12" calcext:value-type="float">
            <text:p>12</text:p>
          </table:table-cell>
          <table:table-cell table:style-name="ce3" table:formula="of:=[.P297]/[.Q297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Wm</text:p>
          </table:table-cell>
          <table:table-cell table:style-name="ce1" office:value-type="string" calcext:value-type="string">
            <text:p>Fowl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98:.O298])" office:value-type="float" office:value="0" calcext:value-type="float">
            <text:p>0</text:p>
          </table:table-cell>
          <table:table-cell table:formula="of:=COUNTA([.D298:.O298])" office:value-type="float" office:value="12" calcext:value-type="float">
            <text:p>12</text:p>
          </table:table-cell>
          <table:table-cell table:style-name="ce3" table:formula="of:=[.P298]/[.Q298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Woodrow</text:p>
          </table:table-cell>
          <table:table-cell table:style-name="ce1" office:value-type="string" calcext:value-type="string">
            <text:p>Carte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299:.O299])" office:value-type="float" office:value="0" calcext:value-type="float">
            <text:p>0</text:p>
          </table:table-cell>
          <table:table-cell table:formula="of:=COUNTA([.D299:.O299])" office:value-type="float" office:value="12" calcext:value-type="float">
            <text:p>12</text:p>
          </table:table-cell>
          <table:table-cell table:style-name="ce3" table:formula="of:=[.P299]/[.Q299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Yee</text:p>
          </table:table-cell>
          <table:table-cell table:style-name="ce1" office:value-type="string" calcext:value-type="string">
            <text:p>Theriaul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300:.O300])" office:value-type="float" office:value="0" calcext:value-type="float">
            <text:p>0</text:p>
          </table:table-cell>
          <table:table-cell table:formula="of:=COUNTA([.D300:.O300])" office:value-type="float" office:value="12" calcext:value-type="float">
            <text:p>12</text:p>
          </table:table-cell>
          <table:table-cell table:style-name="ce3" table:formula="of:=[.P300]/[.Q300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Yolanda</text:p>
          </table:table-cell>
          <table:table-cell table:style-name="ce1" office:value-type="string" calcext:value-type="string">
            <text:p>Roy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formula="of:=SUM([.D301:.O301])" office:value-type="float" office:value="0" calcext:value-type="float">
            <text:p>0</text:p>
          </table:table-cell>
          <table:table-cell table:formula="of:=COUNTA([.D301:.O301])" office:value-type="float" office:value="12" calcext:value-type="float">
            <text:p>12</text:p>
          </table:table-cell>
          <table:table-cell table:style-name="ce3" table:formula="of:=[.P301]/[.Q301]" office:value-type="percentage" office:value="0" calcext:value-type="percentage">
            <text:p>0.00%</text:p>
          </table:table-cell>
          <table:table-cell table:number-columns-repeated="1006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ttendance.D2:Attendance.O301">
            <calcext:condition calcext:apply-style-name="ConditionalStyle_5" calcext:value="contains-text(&quot;0&quot;)" calcext:base-cell-address="Attendance.D2"/>
          </calcext:conditional-format>
        </calcext:conditional-formats>
      </table:table>
      <table:named-expressions/>
      <table:database-ranges>
        <table:database-range table:name="__Anonymous_Sheet_DB__0" table:target-range-address="Roster.A1:Roster.F3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2cc" fo:border="none"/>
    </style:style>
    <style:style style:name="ConditionalStyle_5f_2" style:display-name="ConditionalStyle_2" style:family="table-cell" style:parent-style-name="Default">
      <style:table-cell-properties fo:background-color="#e06666" fo:border="none"/>
    </style:style>
    <style:style style:name="ConditionalStyle_5f_3" style:display-name="ConditionalStyle_3" style:family="table-cell" style:parent-style-name="Default">
      <style:table-cell-properties fo:background-color="#b6d7a8" fo:border="none"/>
    </style:style>
    <style:style style:name="ConditionalStyle_5f_4" style:display-name="ConditionalStyle_4" style:family="table-cell" style:parent-style-name="Default">
      <style:table-cell-properties fo:background-color="#38761d" fo:border="none"/>
    </style:style>
    <style:style style:name="ConditionalStyle_5f_5" style:display-name="ConditionalStyle_5" style:family="table-cell" style:parent-style-name="Default">
      <style:table-cell-properties fo:background-color="#f4c7c3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ster" style:display-name="PageStyle_Ro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meWork" style:display-name="PageStyle_HomeWo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ttendance" style:display-name="PageStyle_Attendan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2376" meta:object-count="0"/>
    <meta:generator>LibreOfficeDev/5.1.0.3$Linux_X86_64 LibreOffice_project/</meta:generator>
  </office:meta>
</office:document-meta>
</file>